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91cm"/>
    </style:style>
    <style:style style:name="co2" style:family="table-column">
      <style:table-column-properties fo:break-before="auto" style:column-width="7.858cm"/>
    </style:style>
    <style:style style:name="co3" style:family="table-column">
      <style:table-column-properties fo:break-before="auto" style:column-width="3.722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4.417cm"/>
    </style:style>
    <style:style style:name="co7" style:family="table-column">
      <style:table-column-properties fo:break-before="auto" style:column-width="4.665cm"/>
    </style:style>
    <style:style style:name="co8" style:family="table-column">
      <style:table-column-properties fo:break-before="auto" style:column-width="5.166cm"/>
    </style:style>
    <style:style style:name="co9" style:family="table-column">
      <style:table-column-properties fo:break-before="auto" style:column-width="5.276cm"/>
    </style:style>
    <style:style style:name="co10" style:family="table-column">
      <style:table-column-properties fo:break-before="auto" style:column-width="2.501cm"/>
    </style:style>
    <style:style style:name="co11" style:family="table-column">
      <style:table-column-properties fo:break-before="auto" style:column-width="4.833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office:value-type="string">
            <text:p>Entity1</text:p>
          </table:table-cell>
          <table:table-cell office:value-type="string">
            <text:p>Entity2</text:p>
          </table:table-cell>
          <table:table-cell office:value-type="string">
            <text:p>ClickstreamEnt1Ent2</text:p>
          </table:table-cell>
          <table:table-cell office:value-type="string">
            <text:p>PopularityEnt1</text:p>
          </table:table-cell>
          <table:table-cell office:value-type="string">
            <text:p>PopularityEnt2</text:p>
          </table:table-cell>
          <table:table-cell office:value-type="string">
            <text:p>PopularityDiff</text:p>
          </table:table-cell>
          <table:table-cell office:value-type="string">
            <text:p>PopularitySum</text:p>
          </table:table-cell>
          <table:table-cell office:value-type="string">
            <text:p>CosineSimilarityEnt1Ent2</text:p>
          </table:table-cell>
          <table:table-cell office:value-type="string">
            <text:p>DBpediaSimilarityEnt1Ent2</text:p>
          </table:table-cell>
          <table:table-cell office:value-type="string">
            <text:p>DBpediaRelatednessEnt1Ent2</text:p>
          </table:table-cell>
          <table:table-cell office:value-type="string">
            <text:p>PalmaInterestingnessEnt1Ent2</text:p>
          </table:table-cell>
          <table:table-cell office:value-type="string">
            <text:p>Int_Hum_Eval</text:p>
          </table:table-cell>
          <table:table-cell office:value-type="string">
            <text:p>ground truth (threshold 0.8)</text:p>
          </table:table-cell>
          <table:table-cell office:value-type="string">
            <text:p>ground truth confidence values</text:p>
          </table:table-cell>
        </table:table-row>
        <table:table-row table:style-name="ro2">
          <table:table-cell office:value-type="string">
            <text:p>Chanakya_(TV_series)'</text:p>
          </table:table-cell>
          <table:table-cell office:value-type="string">
            <text:p><text:s/>'Alexander_the_Great'</text:p>
          </table:table-cell>
          <table:table-cell office:value-type="float" office:value="15">
            <text:p>15</text:p>
          </table:table-cell>
          <table:table-cell office:value-type="float" office:value="1831">
            <text:p>1831</text:p>
          </table:table-cell>
          <table:table-cell office:value-type="float" office:value="113391.33">
            <text:p>113391.33</text:p>
          </table:table-cell>
          <table:table-cell office:value-type="float" office:value="111560.33">
            <text:p>111560.33</text:p>
          </table:table-cell>
          <table:table-cell office:value-type="float" office:value="115222.33">
            <text:p>115222.33</text:p>
          </table:table-cell>
          <table:table-cell office:value-type="float" office:value="0.26">
            <text:p>0.26</text:p>
          </table:table-cell>
          <table:table-cell office:value-type="float" office:value="0.08">
            <text:p>0.08</text:p>
          </table:table-cell>
          <table:table-cell office:value-type="float" office:value="0.5">
            <text:p>0.5</text:p>
          </table:table-cell>
          <table:table-cell office:value-type="float" office:value="14.3">
            <text:p>14.3</text:p>
          </table:table-cell>
          <table:table-cell office:value-type="float" office:value="1">
            <text:p>1</text:p>
          </table:table-cell>
          <table:table-cell table:formula="of:=IF([.N2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Great_Wall_of_China'</text:p>
          </table:table-cell>
          <table:table-cell office:value-type="string">
            <text:p><text:s/>'Alexander_the_Great'</text:p>
          </table:table-cell>
          <table:table-cell office:value-type="float" office:value="23">
            <text:p>23</text:p>
          </table:table-cell>
          <table:table-cell office:value-type="float" office:value="80818.67">
            <text:p>80818.67</text:p>
          </table:table-cell>
          <table:table-cell office:value-type="float" office:value="113391.33">
            <text:p>113391.33</text:p>
          </table:table-cell>
          <table:table-cell office:value-type="float" office:value="32572.66">
            <text:p>32572.66</text:p>
          </table:table-cell>
          <table:table-cell office:value-type="float" office:value="194210">
            <text:p>194210</text:p>
          </table:table-cell>
          <table:table-cell office:value-type="float" office:value="0.39">
            <text:p>0.39</text:p>
          </table:table-cell>
          <table:table-cell office:value-type="float" office:value="0.14">
            <text:p>0.14</text:p>
          </table:table-cell>
          <table:table-cell office:value-type="float" office:value="0.53">
            <text:p>0.53</text:p>
          </table:table-cell>
          <table:table-cell office:value-type="float" office:value="8.48">
            <text:p>8.48</text:p>
          </table:table-cell>
          <table:table-cell office:value-type="float" office:value="1">
            <text:p>1</text:p>
          </table:table-cell>
          <table:table-cell table:formula="of:=IF([.N3] &gt; 0.79; 1; 0)" office:value-type="float" office:value="1">
            <text:p>1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Roxana'</text:p>
          </table:table-cell>
          <table:table-cell office:value-type="string">
            <text:p><text:s/>'Alexander_the_Great'</text:p>
          </table:table-cell>
          <table:table-cell office:value-type="float" office:value="591">
            <text:p>591</text:p>
          </table:table-cell>
          <table:table-cell office:value-type="float" office:value="14588.98">
            <text:p>14588.98</text:p>
          </table:table-cell>
          <table:table-cell office:value-type="float" office:value="113391.33">
            <text:p>113391.33</text:p>
          </table:table-cell>
          <table:table-cell office:value-type="float" office:value="98802.35">
            <text:p>98802.35</text:p>
          </table:table-cell>
          <table:table-cell office:value-type="float" office:value="127980.31">
            <text:p>127980.31</text:p>
          </table:table-cell>
          <table:table-cell office:value-type="float" office:value="0.59">
            <text:p>0.59</text:p>
          </table:table-cell>
          <table:table-cell office:value-type="float" office:value="0.33">
            <text:p>0.33</text:p>
          </table:table-cell>
          <table:table-cell office:value-type="float" office:value="0.26">
            <text:p>0.26</text:p>
          </table:table-cell>
          <table:table-cell office:value-type="float" office:value="1.18">
            <text:p>1.18</text:p>
          </table:table-cell>
          <table:table-cell office:value-type="float" office:value="1">
            <text:p>1</text:p>
          </table:table-cell>
          <table:table-cell table:formula="of:=IF([.N4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khenaten'</text:p>
          </table:table-cell>
          <table:table-cell office:value-type="string">
            <text:p><text:s/>'Alexander_the_Great'</text:p>
          </table:table-cell>
          <table:table-cell office:value-type="float" office:value="15">
            <text:p>15</text:p>
          </table:table-cell>
          <table:table-cell office:value-type="float" office:value="30504.74">
            <text:p>30504.74</text:p>
          </table:table-cell>
          <table:table-cell office:value-type="float" office:value="113391.33">
            <text:p>113391.33</text:p>
          </table:table-cell>
          <table:table-cell office:value-type="float" office:value="82886.59">
            <text:p>82886.59</text:p>
          </table:table-cell>
          <table:table-cell office:value-type="float" office:value="143896.07">
            <text:p>143896.07</text:p>
          </table:table-cell>
          <table:table-cell office:value-type="float" office:value="0.37">
            <text:p>0.37</text:p>
          </table:table-cell>
          <table:table-cell office:value-type="float" office:value="0.09">
            <text:p>0.09</text:p>
          </table:table-cell>
          <table:table-cell office:value-type="float" office:value="0.44">
            <text:p>0.44</text:p>
          </table:table-cell>
          <table:table-cell office:value-type="float" office:value="9.67">
            <text:p>9.67</text:p>
          </table:table-cell>
          <table:table-cell office:value-type="float" office:value="1">
            <text:p>1</text:p>
          </table:table-cell>
          <table:table-cell table:formula="of:=IF([.N5] &gt; 0.79; 1; 0)" office:value-type="float" office:value="0">
            <text:p>0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pollo'</text:p>
          </table:table-cell>
          <table:table-cell office:value-type="string">
            <text:p><text:s/>'Alexander_the_Great'</text:p>
          </table:table-cell>
          <table:table-cell office:value-type="float" office:value="11">
            <text:p>11</text:p>
          </table:table-cell>
          <table:table-cell office:value-type="float" office:value="117113.39">
            <text:p>117113.39</text:p>
          </table:table-cell>
          <table:table-cell office:value-type="float" office:value="113391.33">
            <text:p>113391.33</text:p>
          </table:table-cell>
          <table:table-cell office:value-type="float" office:value="3722.06">
            <text:p>3722.06</text:p>
          </table:table-cell>
          <table:table-cell office:value-type="float" office:value="230504.72">
            <text:p>230504.72</text:p>
          </table:table-cell>
          <table:table-cell office:value-type="float" office:value="0.44">
            <text:p>0.44</text:p>
          </table:table-cell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5.28">
            <text:p>5.28</text:p>
          </table:table-cell>
          <table:table-cell office:value-type="float" office:value="1">
            <text:p>1</text:p>
          </table:table-cell>
          <table:table-cell table:formula="of:=IF([.N6] &gt; 0.79; 1; 0)" office:value-type="float" office:value="0">
            <text:p>0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Pyrrho'</text:p>
          </table:table-cell>
          <table:table-cell office:value-type="string">
            <text:p><text:s/>'Alexander_the_Great'</text:p>
          </table:table-cell>
          <table:table-cell office:value-type="float" office:value="32">
            <text:p>32</text:p>
          </table:table-cell>
          <table:table-cell office:value-type="float" office:value="2330">
            <text:p>2330</text:p>
          </table:table-cell>
          <table:table-cell office:value-type="float" office:value="113391.33">
            <text:p>113391.33</text:p>
          </table:table-cell>
          <table:table-cell office:value-type="float" office:value="111061.33">
            <text:p>111061.33</text:p>
          </table:table-cell>
          <table:table-cell office:value-type="float" office:value="115721.33">
            <text:p>115721.33</text:p>
          </table:table-cell>
          <table:table-cell office:value-type="float" office:value="0.32">
            <text:p>0.32</text:p>
          </table:table-cell>
          <table:table-cell office:value-type="float" office:value="0.33">
            <text:p>0.33</text:p>
          </table:table-cell>
          <table:table-cell office:value-type="float" office:value="0.37">
            <text:p>0.37</text:p>
          </table:table-cell>
          <table:table-cell office:value-type="float" office:value="3.27">
            <text:p>3.27</text:p>
          </table:table-cell>
          <table:table-cell office:value-type="float" office:value="0">
            <text:p>0</text:p>
          </table:table-cell>
          <table:table-cell table:formula="of:=IF([.N7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natolian_languages'</text:p>
          </table:table-cell>
          <table:table-cell office:value-type="string">
            <text:p><text:s/>'Alexander_the_Great'</text:p>
          </table:table-cell>
          <table:table-cell office:value-type="float" office:value="14">
            <text:p>14</text:p>
          </table:table-cell>
          <table:table-cell office:value-type="float" office:value="2592.67">
            <text:p>2592.67</text:p>
          </table:table-cell>
          <table:table-cell office:value-type="float" office:value="113391.33">
            <text:p>113391.33</text:p>
          </table:table-cell>
          <table:table-cell office:value-type="float" office:value="110798.66">
            <text:p>110798.66</text:p>
          </table:table-cell>
          <table:table-cell office:value-type="float" office:value="115984">
            <text:p>115984</text:p>
          </table:table-cell>
          <table:table-cell office:value-type="float" office:value="0.32">
            <text:p>0.32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9.78">
            <text:p>9.78</text:p>
          </table:table-cell>
          <table:table-cell office:value-type="float" office:value="1">
            <text:p>1</text:p>
          </table:table-cell>
          <table:table-cell table:formula="of:=IF([.N8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Classical_antiquity'</text:p>
          </table:table-cell>
          <table:table-cell office:value-type="string">
            <text:p><text:s/>'Alexander_the_Great'</text:p>
          </table:table-cell>
          <table:table-cell office:value-type="float" office:value="40">
            <text:p>40</text:p>
          </table:table-cell>
          <table:table-cell office:value-type="float" office:value="15062.33">
            <text:p>15062.33</text:p>
          </table:table-cell>
          <table:table-cell office:value-type="float" office:value="113391.33">
            <text:p>113391.33</text:p>
          </table:table-cell>
          <table:table-cell office:value-type="float" office:value="98329">
            <text:p>98329</text:p>
          </table:table-cell>
          <table:table-cell office:value-type="float" office:value="128453.66">
            <text:p>128453.66</text:p>
          </table:table-cell>
          <table:table-cell office:value-type="float" office:value="0.56">
            <text:p>0.56</text:p>
          </table:table-cell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1.73">
            <text:p>1.73</text:p>
          </table:table-cell>
          <table:table-cell office:value-type="float" office:value="0">
            <text:p>0</text:p>
          </table:table-cell>
          <table:table-cell table:formula="of:=IF([.N9] &gt; 0.79; 1; 0)" office:value-type="float" office:value="1">
            <text:p>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Lighthouse_of_Alexandria'</text:p>
          </table:table-cell>
          <table:table-cell office:value-type="string">
            <text:p><text:s/>'Alexander_the_Great'</text:p>
          </table:table-cell>
          <table:table-cell office:value-type="float" office:value="127">
            <text:p>127</text:p>
          </table:table-cell>
          <table:table-cell office:value-type="float" office:value="20576.67">
            <text:p>20576.67</text:p>
          </table:table-cell>
          <table:table-cell office:value-type="float" office:value="113391.33">
            <text:p>113391.33</text:p>
          </table:table-cell>
          <table:table-cell office:value-type="float" office:value="92814.66">
            <text:p>92814.66</text:p>
          </table:table-cell>
          <table:table-cell office:value-type="float" office:value="133968">
            <text:p>133968</text:p>
          </table:table-cell>
          <table:table-cell office:value-type="float" office:value="0.39">
            <text:p>0.39</text:p>
          </table:table-cell>
          <table:table-cell office:value-type="float" office:value="0.14">
            <text:p>0.14</text:p>
          </table:table-cell>
          <table:table-cell office:value-type="float" office:value="0.4">
            <text:p>0.4</text:p>
          </table:table-cell>
          <table:table-cell office:value-type="float" office:value="4.02">
            <text:p>4.02</text:p>
          </table:table-cell>
          <table:table-cell office:value-type="float" office:value="1">
            <text:p>1</text:p>
          </table:table-cell>
          <table:table-cell table:formula="of:=IF([.N10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Pashtuns'</text:p>
          </table:table-cell>
          <table:table-cell office:value-type="string">
            <text:p><text:s/>'Alexander_the_Great'</text:p>
          </table:table-cell>
          <table:table-cell office:value-type="float" office:value="15">
            <text:p>15</text:p>
          </table:table-cell>
          <table:table-cell office:value-type="float" office:value="25138.29">
            <text:p>25138.29</text:p>
          </table:table-cell>
          <table:table-cell office:value-type="float" office:value="113391.33">
            <text:p>113391.33</text:p>
          </table:table-cell>
          <table:table-cell office:value-type="float" office:value="88253.04">
            <text:p>88253.04</text:p>
          </table:table-cell>
          <table:table-cell office:value-type="float" office:value="138529.62">
            <text:p>138529.62</text:p>
          </table:table-cell>
          <table:table-cell office:value-type="float" office:value="0.45">
            <text:p>0.45</text:p>
          </table:table-cell>
          <table:table-cell office:value-type="float" office:value="0.12">
            <text:p>0.12</text:p>
          </table:table-cell>
          <table:table-cell office:value-type="float" office:value="0.39">
            <text:p>0.39</text:p>
          </table:table-cell>
          <table:table-cell office:value-type="float" office:value="6.14">
            <text:p>6.14</text:p>
          </table:table-cell>
          <table:table-cell office:value-type="float" office:value="1">
            <text:p>1</text:p>
          </table:table-cell>
          <table:table-cell table:formula="of:=IF([.N11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Karachi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64508.55">
            <text:p>64508.55</text:p>
          </table:table-cell>
          <table:table-cell office:value-type="float" office:value="113391.33">
            <text:p>113391.33</text:p>
          </table:table-cell>
          <table:table-cell office:value-type="float" office:value="48882.78">
            <text:p>48882.78</text:p>
          </table:table-cell>
          <table:table-cell office:value-type="float" office:value="177899.88">
            <text:p>177899.88</text:p>
          </table:table-cell>
          <table:table-cell office:value-type="float" office:value="0.3">
            <text:p>0.3</text:p>
          </table:table-cell>
          <table:table-cell office:value-type="float" office:value="0.14">
            <text:p>0.14</text:p>
          </table:table-cell>
          <table:table-cell office:value-type="float" office:value="0.6">
            <text:p>0.6</text:p>
          </table:table-cell>
          <table:table-cell office:value-type="float" office:value="15.43">
            <text:p>15.43</text:p>
          </table:table-cell>
          <table:table-cell office:value-type="float" office:value="1">
            <text:p>1</text:p>
          </table:table-cell>
          <table:table-cell table:formula="of:=IF([.N12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Central_Macedonia'</text:p>
          </table:table-cell>
          <table:table-cell office:value-type="string">
            <text:p><text:s/>'Alexander_the_Great'</text:p>
          </table:table-cell>
          <table:table-cell office:value-type="float" office:value="15">
            <text:p>15</text:p>
          </table:table-cell>
          <table:table-cell office:value-type="float" office:value="1372.67">
            <text:p>1372.67</text:p>
          </table:table-cell>
          <table:table-cell office:value-type="float" office:value="113391.33">
            <text:p>113391.33</text:p>
          </table:table-cell>
          <table:table-cell office:value-type="float" office:value="112018.66">
            <text:p>112018.66</text:p>
          </table:table-cell>
          <table:table-cell office:value-type="float" office:value="114764">
            <text:p>114764</text:p>
          </table:table-cell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41">
            <text:p>0.41</text:p>
          </table:table-cell>
          <table:table-cell office:value-type="float" office:value="10.06">
            <text:p>10.06</text:p>
          </table:table-cell>
          <table:table-cell office:value-type="float" office:value="0">
            <text:p>0</text:p>
          </table:table-cell>
          <table:table-cell table:formula="of:=IF([.N13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Dhana_Nanda'</text:p>
          </table:table-cell>
          <table:table-cell office:value-type="string">
            <text:p><text:s/>'Alexander_the_Great'</text:p>
          </table:table-cell>
          <table:table-cell office:value-type="float" office:value="66">
            <text:p>66</text:p>
          </table:table-cell>
          <table:table-cell office:value-type="float" office:value="11795">
            <text:p>11795</text:p>
          </table:table-cell>
          <table:table-cell office:value-type="float" office:value="113391.33">
            <text:p>113391.33</text:p>
          </table:table-cell>
          <table:table-cell office:value-type="float" office:value="101596.33">
            <text:p>101596.33</text:p>
          </table:table-cell>
          <table:table-cell office:value-type="float" office:value="125186.33">
            <text:p>125186.33</text:p>
          </table:table-cell>
          <table:table-cell office:value-type="float" office:value="0.25">
            <text:p>0.25</text:p>
          </table:table-cell>
          <table:table-cell office:value-type="float" office:value="0.52">
            <text:p>0.52</text:p>
          </table:table-cell>
          <table:table-cell office:value-type="float" office:value="0.38">
            <text:p>0.38</text:p>
          </table:table-cell>
          <table:table-cell office:value-type="float" office:value="1.62">
            <text:p>1.62</text:p>
          </table:table-cell>
          <table:table-cell office:value-type="float" office:value="1">
            <text:p>1</text:p>
          </table:table-cell>
          <table:table-cell table:formula="of:=IF([.N14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Achaemenid_Empire'</text:p>
          </table:table-cell>
          <table:table-cell office:value-type="string">
            <text:p><text:s/>'Alexander_the_Great'</text:p>
          </table:table-cell>
          <table:table-cell office:value-type="float" office:value="1373">
            <text:p>1373</text:p>
          </table:table-cell>
          <table:table-cell office:value-type="float" office:value="29533">
            <text:p>29533</text:p>
          </table:table-cell>
          <table:table-cell office:value-type="float" office:value="113391.33">
            <text:p>113391.33</text:p>
          </table:table-cell>
          <table:table-cell office:value-type="float" office:value="83858.33">
            <text:p>83858.33</text:p>
          </table:table-cell>
          <table:table-cell office:value-type="float" office:value="142924.33">
            <text:p>142924.33</text:p>
          </table:table-cell>
          <table:table-cell office:value-type="float" office:value="0.58">
            <text:p>0.58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72">
            <text:p>1.72</text:p>
          </table:table-cell>
          <table:table-cell office:value-type="float" office:value="0">
            <text:p>0</text:p>
          </table:table-cell>
          <table:table-cell table:formula="of:=IF([.N15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2">
          <table:table-cell office:value-type="string">
            <text:p>Javan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1940.94">
            <text:p>1940.94</text:p>
          </table:table-cell>
          <table:table-cell office:value-type="float" office:value="113391.33">
            <text:p>113391.33</text:p>
          </table:table-cell>
          <table:table-cell office:value-type="float" office:value="111450.39">
            <text:p>111450.39</text:p>
          </table:table-cell>
          <table:table-cell office:value-type="float" office:value="115332.27">
            <text:p>115332.27</text:p>
          </table:table-cell>
          <table:table-cell office:value-type="float" office:value="0.28">
            <text:p>0.28</text:p>
          </table:table-cell>
          <table:table-cell office:value-type="float" office:value="0.41">
            <text:p>0.41</text:p>
          </table:table-cell>
          <table:table-cell office:value-type="float" office:value="0.46">
            <text:p>0.46</text:p>
          </table:table-cell>
          <table:table-cell office:value-type="float" office:value="6.46">
            <text:p>6.46</text:p>
          </table:table-cell>
          <table:table-cell office:value-type="float" office:value="1">
            <text:p>1</text:p>
          </table:table-cell>
          <table:table-cell table:formula="of:=IF([.N16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Phalanx'</text:p>
          </table:table-cell>
          <table:table-cell office:value-type="string">
            <text:p><text:s/>'Alexander_the_Great'</text:p>
          </table:table-cell>
          <table:table-cell office:value-type="float" office:value="35">
            <text:p>35</text:p>
          </table:table-cell>
          <table:table-cell office:value-type="float" office:value="17000">
            <text:p>17000</text:p>
          </table:table-cell>
          <table:table-cell office:value-type="float" office:value="113391.33">
            <text:p>113391.33</text:p>
          </table:table-cell>
          <table:table-cell office:value-type="float" office:value="96391.33">
            <text:p>96391.33</text:p>
          </table:table-cell>
          <table:table-cell office:value-type="float" office:value="130391.33">
            <text:p>130391.33</text:p>
          </table:table-cell>
          <table:table-cell office:value-type="float" office:value="0.39">
            <text:p>0.39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 office:value-type="float" office:value="5.62">
            <text:p>5.62</text:p>
          </table:table-cell>
          <table:table-cell office:value-type="float" office:value="0">
            <text:p>0</text:p>
          </table:table-cell>
          <table:table-cell table:formula="of:=IF([.N17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Western_Roman_Empire'</text:p>
          </table:table-cell>
          <table:table-cell office:value-type="string">
            <text:p><text:s/>'Alexander_the_Great'</text:p>
          </table:table-cell>
          <table:table-cell office:value-type="float" office:value="22">
            <text:p>22</text:p>
          </table:table-cell>
          <table:table-cell office:value-type="float" office:value="16401">
            <text:p>16401</text:p>
          </table:table-cell>
          <table:table-cell office:value-type="float" office:value="113391.33">
            <text:p>113391.33</text:p>
          </table:table-cell>
          <table:table-cell office:value-type="float" office:value="96990.33">
            <text:p>96990.33</text:p>
          </table:table-cell>
          <table:table-cell office:value-type="float" office:value="129792.33">
            <text:p>129792.33</text:p>
          </table:table-cell>
          <table:table-cell office:value-type="float" office:value="0.45">
            <text:p>0.45</text:p>
          </table:table-cell>
          <table:table-cell office:value-type="float" office:value="0.14">
            <text:p>0.14</text:p>
          </table:table-cell>
          <table:table-cell office:value-type="float" office:value="0.41">
            <text:p>0.41</text:p>
          </table:table-cell>
          <table:table-cell office:value-type="float" office:value="5.44">
            <text:p>5.44</text:p>
          </table:table-cell>
          <table:table-cell office:value-type="float" office:value="1">
            <text:p>1</text:p>
          </table:table-cell>
          <table:table-cell table:formula="of:=IF([.N18] &gt; 0.79; 1; 0)" office:value-type="float" office:value="1">
            <text:p>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Kuwait'</text:p>
          </table:table-cell>
          <table:table-cell office:value-type="string">
            <text:p><text:s/>'Alexander_the_Great'</text:p>
          </table:table-cell>
          <table:table-cell office:value-type="float" office:value="25">
            <text:p>25</text:p>
          </table:table-cell>
          <table:table-cell office:value-type="float" office:value="113472.17">
            <text:p>113472.17</text:p>
          </table:table-cell>
          <table:table-cell office:value-type="float" office:value="113391.33">
            <text:p>113391.33</text:p>
          </table:table-cell>
          <table:table-cell office:value-type="float" office:value="80.84">
            <text:p>80.84</text:p>
          </table:table-cell>
          <table:table-cell office:value-type="float" office:value="226863.5">
            <text:p>226863.5</text:p>
          </table:table-cell>
          <table:table-cell office:value-type="float" office:value="0.28">
            <text:p>0.28</text:p>
          </table:table-cell>
          <table:table-cell office:value-type="float" office:value="0.14">
            <text:p>0.14</text:p>
          </table:table-cell>
          <table:table-cell office:value-type="float" office:value="0.56">
            <text:p>0.56</text:p>
          </table:table-cell>
          <table:table-cell office:value-type="float" office:value="10.92">
            <text:p>10.92</text:p>
          </table:table-cell>
          <table:table-cell office:value-type="float" office:value="1">
            <text:p>1</text:p>
          </table:table-cell>
          <table:table-cell table:formula="of:=IF([.N19] &gt; 0.79; 1; 0)" office:value-type="float" office:value="0">
            <text:p>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Damascus'</text:p>
          </table:table-cell>
          <table:table-cell office:value-type="string">
            <text:p><text:s/>'Alexander_the_Great'</text:p>
          </table:table-cell>
          <table:table-cell office:value-type="float" office:value="30">
            <text:p>30</text:p>
          </table:table-cell>
          <table:table-cell office:value-type="float" office:value="46281.9">
            <text:p>46281.9</text:p>
          </table:table-cell>
          <table:table-cell office:value-type="float" office:value="113391.33">
            <text:p>113391.33</text:p>
          </table:table-cell>
          <table:table-cell office:value-type="float" office:value="67109.43">
            <text:p>67109.43</text:p>
          </table:table-cell>
          <table:table-cell office:value-type="float" office:value="159673.23">
            <text:p>159673.23</text:p>
          </table:table-cell>
          <table:table-cell office:value-type="float" office:value="0.39">
            <text:p>0.39</text:p>
          </table:table-cell>
          <table:table-cell office:value-type="float" office:value="0.12">
            <text:p>0.12</text:p>
          </table:table-cell>
          <table:table-cell office:value-type="float" office:value="0.46">
            <text:p>0.46</text:p>
          </table:table-cell>
          <table:table-cell office:value-type="float" office:value="7.1">
            <text:p>7.1</text:p>
          </table:table-cell>
          <table:table-cell office:value-type="float" office:value="1">
            <text:p>1</text:p>
          </table:table-cell>
          <table:table-cell table:formula="of:=IF([.N20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Greco-Bactrian_Kingdom'</text:p>
          </table:table-cell>
          <table:table-cell office:value-type="string">
            <text:p><text:s/>'Alexander_the_Great'</text:p>
          </table:table-cell>
          <table:table-cell office:value-type="float" office:value="42">
            <text:p>42</text:p>
          </table:table-cell>
          <table:table-cell office:value-type="float" office:value="8054.74">
            <text:p>8054.74</text:p>
          </table:table-cell>
          <table:table-cell office:value-type="float" office:value="113391.33">
            <text:p>113391.33</text:p>
          </table:table-cell>
          <table:table-cell office:value-type="float" office:value="105336.59">
            <text:p>105336.59</text:p>
          </table:table-cell>
          <table:table-cell office:value-type="float" office:value="121446.07">
            <text:p>121446.07</text:p>
          </table:table-cell>
          <table:table-cell office:value-type="float" office:value="0.54">
            <text:p>0.54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office:value-type="float" office:value="0.79">
            <text:p>0.79</text:p>
          </table:table-cell>
          <table:table-cell office:value-type="float" office:value="0">
            <text:p>0</text:p>
          </table:table-cell>
          <table:table-cell table:formula="of:=IF([.N21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Macedonian_dynasty'</text:p>
          </table:table-cell>
          <table:table-cell office:value-type="string">
            <text:p><text:s/>'Alexander_the_Great'</text:p>
          </table:table-cell>
          <table:table-cell office:value-type="float" office:value="41">
            <text:p>41</text:p>
          </table:table-cell>
          <table:table-cell office:value-type="float" office:value="1440">
            <text:p>1440</text:p>
          </table:table-cell>
          <table:table-cell office:value-type="float" office:value="113391.33">
            <text:p>113391.33</text:p>
          </table:table-cell>
          <table:table-cell office:value-type="float" office:value="111951.33">
            <text:p>111951.33</text:p>
          </table:table-cell>
          <table:table-cell office:value-type="float" office:value="114831.33">
            <text:p>114831.33</text:p>
          </table:table-cell>
          <table:table-cell office:value-type="float" office:value="0.22">
            <text:p>0.22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11.73">
            <text:p>11.73</text:p>
          </table:table-cell>
          <table:table-cell office:value-type="float" office:value="0">
            <text:p>0</text:p>
          </table:table-cell>
          <table:table-cell table:formula="of:=IF([.N22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Hoplite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11831.58">
            <text:p>11831.58</text:p>
          </table:table-cell>
          <table:table-cell office:value-type="float" office:value="113391.33">
            <text:p>113391.33</text:p>
          </table:table-cell>
          <table:table-cell office:value-type="float" office:value="101559.75">
            <text:p>101559.75</text:p>
          </table:table-cell>
          <table:table-cell office:value-type="float" office:value="125222.91">
            <text:p>125222.91</text:p>
          </table:table-cell>
          <table:table-cell office:value-type="float" office:value="0.4">
            <text:p>0.4</text:p>
          </table:table-cell>
          <table:table-cell office:value-type="float" office:value="0.11">
            <text:p>0.11</text:p>
          </table:table-cell>
          <table:table-cell office:value-type="float" office:value="0.33">
            <text:p>0.33</text:p>
          </table:table-cell>
          <table:table-cell office:value-type="float" office:value="6.97">
            <text:p>6.97</text:p>
          </table:table-cell>
          <table:table-cell office:value-type="float" office:value="0">
            <text:p>0</text:p>
          </table:table-cell>
          <table:table-cell table:formula="of:=IF([.N23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Opis'</text:p>
          </table:table-cell>
          <table:table-cell office:value-type="string">
            <text:p><text:s/>'Alexander_the_Great'</text:p>
          </table:table-cell>
          <table:table-cell office:value-type="float" office:value="60">
            <text:p>60</text:p>
          </table:table-cell>
          <table:table-cell office:value-type="float" office:value="984.17">
            <text:p>984.17</text:p>
          </table:table-cell>
          <table:table-cell office:value-type="float" office:value="113391.33">
            <text:p>113391.33</text:p>
          </table:table-cell>
          <table:table-cell office:value-type="float" office:value="112407.16">
            <text:p>112407.16</text:p>
          </table:table-cell>
          <table:table-cell office:value-type="float" office:value="114375.5">
            <text:p>114375.5</text:p>
          </table:table-cell>
          <table:table-cell office:value-type="float" office:value="0.33">
            <text:p>0.33</text:p>
          </table:table-cell>
          <table:table-cell office:value-type="float" office:value="0.13">
            <text:p>0.13</text:p>
          </table:table-cell>
          <table:table-cell office:value-type="float" office:value="0.34">
            <text:p>0.34</text:p>
          </table:table-cell>
          <table:table-cell office:value-type="float" office:value="4.86">
            <text:p>4.86</text:p>
          </table:table-cell>
          <table:table-cell office:value-type="float" office:value="1">
            <text:p>1</text:p>
          </table:table-cell>
          <table:table-cell table:formula="of:=IF([.N24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Alexandria_on_the_Indus'</text:p>
          </table:table-cell>
          <table:table-cell office:value-type="string">
            <text:p><text:s/>'Alexander_the_Great'</text:p>
          </table:table-cell>
          <table:table-cell office:value-type="float" office:value="17">
            <text:p>17</text:p>
          </table:table-cell>
          <table:table-cell office:value-type="float" office:value="269.33">
            <text:p>269.33</text:p>
          </table:table-cell>
          <table:table-cell office:value-type="float" office:value="113391.33">
            <text:p>113391.33</text:p>
          </table:table-cell>
          <table:table-cell office:value-type="float" office:value="113122">
            <text:p>113122</text:p>
          </table:table-cell>
          <table:table-cell office:value-type="float" office:value="113660.66">
            <text:p>113660.66</text:p>
          </table:table-cell>
          <table:table-cell office:value-type="float" office:value="0.44">
            <text:p>0.44</text:p>
          </table:table-cell>
          <table:table-cell office:value-type="float" office:value="0.13">
            <text:p>0.13</text:p>
          </table:table-cell>
          <table:table-cell office:value-type="float" office:value="0.4">
            <text:p>0.4</text:p>
          </table:table-cell>
          <table:table-cell office:value-type="float" office:value="6.09">
            <text:p>6.09</text:p>
          </table:table-cell>
          <table:table-cell office:value-type="float" office:value="1">
            <text:p>1</text:p>
          </table:table-cell>
          <table:table-cell table:formula="of:=IF([.N25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Hermolaus_of_Macedon'</text:p>
          </table:table-cell>
          <table:table-cell office:value-type="string">
            <text:p><text:s/>'Alexander_the_Great'</text:p>
          </table:table-cell>
          <table:table-cell office:value-type="float" office:value="20">
            <text:p>20</text:p>
          </table:table-cell>
          <table:table-cell office:value-type="float" office:value="75">
            <text:p>75</text:p>
          </table:table-cell>
          <table:table-cell office:value-type="float" office:value="113391.33">
            <text:p>113391.33</text:p>
          </table:table-cell>
          <table:table-cell office:value-type="float" office:value="113316.33">
            <text:p>113316.33</text:p>
          </table:table-cell>
          <table:table-cell office:value-type="float" office:value="113466.33">
            <text:p>113466.33</text:p>
          </table:table-cell>
          <table:table-cell office:value-type="float" office:value="0.44">
            <text:p>0.44</text:p>
          </table:table-cell>
          <table:table-cell office:value-type="float" office:value="0.43">
            <text:p>0.43</text:p>
          </table:table-cell>
          <table:table-cell office:value-type="float" office:value="0.42">
            <text:p>0.42</text:p>
          </table:table-cell>
          <table:table-cell office:value-type="float" office:value="1.83">
            <text:p>1.83</text:p>
          </table:table-cell>
          <table:table-cell office:value-type="float" office:value="1">
            <text:p>1</text:p>
          </table:table-cell>
          <table:table-cell table:formula="of:=IF([.N26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Mark_Antony'</text:p>
          </table:table-cell>
          <table:table-cell office:value-type="string">
            <text:p><text:s/>'Alexander_the_Great'</text:p>
          </table:table-cell>
          <table:table-cell office:value-type="float" office:value="39">
            <text:p>39</text:p>
          </table:table-cell>
          <table:table-cell office:value-type="float" office:value="27332">
            <text:p>27332</text:p>
          </table:table-cell>
          <table:table-cell office:value-type="float" office:value="113391.33">
            <text:p>113391.33</text:p>
          </table:table-cell>
          <table:table-cell office:value-type="float" office:value="86059.33">
            <text:p>86059.33</text:p>
          </table:table-cell>
          <table:table-cell office:value-type="float" office:value="140723.33">
            <text:p>140723.33</text:p>
          </table:table-cell>
          <table:table-cell office:value-type="float" office:value="0.44">
            <text:p>0.44</text:p>
          </table:table-cell>
          <table:table-cell office:value-type="float" office:value="0.37">
            <text:p>0.37</text:p>
          </table:table-cell>
          <table:table-cell office:value-type="float" office:value="0.33">
            <text:p>0.33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formula="of:=IF([.N27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Lysippos'</text:p>
          </table:table-cell>
          <table:table-cell office:value-type="string">
            <text:p><text:s/>'Alexander_the_Great'</text:p>
          </table:table-cell>
          <table:table-cell office:value-type="float" office:value="38">
            <text:p>38</text:p>
          </table:table-cell>
          <table:table-cell office:value-type="float" office:value="1719.47">
            <text:p>1719.47</text:p>
          </table:table-cell>
          <table:table-cell office:value-type="float" office:value="113391.33">
            <text:p>113391.33</text:p>
          </table:table-cell>
          <table:table-cell office:value-type="float" office:value="111671.86">
            <text:p>111671.86</text:p>
          </table:table-cell>
          <table:table-cell office:value-type="float" office:value="115110.8">
            <text:p>115110.8</text:p>
          </table:table-cell>
          <table:table-cell office:value-type="float" office:value="0.35">
            <text:p>0.35</text:p>
          </table:table-cell>
          <table:table-cell office:value-type="float" office:value="0.42">
            <text:p>0.42</text:p>
          </table:table-cell>
          <table:table-cell office:value-type="float" office:value="0.39">
            <text:p>0.39</text:p>
          </table:table-cell>
          <table:table-cell office:value-type="float" office:value="2.04">
            <text:p>2.04</text:p>
          </table:table-cell>
          <table:table-cell office:value-type="float" office:value="1">
            <text:p>1</text:p>
          </table:table-cell>
          <table:table-cell table:formula="of:=IF([.N28] &gt; 0.79; 1; 0)" office:value-type="float" office:value="0">
            <text:p>0</text:p>
          </table:table-cell>
          <table:table-cell office:value-type="float" office:value="0.65">
            <text:p>0.65</text:p>
          </table:table-cell>
        </table:table-row>
        <table:table-row table:style-name="ro2">
          <table:table-cell office:value-type="string">
            <text:p>Termez'</text:p>
          </table:table-cell>
          <table:table-cell office:value-type="string">
            <text:p><text:s/>'Alexander_the_Great'</text:p>
          </table:table-cell>
          <table:table-cell office:value-type="float" office:value="17">
            <text:p>17</text:p>
          </table:table-cell>
          <table:table-cell office:value-type="float" office:value="1683.33">
            <text:p>1683.33</text:p>
          </table:table-cell>
          <table:table-cell office:value-type="float" office:value="113391.33">
            <text:p>113391.33</text:p>
          </table:table-cell>
          <table:table-cell office:value-type="float" office:value="111708">
            <text:p>111708</text:p>
          </table:table-cell>
          <table:table-cell office:value-type="float" office:value="115074.66">
            <text:p>115074.66</text:p>
          </table:table-cell>
          <table:table-cell office:value-type="float" office:value="0.29">
            <text:p>0.29</text:p>
          </table:table-cell>
          <table:table-cell office:value-type="float" office:value="0.13">
            <text:p>0.13</text:p>
          </table:table-cell>
          <table:table-cell office:value-type="float" office:value="0.42">
            <text:p>0.42</text:p>
          </table:table-cell>
          <table:table-cell office:value-type="float" office:value="9.82">
            <text:p>9.82</text:p>
          </table:table-cell>
          <table:table-cell office:value-type="float" office:value="1">
            <text:p>1</text:p>
          </table:table-cell>
          <table:table-cell table:formula="of:=IF([.N29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Damnatio_ad_bestias'</text:p>
          </table:table-cell>
          <table:table-cell office:value-type="string">
            <text:p><text:s/>'Alexander_the_Great'</text:p>
          </table:table-cell>
          <table:table-cell office:value-type="float" office:value="16">
            <text:p>16</text:p>
          </table:table-cell>
          <table:table-cell office:value-type="float" office:value="2424">
            <text:p>2424</text:p>
          </table:table-cell>
          <table:table-cell office:value-type="float" office:value="113391.33">
            <text:p>113391.33</text:p>
          </table:table-cell>
          <table:table-cell office:value-type="float" office:value="110967.33">
            <text:p>110967.33</text:p>
          </table:table-cell>
          <table:table-cell office:value-type="float" office:value="115815.33">
            <text:p>115815.33</text:p>
          </table:table-cell>
          <table:table-cell office:value-type="float" office:value="0.4">
            <text:p>0.4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8.51">
            <text:p>8.51</text:p>
          </table:table-cell>
          <table:table-cell office:value-type="float" office:value="1">
            <text:p>1</text:p>
          </table:table-cell>
          <table:table-cell table:formula="of:=IF([.N30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Battle_of_Jaxartes'</text:p>
          </table:table-cell>
          <table:table-cell office:value-type="string">
            <text:p><text:s/>'Alexander_the_Great'</text:p>
          </table:table-cell>
          <table:table-cell office:value-type="float" office:value="31">
            <text:p>31</text:p>
          </table:table-cell>
          <table:table-cell office:value-type="float" office:value="489.33">
            <text:p>489.33</text:p>
          </table:table-cell>
          <table:table-cell office:value-type="float" office:value="113391.33">
            <text:p>113391.33</text:p>
          </table:table-cell>
          <table:table-cell office:value-type="float" office:value="112902">
            <text:p>112902</text:p>
          </table:table-cell>
          <table:table-cell office:value-type="float" office:value="113880.66">
            <text:p>113880.66</text:p>
          </table:table-cell>
          <table:table-cell office:value-type="float" office:value="0.51">
            <text:p>0.51</text:p>
          </table:table-cell>
          <table:table-cell office:value-type="float" office:value="0.1">
            <text:p>0.1</text:p>
          </table:table-cell>
          <table:table-cell office:value-type="float" office:value="0.24">
            <text:p>0.24</text:p>
          </table:table-cell>
          <table:table-cell office:value-type="float" office:value="0.97">
            <text:p>0.97</text:p>
          </table:table-cell>
          <table:table-cell office:value-type="float" office:value="0">
            <text:p>0</text:p>
          </table:table-cell>
          <table:table-cell table:formula="of:=IF([.N3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ria_Eschate'</text:p>
          </table:table-cell>
          <table:table-cell office:value-type="string">
            <text:p><text:s/>'Alexander_the_Great'</text:p>
          </table:table-cell>
          <table:table-cell office:value-type="float" office:value="39">
            <text:p>39</text:p>
          </table:table-cell>
          <table:table-cell office:value-type="float" office:value="905">
            <text:p>905</text:p>
          </table:table-cell>
          <table:table-cell office:value-type="float" office:value="113391.33">
            <text:p>113391.33</text:p>
          </table:table-cell>
          <table:table-cell office:value-type="float" office:value="112486.33">
            <text:p>112486.33</text:p>
          </table:table-cell>
          <table:table-cell office:value-type="float" office:value="114296.33">
            <text:p>114296.33</text:p>
          </table:table-cell>
          <table:table-cell office:value-type="float" office:value="0.55">
            <text:p>0.55</text:p>
          </table:table-cell>
          <table:table-cell office:value-type="float" office:value="0.12">
            <text:p>0.12</text:p>
          </table:table-cell>
          <table:table-cell office:value-type="float" office:value="0.36">
            <text:p>0.36</text:p>
          </table:table-cell>
          <table:table-cell office:value-type="float" office:value="2.66">
            <text:p>2.66</text:p>
          </table:table-cell>
          <table:table-cell office:value-type="float" office:value="1">
            <text:p>1</text:p>
          </table:table-cell>
          <table:table-cell table:formula="of:=IF([.N32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Perdiccas'</text:p>
          </table:table-cell>
          <table:table-cell office:value-type="string">
            <text:p><text:s/>'Alexander_the_Great'</text:p>
          </table:table-cell>
          <table:table-cell office:value-type="float" office:value="74">
            <text:p>74</text:p>
          </table:table-cell>
          <table:table-cell office:value-type="float" office:value="2052.91">
            <text:p>2052.91</text:p>
          </table:table-cell>
          <table:table-cell office:value-type="float" office:value="113391.33">
            <text:p>113391.33</text:p>
          </table:table-cell>
          <table:table-cell office:value-type="float" office:value="111338.42">
            <text:p>111338.42</text:p>
          </table:table-cell>
          <table:table-cell office:value-type="float" office:value="115444.24">
            <text:p>115444.24</text:p>
          </table:table-cell>
          <table:table-cell office:value-type="float" office:value="0.42">
            <text:p>0.42</text:p>
          </table:table-cell>
          <table:table-cell office:value-type="float" office:value="0.59">
            <text:p>0.59</text:p>
          </table:table-cell>
          <table:table-cell office:value-type="float" office:value="0.25">
            <text:p>0.25</text:p>
          </table:table-cell>
          <table:table-cell office:value-type="float" office:value="2.61">
            <text:p>2.61</text:p>
          </table:table-cell>
          <table:table-cell office:value-type="float" office:value="1">
            <text:p>1</text:p>
          </table:table-cell>
          <table:table-cell table:formula="of:=IF([.N33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Macedonian_Wars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2126.33">
            <text:p>2126.33</text:p>
          </table:table-cell>
          <table:table-cell office:value-type="float" office:value="113391.33">
            <text:p>113391.33</text:p>
          </table:table-cell>
          <table:table-cell office:value-type="float" office:value="111265">
            <text:p>111265</text:p>
          </table:table-cell>
          <table:table-cell office:value-type="float" office:value="115517.66">
            <text:p>115517.66</text:p>
          </table:table-cell>
          <table:table-cell office:value-type="float" office:value="0.43">
            <text:p>0.43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7.34">
            <text:p>7.34</text:p>
          </table:table-cell>
          <table:table-cell office:value-type="float" office:value="0">
            <text:p>0</text:p>
          </table:table-cell>
          <table:table-cell table:formula="of:=IF([.N34] &gt; 0.79; 1; 0)" office:value-type="float" office:value="0">
            <text:p>0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Napoleon'</text:p>
          </table:table-cell>
          <table:table-cell office:value-type="string">
            <text:p><text:s/>'Alexander_the_Great'</text:p>
          </table:table-cell>
          <table:table-cell office:value-type="float" office:value="718">
            <text:p>718</text:p>
          </table:table-cell>
          <table:table-cell office:value-type="float" office:value="287790.99">
            <text:p>287790.99</text:p>
          </table:table-cell>
          <table:table-cell office:value-type="float" office:value="113391.33">
            <text:p>113391.33</text:p>
          </table:table-cell>
          <table:table-cell office:value-type="float" office:value="174399.66">
            <text:p>174399.66</text:p>
          </table:table-cell>
          <table:table-cell office:value-type="float" office:value="401182.32">
            <text:p>401182.32</text:p>
          </table:table-cell>
          <table:table-cell office:value-type="float" office:value="0.46">
            <text:p>0.46</text:p>
          </table:table-cell>
          <table:table-cell office:value-type="float" office:value="0.29">
            <text:p>0.29</text:p>
          </table:table-cell>
          <table:table-cell office:value-type="float" office:value="0.51">
            <text:p>0.51</text:p>
          </table:table-cell>
          <table:table-cell office:value-type="float" office:value="2.43">
            <text:p>2.43</text:p>
          </table:table-cell>
          <table:table-cell office:value-type="float" office:value="1">
            <text:p>1</text:p>
          </table:table-cell>
          <table:table-cell table:formula="of:=IF([.N35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Library_of_Alexandria'</text:p>
          </table:table-cell>
          <table:table-cell office:value-type="string">
            <text:p><text:s/>'Alexander_the_Great'</text:p>
          </table:table-cell>
          <table:table-cell office:value-type="float" office:value="202">
            <text:p>202</text:p>
          </table:table-cell>
          <table:table-cell office:value-type="float" office:value="21222">
            <text:p>21222</text:p>
          </table:table-cell>
          <table:table-cell office:value-type="float" office:value="113391.33">
            <text:p>113391.33</text:p>
          </table:table-cell>
          <table:table-cell office:value-type="float" office:value="92169.33">
            <text:p>92169.33</text:p>
          </table:table-cell>
          <table:table-cell office:value-type="float" office:value="134613.33">
            <text:p>134613.33</text:p>
          </table:table-cell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 office:value-type="float" office:value="2.64">
            <text:p>2.64</text:p>
          </table:table-cell>
          <table:table-cell office:value-type="float" office:value="1">
            <text:p>1</text:p>
          </table:table-cell>
          <table:table-cell table:formula="of:=IF([.N36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Egyptian_hieroglyphs'</text:p>
          </table:table-cell>
          <table:table-cell office:value-type="string">
            <text:p><text:s/>'Alexander_the_Great'</text:p>
          </table:table-cell>
          <table:table-cell office:value-type="float" office:value="82">
            <text:p>82</text:p>
          </table:table-cell>
          <table:table-cell office:value-type="float" office:value="18909">
            <text:p>18909</text:p>
          </table:table-cell>
          <table:table-cell office:value-type="float" office:value="113391.33">
            <text:p>113391.33</text:p>
          </table:table-cell>
          <table:table-cell office:value-type="float" office:value="94482.33">
            <text:p>94482.33</text:p>
          </table:table-cell>
          <table:table-cell office:value-type="float" office:value="132300.33">
            <text:p>132300.33</text:p>
          </table:table-cell>
          <table:table-cell office:value-type="float" office:value="0.39">
            <text:p>0.39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5.49">
            <text:p>5.49</text:p>
          </table:table-cell>
          <table:table-cell office:value-type="float" office:value="1">
            <text:p>1</text:p>
          </table:table-cell>
          <table:table-cell table:formula="of:=IF([.N37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Greco-Buddhism'</text:p>
          </table:table-cell>
          <table:table-cell office:value-type="string">
            <text:p><text:s/>'Alexander_the_Great'</text:p>
          </table:table-cell>
          <table:table-cell office:value-type="float" office:value="69">
            <text:p>69</text:p>
          </table:table-cell>
          <table:table-cell office:value-type="float" office:value="5264.74">
            <text:p>5264.74</text:p>
          </table:table-cell>
          <table:table-cell office:value-type="float" office:value="113391.33">
            <text:p>113391.33</text:p>
          </table:table-cell>
          <table:table-cell office:value-type="float" office:value="108126.59">
            <text:p>108126.59</text:p>
          </table:table-cell>
          <table:table-cell office:value-type="float" office:value="118656.07">
            <text:p>118656.07</text:p>
          </table:table-cell>
          <table:table-cell office:value-type="float" office:value="0.55">
            <text:p>0.5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1.51">
            <text:p>1.51</text:p>
          </table:table-cell>
          <table:table-cell office:value-type="float" office:value="1">
            <text:p>1</text:p>
          </table:table-cell>
          <table:table-cell table:formula="of:=IF([.N38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Nicaea'</text:p>
          </table:table-cell>
          <table:table-cell office:value-type="string">
            <text:p><text:s/>'Alexander_the_Great'</text:p>
          </table:table-cell>
          <table:table-cell office:value-type="float" office:value="11">
            <text:p>11</text:p>
          </table:table-cell>
          <table:table-cell office:value-type="float" office:value="8081.58">
            <text:p>8081.58</text:p>
          </table:table-cell>
          <table:table-cell office:value-type="float" office:value="113391.33">
            <text:p>113391.33</text:p>
          </table:table-cell>
          <table:table-cell office:value-type="float" office:value="105309.75">
            <text:p>105309.75</text:p>
          </table:table-cell>
          <table:table-cell office:value-type="float" office:value="121472.91">
            <text:p>121472.91</text:p>
          </table:table-cell>
          <table:table-cell office:value-type="float" office:value="0.42">
            <text:p>0.42</text:p>
          </table:table-cell>
          <table:table-cell office:value-type="float" office:value="0.11">
            <text:p>0.11</text:p>
          </table:table-cell>
          <table:table-cell office:value-type="float" office:value="0.46">
            <text:p>0.46</text:p>
          </table:table-cell>
          <table:table-cell office:value-type="float" office:value="9.58">
            <text:p>9.58</text:p>
          </table:table-cell>
          <table:table-cell office:value-type="float" office:value="1">
            <text:p>1</text:p>
          </table:table-cell>
          <table:table-cell table:formula="of:=IF([.N39] &gt; 0.79; 1; 0)" office:value-type="float" office:value="0">
            <text:p>0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Eternal_flame'</text:p>
          </table:table-cell>
          <table:table-cell office:value-type="string">
            <text:p><text:s/>'Alexander_the_Great'</text:p>
          </table:table-cell>
          <table:table-cell office:value-type="float" office:value="18">
            <text:p>18</text:p>
          </table:table-cell>
          <table:table-cell office:value-type="float" office:value="3352">
            <text:p>3352</text:p>
          </table:table-cell>
          <table:table-cell office:value-type="float" office:value="113391.33">
            <text:p>113391.33</text:p>
          </table:table-cell>
          <table:table-cell office:value-type="float" office:value="110039.33">
            <text:p>110039.33</text:p>
          </table:table-cell>
          <table:table-cell office:value-type="float" office:value="116743.33">
            <text:p>116743.33</text:p>
          </table:table-cell>
          <table:table-cell office:value-type="float" office:value="0.38">
            <text:p>0.38</text:p>
          </table:table-cell>
          <table:table-cell office:value-type="float" office:value="0.12">
            <text:p>0.12</text:p>
          </table:table-cell>
          <table:table-cell office:value-type="float" office:value="0.57">
            <text:p>0.57</text:p>
          </table:table-cell>
          <table:table-cell office:value-type="float" office:value="10.47">
            <text:p>10.47</text:p>
          </table:table-cell>
          <table:table-cell office:value-type="float" office:value="1">
            <text:p>1</text:p>
          </table:table-cell>
          <table:table-cell table:formula="of:=IF([.N40] &gt; 0.79; 1; 0)" office:value-type="float" office:value="1">
            <text:p>1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string">
            <text:p>Seuthes_III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193.67">
            <text:p>193.67</text:p>
          </table:table-cell>
          <table:table-cell office:value-type="float" office:value="113391.33">
            <text:p>113391.33</text:p>
          </table:table-cell>
          <table:table-cell office:value-type="float" office:value="113197.66">
            <text:p>113197.66</text:p>
          </table:table-cell>
          <table:table-cell office:value-type="float" office:value="113585">
            <text:p>113585</text:p>
          </table:table-cell>
          <table:table-cell office:value-type="float" office:value="0.32">
            <text:p>0.32</text:p>
          </table:table-cell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office:value-type="float" office:value="1.72">
            <text:p>1.72</text:p>
          </table:table-cell>
          <table:table-cell office:value-type="float" office:value="1">
            <text:p>1</text:p>
          </table:table-cell>
          <table:table-cell table:formula="of:=IF([.N4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ncient_Greek'</text:p>
          </table:table-cell>
          <table:table-cell office:value-type="string">
            <text:p><text:s/>'Alexander_the_Great'</text:p>
          </table:table-cell>
          <table:table-cell office:value-type="float" office:value="88">
            <text:p>88</text:p>
          </table:table-cell>
          <table:table-cell office:value-type="float" office:value="22904">
            <text:p>22904</text:p>
          </table:table-cell>
          <table:table-cell office:value-type="float" office:value="113391.33">
            <text:p>113391.33</text:p>
          </table:table-cell>
          <table:table-cell office:value-type="float" office:value="90487.33">
            <text:p>90487.33</text:p>
          </table:table-cell>
          <table:table-cell office:value-type="float" office:value="136295.33">
            <text:p>136295.33</text:p>
          </table:table-cell>
          <table:table-cell office:value-type="float" office:value="0.4">
            <text:p>0.4</text:p>
          </table:table-cell>
          <table:table-cell office:value-type="float" office:value="0.13">
            <text:p>0.13</text:p>
          </table:table-cell>
          <table:table-cell office:value-type="float" office:value="0.36">
            <text:p>0.36</text:p>
          </table:table-cell>
          <table:table-cell office:value-type="float" office:value="3.78">
            <text:p>3.78</text:p>
          </table:table-cell>
          <table:table-cell office:value-type="float" office:value="0">
            <text:p>0</text:p>
          </table:table-cell>
          <table:table-cell table:formula="of:=IF([.N42] &gt; 0.79; 1; 0)" office:value-type="float" office:value="1">
            <text:p>1</text:p>
          </table:table-cell>
          <table:table-cell office:value-type="float" office:value="0.95">
            <text:p>0.95</text:p>
          </table:table-cell>
        </table:table-row>
        <table:table-row table:style-name="ro2">
          <table:table-cell office:value-type="string">
            <text:p>Agis_III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340.67">
            <text:p>340.67</text:p>
          </table:table-cell>
          <table:table-cell office:value-type="float" office:value="113391.33">
            <text:p>113391.33</text:p>
          </table:table-cell>
          <table:table-cell office:value-type="float" office:value="113050.66">
            <text:p>113050.66</text:p>
          </table:table-cell>
          <table:table-cell office:value-type="float" office:value="113732">
            <text:p>113732</text:p>
          </table:table-cell>
          <table:table-cell office:value-type="float" office:value="0.38">
            <text:p>0.38</text:p>
          </table:table-cell>
          <table:table-cell office:value-type="float" office:value="0.58">
            <text:p>0.58</text:p>
          </table:table-cell>
          <table:table-cell office:value-type="float" office:value="0.34">
            <text:p>0.34</text:p>
          </table:table-cell>
          <table:table-cell office:value-type="float" office:value="1.07">
            <text:p>1.07</text:p>
          </table:table-cell>
          <table:table-cell office:value-type="float" office:value="1">
            <text:p>1</text:p>
          </table:table-cell>
          <table:table-cell table:formula="of:=IF([.N43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Sarissa'</text:p>
          </table:table-cell>
          <table:table-cell office:value-type="string">
            <text:p><text:s/>'Alexander_the_Great'</text:p>
          </table:table-cell>
          <table:table-cell office:value-type="float" office:value="28">
            <text:p>28</text:p>
          </table:table-cell>
          <table:table-cell office:value-type="float" office:value="4422.65">
            <text:p>4422.65</text:p>
          </table:table-cell>
          <table:table-cell office:value-type="float" office:value="113391.33">
            <text:p>113391.33</text:p>
          </table:table-cell>
          <table:table-cell office:value-type="float" office:value="108968.68">
            <text:p>108968.68</text:p>
          </table:table-cell>
          <table:table-cell office:value-type="float" office:value="117813.98">
            <text:p>117813.98</text:p>
          </table:table-cell>
          <table:table-cell office:value-type="float" office:value="0.36">
            <text:p>0.36</text:p>
          </table:table-cell>
          <table:table-cell office:value-type="float" office:value="0.17">
            <text:p>0.17</text:p>
          </table:table-cell>
          <table:table-cell office:value-type="float" office:value="0.34">
            <text:p>0.34</text:p>
          </table:table-cell>
          <table:table-cell office:value-type="float" office:value="4.67">
            <text:p>4.67</text:p>
          </table:table-cell>
          <table:table-cell office:value-type="float" office:value="1">
            <text:p>1</text:p>
          </table:table-cell>
          <table:table-cell table:formula="of:=IF([.N44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Pasargadae'</text:p>
          </table:table-cell>
          <table:table-cell office:value-type="string">
            <text:p><text:s/>'Alexander_the_Great'</text:p>
          </table:table-cell>
          <table:table-cell office:value-type="float" office:value="13">
            <text:p>13</text:p>
          </table:table-cell>
          <table:table-cell office:value-type="float" office:value="3914.29">
            <text:p>3914.29</text:p>
          </table:table-cell>
          <table:table-cell office:value-type="float" office:value="113391.33">
            <text:p>113391.33</text:p>
          </table:table-cell>
          <table:table-cell office:value-type="float" office:value="109477.04">
            <text:p>109477.04</text:p>
          </table:table-cell>
          <table:table-cell office:value-type="float" office:value="117305.62">
            <text:p>117305.62</text:p>
          </table:table-cell>
          <table:table-cell office:value-type="float" office:value="0.26">
            <text:p>0.26</text:p>
          </table:table-cell>
          <table:table-cell office:value-type="float" office:value="0.12">
            <text:p>0.12</text:p>
          </table:table-cell>
          <table:table-cell office:value-type="float" office:value="0.36">
            <text:p>0.36</text:p>
          </table:table-cell>
          <table:table-cell office:value-type="float" office:value="10.58">
            <text:p>10.58</text:p>
          </table:table-cell>
          <table:table-cell office:value-type="float" office:value="1">
            <text:p>1</text:p>
          </table:table-cell>
          <table:table-cell table:formula="of:=IF([.N45] &gt; 0.79; 1; 0)" office:value-type="float" office:value="0">
            <text:p>0</text:p>
          </table:table-cell>
          <table:table-cell office:value-type="float" office:value="0.05">
            <text:p>0.05</text:p>
          </table:table-cell>
        </table:table-row>
        <table:table-row table:style-name="ro2">
          <table:table-cell office:value-type="string">
            <text:p>Cleitus_the_Black'</text:p>
          </table:table-cell>
          <table:table-cell office:value-type="string">
            <text:p><text:s/>'Alexander_the_Great'</text:p>
          </table:table-cell>
          <table:table-cell office:value-type="float" office:value="168">
            <text:p>168</text:p>
          </table:table-cell>
          <table:table-cell office:value-type="float" office:value="1628.33">
            <text:p>1628.33</text:p>
          </table:table-cell>
          <table:table-cell office:value-type="float" office:value="113391.33">
            <text:p>113391.33</text:p>
          </table:table-cell>
          <table:table-cell office:value-type="float" office:value="111763">
            <text:p>111763</text:p>
          </table:table-cell>
          <table:table-cell office:value-type="float" office:value="115019.66">
            <text:p>115019.66</text:p>
          </table:table-cell>
          <table:table-cell office:value-type="float" office:value="0.45">
            <text:p>0.45</text:p>
          </table:table-cell>
          <table:table-cell office:value-type="float" office:value="0.58">
            <text:p>0.58</text:p>
          </table:table-cell>
          <table:table-cell office:value-type="float" office:value="0.3">
            <text:p>0.3</text:p>
          </table:table-cell>
          <table:table-cell office:value-type="float" office:value="1.51">
            <text:p>1.51</text:p>
          </table:table-cell>
          <table:table-cell office:value-type="float" office:value="1">
            <text:p>1</text:p>
          </table:table-cell>
          <table:table-cell table:formula="of:=IF([.N46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Prophets_and_messengers_in_Islam'</text:p>
          </table:table-cell>
          <table:table-cell office:value-type="string">
            <text:p><text:s/>'Alexander_the_Great'</text:p>
          </table:table-cell>
          <table:table-cell office:value-type="float" office:value="89">
            <text:p>89</text:p>
          </table:table-cell>
          <table:table-cell office:value-type="float" office:value="26643">
            <text:p>26643</text:p>
          </table:table-cell>
          <table:table-cell office:value-type="float" office:value="113391.33">
            <text:p>113391.33</text:p>
          </table:table-cell>
          <table:table-cell office:value-type="float" office:value="86748.33">
            <text:p>86748.33</text:p>
          </table:table-cell>
          <table:table-cell office:value-type="float" office:value="140034.33">
            <text:p>140034.33</text:p>
          </table:table-cell>
          <table:table-cell office:value-type="float" office:value="0.39">
            <text:p>0.39</text:p>
          </table:table-cell>
          <table:table-cell office:value-type="float" office:value="0.4">
            <text:p>0.4</text:p>
          </table:table-cell>
          <table:table-cell office:value-type="float" office:value="0.48">
            <text:p>0.48</text:p>
          </table:table-cell>
          <table:table-cell office:value-type="float" office:value="2.63">
            <text:p>2.63</text:p>
          </table:table-cell>
          <table:table-cell office:value-type="float" office:value="1">
            <text:p>1</text:p>
          </table:table-cell>
          <table:table-cell table:formula="of:=IF([.N47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Tomb_of_Alexander_the_Great'</text:p>
          </table:table-cell>
          <table:table-cell office:value-type="string">
            <text:p><text:s/>'Alexander_the_Great'</text:p>
          </table:table-cell>
          <table:table-cell office:value-type="float" office:value="64">
            <text:p>64</text:p>
          </table:table-cell>
          <table:table-cell office:value-type="float" office:value="3668">
            <text:p>3668</text:p>
          </table:table-cell>
          <table:table-cell office:value-type="float" office:value="113391.33">
            <text:p>113391.33</text:p>
          </table:table-cell>
          <table:table-cell office:value-type="float" office:value="109723.33">
            <text:p>109723.33</text:p>
          </table:table-cell>
          <table:table-cell office:value-type="float" office:value="117059.33">
            <text:p>117059.33</text:p>
          </table:table-cell>
          <table:table-cell office:value-type="float" office:value="0.56">
            <text:p>0.56</text:p>
          </table:table-cell>
          <table:table-cell office:value-type="float" office:value="0.19">
            <text:p>0.19</text:p>
          </table:table-cell>
          <table:table-cell office:value-type="float" office:value="0.34">
            <text:p>0.34</text:p>
          </table:table-cell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table:formula="of:=IF([.N48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Companion_cavalry'</text:p>
          </table:table-cell>
          <table:table-cell office:value-type="string">
            <text:p><text:s/>'Alexander_the_Great'</text:p>
          </table:table-cell>
          <table:table-cell office:value-type="float" office:value="80">
            <text:p>80</text:p>
          </table:table-cell>
          <table:table-cell office:value-type="float" office:value="1307.33">
            <text:p>1307.33</text:p>
          </table:table-cell>
          <table:table-cell office:value-type="float" office:value="113391.33">
            <text:p>113391.33</text:p>
          </table:table-cell>
          <table:table-cell office:value-type="float" office:value="112084">
            <text:p>112084</text:p>
          </table:table-cell>
          <table:table-cell office:value-type="float" office:value="114698.66">
            <text:p>114698.66</text:p>
          </table:table-cell>
          <table:table-cell office:value-type="float" office:value="0.51">
            <text:p>0.51</text:p>
          </table:table-cell>
          <table:table-cell office:value-type="float" office:value="0.11">
            <text:p>0.11</text:p>
          </table:table-cell>
          <table:table-cell office:value-type="float" office:value="0.3">
            <text:p>0.3</text:p>
          </table:table-cell>
          <table:table-cell office:value-type="float" office:value="1.79">
            <text:p>1.79</text:p>
          </table:table-cell>
          <table:table-cell office:value-type="float" office:value="0">
            <text:p>0</text:p>
          </table:table-cell>
          <table:table-cell table:formula="of:=IF([.N49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Iran'</text:p>
          </table:table-cell>
          <table:table-cell office:value-type="string">
            <text:p><text:s/>'Alexander_the_Great'</text:p>
          </table:table-cell>
          <table:table-cell office:value-type="float" office:value="796">
            <text:p>796</text:p>
          </table:table-cell>
          <table:table-cell office:value-type="float" office:value="241967.26">
            <text:p>241967.26</text:p>
          </table:table-cell>
          <table:table-cell office:value-type="float" office:value="113391.33">
            <text:p>113391.33</text:p>
          </table:table-cell>
          <table:table-cell office:value-type="float" office:value="128575.93">
            <text:p>128575.93</text:p>
          </table:table-cell>
          <table:table-cell office:value-type="float" office:value="355358.59">
            <text:p>355358.59</text:p>
          </table:table-cell>
          <table:table-cell office:value-type="float" office:value="0.48">
            <text:p>0.48</text:p>
          </table:table-cell>
          <table:table-cell office:value-type="float" office:value="0.16">
            <text:p>0.16</text:p>
          </table:table-cell>
          <table:table-cell office:value-type="float" office:value="0.76">
            <text:p>0.76</text:p>
          </table:table-cell>
          <table:table-cell office:value-type="float" office:value="4.8">
            <text:p>4.8</text:p>
          </table:table-cell>
          <table:table-cell office:value-type="float" office:value="1">
            <text:p>1</text:p>
          </table:table-cell>
          <table:table-cell table:formula="of:=IF([.N50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Timeline_of_Jewish_history'</text:p>
          </table:table-cell>
          <table:table-cell office:value-type="string">
            <text:p><text:s/>'Alexander_the_Great'</text:p>
          </table:table-cell>
          <table:table-cell office:value-type="float" office:value="42">
            <text:p>42</text:p>
          </table:table-cell>
          <table:table-cell office:value-type="float" office:value="3241.33">
            <text:p>3241.33</text:p>
          </table:table-cell>
          <table:table-cell office:value-type="float" office:value="113391.33">
            <text:p>113391.33</text:p>
          </table:table-cell>
          <table:table-cell office:value-type="float" office:value="110150">
            <text:p>110150</text:p>
          </table:table-cell>
          <table:table-cell office:value-type="float" office:value="116632.66">
            <text:p>116632.66</text:p>
          </table:table-cell>
          <table:table-cell office:value-type="float" office:value="0.4">
            <text:p>0.4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6.34">
            <text:p>6.34</text:p>
          </table:table-cell>
          <table:table-cell office:value-type="float" office:value="1">
            <text:p>1</text:p>
          </table:table-cell>
          <table:table-cell table:formula="of:=IF([.N51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Table_of_prophets_of_Abrahamic_religions'</text:p>
          </table:table-cell>
          <table:table-cell office:value-type="string">
            <text:p><text:s/>'Alexander_the_Great'</text:p>
          </table:table-cell>
          <table:table-cell office:value-type="float" office:value="33">
            <text:p>33</text:p>
          </table:table-cell>
          <table:table-cell office:value-type="float" office:value="2371.67">
            <text:p>2371.67</text:p>
          </table:table-cell>
          <table:table-cell office:value-type="float" office:value="113391.33">
            <text:p>113391.33</text:p>
          </table:table-cell>
          <table:table-cell office:value-type="float" office:value="111019.66">
            <text:p>111019.66</text:p>
          </table:table-cell>
          <table:table-cell office:value-type="float" office:value="115763">
            <text:p>115763</text:p>
          </table:table-cell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53">
            <text:p>0.53</text:p>
          </table:table-cell>
          <table:table-cell office:value-type="float" office:value="7.77">
            <text:p>7.77</text:p>
          </table:table-cell>
          <table:table-cell office:value-type="float" office:value="1">
            <text:p>1</text:p>
          </table:table-cell>
          <table:table-cell table:formula="of:=IF([.N52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Indian_campaign_of_Alexander_the_Great'</text:p>
          </table:table-cell>
          <table:table-cell office:value-type="string">
            <text:p><text:s/>'Alexander_the_Great'</text:p>
          </table:table-cell>
          <table:table-cell office:value-type="float" office:value="322">
            <text:p>322</text:p>
          </table:table-cell>
          <table:table-cell office:value-type="float" office:value="7870.67">
            <text:p>7870.67</text:p>
          </table:table-cell>
          <table:table-cell office:value-type="float" office:value="113391.33">
            <text:p>113391.33</text:p>
          </table:table-cell>
          <table:table-cell office:value-type="float" office:value="105520.66">
            <text:p>105520.66</text:p>
          </table:table-cell>
          <table:table-cell office:value-type="float" office:value="121262">
            <text:p>121262</text:p>
          </table:table-cell>
          <table:table-cell office:value-type="float" office:value="0.74">
            <text:p>0.74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76">
            <text:p>0.76</text:p>
          </table:table-cell>
          <table:table-cell office:value-type="float" office:value="0">
            <text:p>0</text:p>
          </table:table-cell>
          <table:table-cell table:formula="of:=IF([.N53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Heavy_cavalry'</text:p>
          </table:table-cell>
          <table:table-cell office:value-type="string">
            <text:p><text:s/>'Alexander_the_Great'</text:p>
          </table:table-cell>
          <table:table-cell office:value-type="float" office:value="37">
            <text:p>37</text:p>
          </table:table-cell>
          <table:table-cell office:value-type="float" office:value="2190.33">
            <text:p>2190.33</text:p>
          </table:table-cell>
          <table:table-cell office:value-type="float" office:value="113391.33">
            <text:p>113391.33</text:p>
          </table:table-cell>
          <table:table-cell office:value-type="float" office:value="111201">
            <text:p>111201</text:p>
          </table:table-cell>
          <table:table-cell office:value-type="float" office:value="115581.66">
            <text:p>115581.66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.42">
            <text:p>0.42</text:p>
          </table:table-cell>
          <table:table-cell office:value-type="float" office:value="5.42">
            <text:p>5.42</text:p>
          </table:table-cell>
          <table:table-cell office:value-type="float" office:value="0">
            <text:p>0</text:p>
          </table:table-cell>
          <table:table-cell table:formula="of:=IF([.N54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Panjshir_Valley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647.67">
            <text:p>647.67</text:p>
          </table:table-cell>
          <table:table-cell office:value-type="float" office:value="113391.33">
            <text:p>113391.33</text:p>
          </table:table-cell>
          <table:table-cell office:value-type="float" office:value="112743.66">
            <text:p>112743.66</text:p>
          </table:table-cell>
          <table:table-cell office:value-type="float" office:value="114039">
            <text:p>114039</text:p>
          </table:table-cell>
          <table:table-cell office:value-type="float" office:value="0.18">
            <text:p>0.18</text:p>
          </table:table-cell>
          <table:table-cell office:value-type="float" office:value="0.21">
            <text:p>0.21</text:p>
          </table:table-cell>
          <table:table-cell office:value-type="float" office:value="0.5">
            <text:p>0.5</text:p>
          </table:table-cell>
          <table:table-cell office:value-type="float" office:value="14.98">
            <text:p>14.98</text:p>
          </table:table-cell>
          <table:table-cell office:value-type="float" office:value="1">
            <text:p>1</text:p>
          </table:table-cell>
          <table:table-cell table:formula="of:=IF([.N55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Rhodes'</text:p>
          </table:table-cell>
          <table:table-cell office:value-type="string">
            <text:p><text:s/>'Alexander_the_Great'</text:p>
          </table:table-cell>
          <table:table-cell office:value-type="float" office:value="21">
            <text:p>21</text:p>
          </table:table-cell>
          <table:table-cell office:value-type="float" office:value="26768.75">
            <text:p>26768.75</text:p>
          </table:table-cell>
          <table:table-cell office:value-type="float" office:value="113391.33">
            <text:p>113391.33</text:p>
          </table:table-cell>
          <table:table-cell office:value-type="float" office:value="86622.58">
            <text:p>86622.58</text:p>
          </table:table-cell>
          <table:table-cell office:value-type="float" office:value="140160.08">
            <text:p>140160.08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34">
            <text:p>0.34</text:p>
          </table:table-cell>
          <table:table-cell office:value-type="float" office:value="4.74">
            <text:p>4.74</text:p>
          </table:table-cell>
          <table:table-cell office:value-type="float" office:value="1">
            <text:p>1</text:p>
          </table:table-cell>
          <table:table-cell table:formula="of:=IF([.N56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Philosopher_king'</text:p>
          </table:table-cell>
          <table:table-cell office:value-type="string">
            <text:p><text:s/>'Alexander_the_Great'</text:p>
          </table:table-cell>
          <table:table-cell office:value-type="float" office:value="182">
            <text:p>182</text:p>
          </table:table-cell>
          <table:table-cell office:value-type="float" office:value="3695.33">
            <text:p>3695.33</text:p>
          </table:table-cell>
          <table:table-cell office:value-type="float" office:value="113391.33">
            <text:p>113391.33</text:p>
          </table:table-cell>
          <table:table-cell office:value-type="float" office:value="109696">
            <text:p>109696</text:p>
          </table:table-cell>
          <table:table-cell office:value-type="float" office:value="117086.66">
            <text:p>117086.66</text:p>
          </table:table-cell>
          <table:table-cell office:value-type="float" office:value="0.45">
            <text:p>0.45</text:p>
          </table:table-cell>
          <table:table-cell office:value-type="float" office:value="0.13">
            <text:p>0.13</text:p>
          </table:table-cell>
          <table:table-cell office:value-type="float" office:value="0.47">
            <text:p>0.47</text:p>
          </table:table-cell>
          <table:table-cell office:value-type="float" office:value="3.99">
            <text:p>3.99</text:p>
          </table:table-cell>
          <table:table-cell office:value-type="float" office:value="1">
            <text:p>1</text:p>
          </table:table-cell>
          <table:table-cell table:formula="of:=IF([.N57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Phrygia'</text:p>
          </table:table-cell>
          <table:table-cell office:value-type="string">
            <text:p><text:s/>'Alexander_the_Great'</text:p>
          </table:table-cell>
          <table:table-cell office:value-type="float" office:value="46">
            <text:p>46</text:p>
          </table:table-cell>
          <table:table-cell office:value-type="float" office:value="10691.97">
            <text:p>10691.97</text:p>
          </table:table-cell>
          <table:table-cell office:value-type="float" office:value="113391.33">
            <text:p>113391.33</text:p>
          </table:table-cell>
          <table:table-cell office:value-type="float" office:value="102699.36">
            <text:p>102699.36</text:p>
          </table:table-cell>
          <table:table-cell office:value-type="float" office:value="124083.3">
            <text:p>124083.3</text:p>
          </table:table-cell>
          <table:table-cell office:value-type="float" office:value="0.38">
            <text:p>0.38</text:p>
          </table:table-cell>
          <table:table-cell office:value-type="float" office:value="0.08">
            <text:p>0.08</text:p>
          </table:table-cell>
          <table:table-cell office:value-type="float" office:value="0.33">
            <text:p>0.33</text:p>
          </table:table-cell>
          <table:table-cell office:value-type="float" office:value="5.02">
            <text:p>5.02</text:p>
          </table:table-cell>
          <table:table-cell office:value-type="float" office:value="1">
            <text:p>1</text:p>
          </table:table-cell>
          <table:table-cell table:formula="of:=IF([.N58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Argyraspides'</text:p>
          </table:table-cell>
          <table:table-cell office:value-type="string">
            <text:p><text:s/>'Alexander_the_Great'</text:p>
          </table:table-cell>
          <table:table-cell office:value-type="float" office:value="16">
            <text:p>16</text:p>
          </table:table-cell>
          <table:table-cell office:value-type="float" office:value="692.11">
            <text:p>692.11</text:p>
          </table:table-cell>
          <table:table-cell office:value-type="float" office:value="113391.33">
            <text:p>113391.33</text:p>
          </table:table-cell>
          <table:table-cell office:value-type="float" office:value="112699.22">
            <text:p>112699.22</text:p>
          </table:table-cell>
          <table:table-cell office:value-type="float" office:value="114083.44">
            <text:p>114083.44</text:p>
          </table:table-cell>
          <table:table-cell office:value-type="float" office:value="0.41">
            <text:p>0.41</text:p>
          </table:table-cell>
          <table:table-cell office:value-type="float" office:value="0.11">
            <text:p>0.11</text:p>
          </table:table-cell>
          <table:table-cell office:value-type="float" office:value="0.38">
            <text:p>0.38</text:p>
          </table:table-cell>
          <table:table-cell office:value-type="float" office:value="6.79">
            <text:p>6.79</text:p>
          </table:table-cell>
          <table:table-cell office:value-type="float" office:value="1">
            <text:p>1</text:p>
          </table:table-cell>
          <table:table-cell table:formula="of:=IF([.N59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Matter_of_Rome'</text:p>
          </table:table-cell>
          <table:table-cell office:value-type="string">
            <text:p><text:s/>'Alexander_the_Great'</text:p>
          </table:table-cell>
          <table:table-cell office:value-type="float" office:value="24">
            <text:p>24</text:p>
          </table:table-cell>
          <table:table-cell office:value-type="float" office:value="571">
            <text:p>571</text:p>
          </table:table-cell>
          <table:table-cell office:value-type="float" office:value="113391.33">
            <text:p>113391.33</text:p>
          </table:table-cell>
          <table:table-cell office:value-type="float" office:value="112820.33">
            <text:p>112820.33</text:p>
          </table:table-cell>
          <table:table-cell office:value-type="float" office:value="113962.33">
            <text:p>113962.33</text:p>
          </table:table-cell>
          <table:table-cell office:value-type="float" office:value="0.34">
            <text:p>0.34</text:p>
          </table:table-cell>
          <table:table-cell office:value-type="float" office:value="0.17">
            <text:p>0.17</text:p>
          </table:table-cell>
          <table:table-cell office:value-type="float" office:value="0.46">
            <text:p>0.46</text:p>
          </table:table-cell>
          <table:table-cell office:value-type="float" office:value="7.6">
            <text:p>7.6</text:p>
          </table:table-cell>
          <table:table-cell office:value-type="float" office:value="1">
            <text:p>1</text:p>
          </table:table-cell>
          <table:table-cell table:formula="of:=IF([.N60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Egypt'</text:p>
          </table:table-cell>
          <table:table-cell office:value-type="string">
            <text:p><text:s/>'Alexander_the_Great'</text:p>
          </table:table-cell>
          <table:table-cell office:value-type="float" office:value="93">
            <text:p>93</text:p>
          </table:table-cell>
          <table:table-cell office:value-type="float" office:value="220427.43">
            <text:p>220427.43</text:p>
          </table:table-cell>
          <table:table-cell office:value-type="float" office:value="113391.33">
            <text:p>113391.33</text:p>
          </table:table-cell>
          <table:table-cell office:value-type="float" office:value="107036.1">
            <text:p>107036.1</text:p>
          </table:table-cell>
          <table:table-cell office:value-type="float" office:value="333818.76">
            <text:p>333818.76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0.53">
            <text:p>0.53</text:p>
          </table:table-cell>
          <table:table-cell office:value-type="float" office:value="5.39">
            <text:p>5.39</text:p>
          </table:table-cell>
          <table:table-cell office:value-type="float" office:value="1">
            <text:p>1</text:p>
          </table:table-cell>
          <table:table-cell table:formula="of:=IF([.N61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Battle_of_Gaugamela'</text:p>
          </table:table-cell>
          <table:table-cell office:value-type="string">
            <text:p><text:s/>'Alexander_the_Great'</text:p>
          </table:table-cell>
          <table:table-cell office:value-type="float" office:value="913">
            <text:p>913</text:p>
          </table:table-cell>
          <table:table-cell office:value-type="float" office:value="5842.33">
            <text:p>5842.33</text:p>
          </table:table-cell>
          <table:table-cell office:value-type="float" office:value="113391.33">
            <text:p>113391.33</text:p>
          </table:table-cell>
          <table:table-cell office:value-type="float" office:value="107549">
            <text:p>107549</text:p>
          </table:table-cell>
          <table:table-cell office:value-type="float" office:value="119233.66">
            <text:p>119233.66</text:p>
          </table:table-cell>
          <table:table-cell office:value-type="float" office:value="0.67">
            <text:p>0.6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.12">
            <text:p>1.12</text:p>
          </table:table-cell>
          <table:table-cell office:value-type="float" office:value="1">
            <text:p>1</text:p>
          </table:table-cell>
          <table:table-cell table:formula="of:=IF([.N62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2">
          <table:table-cell office:value-type="string">
            <text:p>Asafoetida'</text:p>
          </table:table-cell>
          <table:table-cell office:value-type="string">
            <text:p><text:s/>'Alexander_the_Great'</text:p>
          </table:table-cell>
          <table:table-cell office:value-type="float" office:value="17">
            <text:p>17</text:p>
          </table:table-cell>
          <table:table-cell office:value-type="float" office:value="21063.16">
            <text:p>21063.16</text:p>
          </table:table-cell>
          <table:table-cell office:value-type="float" office:value="113391.33">
            <text:p>113391.33</text:p>
          </table:table-cell>
          <table:table-cell office:value-type="float" office:value="92328.17">
            <text:p>92328.17</text:p>
          </table:table-cell>
          <table:table-cell office:value-type="float" office:value="134454.49">
            <text:p>134454.49</text:p>
          </table:table-cell>
          <table:table-cell office:value-type="float" office:value="0.25">
            <text:p>0.25</text:p>
          </table:table-cell>
          <table:table-cell office:value-type="float" office:value="0.32">
            <text:p>0.32</text:p>
          </table:table-cell>
          <table:table-cell office:value-type="float" office:value="0.54">
            <text:p>0.54</text:p>
          </table:table-cell>
          <table:table-cell office:value-type="float" office:value="8.77">
            <text:p>8.77</text:p>
          </table:table-cell>
          <table:table-cell office:value-type="float" office:value="1">
            <text:p>1</text:p>
          </table:table-cell>
          <table:table-cell table:formula="of:=IF([.N63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Chronology_of_European_exploration_of_Asia'</text:p>
          </table:table-cell>
          <table:table-cell office:value-type="string">
            <text:p><text:s/>'Alexander_the_Great'</text:p>
          </table:table-cell>
          <table:table-cell office:value-type="float" office:value="29">
            <text:p>29</text:p>
          </table:table-cell>
          <table:table-cell office:value-type="float" office:value="1701.33">
            <text:p>1701.33</text:p>
          </table:table-cell>
          <table:table-cell office:value-type="float" office:value="113391.33">
            <text:p>113391.33</text:p>
          </table:table-cell>
          <table:table-cell office:value-type="float" office:value="111690">
            <text:p>111690</text:p>
          </table:table-cell>
          <table:table-cell office:value-type="float" office:value="115092.66">
            <text:p>115092.66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0.41">
            <text:p>0.41</text:p>
          </table:table-cell>
          <table:table-cell office:value-type="float" office:value="1.56">
            <text:p>1.56</text:p>
          </table:table-cell>
          <table:table-cell office:value-type="float" office:value="1">
            <text:p>1</text:p>
          </table:table-cell>
          <table:table-cell table:formula="of:=IF([.N64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Pella'</text:p>
          </table:table-cell>
          <table:table-cell office:value-type="string">
            <text:p><text:s/>'Alexander_the_Great'</text:p>
          </table:table-cell>
          <table:table-cell office:value-type="float" office:value="110">
            <text:p>110</text:p>
          </table:table-cell>
          <table:table-cell office:value-type="float" office:value="9234.26">
            <text:p>9234.26</text:p>
          </table:table-cell>
          <table:table-cell office:value-type="float" office:value="113391.33">
            <text:p>113391.33</text:p>
          </table:table-cell>
          <table:table-cell office:value-type="float" office:value="104157.07">
            <text:p>104157.07</text:p>
          </table:table-cell>
          <table:table-cell office:value-type="float" office:value="122625.59">
            <text:p>122625.59</text:p>
          </table:table-cell>
          <table:table-cell office:value-type="float" office:value="0.47">
            <text:p>0.47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float" office:value="1.3">
            <text:p>1.3</text:p>
          </table:table-cell>
          <table:table-cell office:value-type="float" office:value="1">
            <text:p>1</text:p>
          </table:table-cell>
          <table:table-cell table:formula="of:=IF([.N65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rchimedes'</text:p>
          </table:table-cell>
          <table:table-cell office:value-type="string">
            <text:p><text:s/>'Alexander_the_Great'</text:p>
          </table:table-cell>
          <table:table-cell office:value-type="float" office:value="13">
            <text:p>13</text:p>
          </table:table-cell>
          <table:table-cell office:value-type="float" office:value="74374.58">
            <text:p>74374.58</text:p>
          </table:table-cell>
          <table:table-cell office:value-type="float" office:value="113391.33">
            <text:p>113391.33</text:p>
          </table:table-cell>
          <table:table-cell office:value-type="float" office:value="39016.75">
            <text:p>39016.75</text:p>
          </table:table-cell>
          <table:table-cell office:value-type="float" office:value="187765.91">
            <text:p>187765.91</text:p>
          </table:table-cell>
          <table:table-cell office:value-type="float" office:value="0.28">
            <text:p>0.28</text:p>
          </table:table-cell>
          <table:table-cell office:value-type="float" office:value="0.33">
            <text:p>0.33</text:p>
          </table:table-cell>
          <table:table-cell office:value-type="float" office:value="0.43">
            <text:p>0.43</text:p>
          </table:table-cell>
          <table:table-cell office:value-type="float" office:value="6.61">
            <text:p>6.61</text:p>
          </table:table-cell>
          <table:table-cell office:value-type="float" office:value="1">
            <text:p>1</text:p>
          </table:table-cell>
          <table:table-cell table:formula="of:=IF([.N66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Aristotle'</text:p>
          </table:table-cell>
          <table:table-cell office:value-type="string">
            <text:p><text:s/>'Alexander_the_Great'</text:p>
          </table:table-cell>
          <table:table-cell office:value-type="float" office:value="3057">
            <text:p>3057</text:p>
          </table:table-cell>
          <table:table-cell office:value-type="float" office:value="242694.17">
            <text:p>242694.17</text:p>
          </table:table-cell>
          <table:table-cell office:value-type="float" office:value="113391.33">
            <text:p>113391.33</text:p>
          </table:table-cell>
          <table:table-cell office:value-type="float" office:value="129302.84">
            <text:p>129302.84</text:p>
          </table:table-cell>
          <table:table-cell office:value-type="float" office:value="356085.5">
            <text:p>356085.5</text:p>
          </table:table-cell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0.34">
            <text:p>0.34</text:p>
          </table:table-cell>
          <table:table-cell office:value-type="float" office:value="1.04">
            <text:p>1.04</text:p>
          </table:table-cell>
          <table:table-cell office:value-type="float" office:value="0">
            <text:p>0</text:p>
          </table:table-cell>
          <table:table-cell table:formula="of:=IF([.N67] &gt; 0.79; 1; 0)" office:value-type="float" office:value="1">
            <text:p>1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Spitamenes'</text:p>
          </table:table-cell>
          <table:table-cell office:value-type="string">
            <text:p><text:s/>'Alexander_the_Great'</text:p>
          </table:table-cell>
          <table:table-cell office:value-type="float" office:value="26">
            <text:p>26</text:p>
          </table:table-cell>
          <table:table-cell office:value-type="float" office:value="576.32">
            <text:p>576.32</text:p>
          </table:table-cell>
          <table:table-cell office:value-type="float" office:value="113391.33">
            <text:p>113391.33</text:p>
          </table:table-cell>
          <table:table-cell office:value-type="float" office:value="112815.01">
            <text:p>112815.01</text:p>
          </table:table-cell>
          <table:table-cell office:value-type="float" office:value="113967.65">
            <text:p>113967.65</text:p>
          </table:table-cell>
          <table:table-cell office:value-type="float" office:value="0.41">
            <text:p>0.41</text:p>
          </table:table-cell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0.78">
            <text:p>0.78</text:p>
          </table:table-cell>
          <table:table-cell office:value-type="float" office:value="1">
            <text:p>1</text:p>
          </table:table-cell>
          <table:table-cell table:formula="of:=IF([.N6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Byzantine_Empire'</text:p>
          </table:table-cell>
          <table:table-cell office:value-type="string">
            <text:p><text:s/>'Alexander_the_Great'</text:p>
          </table:table-cell>
          <table:table-cell office:value-type="float" office:value="63">
            <text:p>63</text:p>
          </table:table-cell>
          <table:table-cell office:value-type="float" office:value="62818.67">
            <text:p>62818.67</text:p>
          </table:table-cell>
          <table:table-cell office:value-type="float" office:value="113391.33">
            <text:p>113391.33</text:p>
          </table:table-cell>
          <table:table-cell office:value-type="float" office:value="50572.66">
            <text:p>50572.66</text:p>
          </table:table-cell>
          <table:table-cell office:value-type="float" office:value="176210">
            <text:p>176210</text:p>
          </table:table-cell>
          <table:table-cell office:value-type="float" office:value="0.53">
            <text:p>0.53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 office:value-type="float" office:value="2.19">
            <text:p>2.19</text:p>
          </table:table-cell>
          <table:table-cell office:value-type="float" office:value="0">
            <text:p>0</text:p>
          </table:table-cell>
          <table:table-cell table:formula="of:=IF([.N69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Philoxenus_of_Eretria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93.67">
            <text:p>93.67</text:p>
          </table:table-cell>
          <table:table-cell office:value-type="float" office:value="113391.33">
            <text:p>113391.33</text:p>
          </table:table-cell>
          <table:table-cell office:value-type="float" office:value="113297.66">
            <text:p>113297.66</text:p>
          </table:table-cell>
          <table:table-cell office:value-type="float" office:value="113485">
            <text:p>113485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.42">
            <text:p>0.42</text:p>
          </table:table-cell>
          <table:table-cell office:value-type="float" office:value="4.18">
            <text:p>4.18</text:p>
          </table:table-cell>
          <table:table-cell office:value-type="float" office:value="1">
            <text:p>1</text:p>
          </table:table-cell>
          <table:table-cell table:formula="of:=IF([.N70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Napoleonic_Wars'</text:p>
          </table:table-cell>
          <table:table-cell office:value-type="string">
            <text:p><text:s/>'Alexander_the_Great'</text:p>
          </table:table-cell>
          <table:table-cell office:value-type="float" office:value="11">
            <text:p>11</text:p>
          </table:table-cell>
          <table:table-cell office:value-type="float" office:value="35270.67">
            <text:p>35270.67</text:p>
          </table:table-cell>
          <table:table-cell office:value-type="float" office:value="113391.33">
            <text:p>113391.33</text:p>
          </table:table-cell>
          <table:table-cell office:value-type="float" office:value="78120.66">
            <text:p>78120.66</text:p>
          </table:table-cell>
          <table:table-cell office:value-type="float" office:value="148662">
            <text:p>148662</text:p>
          </table:table-cell>
          <table:table-cell office:value-type="float" office:value="0.48">
            <text:p>0.48</text:p>
          </table:table-cell>
          <table:table-cell office:value-type="float" office:value="0.1">
            <text:p>0.1</text:p>
          </table:table-cell>
          <table:table-cell office:value-type="float" office:value="0.63">
            <text:p>0.63</text:p>
          </table:table-cell>
          <table:table-cell office:value-type="float" office:value="11.82">
            <text:p>11.82</text:p>
          </table:table-cell>
          <table:table-cell office:value-type="float" office:value="1">
            <text:p>1</text:p>
          </table:table-cell>
          <table:table-cell table:formula="of:=IF([.N7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History_of_Egypt'</text:p>
          </table:table-cell>
          <table:table-cell office:value-type="string">
            <text:p><text:s/>'Alexander_the_Great'</text:p>
          </table:table-cell>
          <table:table-cell office:value-type="float" office:value="140">
            <text:p>140</text:p>
          </table:table-cell>
          <table:table-cell office:value-type="float" office:value="6964.67">
            <text:p>6964.67</text:p>
          </table:table-cell>
          <table:table-cell office:value-type="float" office:value="113391.33">
            <text:p>113391.33</text:p>
          </table:table-cell>
          <table:table-cell office:value-type="float" office:value="106426.66">
            <text:p>106426.66</text:p>
          </table:table-cell>
          <table:table-cell office:value-type="float" office:value="120356">
            <text:p>120356</text:p>
          </table:table-cell>
          <table:table-cell office:value-type="float" office:value="0.44">
            <text:p>0.44</text:p>
          </table:table-cell>
          <table:table-cell office:value-type="float" office:value="0.16">
            <text:p>0.16</text:p>
          </table:table-cell>
          <table:table-cell office:value-type="float" office:value="0.4">
            <text:p>0.4</text:p>
          </table:table-cell>
          <table:table-cell office:value-type="float" office:value="3.17">
            <text:p>3.17</text:p>
          </table:table-cell>
          <table:table-cell office:value-type="float" office:value="0">
            <text:p>0</text:p>
          </table:table-cell>
          <table:table-cell table:formula="of:=IF([.N72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Bactria'</text:p>
          </table:table-cell>
          <table:table-cell office:value-type="string">
            <text:p><text:s/>'Alexander_the_Great'</text:p>
          </table:table-cell>
          <table:table-cell office:value-type="float" office:value="117">
            <text:p>117</text:p>
          </table:table-cell>
          <table:table-cell office:value-type="float" office:value="18362.32">
            <text:p>18362.32</text:p>
          </table:table-cell>
          <table:table-cell office:value-type="float" office:value="113391.33">
            <text:p>113391.33</text:p>
          </table:table-cell>
          <table:table-cell office:value-type="float" office:value="95029.01">
            <text:p>95029.01</text:p>
          </table:table-cell>
          <table:table-cell office:value-type="float" office:value="131753.65">
            <text:p>131753.65</text:p>
          </table:table-cell>
          <table:table-cell office:value-type="float" office:value="0.47">
            <text:p>0.47</text:p>
          </table:table-cell>
          <table:table-cell office:value-type="float" office:value="0.14">
            <text:p>0.14</text:p>
          </table:table-cell>
          <table:table-cell office:value-type="float" office:value="0.25">
            <text:p>0.25</text:p>
          </table:table-cell>
          <table:table-cell office:value-type="float" office:value="0.89">
            <text:p>0.89</text:p>
          </table:table-cell>
          <table:table-cell office:value-type="float" office:value="1">
            <text:p>1</text:p>
          </table:table-cell>
          <table:table-cell table:formula="of:=IF([.N73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Euphrates'</text:p>
          </table:table-cell>
          <table:table-cell office:value-type="string">
            <text:p><text:s/>'Alexander_the_Great'</text:p>
          </table:table-cell>
          <table:table-cell office:value-type="float" office:value="11">
            <text:p>11</text:p>
          </table:table-cell>
          <table:table-cell office:value-type="float" office:value="17130.29">
            <text:p>17130.29</text:p>
          </table:table-cell>
          <table:table-cell office:value-type="float" office:value="113391.33">
            <text:p>113391.33</text:p>
          </table:table-cell>
          <table:table-cell office:value-type="float" office:value="96261.04">
            <text:p>96261.04</text:p>
          </table:table-cell>
          <table:table-cell office:value-type="float" office:value="130521.62">
            <text:p>130521.62</text:p>
          </table:table-cell>
          <table:table-cell office:value-type="float" office:value="0.31">
            <text:p>0.31</text:p>
          </table:table-cell>
          <table:table-cell office:value-type="float" office:value="0.15">
            <text:p>0.15</text:p>
          </table:table-cell>
          <table:table-cell office:value-type="float" office:value="0.36">
            <text:p>0.36</text:p>
          </table:table-cell>
          <table:table-cell office:value-type="float" office:value="8.87">
            <text:p>8.87</text:p>
          </table:table-cell>
          <table:table-cell office:value-type="float" office:value="0">
            <text:p>0</text:p>
          </table:table-cell>
          <table:table-cell table:formula="of:=IF([.N74] &gt; 0.79; 1; 0)" office:value-type="float" office:value="1">
            <text:p>1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Herostratus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2510">
            <text:p>2510</text:p>
          </table:table-cell>
          <table:table-cell office:value-type="float" office:value="113391.33">
            <text:p>113391.33</text:p>
          </table:table-cell>
          <table:table-cell office:value-type="float" office:value="110881.33">
            <text:p>110881.33</text:p>
          </table:table-cell>
          <table:table-cell office:value-type="float" office:value="115901.33">
            <text:p>115901.33</text:p>
          </table:table-cell>
          <table:table-cell office:value-type="float" office:value="0.3">
            <text:p>0.3</text:p>
          </table:table-cell>
          <table:table-cell office:value-type="float" office:value="0.27">
            <text:p>0.27</text:p>
          </table:table-cell>
          <table:table-cell office:value-type="float" office:value="0.43">
            <text:p>0.43</text:p>
          </table:table-cell>
          <table:table-cell office:value-type="float" office:value="7.66">
            <text:p>7.66</text:p>
          </table:table-cell>
          <table:table-cell office:value-type="float" office:value="1">
            <text:p>1</text:p>
          </table:table-cell>
          <table:table-cell table:formula="of:=IF([.N75] &gt; 0.79; 1; 0)" office:value-type="float" office:value="1">
            <text:p>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Joan_of_Arc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60672">
            <text:p>60672</text:p>
          </table:table-cell>
          <table:table-cell office:value-type="float" office:value="113391.33">
            <text:p>113391.33</text:p>
          </table:table-cell>
          <table:table-cell office:value-type="float" office:value="52719.33">
            <text:p>52719.33</text:p>
          </table:table-cell>
          <table:table-cell office:value-type="float" office:value="174063.33">
            <text:p>174063.33</text:p>
          </table:table-cell>
          <table:table-cell office:value-type="float" office:value="0.29">
            <text:p>0.29</text:p>
          </table:table-cell>
          <table:table-cell office:value-type="float" office:value="0.28">
            <text:p>0.28</text:p>
          </table:table-cell>
          <table:table-cell office:value-type="float" office:value="0.62">
            <text:p>0.62</text:p>
          </table:table-cell>
          <table:table-cell office:value-type="float" office:value="12.36">
            <text:p>12.36</text:p>
          </table:table-cell>
          <table:table-cell office:value-type="float" office:value="1">
            <text:p>1</text:p>
          </table:table-cell>
          <table:table-cell table:formula="of:=IF([.N76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Leonidas_I'</text:p>
          </table:table-cell>
          <table:table-cell office:value-type="string">
            <text:p><text:s/>'Alexander_the_Great'</text:p>
          </table:table-cell>
          <table:table-cell office:value-type="float" office:value="31">
            <text:p>31</text:p>
          </table:table-cell>
          <table:table-cell office:value-type="float" office:value="22604.33">
            <text:p>22604.33</text:p>
          </table:table-cell>
          <table:table-cell office:value-type="float" office:value="113391.33">
            <text:p>113391.33</text:p>
          </table:table-cell>
          <table:table-cell office:value-type="float" office:value="90787">
            <text:p>90787</text:p>
          </table:table-cell>
          <table:table-cell office:value-type="float" office:value="135995.66">
            <text:p>135995.66</text:p>
          </table:table-cell>
          <table:table-cell office:value-type="float" office:value="0.37">
            <text:p>0.37</text:p>
          </table:table-cell>
          <table:table-cell office:value-type="float" office:value="0.43">
            <text:p>0.43</text:p>
          </table:table-cell>
          <table:table-cell office:value-type="float" office:value="0.41">
            <text:p>0.41</text:p>
          </table:table-cell>
          <table:table-cell office:value-type="float" office:value="2.17">
            <text:p>2.17</text:p>
          </table:table-cell>
          <table:table-cell office:value-type="float" office:value="0">
            <text:p>0</text:p>
          </table:table-cell>
          <table:table-cell table:formula="of:=IF([.N77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Uzbekistan'</text:p>
          </table:table-cell>
          <table:table-cell office:value-type="string">
            <text:p><text:s/>'Alexander_the_Great'</text:p>
          </table:table-cell>
          <table:table-cell office:value-type="float" office:value="193">
            <text:p>193</text:p>
          </table:table-cell>
          <table:table-cell office:value-type="float" office:value="110738.46">
            <text:p>110738.46</text:p>
          </table:table-cell>
          <table:table-cell office:value-type="float" office:value="113391.33">
            <text:p>113391.33</text:p>
          </table:table-cell>
          <table:table-cell office:value-type="float" office:value="2652.87">
            <text:p>2652.87</text:p>
          </table:table-cell>
          <table:table-cell office:value-type="float" office:value="224129.79">
            <text:p>224129.79</text:p>
          </table:table-cell>
          <table:table-cell office:value-type="float" office:value="0.34">
            <text:p>0.34</text:p>
          </table:table-cell>
          <table:table-cell office:value-type="float" office:value="0.16">
            <text:p>0.16</text:p>
          </table:table-cell>
          <table:table-cell office:value-type="float" office:value="0.51">
            <text:p>0.51</text:p>
          </table:table-cell>
          <table:table-cell office:value-type="float" office:value="5.2">
            <text:p>5.2</text:p>
          </table:table-cell>
          <table:table-cell office:value-type="float" office:value="1">
            <text:p>1</text:p>
          </table:table-cell>
          <table:table-cell table:formula="of:=IF([.N78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Bahrain'</text:p>
          </table:table-cell>
          <table:table-cell office:value-type="string">
            <text:p><text:s/>'Alexander_the_Great'</text:p>
          </table:table-cell>
          <table:table-cell office:value-type="float" office:value="25">
            <text:p>25</text:p>
          </table:table-cell>
          <table:table-cell office:value-type="float" office:value="130826.96">
            <text:p>130826.96</text:p>
          </table:table-cell>
          <table:table-cell office:value-type="float" office:value="113391.33">
            <text:p>113391.33</text:p>
          </table:table-cell>
          <table:table-cell office:value-type="float" office:value="17435.63">
            <text:p>17435.63</text:p>
          </table:table-cell>
          <table:table-cell office:value-type="float" office:value="244218.29">
            <text:p>244218.29</text:p>
          </table:table-cell>
          <table:table-cell office:value-type="float" office:value="0.3">
            <text:p>0.3</text:p>
          </table:table-cell>
          <table:table-cell office:value-type="float" office:value="0.17">
            <text:p>0.17</text:p>
          </table:table-cell>
          <table:table-cell office:value-type="float" office:value="0.52">
            <text:p>0.52</text:p>
          </table:table-cell>
          <table:table-cell office:value-type="float" office:value="9.35">
            <text:p>9.35</text:p>
          </table:table-cell>
          <table:table-cell office:value-type="float" office:value="1">
            <text:p>1</text:p>
          </table:table-cell>
          <table:table-cell table:formula="of:=IF([.N79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Siege_of_Halicarnassus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350.67">
            <text:p>350.67</text:p>
          </table:table-cell>
          <table:table-cell office:value-type="float" office:value="113391.33">
            <text:p>113391.33</text:p>
          </table:table-cell>
          <table:table-cell office:value-type="float" office:value="113040.66">
            <text:p>113040.66</text:p>
          </table:table-cell>
          <table:table-cell office:value-type="float" office:value="113742">
            <text:p>113742</text:p>
          </table:table-cell>
          <table:table-cell office:value-type="float" office:value="0.45">
            <text:p>0.45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2.48">
            <text:p>2.48</text:p>
          </table:table-cell>
          <table:table-cell office:value-type="float" office:value="1">
            <text:p>1</text:p>
          </table:table-cell>
          <table:table-cell table:formula="of:=IF([.N80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Homer'</text:p>
          </table:table-cell>
          <table:table-cell office:value-type="string">
            <text:p><text:s/>'Alexander_the_Great'</text:p>
          </table:table-cell>
          <table:table-cell office:value-type="float" office:value="13">
            <text:p>13</text:p>
          </table:table-cell>
          <table:table-cell office:value-type="float" office:value="70815.45">
            <text:p>70815.45</text:p>
          </table:table-cell>
          <table:table-cell office:value-type="float" office:value="113391.33">
            <text:p>113391.33</text:p>
          </table:table-cell>
          <table:table-cell office:value-type="float" office:value="42575.88">
            <text:p>42575.88</text:p>
          </table:table-cell>
          <table:table-cell office:value-type="float" office:value="184206.78">
            <text:p>184206.78</text:p>
          </table:table-cell>
          <table:table-cell office:value-type="float" office:value="0.37">
            <text:p>0.37</text:p>
          </table:table-cell>
          <table:table-cell office:value-type="float" office:value="0.1">
            <text:p>0.1</text:p>
          </table:table-cell>
          <table:table-cell office:value-type="float" office:value="0.32">
            <text:p>0.32</text:p>
          </table:table-cell>
          <table:table-cell office:value-type="float" office:value="6.95">
            <text:p>6.95</text:p>
          </table:table-cell>
          <table:table-cell office:value-type="float" office:value="1">
            <text:p>1</text:p>
          </table:table-cell>
          <table:table-cell table:formula="of:=IF([.N8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Cultural_depictions_of_Alexander_the_Great'</text:p>
          </table:table-cell>
          <table:table-cell office:value-type="string">
            <text:p><text:s/>'Alexander_the_Great'</text:p>
          </table:table-cell>
          <table:table-cell office:value-type="float" office:value="41">
            <text:p>41</text:p>
          </table:table-cell>
          <table:table-cell office:value-type="float" office:value="465.67">
            <text:p>465.67</text:p>
          </table:table-cell>
          <table:table-cell office:value-type="float" office:value="113391.33">
            <text:p>113391.33</text:p>
          </table:table-cell>
          <table:table-cell office:value-type="float" office:value="112925.66">
            <text:p>112925.66</text:p>
          </table:table-cell>
          <table:table-cell office:value-type="float" office:value="113857">
            <text:p>113857</text:p>
          </table:table-cell>
          <table:table-cell office:value-type="float" office:value="0.78">
            <text:p>0.78</text:p>
          </table:table-cell>
          <table:table-cell office:value-type="float" office:value="0.11">
            <text:p>0.11</text:p>
          </table:table-cell>
          <table:table-cell office:value-type="float" office:value="0.31">
            <text:p>0.31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table:formula="of:=IF([.N82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Callisthenes'</text:p>
          </table:table-cell>
          <table:table-cell office:value-type="string">
            <text:p><text:s/>'Alexander_the_Great'</text:p>
          </table:table-cell>
          <table:table-cell office:value-type="float" office:value="39">
            <text:p>39</text:p>
          </table:table-cell>
          <table:table-cell office:value-type="float" office:value="820">
            <text:p>820</text:p>
          </table:table-cell>
          <table:table-cell office:value-type="float" office:value="113391.33">
            <text:p>113391.33</text:p>
          </table:table-cell>
          <table:table-cell office:value-type="float" office:value="112571.33">
            <text:p>112571.33</text:p>
          </table:table-cell>
          <table:table-cell office:value-type="float" office:value="114211.33">
            <text:p>114211.33</text:p>
          </table:table-cell>
          <table:table-cell office:value-type="float" office:value="0.44">
            <text:p>0.44</text:p>
          </table:table-cell>
          <table:table-cell office:value-type="float" office:value="0.36">
            <text:p>0.36</text:p>
          </table:table-cell>
          <table:table-cell office:value-type="float" office:value="0.34">
            <text:p>0.34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 table:formula="of:=IF([.N83] &gt; 0.79; 1; 0)" office:value-type="float" office:value="1">
            <text:p>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Constantine_the_Great'</text:p>
          </table:table-cell>
          <table:table-cell office:value-type="string">
            <text:p><text:s/>'Alexander_the_Great'</text:p>
          </table:table-cell>
          <table:table-cell office:value-type="float" office:value="24">
            <text:p>24</text:p>
          </table:table-cell>
          <table:table-cell office:value-type="float" office:value="33687.33">
            <text:p>33687.33</text:p>
          </table:table-cell>
          <table:table-cell office:value-type="float" office:value="113391.33">
            <text:p>113391.33</text:p>
          </table:table-cell>
          <table:table-cell office:value-type="float" office:value="79704">
            <text:p>79704</text:p>
          </table:table-cell>
          <table:table-cell office:value-type="float" office:value="147078.66">
            <text:p>147078.66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 office:value-type="float" office:value="0.38">
            <text:p>0.38</text:p>
          </table:table-cell>
          <table:table-cell office:value-type="float" office:value="0.52">
            <text:p>0.52</text:p>
          </table:table-cell>
          <table:table-cell office:value-type="float" office:value="0">
            <text:p>0</text:p>
          </table:table-cell>
          <table:table-cell table:formula="of:=IF([.N84] &gt; 0.79; 1; 0)" office:value-type="float" office:value="0">
            <text:p>0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Herodotus'</text:p>
          </table:table-cell>
          <table:table-cell office:value-type="string">
            <text:p><text:s/>'Alexander_the_Great'</text:p>
          </table:table-cell>
          <table:table-cell office:value-type="float" office:value="11">
            <text:p>11</text:p>
          </table:table-cell>
          <table:table-cell office:value-type="float" office:value="38701.14">
            <text:p>38701.14</text:p>
          </table:table-cell>
          <table:table-cell office:value-type="float" office:value="113391.33">
            <text:p>113391.33</text:p>
          </table:table-cell>
          <table:table-cell office:value-type="float" office:value="74690.19">
            <text:p>74690.19</text:p>
          </table:table-cell>
          <table:table-cell office:value-type="float" office:value="152092.47">
            <text:p>152092.47</text:p>
          </table:table-cell>
          <table:table-cell office:value-type="float" office:value="0.34">
            <text:p>0.34</text:p>
          </table:table-cell>
          <table:table-cell office:value-type="float" office:value="0.28">
            <text:p>0.28</text:p>
          </table:table-cell>
          <table:table-cell office:value-type="float" office:value="0.25">
            <text:p>0.25</text:p>
          </table:table-cell>
          <table:table-cell office:value-type="float" office:value="1.55">
            <text:p>1.55</text:p>
          </table:table-cell>
          <table:table-cell office:value-type="float" office:value="1">
            <text:p>1</text:p>
          </table:table-cell>
          <table:table-cell table:formula="of:=IF([.N85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Kodava_people'</text:p>
          </table:table-cell>
          <table:table-cell office:value-type="string">
            <text:p><text:s/>'Alexander_the_Great'</text:p>
          </table:table-cell>
          <table:table-cell office:value-type="float" office:value="31">
            <text:p>31</text:p>
          </table:table-cell>
          <table:table-cell office:value-type="float" office:value="2560.33">
            <text:p>2560.33</text:p>
          </table:table-cell>
          <table:table-cell office:value-type="float" office:value="113391.33">
            <text:p>113391.33</text:p>
          </table:table-cell>
          <table:table-cell office:value-type="float" office:value="110831">
            <text:p>110831</text:p>
          </table:table-cell>
          <table:table-cell office:value-type="float" office:value="115951.66">
            <text:p>115951.66</text:p>
          </table:table-cell>
          <table:table-cell office:value-type="float" office:value="0.28">
            <text:p>0.28</text:p>
          </table:table-cell>
          <table:table-cell office:value-type="float" office:value="0.11">
            <text:p>0.11</text:p>
          </table:table-cell>
          <table:table-cell office:value-type="float" office:value="0.65">
            <text:p>0.65</text:p>
          </table:table-cell>
          <table:table-cell office:value-type="float" office:value="12.04">
            <text:p>12.04</text:p>
          </table:table-cell>
          <table:table-cell office:value-type="float" office:value="1">
            <text:p>1</text:p>
          </table:table-cell>
          <table:table-cell table:formula="of:=IF([.N86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Kalasha_Valleys'</text:p>
          </table:table-cell>
          <table:table-cell office:value-type="string">
            <text:p><text:s/>'Alexander_the_Great'</text:p>
          </table:table-cell>
          <table:table-cell office:value-type="float" office:value="20">
            <text:p>20</text:p>
          </table:table-cell>
          <table:table-cell office:value-type="float" office:value="570.67">
            <text:p>570.67</text:p>
          </table:table-cell>
          <table:table-cell office:value-type="float" office:value="113391.33">
            <text:p>113391.33</text:p>
          </table:table-cell>
          <table:table-cell office:value-type="float" office:value="112820.66">
            <text:p>112820.66</text:p>
          </table:table-cell>
          <table:table-cell office:value-type="float" office:value="113962">
            <text:p>11396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46">
            <text:p>0.46</text:p>
          </table:table-cell>
          <table:table-cell office:value-type="float" office:value="13.5">
            <text:p>13.5</text:p>
          </table:table-cell>
          <table:table-cell office:value-type="float" office:value="1">
            <text:p>1</text:p>
          </table:table-cell>
          <table:table-cell table:formula="of:=IF([.N87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Mellified_man'</text:p>
          </table:table-cell>
          <table:table-cell office:value-type="string">
            <text:p><text:s/>'Alexander_the_Great'</text:p>
          </table:table-cell>
          <table:table-cell office:value-type="float" office:value="33">
            <text:p>33</text:p>
          </table:table-cell>
          <table:table-cell office:value-type="float" office:value="13411">
            <text:p>13411</text:p>
          </table:table-cell>
          <table:table-cell office:value-type="float" office:value="113391.33">
            <text:p>113391.33</text:p>
          </table:table-cell>
          <table:table-cell office:value-type="float" office:value="99980.33">
            <text:p>99980.33</text:p>
          </table:table-cell>
          <table:table-cell office:value-type="float" office:value="126802.33">
            <text:p>126802.33</text:p>
          </table:table-cell>
          <table:table-cell office:value-type="float" office:value="0.26">
            <text:p>0.26</text:p>
          </table:table-cell>
          <table:table-cell office:value-type="float" office:value="0.23">
            <text:p>0.23</text:p>
          </table:table-cell>
          <table:table-cell office:value-type="float" office:value="0.57">
            <text:p>0.57</text:p>
          </table:table-cell>
          <table:table-cell office:value-type="float" office:value="8.83">
            <text:p>8.83</text:p>
          </table:table-cell>
          <table:table-cell office:value-type="float" office:value="1">
            <text:p>1</text:p>
          </table:table-cell>
          <table:table-cell table:formula="of:=IF([.N88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lbania'</text:p>
          </table:table-cell>
          <table:table-cell office:value-type="string">
            <text:p><text:s/>'Alexander_the_Great'</text:p>
          </table:table-cell>
          <table:table-cell office:value-type="float" office:value="17">
            <text:p>17</text:p>
          </table:table-cell>
          <table:table-cell office:value-type="float" office:value="183933.63">
            <text:p>183933.63</text:p>
          </table:table-cell>
          <table:table-cell office:value-type="float" office:value="113391.33">
            <text:p>113391.33</text:p>
          </table:table-cell>
          <table:table-cell office:value-type="float" office:value="70542.3">
            <text:p>70542.3</text:p>
          </table:table-cell>
          <table:table-cell office:value-type="float" office:value="297324.96">
            <text:p>297324.96</text:p>
          </table:table-cell>
          <table:table-cell office:value-type="float" office:value="0.41">
            <text:p>0.41</text:p>
          </table:table-cell>
          <table:table-cell office:value-type="float" office:value="0.14">
            <text:p>0.14</text:p>
          </table:table-cell>
          <table:table-cell office:value-type="float" office:value="0.58">
            <text:p>0.58</text:p>
          </table:table-cell>
          <table:table-cell office:value-type="float" office:value="10.16">
            <text:p>10.16</text:p>
          </table:table-cell>
          <table:table-cell office:value-type="float" office:value="1">
            <text:p>1</text:p>
          </table:table-cell>
          <table:table-cell table:formula="of:=IF([.N89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Sacred_Band_of_Thebes'</text:p>
          </table:table-cell>
          <table:table-cell office:value-type="string">
            <text:p><text:s/>'Alexander_the_Great'</text:p>
          </table:table-cell>
          <table:table-cell office:value-type="float" office:value="33">
            <text:p>33</text:p>
          </table:table-cell>
          <table:table-cell office:value-type="float" office:value="5844">
            <text:p>5844</text:p>
          </table:table-cell>
          <table:table-cell office:value-type="float" office:value="113391.33">
            <text:p>113391.33</text:p>
          </table:table-cell>
          <table:table-cell office:value-type="float" office:value="107547.33">
            <text:p>107547.33</text:p>
          </table:table-cell>
          <table:table-cell office:value-type="float" office:value="119235.33">
            <text:p>119235.33</text:p>
          </table:table-cell>
          <table:table-cell office:value-type="float" office:value="0.47">
            <text:p>0.47</text:p>
          </table:table-cell>
          <table:table-cell office:value-type="float" office:value="0.11">
            <text:p>0.11</text:p>
          </table:table-cell>
          <table:table-cell office:value-type="float" office:value="0.34">
            <text:p>0.34</text:p>
          </table:table-cell>
          <table:table-cell office:value-type="float" office:value="3.66">
            <text:p>3.66</text:p>
          </table:table-cell>
          <table:table-cell office:value-type="float" office:value="1">
            <text:p>1</text:p>
          </table:table-cell>
          <table:table-cell table:formula="of:=IF([.N90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Macedonian_phalanx'</text:p>
          </table:table-cell>
          <table:table-cell office:value-type="string">
            <text:p><text:s/>'Alexander_the_Great'</text:p>
          </table:table-cell>
          <table:table-cell office:value-type="float" office:value="57">
            <text:p>57</text:p>
          </table:table-cell>
          <table:table-cell office:value-type="float" office:value="2125">
            <text:p>2125</text:p>
          </table:table-cell>
          <table:table-cell office:value-type="float" office:value="113391.33">
            <text:p>113391.33</text:p>
          </table:table-cell>
          <table:table-cell office:value-type="float" office:value="111266.33">
            <text:p>111266.33</text:p>
          </table:table-cell>
          <table:table-cell office:value-type="float" office:value="115516.33">
            <text:p>115516.33</text:p>
          </table:table-cell>
          <table:table-cell office:value-type="float" office:value="0.43">
            <text:p>0.43</text:p>
          </table:table-cell>
          <table:table-cell office:value-type="float" office:value="0.11">
            <text:p>0.11</text:p>
          </table:table-cell>
          <table:table-cell office:value-type="float" office:value="0.32">
            <text:p>0.32</text:p>
          </table:table-cell>
          <table:table-cell office:value-type="float" office:value="3.35">
            <text:p>3.35</text:p>
          </table:table-cell>
          <table:table-cell office:value-type="float" office:value="0">
            <text:p>0</text:p>
          </table:table-cell>
          <table:table-cell table:formula="of:=IF([.N9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ngelina_Jolie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130267.33">
            <text:p>130267.33</text:p>
          </table:table-cell>
          <table:table-cell office:value-type="float" office:value="113391.33">
            <text:p>113391.33</text:p>
          </table:table-cell>
          <table:table-cell office:value-type="float" office:value="16876">
            <text:p>16876</text:p>
          </table:table-cell>
          <table:table-cell office:value-type="float" office:value="243658.66">
            <text:p>243658.66</text:p>
          </table:table-cell>
          <table:table-cell office:value-type="float" office:value="0.26">
            <text:p>0.26</text:p>
          </table:table-cell>
          <table:table-cell office:value-type="float" office:value="0.3">
            <text:p>0.3</text:p>
          </table:table-cell>
          <table:table-cell office:value-type="float" office:value="0.59">
            <text:p>0.59</text:p>
          </table:table-cell>
          <table:table-cell office:value-type="float" office:value="11.26">
            <text:p>11.26</text:p>
          </table:table-cell>
          <table:table-cell office:value-type="float" office:value="1">
            <text:p>1</text:p>
          </table:table-cell>
          <table:table-cell table:formula="of:=IF([.N92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Ancient_Corinth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6254.67">
            <text:p>6254.67</text:p>
          </table:table-cell>
          <table:table-cell office:value-type="float" office:value="113391.33">
            <text:p>113391.33</text:p>
          </table:table-cell>
          <table:table-cell office:value-type="float" office:value="107136.66">
            <text:p>107136.66</text:p>
          </table:table-cell>
          <table:table-cell office:value-type="float" office:value="119646">
            <text:p>119646</text:p>
          </table:table-cell>
          <table:table-cell office:value-type="float" office:value="0.41">
            <text:p>0.41</text:p>
          </table:table-cell>
          <table:table-cell office:value-type="float" office:value="0.12">
            <text:p>0.12</text:p>
          </table:table-cell>
          <table:table-cell office:value-type="float" office:value="0.33">
            <text:p>0.33</text:p>
          </table:table-cell>
          <table:table-cell office:value-type="float" office:value="5.98">
            <text:p>5.98</text:p>
          </table:table-cell>
          <table:table-cell office:value-type="float" office:value="1">
            <text:p>1</text:p>
          </table:table-cell>
          <table:table-cell table:formula="of:=IF([.N93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rno_Breker'</text:p>
          </table:table-cell>
          <table:table-cell office:value-type="string">
            <text:p><text:s/>'Alexander_the_Great'</text:p>
          </table:table-cell>
          <table:table-cell office:value-type="float" office:value="205">
            <text:p>205</text:p>
          </table:table-cell>
          <table:table-cell office:value-type="float" office:value="2058">
            <text:p>2058</text:p>
          </table:table-cell>
          <table:table-cell office:value-type="float" office:value="113391.33">
            <text:p>113391.33</text:p>
          </table:table-cell>
          <table:table-cell office:value-type="float" office:value="111333.33">
            <text:p>111333.33</text:p>
          </table:table-cell>
          <table:table-cell office:value-type="float" office:value="115449.33">
            <text:p>115449.33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0.69">
            <text:p>0.69</text:p>
          </table:table-cell>
          <table:table-cell office:value-type="float" office:value="6.52">
            <text:p>6.52</text:p>
          </table:table-cell>
          <table:table-cell office:value-type="float" office:value="1">
            <text:p>1</text:p>
          </table:table-cell>
          <table:table-cell table:formula="of:=IF([.N94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Bangladesh'</text:p>
          </table:table-cell>
          <table:table-cell office:value-type="string">
            <text:p><text:s/>'Alexander_the_Great'</text:p>
          </table:table-cell>
          <table:table-cell office:value-type="float" office:value="26">
            <text:p>26</text:p>
          </table:table-cell>
          <table:table-cell office:value-type="float" office:value="291071.05">
            <text:p>291071.05</text:p>
          </table:table-cell>
          <table:table-cell office:value-type="float" office:value="113391.33">
            <text:p>113391.33</text:p>
          </table:table-cell>
          <table:table-cell office:value-type="float" office:value="177679.72">
            <text:p>177679.72</text:p>
          </table:table-cell>
          <table:table-cell office:value-type="float" office:value="404462.38">
            <text:p>404462.38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 office:value-type="float" office:value="0.76">
            <text:p>0.76</text:p>
          </table:table-cell>
          <table:table-cell office:value-type="float" office:value="11.5">
            <text:p>11.5</text:p>
          </table:table-cell>
          <table:table-cell office:value-type="float" office:value="1">
            <text:p>1</text:p>
          </table:table-cell>
          <table:table-cell table:formula="of:=IF([.N95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1_Maccabees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3171.33">
            <text:p>3171.33</text:p>
          </table:table-cell>
          <table:table-cell office:value-type="float" office:value="113391.33">
            <text:p>113391.33</text:p>
          </table:table-cell>
          <table:table-cell office:value-type="float" office:value="110220">
            <text:p>110220</text:p>
          </table:table-cell>
          <table:table-cell office:value-type="float" office:value="116562.66">
            <text:p>116562.66</text:p>
          </table:table-cell>
          <table:table-cell office:value-type="float" office:value="0.34">
            <text:p>0.34</text:p>
          </table:table-cell>
          <table:table-cell office:value-type="float" office:value="0.15">
            <text:p>0.15</text:p>
          </table:table-cell>
          <table:table-cell office:value-type="float" office:value="0.42">
            <text:p>0.42</text:p>
          </table:table-cell>
          <table:table-cell office:value-type="float" office:value="9.3">
            <text:p>9.3</text:p>
          </table:table-cell>
          <table:table-cell office:value-type="float" office:value="1">
            <text:p>1</text:p>
          </table:table-cell>
          <table:table-cell table:formula="of:=IF([.N96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ncient_Egypt'</text:p>
          </table:table-cell>
          <table:table-cell office:value-type="string">
            <text:p><text:s/>'Alexander_the_Great'</text:p>
          </table:table-cell>
          <table:table-cell office:value-type="float" office:value="834">
            <text:p>834</text:p>
          </table:table-cell>
          <table:table-cell office:value-type="float" office:value="47790.33">
            <text:p>47790.33</text:p>
          </table:table-cell>
          <table:table-cell office:value-type="float" office:value="113391.33">
            <text:p>113391.33</text:p>
          </table:table-cell>
          <table:table-cell office:value-type="float" office:value="65601">
            <text:p>65601</text:p>
          </table:table-cell>
          <table:table-cell office:value-type="float" office:value="161181.66">
            <text:p>161181.66</text:p>
          </table:table-cell>
          <table:table-cell office:value-type="float" office:value="0.53">
            <text:p>0.53</text:p>
          </table:table-cell>
          <table:table-cell office:value-type="float" office:value="0.14">
            <text:p>0.14</text:p>
          </table:table-cell>
          <table:table-cell office:value-type="float" office:value="0.3">
            <text:p>0.3</text:p>
          </table:table-cell>
          <table:table-cell office:value-type="float" office:value="0.81">
            <text:p>0.81</text:p>
          </table:table-cell>
          <table:table-cell office:value-type="float" office:value="1">
            <text:p>1</text:p>
          </table:table-cell>
          <table:table-cell table:formula="of:=IF([.N97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Perceforest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667.89">
            <text:p>667.89</text:p>
          </table:table-cell>
          <table:table-cell office:value-type="float" office:value="113391.33">
            <text:p>113391.33</text:p>
          </table:table-cell>
          <table:table-cell office:value-type="float" office:value="112723.44">
            <text:p>112723.44</text:p>
          </table:table-cell>
          <table:table-cell office:value-type="float" office:value="114059.22">
            <text:p>114059.22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49">
            <text:p>0.49</text:p>
          </table:table-cell>
          <table:table-cell office:value-type="float" office:value="14.42">
            <text:p>14.42</text:p>
          </table:table-cell>
          <table:table-cell office:value-type="float" office:value="1">
            <text:p>1</text:p>
          </table:table-cell>
          <table:table-cell table:formula="of:=IF([.N98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Macedonia_(Greece)'</text:p>
          </table:table-cell>
          <table:table-cell office:value-type="string">
            <text:p><text:s/>'Alexander_the_Great'</text:p>
          </table:table-cell>
          <table:table-cell office:value-type="float" office:value="156">
            <text:p>156</text:p>
          </table:table-cell>
          <table:table-cell office:value-type="float" office:value="12521.74">
            <text:p>12521.74</text:p>
          </table:table-cell>
          <table:table-cell office:value-type="float" office:value="113391.33">
            <text:p>113391.33</text:p>
          </table:table-cell>
          <table:table-cell office:value-type="float" office:value="100869.59">
            <text:p>100869.59</text:p>
          </table:table-cell>
          <table:table-cell office:value-type="float" office:value="125913.07">
            <text:p>125913.07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0.35">
            <text:p>0.35</text:p>
          </table:table-cell>
          <table:table-cell office:value-type="float" office:value="2.57">
            <text:p>2.57</text:p>
          </table:table-cell>
          <table:table-cell office:value-type="float" office:value="0">
            <text:p>0</text:p>
          </table:table-cell>
          <table:table-cell table:formula="of:=IF([.N99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Gallipoli'</text:p>
          </table:table-cell>
          <table:table-cell office:value-type="string">
            <text:p><text:s/>'Alexander_the_Great'</text:p>
          </table:table-cell>
          <table:table-cell office:value-type="float" office:value="18">
            <text:p>18</text:p>
          </table:table-cell>
          <table:table-cell office:value-type="float" office:value="20028.7">
            <text:p>20028.7</text:p>
          </table:table-cell>
          <table:table-cell office:value-type="float" office:value="113391.33">
            <text:p>113391.33</text:p>
          </table:table-cell>
          <table:table-cell office:value-type="float" office:value="93362.63">
            <text:p>93362.63</text:p>
          </table:table-cell>
          <table:table-cell office:value-type="float" office:value="133420.03">
            <text:p>133420.03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0.47">
            <text:p>0.47</text:p>
          </table:table-cell>
          <table:table-cell office:value-type="float" office:value="7.55">
            <text:p>7.55</text:p>
          </table:table-cell>
          <table:table-cell office:value-type="float" office:value="0">
            <text:p>0</text:p>
          </table:table-cell>
          <table:table-cell table:formula="of:=IF([.N100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Megasthenes'</text:p>
          </table:table-cell>
          <table:table-cell office:value-type="string">
            <text:p><text:s/>'Alexander_the_Great'</text:p>
          </table:table-cell>
          <table:table-cell office:value-type="float" office:value="14">
            <text:p>14</text:p>
          </table:table-cell>
          <table:table-cell office:value-type="float" office:value="5913.68">
            <text:p>5913.68</text:p>
          </table:table-cell>
          <table:table-cell office:value-type="float" office:value="113391.33">
            <text:p>113391.33</text:p>
          </table:table-cell>
          <table:table-cell office:value-type="float" office:value="107477.65">
            <text:p>107477.65</text:p>
          </table:table-cell>
          <table:table-cell office:value-type="float" office:value="119305.01">
            <text:p>119305.01</text:p>
          </table:table-cell>
          <table:table-cell office:value-type="float" office:value="0.23">
            <text:p>0.23</text:p>
          </table:table-cell>
          <table:table-cell office:value-type="float" office:value="0.45">
            <text:p>0.45</text:p>
          </table:table-cell>
          <table:table-cell office:value-type="float" office:value="0.35">
            <text:p>0.35</text:p>
          </table:table-cell>
          <table:table-cell office:value-type="float" office:value="3.26">
            <text:p>3.26</text:p>
          </table:table-cell>
          <table:table-cell office:value-type="float" office:value="1">
            <text:p>1</text:p>
          </table:table-cell>
          <table:table-cell table:formula="of:=IF([.N101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2">
          <table:table-cell office:value-type="string">
            <text:p>Cynane'</text:p>
          </table:table-cell>
          <table:table-cell office:value-type="string">
            <text:p><text:s/>'Alexander_the_Great'</text:p>
          </table:table-cell>
          <table:table-cell office:value-type="float" office:value="23">
            <text:p>23</text:p>
          </table:table-cell>
          <table:table-cell office:value-type="float" office:value="745.26">
            <text:p>745.26</text:p>
          </table:table-cell>
          <table:table-cell office:value-type="float" office:value="113391.33">
            <text:p>113391.33</text:p>
          </table:table-cell>
          <table:table-cell office:value-type="float" office:value="112646.07">
            <text:p>112646.07</text:p>
          </table:table-cell>
          <table:table-cell office:value-type="float" office:value="114136.59">
            <text:p>114136.59</text:p>
          </table:table-cell>
          <table:table-cell office:value-type="float" office:value="0.31">
            <text:p>0.31</text:p>
          </table:table-cell>
          <table:table-cell office:value-type="float" office:value="0.43">
            <text:p>0.43</text:p>
          </table:table-cell>
          <table:table-cell office:value-type="float" office:value="0.29">
            <text:p>0.29</text:p>
          </table:table-cell>
          <table:table-cell office:value-type="float" office:value="0.52">
            <text:p>0.52</text:p>
          </table:table-cell>
          <table:table-cell office:value-type="float" office:value="1">
            <text:p>1</text:p>
          </table:table-cell>
          <table:table-cell table:formula="of:=IF([.N102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Barsine'</text:p>
          </table:table-cell>
          <table:table-cell office:value-type="string">
            <text:p><text:s/>'Alexander_the_Great'</text:p>
          </table:table-cell>
          <table:table-cell office:value-type="float" office:value="61">
            <text:p>61</text:p>
          </table:table-cell>
          <table:table-cell office:value-type="float" office:value="791.91">
            <text:p>791.91</text:p>
          </table:table-cell>
          <table:table-cell office:value-type="float" office:value="113391.33">
            <text:p>113391.33</text:p>
          </table:table-cell>
          <table:table-cell office:value-type="float" office:value="112599.42">
            <text:p>112599.42</text:p>
          </table:table-cell>
          <table:table-cell office:value-type="float" office:value="114183.24">
            <text:p>114183.24</text:p>
          </table:table-cell>
          <table:table-cell office:value-type="float" office:value="0.4">
            <text:p>0.4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1.69">
            <text:p>1.69</text:p>
          </table:table-cell>
          <table:table-cell office:value-type="float" office:value="1">
            <text:p>1</text:p>
          </table:table-cell>
          <table:table-cell table:formula="of:=IF([.N103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Antigonus_I_Monophthalmus'</text:p>
          </table:table-cell>
          <table:table-cell office:value-type="string">
            <text:p><text:s/>'Alexander_the_Great'</text:p>
          </table:table-cell>
          <table:table-cell office:value-type="float" office:value="93">
            <text:p>93</text:p>
          </table:table-cell>
          <table:table-cell office:value-type="float" office:value="2755.67">
            <text:p>2755.67</text:p>
          </table:table-cell>
          <table:table-cell office:value-type="float" office:value="113391.33">
            <text:p>113391.33</text:p>
          </table:table-cell>
          <table:table-cell office:value-type="float" office:value="110635.66">
            <text:p>110635.66</text:p>
          </table:table-cell>
          <table:table-cell office:value-type="float" office:value="116147">
            <text:p>116147</text:p>
          </table:table-cell>
          <table:table-cell office:value-type="float" office:value="0.37">
            <text:p>0.37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3.34">
            <text:p>3.34</text:p>
          </table:table-cell>
          <table:table-cell office:value-type="float" office:value="1">
            <text:p>1</text:p>
          </table:table-cell>
          <table:table-cell table:formula="of:=IF([.N104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mu_Darya'</text:p>
          </table:table-cell>
          <table:table-cell office:value-type="string">
            <text:p><text:s/>'Alexander_the_Great'</text:p>
          </table:table-cell>
          <table:table-cell office:value-type="float" office:value="15">
            <text:p>15</text:p>
          </table:table-cell>
          <table:table-cell office:value-type="float" office:value="3688.67">
            <text:p>3688.67</text:p>
          </table:table-cell>
          <table:table-cell office:value-type="float" office:value="113391.33">
            <text:p>113391.33</text:p>
          </table:table-cell>
          <table:table-cell office:value-type="float" office:value="109702.66">
            <text:p>109702.66</text:p>
          </table:table-cell>
          <table:table-cell office:value-type="float" office:value="117080">
            <text:p>117080</text:p>
          </table:table-cell>
          <table:table-cell office:value-type="float" office:value="0.32">
            <text:p>0.32</text:p>
          </table:table-cell>
          <table:table-cell office:value-type="float" office:value="0.2">
            <text:p>0.2</text:p>
          </table:table-cell>
          <table:table-cell office:value-type="float" office:value="0.38">
            <text:p>0.38</text:p>
          </table:table-cell>
          <table:table-cell office:value-type="float" office:value="6.95">
            <text:p>6.95</text:p>
          </table:table-cell>
          <table:table-cell office:value-type="float" office:value="1">
            <text:p>1</text:p>
          </table:table-cell>
          <table:table-cell table:formula="of:=IF([.N105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Jews'</text:p>
          </table:table-cell>
          <table:table-cell office:value-type="string">
            <text:p><text:s/>'Alexander_the_Great'</text:p>
          </table:table-cell>
          <table:table-cell office:value-type="float" office:value="55">
            <text:p>55</text:p>
          </table:table-cell>
          <table:table-cell office:value-type="float" office:value="145562.16">
            <text:p>145562.16</text:p>
          </table:table-cell>
          <table:table-cell office:value-type="float" office:value="113391.33">
            <text:p>113391.33</text:p>
          </table:table-cell>
          <table:table-cell office:value-type="float" office:value="32170.83">
            <text:p>32170.83</text:p>
          </table:table-cell>
          <table:table-cell office:value-type="float" office:value="258953.49">
            <text:p>258953.49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5.55">
            <text:p>5.55</text:p>
          </table:table-cell>
          <table:table-cell office:value-type="float" office:value="1">
            <text:p>1</text:p>
          </table:table-cell>
          <table:table-cell table:formula="of:=IF([.N106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Ancient_Greece'</text:p>
          </table:table-cell>
          <table:table-cell office:value-type="string">
            <text:p><text:s/>'Alexander_the_Great'</text:p>
          </table:table-cell>
          <table:table-cell office:value-type="float" office:value="2252">
            <text:p>2252</text:p>
          </table:table-cell>
          <table:table-cell office:value-type="float" office:value="43249.33">
            <text:p>43249.33</text:p>
          </table:table-cell>
          <table:table-cell office:value-type="float" office:value="113391.33">
            <text:p>113391.33</text:p>
          </table:table-cell>
          <table:table-cell office:value-type="float" office:value="70142">
            <text:p>70142</text:p>
          </table:table-cell>
          <table:table-cell office:value-type="float" office:value="156640.66">
            <text:p>156640.66</text:p>
          </table:table-cell>
          <table:table-cell office:value-type="float" office:value="0.6">
            <text:p>0.6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table:formula="of:=IF([.N107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Alexandria_Arachosia'</text:p>
          </table:table-cell>
          <table:table-cell office:value-type="string">
            <text:p><text:s/>'Alexander_the_Great'</text:p>
          </table:table-cell>
          <table:table-cell office:value-type="float" office:value="47">
            <text:p>47</text:p>
          </table:table-cell>
          <table:table-cell office:value-type="float" office:value="386">
            <text:p>386</text:p>
          </table:table-cell>
          <table:table-cell office:value-type="float" office:value="113391.33">
            <text:p>113391.33</text:p>
          </table:table-cell>
          <table:table-cell office:value-type="float" office:value="113005.33">
            <text:p>113005.33</text:p>
          </table:table-cell>
          <table:table-cell office:value-type="float" office:value="113777.33">
            <text:p>113777.33</text:p>
          </table:table-cell>
          <table:table-cell office:value-type="float" office:value="0.28">
            <text:p>0.28</text:p>
          </table:table-cell>
          <table:table-cell office:value-type="float" office:value="0.13">
            <text:p>0.13</text:p>
          </table:table-cell>
          <table:table-cell office:value-type="float" office:value="0.38">
            <text:p>0.38</text:p>
          </table:table-cell>
          <table:table-cell office:value-type="float" office:value="6.78">
            <text:p>6.78</text:p>
          </table:table-cell>
          <table:table-cell office:value-type="float" office:value="1">
            <text:p>1</text:p>
          </table:table-cell>
          <table:table-cell table:formula="of:=IF([.N108] &gt; 0.79; 1; 0)" office:value-type="float" office:value="0">
            <text:p>0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Gog_and_Magog'</text:p>
          </table:table-cell>
          <table:table-cell office:value-type="string">
            <text:p><text:s/>'Alexander_the_Great'</text:p>
          </table:table-cell>
          <table:table-cell office:value-type="float" office:value="329">
            <text:p>329</text:p>
          </table:table-cell>
          <table:table-cell office:value-type="float" office:value="15648">
            <text:p>15648</text:p>
          </table:table-cell>
          <table:table-cell office:value-type="float" office:value="113391.33">
            <text:p>113391.33</text:p>
          </table:table-cell>
          <table:table-cell office:value-type="float" office:value="97743.33">
            <text:p>97743.33</text:p>
          </table:table-cell>
          <table:table-cell office:value-type="float" office:value="129039.33">
            <text:p>129039.33</text:p>
          </table:table-cell>
          <table:table-cell office:value-type="float" office:value="0.35">
            <text:p>0.35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4.23">
            <text:p>4.23</text:p>
          </table:table-cell>
          <table:table-cell office:value-type="float" office:value="1">
            <text:p>1</text:p>
          </table:table-cell>
          <table:table-cell table:formula="of:=IF([.N109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Hanging_Gardens_of_Babylon'</text:p>
          </table:table-cell>
          <table:table-cell office:value-type="string">
            <text:p><text:s/>'Alexander_the_Great'</text:p>
          </table:table-cell>
          <table:table-cell office:value-type="float" office:value="46">
            <text:p>46</text:p>
          </table:table-cell>
          <table:table-cell office:value-type="float" office:value="34483">
            <text:p>34483</text:p>
          </table:table-cell>
          <table:table-cell office:value-type="float" office:value="113391.33">
            <text:p>113391.33</text:p>
          </table:table-cell>
          <table:table-cell office:value-type="float" office:value="78908.33">
            <text:p>78908.33</text:p>
          </table:table-cell>
          <table:table-cell office:value-type="float" office:value="147874.33">
            <text:p>147874.33</text:p>
          </table:table-cell>
          <table:table-cell office:value-type="float" office:value="0.38">
            <text:p>0.38</text:p>
          </table:table-cell>
          <table:table-cell office:value-type="float" office:value="0.13">
            <text:p>0.13</text:p>
          </table:table-cell>
          <table:table-cell office:value-type="float" office:value="0.39">
            <text:p>0.39</text:p>
          </table:table-cell>
          <table:table-cell office:value-type="float" office:value="5.24">
            <text:p>5.24</text:p>
          </table:table-cell>
          <table:table-cell office:value-type="float" office:value="1">
            <text:p>1</text:p>
          </table:table-cell>
          <table:table-cell table:formula="of:=IF([.N110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Medieval_Greek'</text:p>
          </table:table-cell>
          <table:table-cell office:value-type="string">
            <text:p><text:s/>'Alexander_the_Great'</text:p>
          </table:table-cell>
          <table:table-cell office:value-type="float" office:value="53">
            <text:p>53</text:p>
          </table:table-cell>
          <table:table-cell office:value-type="float" office:value="2652.67">
            <text:p>2652.67</text:p>
          </table:table-cell>
          <table:table-cell office:value-type="float" office:value="113391.33">
            <text:p>113391.33</text:p>
          </table:table-cell>
          <table:table-cell office:value-type="float" office:value="110738.66">
            <text:p>110738.66</text:p>
          </table:table-cell>
          <table:table-cell office:value-type="float" office:value="116044">
            <text:p>116044</text:p>
          </table:table-cell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office:value-type="float" office:value="0.39">
            <text:p>0.39</text:p>
          </table:table-cell>
          <table:table-cell office:value-type="float" office:value="4.19">
            <text:p>4.19</text:p>
          </table:table-cell>
          <table:table-cell office:value-type="float" office:value="1">
            <text:p>1</text:p>
          </table:table-cell>
          <table:table-cell table:formula="of:=IF([.N111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Smyrna'</text:p>
          </table:table-cell>
          <table:table-cell office:value-type="string">
            <text:p><text:s/>'Alexander_the_Great'</text:p>
          </table:table-cell>
          <table:table-cell office:value-type="float" office:value="54">
            <text:p>54</text:p>
          </table:table-cell>
          <table:table-cell office:value-type="float" office:value="16354.46">
            <text:p>16354.46</text:p>
          </table:table-cell>
          <table:table-cell office:value-type="float" office:value="113391.33">
            <text:p>113391.33</text:p>
          </table:table-cell>
          <table:table-cell office:value-type="float" office:value="97036.87">
            <text:p>97036.87</text:p>
          </table:table-cell>
          <table:table-cell office:value-type="float" office:value="129745.79">
            <text:p>129745.79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 office:value-type="float" office:value="0.41">
            <text:p>0.41</text:p>
          </table:table-cell>
          <table:table-cell office:value-type="float" office:value="4.75">
            <text:p>4.75</text:p>
          </table:table-cell>
          <table:table-cell office:value-type="float" office:value="1">
            <text:p>1</text:p>
          </table:table-cell>
          <table:table-cell table:formula="of:=IF([.N112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Parallel_Lives'</text:p>
          </table:table-cell>
          <table:table-cell office:value-type="string">
            <text:p><text:s/>'Alexander_the_Great'</text:p>
          </table:table-cell>
          <table:table-cell office:value-type="float" office:value="111">
            <text:p>111</text:p>
          </table:table-cell>
          <table:table-cell office:value-type="float" office:value="3724">
            <text:p>3724</text:p>
          </table:table-cell>
          <table:table-cell office:value-type="float" office:value="113391.33">
            <text:p>113391.33</text:p>
          </table:table-cell>
          <table:table-cell office:value-type="float" office:value="109667.33">
            <text:p>109667.33</text:p>
          </table:table-cell>
          <table:table-cell office:value-type="float" office:value="117115.33">
            <text:p>117115.33</text:p>
          </table:table-cell>
          <table:table-cell office:value-type="float" office:value="0.33">
            <text:p>0.33</text:p>
          </table:table-cell>
          <table:table-cell office:value-type="float" office:value="0.13">
            <text:p>0.13</text:p>
          </table:table-cell>
          <table:table-cell office:value-type="float" office:value="0.38">
            <text:p>0.38</text:p>
          </table:table-cell>
          <table:table-cell office:value-type="float" office:value="4.8">
            <text:p>4.8</text:p>
          </table:table-cell>
          <table:table-cell office:value-type="float" office:value="1">
            <text:p>1</text:p>
          </table:table-cell>
          <table:table-cell table:formula="of:=IF([.N113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ncient_Macedonians'</text:p>
          </table:table-cell>
          <table:table-cell office:value-type="string">
            <text:p><text:s/>'Alexander_the_Great'</text:p>
          </table:table-cell>
          <table:table-cell office:value-type="float" office:value="90">
            <text:p>90</text:p>
          </table:table-cell>
          <table:table-cell office:value-type="float" office:value="2908.67">
            <text:p>2908.67</text:p>
          </table:table-cell>
          <table:table-cell office:value-type="float" office:value="113391.33">
            <text:p>113391.33</text:p>
          </table:table-cell>
          <table:table-cell office:value-type="float" office:value="110482.66">
            <text:p>110482.66</text:p>
          </table:table-cell>
          <table:table-cell office:value-type="float" office:value="116300">
            <text:p>116300</text:p>
          </table:table-cell>
          <table:table-cell office:value-type="float" office:value="0.6">
            <text:p>0.6</text:p>
          </table:table-cell>
          <table:table-cell office:value-type="float" office:value="0.13">
            <text:p>0.13</text:p>
          </table:table-cell>
          <table:table-cell office:value-type="float" office:value="0.22">
            <text:p>0.22</text:p>
          </table:table-cell>
          <table:table-cell office:value-type="float" office:value="0.9">
            <text:p>0.9</text:p>
          </table:table-cell>
          <table:table-cell office:value-type="float" office:value="0">
            <text:p>0</text:p>
          </table:table-cell>
          <table:table-cell table:formula="of:=IF([.N114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Campaspe'</text:p>
          </table:table-cell>
          <table:table-cell office:value-type="string">
            <text:p><text:s/>'Alexander_the_Great'</text:p>
          </table:table-cell>
          <table:table-cell office:value-type="float" office:value="16">
            <text:p>16</text:p>
          </table:table-cell>
          <table:table-cell office:value-type="float" office:value="775">
            <text:p>775</text:p>
          </table:table-cell>
          <table:table-cell office:value-type="float" office:value="113391.33">
            <text:p>113391.33</text:p>
          </table:table-cell>
          <table:table-cell office:value-type="float" office:value="112616.33">
            <text:p>112616.33</text:p>
          </table:table-cell>
          <table:table-cell office:value-type="float" office:value="114166.33">
            <text:p>114166.33</text:p>
          </table:table-cell>
          <table:table-cell office:value-type="float" office:value="0.28">
            <text:p>0.28</text:p>
          </table:table-cell>
          <table:table-cell office:value-type="float" office:value="0.31">
            <text:p>0.31</text:p>
          </table:table-cell>
          <table:table-cell office:value-type="float" office:value="0.44">
            <text:p>0.44</text:p>
          </table:table-cell>
          <table:table-cell office:value-type="float" office:value="6.69">
            <text:p>6.69</text:p>
          </table:table-cell>
          <table:table-cell office:value-type="float" office:value="1">
            <text:p>1</text:p>
          </table:table-cell>
          <table:table-cell table:formula="of:=IF([.N115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ntiochus_IV_Epiphanes'</text:p>
          </table:table-cell>
          <table:table-cell office:value-type="string">
            <text:p><text:s/>'Alexander_the_Great'</text:p>
          </table:table-cell>
          <table:table-cell office:value-type="float" office:value="13">
            <text:p>13</text:p>
          </table:table-cell>
          <table:table-cell office:value-type="float" office:value="5678.33">
            <text:p>5678.33</text:p>
          </table:table-cell>
          <table:table-cell office:value-type="float" office:value="113391.33">
            <text:p>113391.33</text:p>
          </table:table-cell>
          <table:table-cell office:value-type="float" office:value="107713">
            <text:p>107713</text:p>
          </table:table-cell>
          <table:table-cell office:value-type="float" office:value="119069.66">
            <text:p>119069.66</text:p>
          </table:table-cell>
          <table:table-cell office:value-type="float" office:value="0.32">
            <text:p>0.32</text:p>
          </table:table-cell>
          <table:table-cell office:value-type="float" office:value="0.88">
            <text:p>0.88</text:p>
          </table:table-cell>
          <table:table-cell office:value-type="float" office:value="0.35">
            <text:p>0.35</text:p>
          </table:table-cell>
          <table:table-cell office:value-type="float" office:value="3.44">
            <text:p>3.44</text:p>
          </table:table-cell>
          <table:table-cell office:value-type="float" office:value="1">
            <text:p>1</text:p>
          </table:table-cell>
          <table:table-cell table:formula="of:=IF([.N116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Mumtaz_(actress)'</text:p>
          </table:table-cell>
          <table:table-cell office:value-type="string">
            <text:p><text:s/>'Alexander_the_Great'</text:p>
          </table:table-cell>
          <table:table-cell office:value-type="float" office:value="54">
            <text:p>54</text:p>
          </table:table-cell>
          <table:table-cell office:value-type="float" office:value="25494.35">
            <text:p>25494.35</text:p>
          </table:table-cell>
          <table:table-cell office:value-type="float" office:value="113391.33">
            <text:p>113391.33</text:p>
          </table:table-cell>
          <table:table-cell office:value-type="float" office:value="87896.98">
            <text:p>87896.98</text:p>
          </table:table-cell>
          <table:table-cell office:value-type="float" office:value="138885.68">
            <text:p>138885.68</text:p>
          </table:table-cell>
          <table:table-cell office:value-type="float" office:value="0.14">
            <text:p>0.14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8.06">
            <text:p>8.06</text:p>
          </table:table-cell>
          <table:table-cell office:value-type="float" office:value="1">
            <text:p>1</text:p>
          </table:table-cell>
          <table:table-cell table:formula="of:=IF([.N117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Pausanias_of_Orestis'</text:p>
          </table:table-cell>
          <table:table-cell office:value-type="string">
            <text:p><text:s/>'Alexander_the_Great'</text:p>
          </table:table-cell>
          <table:table-cell office:value-type="float" office:value="63">
            <text:p>63</text:p>
          </table:table-cell>
          <table:table-cell office:value-type="float" office:value="1176">
            <text:p>1176</text:p>
          </table:table-cell>
          <table:table-cell office:value-type="float" office:value="113391.33">
            <text:p>113391.33</text:p>
          </table:table-cell>
          <table:table-cell office:value-type="float" office:value="112215.33">
            <text:p>112215.33</text:p>
          </table:table-cell>
          <table:table-cell office:value-type="float" office:value="114567.33">
            <text:p>114567.33</text:p>
          </table:table-cell>
          <table:table-cell office:value-type="float" office:value="0.35">
            <text:p>0.35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float" office:value="1.57">
            <text:p>1.57</text:p>
          </table:table-cell>
          <table:table-cell office:value-type="float" office:value="1">
            <text:p>1</text:p>
          </table:table-cell>
          <table:table-cell table:formula="of:=IF([.N11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Macedonians_(Greeks)'</text:p>
          </table:table-cell>
          <table:table-cell office:value-type="string">
            <text:p><text:s/>'Alexander_the_Great'</text:p>
          </table:table-cell>
          <table:table-cell office:value-type="float" office:value="21">
            <text:p>21</text:p>
          </table:table-cell>
          <table:table-cell office:value-type="float" office:value="1711.71">
            <text:p>1711.71</text:p>
          </table:table-cell>
          <table:table-cell office:value-type="float" office:value="113391.33">
            <text:p>113391.33</text:p>
          </table:table-cell>
          <table:table-cell office:value-type="float" office:value="111679.62">
            <text:p>111679.62</text:p>
          </table:table-cell>
          <table:table-cell office:value-type="float" office:value="115103.04">
            <text:p>115103.04</text:p>
          </table:table-cell>
          <table:table-cell office:value-type="float" office:value="0.46">
            <text:p>0.46</text:p>
          </table:table-cell>
          <table:table-cell office:value-type="float" office:value="0.14">
            <text:p>0.14</text:p>
          </table:table-cell>
          <table:table-cell office:value-type="float" office:value="0.37">
            <text:p>0.37</text:p>
          </table:table-cell>
          <table:table-cell office:value-type="float" office:value="4.53">
            <text:p>4.53</text:p>
          </table:table-cell>
          <table:table-cell office:value-type="float" office:value="0">
            <text:p>0</text:p>
          </table:table-cell>
          <table:table-cell table:formula="of:=IF([.N119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Nader_Shah'</text:p>
          </table:table-cell>
          <table:table-cell office:value-type="string">
            <text:p><text:s/>'Alexander_the_Great'</text:p>
          </table:table-cell>
          <table:table-cell office:value-type="float" office:value="58">
            <text:p>58</text:p>
          </table:table-cell>
          <table:table-cell office:value-type="float" office:value="6317.33">
            <text:p>6317.33</text:p>
          </table:table-cell>
          <table:table-cell office:value-type="float" office:value="113391.33">
            <text:p>113391.33</text:p>
          </table:table-cell>
          <table:table-cell office:value-type="float" office:value="107074">
            <text:p>107074</text:p>
          </table:table-cell>
          <table:table-cell office:value-type="float" office:value="119708.66">
            <text:p>119708.66</text:p>
          </table:table-cell>
          <table:table-cell office:value-type="float" office:value="0.37">
            <text:p>0.37</text:p>
          </table:table-cell>
          <table:table-cell office:value-type="float" office:value="0.92">
            <text:p>0.92</text:p>
          </table:table-cell>
          <table:table-cell office:value-type="float" office:value="0.39">
            <text:p>0.39</text:p>
          </table:table-cell>
          <table:table-cell office:value-type="float" office:value="2.08">
            <text:p>2.08</text:p>
          </table:table-cell>
          <table:table-cell office:value-type="float" office:value="1">
            <text:p>1</text:p>
          </table:table-cell>
          <table:table-cell table:formula="of:=IF([.N120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Battle_of_Thebes'</text:p>
          </table:table-cell>
          <table:table-cell office:value-type="string">
            <text:p><text:s/>'Alexander_the_Great'</text:p>
          </table:table-cell>
          <table:table-cell office:value-type="float" office:value="86">
            <text:p>86</text:p>
          </table:table-cell>
          <table:table-cell office:value-type="float" office:value="722">
            <text:p>722</text:p>
          </table:table-cell>
          <table:table-cell office:value-type="float" office:value="113391.33">
            <text:p>113391.33</text:p>
          </table:table-cell>
          <table:table-cell office:value-type="float" office:value="112669.33">
            <text:p>112669.33</text:p>
          </table:table-cell>
          <table:table-cell office:value-type="float" office:value="114113.33">
            <text:p>114113.33</text:p>
          </table:table-cell>
          <table:table-cell office:value-type="float" office:value="0.53">
            <text:p>0.53</text:p>
          </table:table-cell>
          <table:table-cell office:value-type="float" office:value="0.1">
            <text:p>0.1</text:p>
          </table:table-cell>
          <table:table-cell office:value-type="float" office:value="0.31">
            <text:p>0.31</text:p>
          </table:table-cell>
          <table:table-cell office:value-type="float" office:value="1.82">
            <text:p>1.82</text:p>
          </table:table-cell>
          <table:table-cell office:value-type="float" office:value="0">
            <text:p>0</text:p>
          </table:table-cell>
          <table:table-cell table:formula="of:=IF([.N121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Demetrius_I_of_Bactria'</text:p>
          </table:table-cell>
          <table:table-cell office:value-type="string">
            <text:p><text:s/>'Alexander_the_Great'</text:p>
          </table:table-cell>
          <table:table-cell office:value-type="float" office:value="20">
            <text:p>20</text:p>
          </table:table-cell>
          <table:table-cell office:value-type="float" office:value="1009">
            <text:p>1009</text:p>
          </table:table-cell>
          <table:table-cell office:value-type="float" office:value="113391.33">
            <text:p>113391.33</text:p>
          </table:table-cell>
          <table:table-cell office:value-type="float" office:value="112382.33">
            <text:p>112382.33</text:p>
          </table:table-cell>
          <table:table-cell office:value-type="float" office:value="114400.33">
            <text:p>114400.33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0.32">
            <text:p>0.32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table:formula="of:=IF([.N122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Porus'</text:p>
          </table:table-cell>
          <table:table-cell office:value-type="string">
            <text:p><text:s/>'Alexander_the_Great'</text:p>
          </table:table-cell>
          <table:table-cell office:value-type="float" office:value="650">
            <text:p>650</text:p>
          </table:table-cell>
          <table:table-cell office:value-type="float" office:value="79116.28">
            <text:p>79116.28</text:p>
          </table:table-cell>
          <table:table-cell office:value-type="float" office:value="113391.33">
            <text:p>113391.33</text:p>
          </table:table-cell>
          <table:table-cell office:value-type="float" office:value="34275.05">
            <text:p>34275.05</text:p>
          </table:table-cell>
          <table:table-cell office:value-type="float" office:value="192507.61">
            <text:p>192507.61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0.35">
            <text:p>0.35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formula="of:=IF([.N123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Halicarnassus'</text:p>
          </table:table-cell>
          <table:table-cell office:value-type="string">
            <text:p><text:s/>'Alexander_the_Great'</text:p>
          </table:table-cell>
          <table:table-cell office:value-type="float" office:value="36">
            <text:p>36</text:p>
          </table:table-cell>
          <table:table-cell office:value-type="float" office:value="4468.95">
            <text:p>4468.95</text:p>
          </table:table-cell>
          <table:table-cell office:value-type="float" office:value="113391.33">
            <text:p>113391.33</text:p>
          </table:table-cell>
          <table:table-cell office:value-type="float" office:value="108922.38">
            <text:p>108922.38</text:p>
          </table:table-cell>
          <table:table-cell office:value-type="float" office:value="117860.28">
            <text:p>117860.28</text:p>
          </table:table-cell>
          <table:table-cell office:value-type="float" office:value="0.39">
            <text:p>0.39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4.27">
            <text:p>4.27</text:p>
          </table:table-cell>
          <table:table-cell office:value-type="float" office:value="1">
            <text:p>1</text:p>
          </table:table-cell>
          <table:table-cell table:formula="of:=IF([.N124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2">
          <table:table-cell office:value-type="string">
            <text:p>Etemenanki'</text:p>
          </table:table-cell>
          <table:table-cell office:value-type="string">
            <text:p><text:s/>'Alexander_the_Great'</text:p>
          </table:table-cell>
          <table:table-cell office:value-type="float" office:value="76">
            <text:p>76</text:p>
          </table:table-cell>
          <table:table-cell office:value-type="float" office:value="4628.42">
            <text:p>4628.42</text:p>
          </table:table-cell>
          <table:table-cell office:value-type="float" office:value="113391.33">
            <text:p>113391.33</text:p>
          </table:table-cell>
          <table:table-cell office:value-type="float" office:value="108762.91">
            <text:p>108762.91</text:p>
          </table:table-cell>
          <table:table-cell office:value-type="float" office:value="118019.75">
            <text:p>118019.75</text:p>
          </table:table-cell>
          <table:table-cell office:value-type="float" office:value="0.33">
            <text:p>0.33</text:p>
          </table:table-cell>
          <table:table-cell office:value-type="float" office:value="0.15">
            <text:p>0.15</text:p>
          </table:table-cell>
          <table:table-cell office:value-type="float" office:value="0.44">
            <text:p>0.44</text:p>
          </table:table-cell>
          <table:table-cell office:value-type="float" office:value="5.75">
            <text:p>5.75</text:p>
          </table:table-cell>
          <table:table-cell office:value-type="float" office:value="1">
            <text:p>1</text:p>
          </table:table-cell>
          <table:table-cell table:formula="of:=IF([.N125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Babylon'</text:p>
          </table:table-cell>
          <table:table-cell office:value-type="string">
            <text:p><text:s/>'Alexander_the_Great'</text:p>
          </table:table-cell>
          <table:table-cell office:value-type="float" office:value="212">
            <text:p>212</text:p>
          </table:table-cell>
          <table:table-cell office:value-type="float" office:value="127920.35">
            <text:p>127920.35</text:p>
          </table:table-cell>
          <table:table-cell office:value-type="float" office:value="113391.33">
            <text:p>113391.33</text:p>
          </table:table-cell>
          <table:table-cell office:value-type="float" office:value="14529.02">
            <text:p>14529.02</text:p>
          </table:table-cell>
          <table:table-cell office:value-type="float" office:value="241311.68">
            <text:p>241311.68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.23">
            <text:p>0.23</text:p>
          </table:table-cell>
          <table:table-cell office:value-type="float" office:value="1.05">
            <text:p>1.05</text:p>
          </table:table-cell>
          <table:table-cell office:value-type="float" office:value="1">
            <text:p>1</text:p>
          </table:table-cell>
          <table:table-cell table:formula="of:=IF([.N126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Nuristanis'</text:p>
          </table:table-cell>
          <table:table-cell office:value-type="string">
            <text:p><text:s/>'Alexander_the_Great'</text:p>
          </table:table-cell>
          <table:table-cell office:value-type="float" office:value="19">
            <text:p>19</text:p>
          </table:table-cell>
          <table:table-cell office:value-type="float" office:value="1550.53">
            <text:p>1550.53</text:p>
          </table:table-cell>
          <table:table-cell office:value-type="float" office:value="113391.33">
            <text:p>113391.33</text:p>
          </table:table-cell>
          <table:table-cell office:value-type="float" office:value="111840.8">
            <text:p>111840.8</text:p>
          </table:table-cell>
          <table:table-cell office:value-type="float" office:value="114941.86">
            <text:p>114941.86</text:p>
          </table:table-cell>
          <table:table-cell office:value-type="float" office:value="0.41">
            <text:p>0.41</text:p>
          </table:table-cell>
          <table:table-cell office:value-type="float" office:value="0.14">
            <text:p>0.14</text:p>
          </table:table-cell>
          <table:table-cell office:value-type="float" office:value="0.41">
            <text:p>0.41</text:p>
          </table:table-cell>
          <table:table-cell office:value-type="float" office:value="6.44">
            <text:p>6.44</text:p>
          </table:table-cell>
          <table:table-cell office:value-type="float" office:value="1">
            <text:p>1</text:p>
          </table:table-cell>
          <table:table-cell table:formula="of:=IF([.N127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Indus_Valley_Civilisation'</text:p>
          </table:table-cell>
          <table:table-cell office:value-type="string">
            <text:p><text:s/>'Alexander_the_Great'</text:p>
          </table:table-cell>
          <table:table-cell office:value-type="float" office:value="72">
            <text:p>72</text:p>
          </table:table-cell>
          <table:table-cell office:value-type="float" office:value="36556.33">
            <text:p>36556.33</text:p>
          </table:table-cell>
          <table:table-cell office:value-type="float" office:value="113391.33">
            <text:p>113391.33</text:p>
          </table:table-cell>
          <table:table-cell office:value-type="float" office:value="76835">
            <text:p>76835</text:p>
          </table:table-cell>
          <table:table-cell office:value-type="float" office:value="149947.66">
            <text:p>149947.66</text:p>
          </table:table-cell>
          <table:table-cell office:value-type="float" office:value="0.43">
            <text:p>0.43</text:p>
          </table:table-cell>
          <table:table-cell office:value-type="float" office:value="0.11">
            <text:p>0.11</text:p>
          </table:table-cell>
          <table:table-cell office:value-type="float" office:value="0.41">
            <text:p>0.41</text:p>
          </table:table-cell>
          <table:table-cell office:value-type="float" office:value="4.57">
            <text:p>4.57</text:p>
          </table:table-cell>
          <table:table-cell office:value-type="float" office:value="0">
            <text:p>0</text:p>
          </table:table-cell>
          <table:table-cell table:formula="of:=IF([.N12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Portrait_of_the_Four_Tetrarchs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1031">
            <text:p>1031</text:p>
          </table:table-cell>
          <table:table-cell office:value-type="float" office:value="113391.33">
            <text:p>113391.33</text:p>
          </table:table-cell>
          <table:table-cell office:value-type="float" office:value="112360.33">
            <text:p>112360.33</text:p>
          </table:table-cell>
          <table:table-cell office:value-type="float" office:value="114422.33">
            <text:p>114422.33</text:p>
          </table:table-cell>
          <table:table-cell office:value-type="float" office:value="0.4">
            <text:p>0.4</text:p>
          </table:table-cell>
          <table:table-cell office:value-type="float" office:value="0.13">
            <text:p>0.13</text:p>
          </table:table-cell>
          <table:table-cell office:value-type="float" office:value="0.52">
            <text:p>0.52</text:p>
          </table:table-cell>
          <table:table-cell office:value-type="float" office:value="10.5">
            <text:p>10.5</text:p>
          </table:table-cell>
          <table:table-cell office:value-type="float" office:value="1">
            <text:p>1</text:p>
          </table:table-cell>
          <table:table-cell table:formula="of:=IF([.N129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Battle_of_Pydna'</text:p>
          </table:table-cell>
          <table:table-cell office:value-type="string">
            <text:p><text:s/>'Alexander_the_Great'</text:p>
          </table:table-cell>
          <table:table-cell office:value-type="float" office:value="14">
            <text:p>14</text:p>
          </table:table-cell>
          <table:table-cell office:value-type="float" office:value="1342">
            <text:p>1342</text:p>
          </table:table-cell>
          <table:table-cell office:value-type="float" office:value="113391.33">
            <text:p>113391.33</text:p>
          </table:table-cell>
          <table:table-cell office:value-type="float" office:value="112049.33">
            <text:p>112049.33</text:p>
          </table:table-cell>
          <table:table-cell office:value-type="float" office:value="114733.33">
            <text:p>114733.33</text:p>
          </table:table-cell>
          <table:table-cell office:value-type="float" office:value="0.41">
            <text:p>0.41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 office:value-type="float" office:value="7.11">
            <text:p>7.11</text:p>
          </table:table-cell>
          <table:table-cell office:value-type="float" office:value="1">
            <text:p>1</text:p>
          </table:table-cell>
          <table:table-cell table:formula="of:=IF([.N130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The_School_of_Athens'</text:p>
          </table:table-cell>
          <table:table-cell office:value-type="string">
            <text:p><text:s/>'Alexander_the_Great'</text:p>
          </table:table-cell>
          <table:table-cell office:value-type="float" office:value="68">
            <text:p>68</text:p>
          </table:table-cell>
          <table:table-cell office:value-type="float" office:value="17743.67">
            <text:p>17743.67</text:p>
          </table:table-cell>
          <table:table-cell office:value-type="float" office:value="113391.33">
            <text:p>113391.33</text:p>
          </table:table-cell>
          <table:table-cell office:value-type="float" office:value="95647.66">
            <text:p>95647.66</text:p>
          </table:table-cell>
          <table:table-cell office:value-type="float" office:value="131135">
            <text:p>131135</text:p>
          </table:table-cell>
          <table:table-cell office:value-type="float" office:value="0.43">
            <text:p>0.43</text:p>
          </table:table-cell>
          <table:table-cell office:value-type="float" office:value="0.12">
            <text:p>0.12</text:p>
          </table:table-cell>
          <table:table-cell office:value-type="float" office:value="0.46">
            <text:p>0.46</text:p>
          </table:table-cell>
          <table:table-cell office:value-type="float" office:value="5.17">
            <text:p>5.17</text:p>
          </table:table-cell>
          <table:table-cell office:value-type="float" office:value="1">
            <text:p>1</text:p>
          </table:table-cell>
          <table:table-cell table:formula="of:=IF([.N131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2">
          <table:table-cell office:value-type="string">
            <text:p>Bakshi_Banu_Begum'</text:p>
          </table:table-cell>
          <table:table-cell office:value-type="string">
            <text:p><text:s/>'Alexander_the_Great'</text:p>
          </table:table-cell>
          <table:table-cell office:value-type="float" office:value="11">
            <text:p>11</text:p>
          </table:table-cell>
          <table:table-cell office:value-type="float" office:value="911">
            <text:p>911</text:p>
          </table:table-cell>
          <table:table-cell office:value-type="float" office:value="113391.33">
            <text:p>113391.33</text:p>
          </table:table-cell>
          <table:table-cell office:value-type="float" office:value="112480.33">
            <text:p>112480.33</text:p>
          </table:table-cell>
          <table:table-cell office:value-type="float" office:value="114302.33">
            <text:p>114302.33</text:p>
          </table:table-cell>
          <table:table-cell office:value-type="float" office:value="0.2">
            <text:p>0.2</text:p>
          </table:table-cell>
          <table:table-cell office:value-type="float" office:value="0.46">
            <text:p>0.46</text:p>
          </table:table-cell>
          <table:table-cell office:value-type="float" office:value="0.54">
            <text:p>0.54</text:p>
          </table:table-cell>
          <table:table-cell office:value-type="float" office:value="8.48">
            <text:p>8.48</text:p>
          </table:table-cell>
          <table:table-cell office:value-type="float" office:value="1">
            <text:p>1</text:p>
          </table:table-cell>
          <table:table-cell table:formula="of:=IF([.N132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King_Arthur'</text:p>
          </table:table-cell>
          <table:table-cell office:value-type="string">
            <text:p><text:s/>'Alexander_the_Great'</text:p>
          </table:table-cell>
          <table:table-cell office:value-type="float" office:value="11">
            <text:p>11</text:p>
          </table:table-cell>
          <table:table-cell office:value-type="float" office:value="56571">
            <text:p>56571</text:p>
          </table:table-cell>
          <table:table-cell office:value-type="float" office:value="113391.33">
            <text:p>113391.33</text:p>
          </table:table-cell>
          <table:table-cell office:value-type="float" office:value="56820.33">
            <text:p>56820.33</text:p>
          </table:table-cell>
          <table:table-cell office:value-type="float" office:value="169962.33">
            <text:p>169962.33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office:value-type="float" office:value="0.55">
            <text:p>0.55</text:p>
          </table:table-cell>
          <table:table-cell office:value-type="float" office:value="6.54">
            <text:p>6.54</text:p>
          </table:table-cell>
          <table:table-cell office:value-type="float" office:value="1">
            <text:p>1</text:p>
          </table:table-cell>
          <table:table-cell table:formula="of:=IF([.N133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Coenus_(general)'</text:p>
          </table:table-cell>
          <table:table-cell office:value-type="string">
            <text:p><text:s/>'Alexander_the_Great'</text:p>
          </table:table-cell>
          <table:table-cell office:value-type="float" office:value="13">
            <text:p>13</text:p>
          </table:table-cell>
          <table:table-cell office:value-type="float" office:value="536.28">
            <text:p>536.28</text:p>
          </table:table-cell>
          <table:table-cell office:value-type="float" office:value="113391.33">
            <text:p>113391.33</text:p>
          </table:table-cell>
          <table:table-cell office:value-type="float" office:value="112855.05">
            <text:p>112855.05</text:p>
          </table:table-cell>
          <table:table-cell office:value-type="float" office:value="113927.61">
            <text:p>113927.61</text:p>
          </table:table-cell>
          <table:table-cell office:value-type="float" office:value="0.34">
            <text:p>0.34</text:p>
          </table:table-cell>
          <table:table-cell office:value-type="float" office:value="0.58">
            <text:p>0.58</text:p>
          </table:table-cell>
          <table:table-cell office:value-type="float" office:value="0.31">
            <text:p>0.31</text:p>
          </table:table-cell>
          <table:table-cell office:value-type="float" office:value="1.38">
            <text:p>1.38</text:p>
          </table:table-cell>
          <table:table-cell office:value-type="float" office:value="1">
            <text:p>1</text:p>
          </table:table-cell>
          <table:table-cell table:formula="of:=IF([.N134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ros_of_Antioch'</text:p>
          </table:table-cell>
          <table:table-cell office:value-type="string">
            <text:p><text:s/>'Alexander_the_Great'</text:p>
          </table:table-cell>
          <table:table-cell office:value-type="float" office:value="25">
            <text:p>25</text:p>
          </table:table-cell>
          <table:table-cell office:value-type="float" office:value="577.67">
            <text:p>577.67</text:p>
          </table:table-cell>
          <table:table-cell office:value-type="float" office:value="113391.33">
            <text:p>113391.33</text:p>
          </table:table-cell>
          <table:table-cell office:value-type="float" office:value="112813.66">
            <text:p>112813.66</text:p>
          </table:table-cell>
          <table:table-cell office:value-type="float" office:value="113969">
            <text:p>113969</text:p>
          </table:table-cell>
          <table:table-cell office:value-type="float" office:value="0.21">
            <text:p>0.21</text:p>
          </table:table-cell>
          <table:table-cell office:value-type="float" office:value="0.42">
            <text:p>0.42</text:p>
          </table:table-cell>
          <table:table-cell office:value-type="float" office:value="0.52">
            <text:p>0.52</text:p>
          </table:table-cell>
          <table:table-cell office:value-type="float" office:value="6.46">
            <text:p>6.46</text:p>
          </table:table-cell>
          <table:table-cell office:value-type="float" office:value="1">
            <text:p>1</text:p>
          </table:table-cell>
          <table:table-cell table:formula="of:=IF([.N135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Nearchus'</text:p>
          </table:table-cell>
          <table:table-cell office:value-type="string">
            <text:p><text:s/>'Alexander_the_Great'</text:p>
          </table:table-cell>
          <table:table-cell office:value-type="float" office:value="17">
            <text:p>17</text:p>
          </table:table-cell>
          <table:table-cell office:value-type="float" office:value="878.42">
            <text:p>878.42</text:p>
          </table:table-cell>
          <table:table-cell office:value-type="float" office:value="113391.33">
            <text:p>113391.33</text:p>
          </table:table-cell>
          <table:table-cell office:value-type="float" office:value="112512.91">
            <text:p>112512.91</text:p>
          </table:table-cell>
          <table:table-cell office:value-type="float" office:value="114269.75">
            <text:p>114269.75</text:p>
          </table:table-cell>
          <table:table-cell office:value-type="float" office:value="0.44">
            <text:p>0.44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1">
            <text:p>1</text:p>
          </table:table-cell>
          <table:table-cell table:formula="of:=IF([.N136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Khidr'</text:p>
          </table:table-cell>
          <table:table-cell office:value-type="string">
            <text:p><text:s/>'Alexander_the_Great'</text:p>
          </table:table-cell>
          <table:table-cell office:value-type="float" office:value="22">
            <text:p>22</text:p>
          </table:table-cell>
          <table:table-cell office:value-type="float" office:value="6795.72">
            <text:p>6795.72</text:p>
          </table:table-cell>
          <table:table-cell office:value-type="float" office:value="113391.33">
            <text:p>113391.33</text:p>
          </table:table-cell>
          <table:table-cell office:value-type="float" office:value="106595.61">
            <text:p>106595.61</text:p>
          </table:table-cell>
          <table:table-cell office:value-type="float" office:value="120187.05">
            <text:p>120187.05</text:p>
          </table:table-cell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0.46">
            <text:p>0.46</text:p>
          </table:table-cell>
          <table:table-cell office:value-type="float" office:value="4.39">
            <text:p>4.39</text:p>
          </table:table-cell>
          <table:table-cell office:value-type="float" office:value="1">
            <text:p>1</text:p>
          </table:table-cell>
          <table:table-cell table:formula="of:=IF([.N137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Xerxes_I'</text:p>
          </table:table-cell>
          <table:table-cell office:value-type="string">
            <text:p><text:s/>'Alexander_the_Great'</text:p>
          </table:table-cell>
          <table:table-cell office:value-type="float" office:value="113">
            <text:p>113</text:p>
          </table:table-cell>
          <table:table-cell office:value-type="float" office:value="19467.67">
            <text:p>19467.67</text:p>
          </table:table-cell>
          <table:table-cell office:value-type="float" office:value="113391.33">
            <text:p>113391.33</text:p>
          </table:table-cell>
          <table:table-cell office:value-type="float" office:value="93923.66">
            <text:p>93923.66</text:p>
          </table:table-cell>
          <table:table-cell office:value-type="float" office:value="132859">
            <text:p>132859</text:p>
          </table:table-cell>
          <table:table-cell office:value-type="float" office:value="0.42">
            <text:p>0.42</text:p>
          </table:table-cell>
          <table:table-cell office:value-type="float" office:value="0.55">
            <text:p>0.55</text:p>
          </table:table-cell>
          <table:table-cell office:value-type="float" office:value="0.3">
            <text:p>0.3</text:p>
          </table:table-cell>
          <table:table-cell office:value-type="float" office:value="1.25">
            <text:p>1.25</text:p>
          </table:table-cell>
          <table:table-cell office:value-type="float" office:value="1">
            <text:p>1</text:p>
          </table:table-cell>
          <table:table-cell table:formula="of:=IF([.N13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Maurya_Empire'</text:p>
          </table:table-cell>
          <table:table-cell office:value-type="string">
            <text:p><text:s/>'Alexander_the_Great'</text:p>
          </table:table-cell>
          <table:table-cell office:value-type="float" office:value="253">
            <text:p>253</text:p>
          </table:table-cell>
          <table:table-cell office:value-type="float" office:value="31107">
            <text:p>31107</text:p>
          </table:table-cell>
          <table:table-cell office:value-type="float" office:value="113391.33">
            <text:p>113391.33</text:p>
          </table:table-cell>
          <table:table-cell office:value-type="float" office:value="82284.33">
            <text:p>82284.33</text:p>
          </table:table-cell>
          <table:table-cell office:value-type="float" office:value="144498.33">
            <text:p>144498.33</text:p>
          </table:table-cell>
          <table:table-cell office:value-type="float" office:value="0.47">
            <text:p>0.47</text:p>
          </table:table-cell>
          <table:table-cell office:value-type="float" office:value="0.14">
            <text:p>0.14</text:p>
          </table:table-cell>
          <table:table-cell office:value-type="float" office:value="0.29">
            <text:p>0.29</text:p>
          </table:table-cell>
          <table:table-cell office:value-type="float" office:value="1.36">
            <text:p>1.36</text:p>
          </table:table-cell>
          <table:table-cell office:value-type="float" office:value="1">
            <text:p>1</text:p>
          </table:table-cell>
          <table:table-cell table:formula="of:=IF([.N139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Western_world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18175">
            <text:p>18175</text:p>
          </table:table-cell>
          <table:table-cell office:value-type="float" office:value="113391.33">
            <text:p>113391.33</text:p>
          </table:table-cell>
          <table:table-cell office:value-type="float" office:value="95216.33">
            <text:p>95216.33</text:p>
          </table:table-cell>
          <table:table-cell office:value-type="float" office:value="131566.33">
            <text:p>131566.33</text:p>
          </table:table-cell>
          <table:table-cell office:value-type="float" office:value="0.55">
            <text:p>0.55</text:p>
          </table:table-cell>
          <table:table-cell office:value-type="float" office:value="0.09">
            <text:p>0.09</text:p>
          </table:table-cell>
          <table:table-cell office:value-type="float" office:value="0.42">
            <text:p>0.42</text:p>
          </table:table-cell>
          <table:table-cell office:value-type="float" office:value="6.47">
            <text:p>6.47</text:p>
          </table:table-cell>
          <table:table-cell office:value-type="float" office:value="0">
            <text:p>0</text:p>
          </table:table-cell>
          <table:table-cell table:formula="of:=IF([.N140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I_of_Epirus'</text:p>
          </table:table-cell>
          <table:table-cell office:value-type="string">
            <text:p><text:s/>'Alexander_the_Great'</text:p>
          </table:table-cell>
          <table:table-cell office:value-type="float" office:value="72">
            <text:p>72</text:p>
          </table:table-cell>
          <table:table-cell office:value-type="float" office:value="455.33">
            <text:p>455.33</text:p>
          </table:table-cell>
          <table:table-cell office:value-type="float" office:value="113391.33">
            <text:p>113391.33</text:p>
          </table:table-cell>
          <table:table-cell office:value-type="float" office:value="112936">
            <text:p>112936</text:p>
          </table:table-cell>
          <table:table-cell office:value-type="float" office:value="113846.66">
            <text:p>113846.66</text:p>
          </table:table-cell>
          <table:table-cell office:value-type="float" office:value="0.45">
            <text:p>0.45</text:p>
          </table:table-cell>
          <table:table-cell office:value-type="float" office:value="0.53">
            <text:p>0.53</text:p>
          </table:table-cell>
          <table:table-cell office:value-type="float" office:value="0.32">
            <text:p>0.32</text:p>
          </table:table-cell>
          <table:table-cell office:value-type="float" office:value="1.11">
            <text:p>1.11</text:p>
          </table:table-cell>
          <table:table-cell office:value-type="float" office:value="0">
            <text:p>0</text:p>
          </table:table-cell>
          <table:table-cell table:formula="of:=IF([.N141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Roman_portraiture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888">
            <text:p>888</text:p>
          </table:table-cell>
          <table:table-cell office:value-type="float" office:value="113391.33">
            <text:p>113391.33</text:p>
          </table:table-cell>
          <table:table-cell office:value-type="float" office:value="112503.33">
            <text:p>112503.33</text:p>
          </table:table-cell>
          <table:table-cell office:value-type="float" office:value="114279.33">
            <text:p>114279.33</text:p>
          </table:table-cell>
          <table:table-cell office:value-type="float" office:value="0.4">
            <text:p>0.4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9.28">
            <text:p>9.28</text:p>
          </table:table-cell>
          <table:table-cell office:value-type="float" office:value="1">
            <text:p>1</text:p>
          </table:table-cell>
          <table:table-cell table:formula="of:=IF([.N142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Hindu_Kush'</text:p>
          </table:table-cell>
          <table:table-cell office:value-type="string">
            <text:p><text:s/>'Alexander_the_Great'</text:p>
          </table:table-cell>
          <table:table-cell office:value-type="float" office:value="50">
            <text:p>50</text:p>
          </table:table-cell>
          <table:table-cell office:value-type="float" office:value="10905.33">
            <text:p>10905.33</text:p>
          </table:table-cell>
          <table:table-cell office:value-type="float" office:value="113391.33">
            <text:p>113391.33</text:p>
          </table:table-cell>
          <table:table-cell office:value-type="float" office:value="102486">
            <text:p>102486</text:p>
          </table:table-cell>
          <table:table-cell office:value-type="float" office:value="124296.66">
            <text:p>124296.66</text:p>
          </table:table-cell>
          <table:table-cell office:value-type="float" office:value="0.38">
            <text:p>0.38</text:p>
          </table:table-cell>
          <table:table-cell office:value-type="float" office:value="0.17">
            <text:p>0.17</text:p>
          </table:table-cell>
          <table:table-cell office:value-type="float" office:value="0.36">
            <text:p>0.36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  <table:table-cell table:formula="of:=IF([.N143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Macedonians_(ethnic_group)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3966.33">
            <text:p>3966.33</text:p>
          </table:table-cell>
          <table:table-cell office:value-type="float" office:value="113391.33">
            <text:p>113391.33</text:p>
          </table:table-cell>
          <table:table-cell office:value-type="float" office:value="109425">
            <text:p>109425</text:p>
          </table:table-cell>
          <table:table-cell office:value-type="float" office:value="117357.66">
            <text:p>117357.66</text:p>
          </table:table-cell>
          <table:table-cell office:value-type="float" office:value="0.46">
            <text:p>0.46</text:p>
          </table:table-cell>
          <table:table-cell office:value-type="float" office:value="0.14">
            <text:p>0.14</text:p>
          </table:table-cell>
          <table:table-cell office:value-type="float" office:value="0.48">
            <text:p>0.48</text:p>
          </table:table-cell>
          <table:table-cell office:value-type="float" office:value="8.79">
            <text:p>8.79</text:p>
          </table:table-cell>
          <table:table-cell office:value-type="float" office:value="0">
            <text:p>0</text:p>
          </table:table-cell>
          <table:table-cell table:formula="of:=IF([.N144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Bible'</text:p>
          </table:table-cell>
          <table:table-cell office:value-type="string">
            <text:p><text:s/>'Alexander_the_Great'</text:p>
          </table:table-cell>
          <table:table-cell office:value-type="float" office:value="18">
            <text:p>18</text:p>
          </table:table-cell>
          <table:table-cell office:value-type="float" office:value="102622.41">
            <text:p>102622.41</text:p>
          </table:table-cell>
          <table:table-cell office:value-type="float" office:value="113391.33">
            <text:p>113391.33</text:p>
          </table:table-cell>
          <table:table-cell office:value-type="float" office:value="10768.92">
            <text:p>10768.92</text:p>
          </table:table-cell>
          <table:table-cell office:value-type="float" office:value="216013.74">
            <text:p>216013.74</text:p>
          </table:table-cell>
          <table:table-cell office:value-type="float" office:value="0.47">
            <text:p>0.47</text:p>
          </table:table-cell>
          <table:table-cell office:value-type="float" office:value="0.09">
            <text:p>0.09</text:p>
          </table:table-cell>
          <table:table-cell office:value-type="float" office:value="0.49">
            <text:p>0.49</text:p>
          </table:table-cell>
          <table:table-cell office:value-type="float" office:value="7.92">
            <text:p>7.92</text:p>
          </table:table-cell>
          <table:table-cell office:value-type="float" office:value="1">
            <text:p>1</text:p>
          </table:table-cell>
          <table:table-cell table:formula="of:=IF([.N145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Kingdom_of_Armenia_(antiquity)'</text:p>
          </table:table-cell>
          <table:table-cell office:value-type="string">
            <text:p><text:s/>'Alexander_the_Great'</text:p>
          </table:table-cell>
          <table:table-cell office:value-type="float" office:value="29">
            <text:p>29</text:p>
          </table:table-cell>
          <table:table-cell office:value-type="float" office:value="9013.39">
            <text:p>9013.39</text:p>
          </table:table-cell>
          <table:table-cell office:value-type="float" office:value="113391.33">
            <text:p>113391.33</text:p>
          </table:table-cell>
          <table:table-cell office:value-type="float" office:value="104377.94">
            <text:p>104377.94</text:p>
          </table:table-cell>
          <table:table-cell office:value-type="float" office:value="122404.72">
            <text:p>122404.72</text:p>
          </table:table-cell>
          <table:table-cell office:value-type="float" office:value="0.4">
            <text:p>0.4</text:p>
          </table:table-cell>
          <table:table-cell office:value-type="float" office:value="0.15">
            <text:p>0.15</text:p>
          </table:table-cell>
          <table:table-cell office:value-type="float" office:value="0.34">
            <text:p>0.34</text:p>
          </table:table-cell>
          <table:table-cell office:value-type="float" office:value="4.28">
            <text:p>4.28</text:p>
          </table:table-cell>
          <table:table-cell office:value-type="float" office:value="1">
            <text:p>1</text:p>
          </table:table-cell>
          <table:table-cell table:formula="of:=IF([.N146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Kazakhstan'</text:p>
          </table:table-cell>
          <table:table-cell office:value-type="string">
            <text:p><text:s/>'Alexander_the_Great'</text:p>
          </table:table-cell>
          <table:table-cell office:value-type="float" office:value="49">
            <text:p>49</text:p>
          </table:table-cell>
          <table:table-cell office:value-type="float" office:value="191619.66">
            <text:p>191619.66</text:p>
          </table:table-cell>
          <table:table-cell office:value-type="float" office:value="113391.33">
            <text:p>113391.33</text:p>
          </table:table-cell>
          <table:table-cell office:value-type="float" office:value="78228.33">
            <text:p>78228.33</text:p>
          </table:table-cell>
          <table:table-cell office:value-type="float" office:value="305010.99">
            <text:p>305010.99</text:p>
          </table:table-cell>
          <table:table-cell office:value-type="float" office:value="0.38">
            <text:p>0.38</text:p>
          </table:table-cell>
          <table:table-cell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float" office:value="9.34">
            <text:p>9.34</text:p>
          </table:table-cell>
          <table:table-cell office:value-type="float" office:value="1">
            <text:p>1</text:p>
          </table:table-cell>
          <table:table-cell table:formula="of:=IF([.N147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Early_Muslim_conquests'</text:p>
          </table:table-cell>
          <table:table-cell office:value-type="string">
            <text:p><text:s/>'Alexander_the_Great'</text:p>
          </table:table-cell>
          <table:table-cell office:value-type="float" office:value="397">
            <text:p>397</text:p>
          </table:table-cell>
          <table:table-cell office:value-type="float" office:value="7572">
            <text:p>7572</text:p>
          </table:table-cell>
          <table:table-cell office:value-type="float" office:value="113391.33">
            <text:p>113391.33</text:p>
          </table:table-cell>
          <table:table-cell office:value-type="float" office:value="105819.33">
            <text:p>105819.33</text:p>
          </table:table-cell>
          <table:table-cell office:value-type="float" office:value="120963.33">
            <text:p>120963.33</text:p>
          </table:table-cell>
          <table:table-cell office:value-type="float" office:value="0.43">
            <text:p>0.43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3.04">
            <text:p>3.04</text:p>
          </table:table-cell>
          <table:table-cell office:value-type="float" office:value="1">
            <text:p>1</text:p>
          </table:table-cell>
          <table:table-cell table:formula="of:=IF([.N148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Lists_of_emperors'</text:p>
          </table:table-cell>
          <table:table-cell office:value-type="string">
            <text:p><text:s/>'Alexander_the_Great'</text:p>
          </table:table-cell>
          <table:table-cell office:value-type="float" office:value="23">
            <text:p>23</text:p>
          </table:table-cell>
          <table:table-cell office:value-type="float" office:value="686">
            <text:p>686</text:p>
          </table:table-cell>
          <table:table-cell office:value-type="float" office:value="113391.33">
            <text:p>113391.33</text:p>
          </table:table-cell>
          <table:table-cell office:value-type="float" office:value="112705.33">
            <text:p>112705.33</text:p>
          </table:table-cell>
          <table:table-cell office:value-type="float" office:value="114077.33">
            <text:p>114077.33</text:p>
          </table:table-cell>
          <table:table-cell office:value-type="float" office:value="0.16">
            <text:p>0.16</text:p>
          </table:table-cell>
          <table:table-cell office:value-type="float" office:value="0.6">
            <text:p>0.6</text:p>
          </table:table-cell>
          <table:table-cell office:value-type="float" office:value="0.53">
            <text:p>0.53</text:p>
          </table:table-cell>
          <table:table-cell office:value-type="float" office:value="4.95">
            <text:p>4.95</text:p>
          </table:table-cell>
          <table:table-cell office:value-type="float" office:value="0">
            <text:p>0</text:p>
          </table:table-cell>
          <table:table-cell table:formula="of:=IF([.N149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Napoleon_Crossing_the_Alps'</text:p>
          </table:table-cell>
          <table:table-cell office:value-type="string">
            <text:p><text:s/>'Alexander_the_Great'</text:p>
          </table:table-cell>
          <table:table-cell office:value-type="float" office:value="48">
            <text:p>48</text:p>
          </table:table-cell>
          <table:table-cell office:value-type="float" office:value="5083.33">
            <text:p>5083.33</text:p>
          </table:table-cell>
          <table:table-cell office:value-type="float" office:value="113391.33">
            <text:p>113391.33</text:p>
          </table:table-cell>
          <table:table-cell office:value-type="float" office:value="108308">
            <text:p>108308</text:p>
          </table:table-cell>
          <table:table-cell office:value-type="float" office:value="118474.66">
            <text:p>118474.66</text:p>
          </table:table-cell>
          <table:table-cell office:value-type="float" office:value="0.39">
            <text:p>0.39</text:p>
          </table:table-cell>
          <table:table-cell office:value-type="float" office:value="0.17">
            <text:p>0.17</text:p>
          </table:table-cell>
          <table:table-cell office:value-type="float" office:value="0.54">
            <text:p>0.54</text:p>
          </table:table-cell>
          <table:table-cell office:value-type="float" office:value="6.56">
            <text:p>6.56</text:p>
          </table:table-cell>
          <table:table-cell office:value-type="float" office:value="1">
            <text:p>1</text:p>
          </table:table-cell>
          <table:table-cell table:formula="of:=IF([.N150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Greco-Persian_Wars'</text:p>
          </table:table-cell>
          <table:table-cell office:value-type="string">
            <text:p><text:s/>'Alexander_the_Great'</text:p>
          </table:table-cell>
          <table:table-cell office:value-type="float" office:value="54">
            <text:p>54</text:p>
          </table:table-cell>
          <table:table-cell office:value-type="float" office:value="11774.33">
            <text:p>11774.33</text:p>
          </table:table-cell>
          <table:table-cell office:value-type="float" office:value="113391.33">
            <text:p>113391.33</text:p>
          </table:table-cell>
          <table:table-cell office:value-type="float" office:value="101617">
            <text:p>101617</text:p>
          </table:table-cell>
          <table:table-cell office:value-type="float" office:value="125165.66">
            <text:p>125165.66</text:p>
          </table:table-cell>
          <table:table-cell office:value-type="float" office:value="0.42">
            <text:p>0.42</text:p>
          </table:table-cell>
          <table:table-cell office:value-type="float" office:value="0.09">
            <text:p>0.09</text:p>
          </table:table-cell>
          <table:table-cell office:value-type="float" office:value="0.29">
            <text:p>0.29</text:p>
          </table:table-cell>
          <table:table-cell office:value-type="float" office:value="3.27">
            <text:p>3.27</text:p>
          </table:table-cell>
          <table:table-cell office:value-type="float" office:value="0">
            <text:p>0</text:p>
          </table:table-cell>
          <table:table-cell table:formula="of:=IF([.N151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Gangaridai'</text:p>
          </table:table-cell>
          <table:table-cell office:value-type="string">
            <text:p><text:s/>'Alexander_the_Great'</text:p>
          </table:table-cell>
          <table:table-cell office:value-type="float" office:value="18">
            <text:p>18</text:p>
          </table:table-cell>
          <table:table-cell office:value-type="float" office:value="1624.74">
            <text:p>1624.74</text:p>
          </table:table-cell>
          <table:table-cell office:value-type="float" office:value="113391.33">
            <text:p>113391.33</text:p>
          </table:table-cell>
          <table:table-cell office:value-type="float" office:value="111766.59">
            <text:p>111766.59</text:p>
          </table:table-cell>
          <table:table-cell office:value-type="float" office:value="115016.07">
            <text:p>115016.07</text:p>
          </table:table-cell>
          <table:table-cell office:value-type="float" office:value="0.36">
            <text:p>0.36</text:p>
          </table:table-cell>
          <table:table-cell office:value-type="float" office:value="0.19">
            <text:p>0.19</text:p>
          </table:table-cell>
          <table:table-cell office:value-type="float" office:value="0.38">
            <text:p>0.38</text:p>
          </table:table-cell>
          <table:table-cell office:value-type="float" office:value="5.92">
            <text:p>5.92</text:p>
          </table:table-cell>
          <table:table-cell office:value-type="float" office:value="1">
            <text:p>1</text:p>
          </table:table-cell>
          <table:table-cell table:formula="of:=IF([.N152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Cassander'</text:p>
          </table:table-cell>
          <table:table-cell office:value-type="string">
            <text:p><text:s/>'Alexander_the_Great'</text:p>
          </table:table-cell>
          <table:table-cell office:value-type="float" office:value="170">
            <text:p>170</text:p>
          </table:table-cell>
          <table:table-cell office:value-type="float" office:value="5914.45">
            <text:p>5914.45</text:p>
          </table:table-cell>
          <table:table-cell office:value-type="float" office:value="113391.33">
            <text:p>113391.33</text:p>
          </table:table-cell>
          <table:table-cell office:value-type="float" office:value="107476.88">
            <text:p>107476.88</text:p>
          </table:table-cell>
          <table:table-cell office:value-type="float" office:value="119305.78">
            <text:p>119305.78</text:p>
          </table:table-cell>
          <table:table-cell office:value-type="float" office:value="0.5">
            <text:p>0.5</text:p>
          </table:table-cell>
          <table:table-cell office:value-type="float" office:value="0.92">
            <text:p>0.92</text:p>
          </table:table-cell>
          <table:table-cell office:value-type="float" office:value="0.25">
            <text:p>0.25</text:p>
          </table:table-cell>
          <table:table-cell office:value-type="float" office:value="4.23">
            <text:p>4.23</text:p>
          </table:table-cell>
          <table:table-cell office:value-type="float" office:value="1">
            <text:p>1</text:p>
          </table:table-cell>
          <table:table-cell table:formula="of:=IF([.N153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Sang_Nila_Utama'</text:p>
          </table:table-cell>
          <table:table-cell office:value-type="string">
            <text:p><text:s/>'Alexander_the_Great'</text:p>
          </table:table-cell>
          <table:table-cell office:value-type="float" office:value="39">
            <text:p>39</text:p>
          </table:table-cell>
          <table:table-cell office:value-type="float" office:value="1244">
            <text:p>1244</text:p>
          </table:table-cell>
          <table:table-cell office:value-type="float" office:value="113391.33">
            <text:p>113391.33</text:p>
          </table:table-cell>
          <table:table-cell office:value-type="float" office:value="112147.33">
            <text:p>112147.33</text:p>
          </table:table-cell>
          <table:table-cell office:value-type="float" office:value="114635.33">
            <text:p>114635.33</text:p>
          </table:table-cell>
          <table:table-cell office:value-type="float" office:value="0.27">
            <text:p>0.27</text:p>
          </table:table-cell>
          <table:table-cell office:value-type="float" office:value="0.19">
            <text:p>0.19</text:p>
          </table:table-cell>
          <table:table-cell office:value-type="float" office:value="0.5">
            <text:p>0.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IF([.N154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Sparta'</text:p>
          </table:table-cell>
          <table:table-cell office:value-type="string">
            <text:p><text:s/>'Alexander_the_Great'</text:p>
          </table:table-cell>
          <table:table-cell office:value-type="float" office:value="19">
            <text:p>19</text:p>
          </table:table-cell>
          <table:table-cell office:value-type="float" office:value="41844">
            <text:p>41844</text:p>
          </table:table-cell>
          <table:table-cell office:value-type="float" office:value="113391.33">
            <text:p>113391.33</text:p>
          </table:table-cell>
          <table:table-cell office:value-type="float" office:value="71547.33">
            <text:p>71547.33</text:p>
          </table:table-cell>
          <table:table-cell office:value-type="float" office:value="155235.33">
            <text:p>155235.33</text:p>
          </table:table-cell>
          <table:table-cell office:value-type="float" office:value="0.47">
            <text:p>0.47</text:p>
          </table:table-cell>
          <table:table-cell office:value-type="float" office:value="0.12">
            <text:p>0.12</text:p>
          </table:table-cell>
          <table:table-cell office:value-type="float" office:value="0.27">
            <text:p>0.27</text:p>
          </table:table-cell>
          <table:table-cell office:value-type="float" office:value="2.36">
            <text:p>2.36</text:p>
          </table:table-cell>
          <table:table-cell office:value-type="float" office:value="0">
            <text:p>0</text:p>
          </table:table-cell>
          <table:table-cell table:formula="of:=IF([.N155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Tutankhamun'</text:p>
          </table:table-cell>
          <table:table-cell office:value-type="string">
            <text:p><text:s/>'Alexander_the_Great'</text:p>
          </table:table-cell>
          <table:table-cell office:value-type="float" office:value="14">
            <text:p>14</text:p>
          </table:table-cell>
          <table:table-cell office:value-type="float" office:value="91936.99">
            <text:p>91936.99</text:p>
          </table:table-cell>
          <table:table-cell office:value-type="float" office:value="113391.33">
            <text:p>113391.33</text:p>
          </table:table-cell>
          <table:table-cell office:value-type="float" office:value="21454.34">
            <text:p>21454.34</text:p>
          </table:table-cell>
          <table:table-cell office:value-type="float" office:value="205328.32">
            <text:p>205328.32</text:p>
          </table:table-cell>
          <table:table-cell office:value-type="float" office:value="0.41">
            <text:p>0.41</text:p>
          </table:table-cell>
          <table:table-cell office:value-type="float" office:value="0.69">
            <text:p>0.69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IF([.N156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Pakistan'</text:p>
          </table:table-cell>
          <table:table-cell office:value-type="string">
            <text:p><text:s/>'Alexander_the_Great'</text:p>
          </table:table-cell>
          <table:table-cell office:value-type="float" office:value="52">
            <text:p>52</text:p>
          </table:table-cell>
          <table:table-cell office:value-type="float" office:value="386589.38">
            <text:p>386589.38</text:p>
          </table:table-cell>
          <table:table-cell office:value-type="float" office:value="113391.33">
            <text:p>113391.33</text:p>
          </table:table-cell>
          <table:table-cell office:value-type="float" office:value="273198.05">
            <text:p>273198.05</text:p>
          </table:table-cell>
          <table:table-cell office:value-type="float" office:value="499980.71">
            <text:p>499980.71</text:p>
          </table:table-cell>
          <table:table-cell office:value-type="float" office:value="0.41">
            <text:p>0.41</text:p>
          </table:table-cell>
          <table:table-cell office:value-type="float" office:value="0.16">
            <text:p>0.16</text:p>
          </table:table-cell>
          <table:table-cell office:value-type="float" office:value="0.58">
            <text:p>0.58</text:p>
          </table:table-cell>
          <table:table-cell office:value-type="float" office:value="7.38">
            <text:p>7.38</text:p>
          </table:table-cell>
          <table:table-cell office:value-type="float" office:value="1">
            <text:p>1</text:p>
          </table:table-cell>
          <table:table-cell table:formula="of:=IF([.N157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Parysatis_II'</text:p>
          </table:table-cell>
          <table:table-cell office:value-type="string">
            <text:p><text:s/>'Alexander_the_Great'</text:p>
          </table:table-cell>
          <table:table-cell office:value-type="float" office:value="41">
            <text:p>41</text:p>
          </table:table-cell>
          <table:table-cell office:value-type="float" office:value="1376.33">
            <text:p>1376.33</text:p>
          </table:table-cell>
          <table:table-cell office:value-type="float" office:value="113391.33">
            <text:p>113391.33</text:p>
          </table:table-cell>
          <table:table-cell office:value-type="float" office:value="112015">
            <text:p>112015</text:p>
          </table:table-cell>
          <table:table-cell office:value-type="float" office:value="114767.66">
            <text:p>114767.66</text:p>
          </table:table-cell>
          <table:table-cell office:value-type="float" office:value="0.44">
            <text:p>0.44</text:p>
          </table:table-cell>
          <table:table-cell office:value-type="float" office:value="0.6">
            <text:p>0.6</text:p>
          </table:table-cell>
          <table:table-cell office:value-type="float" office:value="0.34">
            <text:p>0.34</text:p>
          </table:table-cell>
          <table:table-cell office:value-type="float" office:value="1.38">
            <text:p>1.38</text:p>
          </table:table-cell>
          <table:table-cell office:value-type="float" office:value="1">
            <text:p>1</text:p>
          </table:table-cell>
          <table:table-cell table:formula="of:=IF([.N158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Mosaic'</text:p>
          </table:table-cell>
          <table:table-cell office:value-type="string">
            <text:p><text:s/>'Alexander_the_Great'</text:p>
          </table:table-cell>
          <table:table-cell office:value-type="float" office:value="241">
            <text:p>241</text:p>
          </table:table-cell>
          <table:table-cell office:value-type="float" office:value="2064.33">
            <text:p>2064.33</text:p>
          </table:table-cell>
          <table:table-cell office:value-type="float" office:value="113391.33">
            <text:p>113391.33</text:p>
          </table:table-cell>
          <table:table-cell office:value-type="float" office:value="111327">
            <text:p>111327</text:p>
          </table:table-cell>
          <table:table-cell office:value-type="float" office:value="115455.66">
            <text:p>115455.66</text:p>
          </table:table-cell>
          <table:table-cell office:value-type="float" office:value="0.55">
            <text:p>0.55</text:p>
          </table:table-cell>
          <table:table-cell office:value-type="float" office:value="0.12">
            <text:p>0.12</text:p>
          </table:table-cell>
          <table:table-cell office:value-type="float" office:value="0.37">
            <text:p>0.37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table:formula="of:=IF([.N159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Philip_I_of_Macedon'</text:p>
          </table:table-cell>
          <table:table-cell office:value-type="string">
            <text:p><text:s/>'Alexander_the_Great'</text:p>
          </table:table-cell>
          <table:table-cell office:value-type="float" office:value="18">
            <text:p>18</text:p>
          </table:table-cell>
          <table:table-cell office:value-type="float" office:value="327">
            <text:p>327</text:p>
          </table:table-cell>
          <table:table-cell office:value-type="float" office:value="113391.33">
            <text:p>113391.33</text:p>
          </table:table-cell>
          <table:table-cell office:value-type="float" office:value="113064.33">
            <text:p>113064.33</text:p>
          </table:table-cell>
          <table:table-cell office:value-type="float" office:value="113718.33">
            <text:p>113718.33</text:p>
          </table:table-cell>
          <table:table-cell office:value-type="float" office:value="0.33">
            <text:p>0.33</text:p>
          </table:table-cell>
          <table:table-cell office:value-type="float" office:value="0.52">
            <text:p>0.52</text:p>
          </table:table-cell>
          <table:table-cell office:value-type="float" office:value="0.44">
            <text:p>0.44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formula="of:=IF([.N160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tolemy'</text:p>
          </table:table-cell>
          <table:table-cell office:value-type="string">
            <text:p><text:s/>'Alexander_the_Great'</text:p>
          </table:table-cell>
          <table:table-cell office:value-type="float" office:value="73">
            <text:p>73</text:p>
          </table:table-cell>
          <table:table-cell office:value-type="float" office:value="43671.68">
            <text:p>43671.68</text:p>
          </table:table-cell>
          <table:table-cell office:value-type="float" office:value="113391.33">
            <text:p>113391.33</text:p>
          </table:table-cell>
          <table:table-cell office:value-type="float" office:value="69719.65">
            <text:p>69719.65</text:p>
          </table:table-cell>
          <table:table-cell office:value-type="float" office:value="157063.01">
            <text:p>157063.01</text:p>
          </table:table-cell>
          <table:table-cell office:value-type="float" office:value="0.41">
            <text:p>0.41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2.11">
            <text:p>2.11</text:p>
          </table:table-cell>
          <table:table-cell office:value-type="float" office:value="0">
            <text:p>0</text:p>
          </table:table-cell>
          <table:table-cell table:formula="of:=IF([.N161] &gt; 0.79; 1; 0)" office:value-type="float" office:value="0">
            <text:p>0</text:p>
          </table:table-cell>
          <table:table-cell office:value-type="float" office:value="0.73">
            <text:p>0.73</text:p>
          </table:table-cell>
        </table:table-row>
        <table:table-row table:style-name="ro1">
          <table:table-cell office:value-type="string">
            <text:p>Philip_V_of_Macedon'</text:p>
          </table:table-cell>
          <table:table-cell office:value-type="string">
            <text:p><text:s/>'Alexander_the_Great'</text:p>
          </table:table-cell>
          <table:table-cell office:value-type="float" office:value="43">
            <text:p>43</text:p>
          </table:table-cell>
          <table:table-cell office:value-type="float" office:value="1320">
            <text:p>1320</text:p>
          </table:table-cell>
          <table:table-cell office:value-type="float" office:value="113391.33">
            <text:p>113391.33</text:p>
          </table:table-cell>
          <table:table-cell office:value-type="float" office:value="112071.33">
            <text:p>112071.33</text:p>
          </table:table-cell>
          <table:table-cell office:value-type="float" office:value="114711.33">
            <text:p>114711.33</text:p>
          </table:table-cell>
          <table:table-cell office:value-type="float" office:value="0.47">
            <text:p>0.47</text:p>
          </table:table-cell>
          <table:table-cell office:value-type="float" office:value="0.88">
            <text:p>0.88</text:p>
          </table:table-cell>
          <table:table-cell office:value-type="float" office:value="0.33">
            <text:p>0.33</text:p>
          </table:table-cell>
          <table:table-cell office:value-type="float" office:value="3.68">
            <text:p>3.68</text:p>
          </table:table-cell>
          <table:table-cell office:value-type="float" office:value="0">
            <text:p>0</text:p>
          </table:table-cell>
          <table:table-cell table:formula="of:=IF([.N162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Shamsuddin_Ilyas_Shah'</text:p>
          </table:table-cell>
          <table:table-cell office:value-type="string">
            <text:p><text:s/>'Alexander_the_Great'</text:p>
          </table:table-cell>
          <table:table-cell office:value-type="float" office:value="25">
            <text:p>25</text:p>
          </table:table-cell>
          <table:table-cell office:value-type="float" office:value="393.67">
            <text:p>393.67</text:p>
          </table:table-cell>
          <table:table-cell office:value-type="float" office:value="113391.33">
            <text:p>113391.33</text:p>
          </table:table-cell>
          <table:table-cell office:value-type="float" office:value="112997.66">
            <text:p>112997.66</text:p>
          </table:table-cell>
          <table:table-cell office:value-type="float" office:value="113785">
            <text:p>113785</text:p>
          </table:table-cell>
          <table:table-cell office:value-type="float" office:value="0.17">
            <text:p>0.17</text:p>
          </table:table-cell>
          <table:table-cell office:value-type="float" office:value="0.52">
            <text:p>0.52</text:p>
          </table:table-cell>
          <table:table-cell office:value-type="float" office:value="0.47">
            <text:p>0.47</text:p>
          </table:table-cell>
          <table:table-cell office:value-type="float" office:value="4.79">
            <text:p>4.79</text:p>
          </table:table-cell>
          <table:table-cell office:value-type="float" office:value="1">
            <text:p>1</text:p>
          </table:table-cell>
          <table:table-cell table:formula="of:=IF([.N163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rinthian_War'</text:p>
          </table:table-cell>
          <table:table-cell office:value-type="string">
            <text:p><text:s/>'Alexander_the_Great'</text:p>
          </table:table-cell>
          <table:table-cell office:value-type="float" office:value="58">
            <text:p>58</text:p>
          </table:table-cell>
          <table:table-cell office:value-type="float" office:value="1773">
            <text:p>1773</text:p>
          </table:table-cell>
          <table:table-cell office:value-type="float" office:value="113391.33">
            <text:p>113391.33</text:p>
          </table:table-cell>
          <table:table-cell office:value-type="float" office:value="111618.33">
            <text:p>111618.33</text:p>
          </table:table-cell>
          <table:table-cell office:value-type="float" office:value="115164.33">
            <text:p>115164.33</text:p>
          </table:table-cell>
          <table:table-cell office:value-type="float" office:value="0.44">
            <text:p>0.44</text:p>
          </table:table-cell>
          <table:table-cell office:value-type="float" office:value="0.1">
            <text:p>0.1</text:p>
          </table:table-cell>
          <table:table-cell office:value-type="float" office:value="0.33">
            <text:p>0.33</text:p>
          </table:table-cell>
          <table:table-cell office:value-type="float" office:value="3.52">
            <text:p>3.52</text:p>
          </table:table-cell>
          <table:table-cell office:value-type="float" office:value="0">
            <text:p>0</text:p>
          </table:table-cell>
          <table:table-cell table:formula="of:=IF([.N164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Partition_of_Triparadisus'</text:p>
          </table:table-cell>
          <table:table-cell office:value-type="string">
            <text:p><text:s/>'Alexander_the_Great'</text:p>
          </table:table-cell>
          <table:table-cell office:value-type="float" office:value="29">
            <text:p>29</text:p>
          </table:table-cell>
          <table:table-cell office:value-type="float" office:value="371.33">
            <text:p>371.33</text:p>
          </table:table-cell>
          <table:table-cell office:value-type="float" office:value="113391.33">
            <text:p>113391.33</text:p>
          </table:table-cell>
          <table:table-cell office:value-type="float" office:value="113020">
            <text:p>113020</text:p>
          </table:table-cell>
          <table:table-cell office:value-type="float" office:value="113762.66">
            <text:p>113762.66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32">
            <text:p>0.32</text:p>
          </table:table-cell>
          <table:table-cell office:value-type="float" office:value="2.92">
            <text:p>2.92</text:p>
          </table:table-cell>
          <table:table-cell office:value-type="float" office:value="1">
            <text:p>1</text:p>
          </table:table-cell>
          <table:table-cell table:formula="of:=IF([.N165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Jauhar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13573.68">
            <text:p>13573.68</text:p>
          </table:table-cell>
          <table:table-cell office:value-type="float" office:value="113391.33">
            <text:p>113391.33</text:p>
          </table:table-cell>
          <table:table-cell office:value-type="float" office:value="99817.65">
            <text:p>99817.65</text:p>
          </table:table-cell>
          <table:table-cell office:value-type="float" office:value="126965.01">
            <text:p>126965.01</text:p>
          </table:table-cell>
          <table:table-cell office:value-type="float" office:value="0.35">
            <text:p>0.35</text:p>
          </table:table-cell>
          <table:table-cell office:value-type="float" office:value="0.43">
            <text:p>0.43</text:p>
          </table:table-cell>
          <table:table-cell office:value-type="float" office:value="0.5">
            <text:p>0.5</text:p>
          </table:table-cell>
          <table:table-cell office:value-type="float" office:value="5.74">
            <text:p>5.74</text:p>
          </table:table-cell>
          <table:table-cell office:value-type="float" office:value="1">
            <text:p>1</text:p>
          </table:table-cell>
          <table:table-cell table:formula="of:=IF([.N166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Seder_Olam_Rabbah'</text:p>
          </table:table-cell>
          <table:table-cell office:value-type="string">
            <text:p><text:s/>'Alexander_the_Great'</text:p>
          </table:table-cell>
          <table:table-cell office:value-type="float" office:value="11">
            <text:p>11</text:p>
          </table:table-cell>
          <table:table-cell office:value-type="float" office:value="308.33">
            <text:p>308.33</text:p>
          </table:table-cell>
          <table:table-cell office:value-type="float" office:value="113391.33">
            <text:p>113391.33</text:p>
          </table:table-cell>
          <table:table-cell office:value-type="float" office:value="113083">
            <text:p>113083</text:p>
          </table:table-cell>
          <table:table-cell office:value-type="float" office:value="113699.66">
            <text:p>113699.6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46">
            <text:p>0.46</text:p>
          </table:table-cell>
          <table:table-cell office:value-type="float" office:value="17.75">
            <text:p>17.75</text:p>
          </table:table-cell>
          <table:table-cell office:value-type="float" office:value="1">
            <text:p>1</text:p>
          </table:table-cell>
          <table:table-cell table:formula="of:=IF([.N167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Jewish_diaspora'</text:p>
          </table:table-cell>
          <table:table-cell office:value-type="string">
            <text:p><text:s/>'Alexander_the_Great'</text:p>
          </table:table-cell>
          <table:table-cell office:value-type="float" office:value="13">
            <text:p>13</text:p>
          </table:table-cell>
          <table:table-cell office:value-type="float" office:value="12331.33">
            <text:p>12331.33</text:p>
          </table:table-cell>
          <table:table-cell office:value-type="float" office:value="113391.33">
            <text:p>113391.33</text:p>
          </table:table-cell>
          <table:table-cell office:value-type="float" office:value="101060">
            <text:p>101060</text:p>
          </table:table-cell>
          <table:table-cell office:value-type="float" office:value="125722.66">
            <text:p>125722.66</text:p>
          </table:table-cell>
          <table:table-cell office:value-type="float" office:value="0.44">
            <text:p>0.4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7.11">
            <text:p>7.11</text:p>
          </table:table-cell>
          <table:table-cell office:value-type="float" office:value="1">
            <text:p>1</text:p>
          </table:table-cell>
          <table:table-cell table:formula="of:=IF([.N16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Kalanos'</text:p>
          </table:table-cell>
          <table:table-cell office:value-type="string">
            <text:p><text:s/>'Alexander_the_Great'</text:p>
          </table:table-cell>
          <table:table-cell office:value-type="float" office:value="19">
            <text:p>19</text:p>
          </table:table-cell>
          <table:table-cell office:value-type="float" office:value="398.95">
            <text:p>398.95</text:p>
          </table:table-cell>
          <table:table-cell office:value-type="float" office:value="113391.33">
            <text:p>113391.33</text:p>
          </table:table-cell>
          <table:table-cell office:value-type="float" office:value="112992.38">
            <text:p>112992.38</text:p>
          </table:table-cell>
          <table:table-cell office:value-type="float" office:value="113790.28">
            <text:p>113790.28</text:p>
          </table:table-cell>
          <table:table-cell office:value-type="float" office:value="0.5">
            <text:p>0.5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1.72">
            <text:p>1.72</text:p>
          </table:table-cell>
          <table:table-cell office:value-type="float" office:value="1">
            <text:p>1</text:p>
          </table:table-cell>
          <table:table-cell table:formula="of:=IF([.N169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Siege_of_Miletus'</text:p>
          </table:table-cell>
          <table:table-cell office:value-type="string">
            <text:p><text:s/>'Alexander_the_Great'</text:p>
          </table:table-cell>
          <table:table-cell office:value-type="float" office:value="13">
            <text:p>13</text:p>
          </table:table-cell>
          <table:table-cell office:value-type="float" office:value="192">
            <text:p>192</text:p>
          </table:table-cell>
          <table:table-cell office:value-type="float" office:value="113391.33">
            <text:p>113391.33</text:p>
          </table:table-cell>
          <table:table-cell office:value-type="float" office:value="113199.33">
            <text:p>113199.33</text:p>
          </table:table-cell>
          <table:table-cell office:value-type="float" office:value="113583.33">
            <text:p>113583.33</text:p>
          </table:table-cell>
          <table:table-cell office:value-type="float" office:value="0.3">
            <text:p>0.3</text:p>
          </table:table-cell>
          <table:table-cell office:value-type="float" office:value="0.09">
            <text:p>0.09</text:p>
          </table:table-cell>
          <table:table-cell office:value-type="float" office:value="0.24">
            <text:p>0.24</text:p>
          </table:table-cell>
          <table:table-cell office:value-type="float" office:value="6.65">
            <text:p>6.65</text:p>
          </table:table-cell>
          <table:table-cell office:value-type="float" office:value="1">
            <text:p>1</text:p>
          </table:table-cell>
          <table:table-cell table:formula="of:=IF([.N170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Susa'</text:p>
          </table:table-cell>
          <table:table-cell office:value-type="string">
            <text:p><text:s/>'Alexander_the_Great'</text:p>
          </table:table-cell>
          <table:table-cell office:value-type="float" office:value="26">
            <text:p>26</text:p>
          </table:table-cell>
          <table:table-cell office:value-type="float" office:value="11417.09">
            <text:p>11417.09</text:p>
          </table:table-cell>
          <table:table-cell office:value-type="float" office:value="113391.33">
            <text:p>113391.33</text:p>
          </table:table-cell>
          <table:table-cell office:value-type="float" office:value="101974.24">
            <text:p>101974.24</text:p>
          </table:table-cell>
          <table:table-cell office:value-type="float" office:value="124808.42">
            <text:p>124808.42</text:p>
          </table:table-cell>
          <table:table-cell office:value-type="float" office:value="0.38">
            <text:p>0.38</text:p>
          </table:table-cell>
          <table:table-cell office:value-type="float" office:value="0.13">
            <text:p>0.13</text:p>
          </table:table-cell>
          <table:table-cell office:value-type="float" office:value="0.26">
            <text:p>0.26</text:p>
          </table:table-cell>
          <table:table-cell office:value-type="float" office:value="3.25">
            <text:p>3.25</text:p>
          </table:table-cell>
          <table:table-cell office:value-type="float" office:value="1">
            <text:p>1</text:p>
          </table:table-cell>
          <table:table-cell table:formula="of:=IF([.N171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Seleucid–Mauryan_war'</text:p>
          </table:table-cell>
          <table:table-cell office:value-type="string">
            <text:p><text:s/>'Alexander_the_Great'</text:p>
          </table:table-cell>
          <table:table-cell office:value-type="float" office:value="18">
            <text:p>18</text:p>
          </table:table-cell>
          <table:table-cell office:value-type="float" office:value="5440.74">
            <text:p>5440.74</text:p>
          </table:table-cell>
          <table:table-cell office:value-type="float" office:value="113391.33">
            <text:p>113391.33</text:p>
          </table:table-cell>
          <table:table-cell office:value-type="float" office:value="107950.59">
            <text:p>107950.59</text:p>
          </table:table-cell>
          <table:table-cell office:value-type="float" office:value="118832.07">
            <text:p>118832.07</text:p>
          </table:table-cell>
          <table:table-cell office:value-type="float" office:value="0.35">
            <text:p>0.35</text:p>
          </table:table-cell>
          <table:table-cell office:value-type="float" office:value="0.1">
            <text:p>0.1</text:p>
          </table:table-cell>
          <table:table-cell office:value-type="float" office:value="0.34">
            <text:p>0.34</text:p>
          </table:table-cell>
          <table:table-cell office:value-type="float" office:value="7.12">
            <text:p>7.12</text:p>
          </table:table-cell>
          <table:table-cell office:value-type="float" office:value="1">
            <text:p>1</text:p>
          </table:table-cell>
          <table:table-cell table:formula="of:=IF([.N172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Taxila'</text:p>
          </table:table-cell>
          <table:table-cell office:value-type="string">
            <text:p><text:s/>'Alexander_the_Great'</text:p>
          </table:table-cell>
          <table:table-cell office:value-type="float" office:value="70">
            <text:p>70</text:p>
          </table:table-cell>
          <table:table-cell office:value-type="float" office:value="21426.67">
            <text:p>21426.67</text:p>
          </table:table-cell>
          <table:table-cell office:value-type="float" office:value="113391.33">
            <text:p>113391.33</text:p>
          </table:table-cell>
          <table:table-cell office:value-type="float" office:value="91964.66">
            <text:p>91964.66</text:p>
          </table:table-cell>
          <table:table-cell office:value-type="float" office:value="134818">
            <text:p>13481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33">
            <text:p>0.33</text:p>
          </table:table-cell>
          <table:table-cell office:value-type="float" office:value="4.68">
            <text:p>4.68</text:p>
          </table:table-cell>
          <table:table-cell office:value-type="float" office:value="1">
            <text:p>1</text:p>
          </table:table-cell>
          <table:table-cell table:formula="of:=IF([.N173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Justinian_I'</text:p>
          </table:table-cell>
          <table:table-cell office:value-type="string">
            <text:p><text:s/>'Alexander_the_Great'</text:p>
          </table:table-cell>
          <table:table-cell office:value-type="float" office:value="14">
            <text:p>14</text:p>
          </table:table-cell>
          <table:table-cell office:value-type="float" office:value="18485">
            <text:p>18485</text:p>
          </table:table-cell>
          <table:table-cell office:value-type="float" office:value="113391.33">
            <text:p>113391.33</text:p>
          </table:table-cell>
          <table:table-cell office:value-type="float" office:value="94906.33">
            <text:p>94906.33</text:p>
          </table:table-cell>
          <table:table-cell office:value-type="float" office:value="131876.33">
            <text:p>131876.33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0.4">
            <text:p>0.4</text:p>
          </table:table-cell>
          <table:table-cell office:value-type="float" office:value="2.6">
            <text:p>2.6</text:p>
          </table:table-cell>
          <table:table-cell office:value-type="float" office:value="1">
            <text:p>1</text:p>
          </table:table-cell>
          <table:table-cell table:formula="of:=IF([.N174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tropatene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1186.78">
            <text:p>1186.78</text:p>
          </table:table-cell>
          <table:table-cell office:value-type="float" office:value="113391.33">
            <text:p>113391.33</text:p>
          </table:table-cell>
          <table:table-cell office:value-type="float" office:value="112204.55">
            <text:p>112204.55</text:p>
          </table:table-cell>
          <table:table-cell office:value-type="float" office:value="114578.11">
            <text:p>114578.11</text:p>
          </table:table-cell>
          <table:table-cell office:value-type="float" office:value="0.33">
            <text:p>0.33</text:p>
          </table:table-cell>
          <table:table-cell office:value-type="float" office:value="0.15">
            <text:p>0.15</text:p>
          </table:table-cell>
          <table:table-cell office:value-type="float" office:value="0.38">
            <text:p>0.38</text:p>
          </table:table-cell>
          <table:table-cell office:value-type="float" office:value="9.24">
            <text:p>9.24</text:p>
          </table:table-cell>
          <table:table-cell office:value-type="float" office:value="1">
            <text:p>1</text:p>
          </table:table-cell>
          <table:table-cell table:formula="of:=IF([.N175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shkenazi_Jews'</text:p>
          </table:table-cell>
          <table:table-cell office:value-type="string">
            <text:p><text:s/>'Alexander_the_Great'</text:p>
          </table:table-cell>
          <table:table-cell office:value-type="float" office:value="130">
            <text:p>130</text:p>
          </table:table-cell>
          <table:table-cell office:value-type="float" office:value="59743.67">
            <text:p>59743.67</text:p>
          </table:table-cell>
          <table:table-cell office:value-type="float" office:value="113391.33">
            <text:p>113391.33</text:p>
          </table:table-cell>
          <table:table-cell office:value-type="float" office:value="53647.66">
            <text:p>53647.66</text:p>
          </table:table-cell>
          <table:table-cell office:value-type="float" office:value="173135">
            <text:p>173135</text:p>
          </table:table-cell>
          <table:table-cell office:value-type="float" office:value="0.4">
            <text:p>0.4</text:p>
          </table:table-cell>
          <table:table-cell office:value-type="float" office:value="0.11">
            <text:p>0.11</text:p>
          </table:table-cell>
          <table:table-cell office:value-type="float" office:value="0.48">
            <text:p>0.48</text:p>
          </table:table-cell>
          <table:table-cell office:value-type="float" office:value="5.18">
            <text:p>5.18</text:p>
          </table:table-cell>
          <table:table-cell office:value-type="float" office:value="1">
            <text:p>1</text:p>
          </table:table-cell>
          <table:table-cell table:formula="of:=IF([.N176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Battle_of_Megalopolis'</text:p>
          </table:table-cell>
          <table:table-cell office:value-type="string">
            <text:p><text:s/>'Alexander_the_Great'</text:p>
          </table:table-cell>
          <table:table-cell office:value-type="float" office:value="30">
            <text:p>30</text:p>
          </table:table-cell>
          <table:table-cell office:value-type="float" office:value="410.33">
            <text:p>410.33</text:p>
          </table:table-cell>
          <table:table-cell office:value-type="float" office:value="113391.33">
            <text:p>113391.33</text:p>
          </table:table-cell>
          <table:table-cell office:value-type="float" office:value="112981">
            <text:p>112981</text:p>
          </table:table-cell>
          <table:table-cell office:value-type="float" office:value="113801.66">
            <text:p>113801.66</text:p>
          </table:table-cell>
          <table:table-cell office:value-type="float" office:value="0.39">
            <text:p>0.39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5.49">
            <text:p>5.49</text:p>
          </table:table-cell>
          <table:table-cell office:value-type="float" office:value="1">
            <text:p>1</text:p>
          </table:table-cell>
          <table:table-cell table:formula="of:=IF([.N177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Marcus_Aurelius'</text:p>
          </table:table-cell>
          <table:table-cell office:value-type="string">
            <text:p><text:s/>'Alexander_the_Great'</text:p>
          </table:table-cell>
          <table:table-cell office:value-type="float" office:value="23">
            <text:p>23</text:p>
          </table:table-cell>
          <table:table-cell office:value-type="float" office:value="41067.67">
            <text:p>41067.67</text:p>
          </table:table-cell>
          <table:table-cell office:value-type="float" office:value="113391.33">
            <text:p>113391.33</text:p>
          </table:table-cell>
          <table:table-cell office:value-type="float" office:value="72323.66">
            <text:p>72323.66</text:p>
          </table:table-cell>
          <table:table-cell office:value-type="float" office:value="154459">
            <text:p>154459</text:p>
          </table:table-cell>
          <table:table-cell office:value-type="float" office:value="0.31">
            <text:p>0.31</text:p>
          </table:table-cell>
          <table:table-cell office:value-type="float" office:value="0.56">
            <text:p>0.56</text:p>
          </table:table-cell>
          <table:table-cell office:value-type="float" office:value="0.38">
            <text:p>0.38</text:p>
          </table:table-cell>
          <table:table-cell office:value-type="float" office:value="0.96">
            <text:p>0.96</text:p>
          </table:table-cell>
          <table:table-cell office:value-type="float" office:value="1">
            <text:p>1</text:p>
          </table:table-cell>
          <table:table-cell table:formula="of:=IF([.N178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Babylonian_astronomical_diaries'</text:p>
          </table:table-cell>
          <table:table-cell office:value-type="string">
            <text:p><text:s/>'Alexander_the_Great'</text:p>
          </table:table-cell>
          <table:table-cell office:value-type="float" office:value="14">
            <text:p>14</text:p>
          </table:table-cell>
          <table:table-cell office:value-type="float" office:value="190">
            <text:p>190</text:p>
          </table:table-cell>
          <table:table-cell office:value-type="float" office:value="113391.33">
            <text:p>113391.33</text:p>
          </table:table-cell>
          <table:table-cell office:value-type="float" office:value="113201.33">
            <text:p>113201.33</text:p>
          </table:table-cell>
          <table:table-cell office:value-type="float" office:value="113581.33">
            <text:p>113581.33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11.67">
            <text:p>11.67</text:p>
          </table:table-cell>
          <table:table-cell office:value-type="float" office:value="1">
            <text:p>1</text:p>
          </table:table-cell>
          <table:table-cell table:formula="of:=IF([.N179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myntas_III_of_Macedon'</text:p>
          </table:table-cell>
          <table:table-cell office:value-type="string">
            <text:p><text:s/>'Alexander_the_Great'</text:p>
          </table:table-cell>
          <table:table-cell office:value-type="float" office:value="27">
            <text:p>27</text:p>
          </table:table-cell>
          <table:table-cell office:value-type="float" office:value="706.67">
            <text:p>706.67</text:p>
          </table:table-cell>
          <table:table-cell office:value-type="float" office:value="113391.33">
            <text:p>113391.33</text:p>
          </table:table-cell>
          <table:table-cell office:value-type="float" office:value="112684.66">
            <text:p>112684.66</text:p>
          </table:table-cell>
          <table:table-cell office:value-type="float" office:value="114098">
            <text:p>114098</text:p>
          </table:table-cell>
          <table:table-cell office:value-type="float" office:value="0.37">
            <text:p>0.37</text:p>
          </table:table-cell>
          <table:table-cell office:value-type="float" office:value="0.52">
            <text:p>0.52</text:p>
          </table:table-cell>
          <table:table-cell office:value-type="float" office:value="0.32">
            <text:p>0.32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table:formula="of:=IF([.N180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Timeline_of_ancient_history'</text:p>
          </table:table-cell>
          <table:table-cell office:value-type="string">
            <text:p><text:s/>'Alexander_the_Great'</text:p>
          </table:table-cell>
          <table:table-cell office:value-type="float" office:value="43">
            <text:p>43</text:p>
          </table:table-cell>
          <table:table-cell office:value-type="float" office:value="8971">
            <text:p>8971</text:p>
          </table:table-cell>
          <table:table-cell office:value-type="float" office:value="113391.33">
            <text:p>113391.33</text:p>
          </table:table-cell>
          <table:table-cell office:value-type="float" office:value="104420.33">
            <text:p>104420.33</text:p>
          </table:table-cell>
          <table:table-cell office:value-type="float" office:value="122362.33">
            <text:p>122362.33</text:p>
          </table:table-cell>
          <table:table-cell office:value-type="float" office:value="0.23">
            <text:p>0.23</text:p>
          </table:table-cell>
          <table:table-cell office:value-type="float" office:value="0.09">
            <text:p>0.09</text:p>
          </table:table-cell>
          <table:table-cell office:value-type="float" office:value="0.34">
            <text:p>0.34</text:p>
          </table:table-cell>
          <table:table-cell office:value-type="float" office:value="8.26">
            <text:p>8.26</text:p>
          </table:table-cell>
          <table:table-cell office:value-type="float" office:value="0">
            <text:p>0</text:p>
          </table:table-cell>
          <table:table-cell table:formula="of:=IF([.N181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Heidelberg_United_FC'</text:p>
          </table:table-cell>
          <table:table-cell office:value-type="string">
            <text:p><text:s/>'Alexander_the_Great'</text:p>
          </table:table-cell>
          <table:table-cell office:value-type="float" office:value="20">
            <text:p>20</text:p>
          </table:table-cell>
          <table:table-cell office:value-type="float" office:value="911.67">
            <text:p>911.67</text:p>
          </table:table-cell>
          <table:table-cell office:value-type="float" office:value="113391.33">
            <text:p>113391.33</text:p>
          </table:table-cell>
          <table:table-cell office:value-type="float" office:value="112479.66">
            <text:p>112479.66</text:p>
          </table:table-cell>
          <table:table-cell office:value-type="float" office:value="114303">
            <text:p>114303</text:p>
          </table:table-cell>
          <table:table-cell office:value-type="float" office:value="0.4">
            <text:p>0.4</text:p>
          </table:table-cell>
          <table:table-cell office:value-type="float" office:value="0.09">
            <text:p>0.09</text:p>
          </table:table-cell>
          <table:table-cell office:value-type="float" office:value="0.78">
            <text:p>0.78</text:p>
          </table:table-cell>
          <table:table-cell office:value-type="float" office:value="13.1">
            <text:p>13.1</text:p>
          </table:table-cell>
          <table:table-cell office:value-type="float" office:value="1">
            <text:p>1</text:p>
          </table:table-cell>
          <table:table-cell table:formula="of:=IF([.N182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Rabbinic_Judaism'</text:p>
          </table:table-cell>
          <table:table-cell office:value-type="string">
            <text:p><text:s/>'Alexander_the_Great'</text:p>
          </table:table-cell>
          <table:table-cell office:value-type="float" office:value="24">
            <text:p>24</text:p>
          </table:table-cell>
          <table:table-cell office:value-type="float" office:value="3367">
            <text:p>3367</text:p>
          </table:table-cell>
          <table:table-cell office:value-type="float" office:value="113391.33">
            <text:p>113391.33</text:p>
          </table:table-cell>
          <table:table-cell office:value-type="float" office:value="110024.33">
            <text:p>110024.33</text:p>
          </table:table-cell>
          <table:table-cell office:value-type="float" office:value="116758.33">
            <text:p>116758.33</text:p>
          </table:table-cell>
          <table:table-cell office:value-type="float" office:value="0.37">
            <text:p>0.37</text:p>
          </table:table-cell>
          <table:table-cell office:value-type="float" office:value="0.09">
            <text:p>0.09</text:p>
          </table:table-cell>
          <table:table-cell office:value-type="float" office:value="0.45">
            <text:p>0.45</text:p>
          </table:table-cell>
          <table:table-cell office:value-type="float" office:value="8.42">
            <text:p>8.42</text:p>
          </table:table-cell>
          <table:table-cell office:value-type="float" office:value="1">
            <text:p>1</text:p>
          </table:table-cell>
          <table:table-cell table:formula="of:=IF([.N183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Peritas'</text:p>
          </table:table-cell>
          <table:table-cell office:value-type="string">
            <text:p><text:s/>'Alexander_the_Great'</text:p>
          </table:table-cell>
          <table:table-cell office:value-type="float" office:value="40">
            <text:p>40</text:p>
          </table:table-cell>
          <table:table-cell office:value-type="float" office:value="431.05">
            <text:p>431.05</text:p>
          </table:table-cell>
          <table:table-cell office:value-type="float" office:value="113391.33">
            <text:p>113391.33</text:p>
          </table:table-cell>
          <table:table-cell office:value-type="float" office:value="112960.28">
            <text:p>112960.28</text:p>
          </table:table-cell>
          <table:table-cell office:value-type="float" office:value="113822.38">
            <text:p>113822.38</text:p>
          </table:table-cell>
          <table:table-cell office:value-type="float" office:value="0.31">
            <text:p>0.31</text:p>
          </table:table-cell>
          <table:table-cell office:value-type="float" office:value="0.22">
            <text:p>0.22</text:p>
          </table:table-cell>
          <table:table-cell office:value-type="float" office:value="0.4">
            <text:p>0.4</text:p>
          </table:table-cell>
          <table:table-cell office:value-type="float" office:value="5.28">
            <text:p>5.28</text:p>
          </table:table-cell>
          <table:table-cell office:value-type="float" office:value="1">
            <text:p>1</text:p>
          </table:table-cell>
          <table:table-cell table:formula="of:=IF([.N184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Tower_of_Babel'</text:p>
          </table:table-cell>
          <table:table-cell office:value-type="string">
            <text:p><text:s/>'Alexander_the_Great'</text:p>
          </table:table-cell>
          <table:table-cell office:value-type="float" office:value="34">
            <text:p>34</text:p>
          </table:table-cell>
          <table:table-cell office:value-type="float" office:value="32750.33">
            <text:p>32750.33</text:p>
          </table:table-cell>
          <table:table-cell office:value-type="float" office:value="113391.33">
            <text:p>113391.33</text:p>
          </table:table-cell>
          <table:table-cell office:value-type="float" office:value="80641">
            <text:p>80641</text:p>
          </table:table-cell>
          <table:table-cell office:value-type="float" office:value="146141.66">
            <text:p>146141.66</text:p>
          </table:table-cell>
          <table:table-cell office:value-type="float" office:value="0.45">
            <text:p>0.45</text:p>
          </table:table-cell>
          <table:table-cell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5.42">
            <text:p>5.42</text:p>
          </table:table-cell>
          <table:table-cell office:value-type="float" office:value="1">
            <text:p>1</text:p>
          </table:table-cell>
          <table:table-cell table:formula="of:=IF([.N185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Languages_of_the_Roman_Empire'</text:p>
          </table:table-cell>
          <table:table-cell office:value-type="string">
            <text:p><text:s/>'Alexander_the_Great'</text:p>
          </table:table-cell>
          <table:table-cell office:value-type="float" office:value="71">
            <text:p>71</text:p>
          </table:table-cell>
          <table:table-cell office:value-type="float" office:value="2830.33">
            <text:p>2830.33</text:p>
          </table:table-cell>
          <table:table-cell office:value-type="float" office:value="113391.33">
            <text:p>113391.33</text:p>
          </table:table-cell>
          <table:table-cell office:value-type="float" office:value="110561">
            <text:p>110561</text:p>
          </table:table-cell>
          <table:table-cell office:value-type="float" office:value="116221.66">
            <text:p>116221.66</text:p>
          </table:table-cell>
          <table:table-cell office:value-type="float" office:value="0.48">
            <text:p>0.48</text:p>
          </table:table-cell>
          <table:table-cell office:value-type="float" office:value="0.14">
            <text:p>0.14</text:p>
          </table:table-cell>
          <table:table-cell office:value-type="float" office:value="0.41">
            <text:p>0.41</text:p>
          </table:table-cell>
          <table:table-cell office:value-type="float" office:value="3.59">
            <text:p>3.59</text:p>
          </table:table-cell>
          <table:table-cell office:value-type="float" office:value="0">
            <text:p>0</text:p>
          </table:table-cell>
          <table:table-cell table:formula="of:=IF([.N186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Vergina_Sun'</text:p>
          </table:table-cell>
          <table:table-cell office:value-type="string">
            <text:p><text:s/>'Alexander_the_Great'</text:p>
          </table:table-cell>
          <table:table-cell office:value-type="float" office:value="40">
            <text:p>40</text:p>
          </table:table-cell>
          <table:table-cell office:value-type="float" office:value="1763">
            <text:p>1763</text:p>
          </table:table-cell>
          <table:table-cell office:value-type="float" office:value="113391.33">
            <text:p>113391.33</text:p>
          </table:table-cell>
          <table:table-cell office:value-type="float" office:value="111628.33">
            <text:p>111628.33</text:p>
          </table:table-cell>
          <table:table-cell office:value-type="float" office:value="115154.33">
            <text:p>115154.33</text:p>
          </table:table-cell>
          <table:table-cell office:value-type="float" office:value="0.34">
            <text:p>0.34</text:p>
          </table:table-cell>
          <table:table-cell office:value-type="float" office:value="0.13">
            <text:p>0.13</text:p>
          </table:table-cell>
          <table:table-cell office:value-type="float" office:value="0.36">
            <text:p>0.36</text:p>
          </table:table-cell>
          <table:table-cell office:value-type="float" office:value="5.59">
            <text:p>5.59</text:p>
          </table:table-cell>
          <table:table-cell office:value-type="float" office:value="1">
            <text:p>1</text:p>
          </table:table-cell>
          <table:table-cell table:formula="of:=IF([.N187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Nebuchadnezzar_II'</text:p>
          </table:table-cell>
          <table:table-cell office:value-type="string">
            <text:p><text:s/>'Alexander_the_Great'</text:p>
          </table:table-cell>
          <table:table-cell office:value-type="float" office:value="21">
            <text:p>21</text:p>
          </table:table-cell>
          <table:table-cell office:value-type="float" office:value="18293.33">
            <text:p>18293.33</text:p>
          </table:table-cell>
          <table:table-cell office:value-type="float" office:value="113391.33">
            <text:p>113391.33</text:p>
          </table:table-cell>
          <table:table-cell office:value-type="float" office:value="95098">
            <text:p>95098</text:p>
          </table:table-cell>
          <table:table-cell office:value-type="float" office:value="131684.66">
            <text:p>131684.66</text:p>
          </table:table-cell>
          <table:table-cell office:value-type="float" office:value="0.37">
            <text:p>0.37</text:p>
          </table:table-cell>
          <table:table-cell office:value-type="float" office:value="0.55">
            <text:p>0.55</text:p>
          </table:table-cell>
          <table:table-cell office:value-type="float" office:value="0.35">
            <text:p>0.35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table:formula="of:=IF([.N18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Demetrius_I_of_Macedon'</text:p>
          </table:table-cell>
          <table:table-cell office:value-type="string">
            <text:p><text:s/>'Alexander_the_Great'</text:p>
          </table:table-cell>
          <table:table-cell office:value-type="float" office:value="129">
            <text:p>129</text:p>
          </table:table-cell>
          <table:table-cell office:value-type="float" office:value="1381.67">
            <text:p>1381.67</text:p>
          </table:table-cell>
          <table:table-cell office:value-type="float" office:value="113391.33">
            <text:p>113391.33</text:p>
          </table:table-cell>
          <table:table-cell office:value-type="float" office:value="112009.66">
            <text:p>112009.66</text:p>
          </table:table-cell>
          <table:table-cell office:value-type="float" office:value="114773">
            <text:p>114773</text:p>
          </table:table-cell>
          <table:table-cell office:value-type="float" office:value="0.37">
            <text:p>0.37</text:p>
          </table:table-cell>
          <table:table-cell office:value-type="float" office:value="0.91">
            <text:p>0.91</text:p>
          </table:table-cell>
          <table:table-cell office:value-type="float" office:value="0.3">
            <text:p>0.3</text:p>
          </table:table-cell>
          <table:table-cell office:value-type="float" office:value="2.97">
            <text:p>2.97</text:p>
          </table:table-cell>
          <table:table-cell office:value-type="float" office:value="0">
            <text:p>0</text:p>
          </table:table-cell>
          <table:table-cell table:formula="of:=IF([.N189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ncient_Greek_art'</text:p>
          </table:table-cell>
          <table:table-cell office:value-type="string">
            <text:p><text:s/>'Alexander_the_Great'</text:p>
          </table:table-cell>
          <table:table-cell office:value-type="float" office:value="61">
            <text:p>61</text:p>
          </table:table-cell>
          <table:table-cell office:value-type="float" office:value="6607.33">
            <text:p>6607.33</text:p>
          </table:table-cell>
          <table:table-cell office:value-type="float" office:value="113391.33">
            <text:p>113391.33</text:p>
          </table:table-cell>
          <table:table-cell office:value-type="float" office:value="106784">
            <text:p>106784</text:p>
          </table:table-cell>
          <table:table-cell office:value-type="float" office:value="119998.66">
            <text:p>119998.66</text:p>
          </table:table-cell>
          <table:table-cell office:value-type="float" office:value="0.59">
            <text:p>0.59</text:p>
          </table:table-cell>
          <table:table-cell office:value-type="float" office:value="0.21">
            <text:p>0.21</text:p>
          </table:table-cell>
          <table:table-cell office:value-type="float" office:value="0.33">
            <text:p>0.33</text:p>
          </table:table-cell>
          <table:table-cell office:value-type="float" office:value="0.54">
            <text:p>0.54</text:p>
          </table:table-cell>
          <table:table-cell office:value-type="float" office:value="0">
            <text:p>0</text:p>
          </table:table-cell>
          <table:table-cell table:formula="of:=IF([.N190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Neo-Babylonian_Empire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6085">
            <text:p>6085</text:p>
          </table:table-cell>
          <table:table-cell office:value-type="float" office:value="113391.33">
            <text:p>113391.33</text:p>
          </table:table-cell>
          <table:table-cell office:value-type="float" office:value="107306.33">
            <text:p>107306.33</text:p>
          </table:table-cell>
          <table:table-cell office:value-type="float" office:value="119476.33">
            <text:p>119476.33</text:p>
          </table:table-cell>
          <table:table-cell office:value-type="float" office:value="0.45">
            <text:p>0.45</text:p>
          </table:table-cell>
          <table:table-cell office:value-type="float" office:value="0.16">
            <text:p>0.16</text:p>
          </table:table-cell>
          <table:table-cell office:value-type="float" office:value="0.32">
            <text:p>0.32</text:p>
          </table:table-cell>
          <table:table-cell office:value-type="float" office:value="3.95">
            <text:p>3.95</text:p>
          </table:table-cell>
          <table:table-cell office:value-type="float" office:value="1">
            <text:p>1</text:p>
          </table:table-cell>
          <table:table-cell table:formula="of:=IF([.N19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Kabul'</text:p>
          </table:table-cell>
          <table:table-cell office:value-type="string">
            <text:p><text:s/>'Alexander_the_Great'</text:p>
          </table:table-cell>
          <table:table-cell office:value-type="float" office:value="20">
            <text:p>20</text:p>
          </table:table-cell>
          <table:table-cell office:value-type="float" office:value="34920.69">
            <text:p>34920.69</text:p>
          </table:table-cell>
          <table:table-cell office:value-type="float" office:value="113391.33">
            <text:p>113391.33</text:p>
          </table:table-cell>
          <table:table-cell office:value-type="float" office:value="78470.64">
            <text:p>78470.64</text:p>
          </table:table-cell>
          <table:table-cell office:value-type="float" office:value="148312.02">
            <text:p>148312.02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2">
            <text:p>0.42</text:p>
          </table:table-cell>
          <table:table-cell office:value-type="float" office:value="8.58">
            <text:p>8.58</text:p>
          </table:table-cell>
          <table:table-cell office:value-type="float" office:value="1">
            <text:p>1</text:p>
          </table:table-cell>
          <table:table-cell table:formula="of:=IF([.N192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Frederick_the_Great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23079.67">
            <text:p>23079.67</text:p>
          </table:table-cell>
          <table:table-cell office:value-type="float" office:value="113391.33">
            <text:p>113391.33</text:p>
          </table:table-cell>
          <table:table-cell office:value-type="float" office:value="90311.66">
            <text:p>90311.66</text:p>
          </table:table-cell>
          <table:table-cell office:value-type="float" office:value="136471">
            <text:p>136471</text:p>
          </table:table-cell>
          <table:table-cell office:value-type="float" office:value="0.44">
            <text:p>0.44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 office:value-type="float" office:value="7.52">
            <text:p>7.52</text:p>
          </table:table-cell>
          <table:table-cell office:value-type="float" office:value="1">
            <text:p>1</text:p>
          </table:table-cell>
          <table:table-cell table:formula="of:=IF([.N193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Gandhara'</text:p>
          </table:table-cell>
          <table:table-cell office:value-type="string">
            <text:p><text:s/>'Alexander_the_Great'</text:p>
          </table:table-cell>
          <table:table-cell office:value-type="float" office:value="42">
            <text:p>42</text:p>
          </table:table-cell>
          <table:table-cell office:value-type="float" office:value="17948.74">
            <text:p>17948.74</text:p>
          </table:table-cell>
          <table:table-cell office:value-type="float" office:value="113391.33">
            <text:p>113391.33</text:p>
          </table:table-cell>
          <table:table-cell office:value-type="float" office:value="95442.59">
            <text:p>95442.59</text:p>
          </table:table-cell>
          <table:table-cell office:value-type="float" office:value="131340.07">
            <text:p>131340.07</text:p>
          </table:table-cell>
          <table:table-cell office:value-type="float" office:value="0.47">
            <text:p>0.47</text:p>
          </table:table-cell>
          <table:table-cell office:value-type="float" office:value="0.14">
            <text:p>0.14</text:p>
          </table:table-cell>
          <table:table-cell office:value-type="float" office:value="0.29">
            <text:p>0.29</text:p>
          </table:table-cell>
          <table:table-cell office:value-type="float" office:value="2.02">
            <text:p>2.02</text:p>
          </table:table-cell>
          <table:table-cell office:value-type="float" office:value="1">
            <text:p>1</text:p>
          </table:table-cell>
          <table:table-cell table:formula="of:=IF([.N194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i-Khanoum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1787.89">
            <text:p>1787.89</text:p>
          </table:table-cell>
          <table:table-cell office:value-type="float" office:value="113391.33">
            <text:p>113391.33</text:p>
          </table:table-cell>
          <table:table-cell office:value-type="float" office:value="111603.44">
            <text:p>111603.44</text:p>
          </table:table-cell>
          <table:table-cell office:value-type="float" office:value="115179.22">
            <text:p>115179.22</text:p>
          </table:table-cell>
          <table:table-cell office:value-type="float" office:value="0.39">
            <text:p>0.39</text:p>
          </table:table-cell>
          <table:table-cell office:value-type="float" office:value="0.13">
            <text:p>0.13</text:p>
          </table:table-cell>
          <table:table-cell office:value-type="float" office:value="0.33">
            <text:p>0.33</text:p>
          </table:table-cell>
          <table:table-cell office:value-type="float" office:value="6.71">
            <text:p>6.71</text:p>
          </table:table-cell>
          <table:table-cell office:value-type="float" office:value="1">
            <text:p>1</text:p>
          </table:table-cell>
          <table:table-cell table:formula="of:=IF([.N195] &gt; 0.79; 1; 0)" office:value-type="float" office:value="1">
            <text:p>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Wikipedia'</text:p>
          </table:table-cell>
          <table:table-cell office:value-type="string">
            <text:p><text:s/>'Alexander_the_Great'</text:p>
          </table:table-cell>
          <table:table-cell office:value-type="float" office:value="77">
            <text:p>77</text:p>
          </table:table-cell>
          <table:table-cell office:value-type="float" office:value="404632.57">
            <text:p>404632.57</text:p>
          </table:table-cell>
          <table:table-cell office:value-type="float" office:value="113391.33">
            <text:p>113391.33</text:p>
          </table:table-cell>
          <table:table-cell office:value-type="float" office:value="291241.24">
            <text:p>291241.24</text:p>
          </table:table-cell>
          <table:table-cell office:value-type="float" office:value="518023.9">
            <text:p>518023.9</text:p>
          </table:table-cell>
          <table:table-cell office:value-type="float" office:value="0.29">
            <text:p>0.29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12.57">
            <text:p>12.57</text:p>
          </table:table-cell>
          <table:table-cell office:value-type="float" office:value="1">
            <text:p>1</text:p>
          </table:table-cell>
          <table:table-cell table:formula="of:=IF([.N196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9K720_Iskander'</text:p>
          </table:table-cell>
          <table:table-cell office:value-type="string">
            <text:p><text:s/>'Alexander_the_Great'</text:p>
          </table:table-cell>
          <table:table-cell office:value-type="float" office:value="26">
            <text:p>26</text:p>
          </table:table-cell>
          <table:table-cell office:value-type="float" office:value="4044">
            <text:p>4044</text:p>
          </table:table-cell>
          <table:table-cell office:value-type="float" office:value="113391.33">
            <text:p>113391.33</text:p>
          </table:table-cell>
          <table:table-cell office:value-type="float" office:value="109347.33">
            <text:p>109347.33</text:p>
          </table:table-cell>
          <table:table-cell office:value-type="float" office:value="117435.33">
            <text:p>117435.33</text:p>
          </table:table-cell>
          <table:table-cell office:value-type="float" office:value="0.21">
            <text:p>0.21</text:p>
          </table:table-cell>
          <table:table-cell office:value-type="float" office:value="0.12">
            <text:p>0.12</text:p>
          </table:table-cell>
          <table:table-cell office:value-type="float" office:value="0.73">
            <text:p>0.73</text:p>
          </table:table-cell>
          <table:table-cell office:value-type="float" office:value="15.22">
            <text:p>15.22</text:p>
          </table:table-cell>
          <table:table-cell office:value-type="float" office:value="1">
            <text:p>1</text:p>
          </table:table-cell>
          <table:table-cell table:formula="of:=IF([.N197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Oxyartes'</text:p>
          </table:table-cell>
          <table:table-cell office:value-type="string">
            <text:p><text:s/>'Alexander_the_Great'</text:p>
          </table:table-cell>
          <table:table-cell office:value-type="float" office:value="15">
            <text:p>15</text:p>
          </table:table-cell>
          <table:table-cell office:value-type="float" office:value="525.97">
            <text:p>525.97</text:p>
          </table:table-cell>
          <table:table-cell office:value-type="float" office:value="113391.33">
            <text:p>113391.33</text:p>
          </table:table-cell>
          <table:table-cell office:value-type="float" office:value="112865.36">
            <text:p>112865.36</text:p>
          </table:table-cell>
          <table:table-cell office:value-type="float" office:value="113917.3">
            <text:p>113917.3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32">
            <text:p>0.32</text:p>
          </table:table-cell>
          <table:table-cell office:value-type="float" office:value="1.44">
            <text:p>1.44</text:p>
          </table:table-cell>
          <table:table-cell office:value-type="float" office:value="1">
            <text:p>1</text:p>
          </table:table-cell>
          <table:table-cell table:formula="of:=IF([.N19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Babylonia'</text:p>
          </table:table-cell>
          <table:table-cell office:value-type="string">
            <text:p><text:s/>'Alexander_the_Great'</text:p>
          </table:table-cell>
          <table:table-cell office:value-type="float" office:value="22">
            <text:p>22</text:p>
          </table:table-cell>
          <table:table-cell office:value-type="float" office:value="40716.53">
            <text:p>40716.53</text:p>
          </table:table-cell>
          <table:table-cell office:value-type="float" office:value="113391.33">
            <text:p>113391.33</text:p>
          </table:table-cell>
          <table:table-cell office:value-type="float" office:value="72674.8">
            <text:p>72674.8</text:p>
          </table:table-cell>
          <table:table-cell office:value-type="float" office:value="154107.86">
            <text:p>154107.86</text:p>
          </table:table-cell>
          <table:table-cell office:value-type="float" office:value="0.48">
            <text:p>0.48</text:p>
          </table:table-cell>
          <table:table-cell office:value-type="float" office:value="0.22">
            <text:p>0.22</text:p>
          </table:table-cell>
          <table:table-cell office:value-type="float" office:value="0.29">
            <text:p>0.29</text:p>
          </table:table-cell>
          <table:table-cell office:value-type="float" office:value="1.07">
            <text:p>1.07</text:p>
          </table:table-cell>
          <table:table-cell office:value-type="float" office:value="1">
            <text:p>1</text:p>
          </table:table-cell>
          <table:table-cell table:formula="of:=IF([.N199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Phlegethon'</text:p>
          </table:table-cell>
          <table:table-cell office:value-type="string">
            <text:p><text:s/>'Alexander_the_Great'</text:p>
          </table:table-cell>
          <table:table-cell office:value-type="float" office:value="10">
            <text:p>10</text:p>
          </table:table-cell>
          <table:table-cell office:value-type="float" office:value="2266.84">
            <text:p>2266.84</text:p>
          </table:table-cell>
          <table:table-cell office:value-type="float" office:value="113391.33">
            <text:p>113391.33</text:p>
          </table:table-cell>
          <table:table-cell office:value-type="float" office:value="111124.49">
            <text:p>111124.49</text:p>
          </table:table-cell>
          <table:table-cell office:value-type="float" office:value="115658.17">
            <text:p>115658.17</text:p>
          </table:table-cell>
          <table:table-cell office:value-type="float" office:value="0.28">
            <text:p>0.28</text:p>
          </table:table-cell>
          <table:table-cell office:value-type="float" office:value="0.18">
            <text:p>0.18</text:p>
          </table:table-cell>
          <table:table-cell office:value-type="float" office:value="0.67">
            <text:p>0.67</text:p>
          </table:table-cell>
          <table:table-cell office:value-type="float" office:value="16.11">
            <text:p>16.11</text:p>
          </table:table-cell>
          <table:table-cell office:value-type="float" office:value="1">
            <text:p>1</text:p>
          </table:table-cell>
          <table:table-cell table:formula="of:=IF([.N200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Israel'</text:p>
          </table:table-cell>
          <table:table-cell office:value-type="string">
            <text:p><text:s/>'Alexander_the_Great'</text:p>
          </table:table-cell>
          <table:table-cell office:value-type="float" office:value="242">
            <text:p>242</text:p>
          </table:table-cell>
          <table:table-cell office:value-type="float" office:value="362410.43">
            <text:p>362410.43</text:p>
          </table:table-cell>
          <table:table-cell office:value-type="float" office:value="113391.33">
            <text:p>113391.33</text:p>
          </table:table-cell>
          <table:table-cell office:value-type="float" office:value="249019.1">
            <text:p>249019.1</text:p>
          </table:table-cell>
          <table:table-cell office:value-type="float" office:value="475801.76">
            <text:p>475801.76</text:p>
          </table:table-cell>
          <table:table-cell office:value-type="float" office:value="0.45">
            <text:p>0.45</text:p>
          </table:table-cell>
          <table:table-cell office:value-type="float" office:value="0.14">
            <text:p>0.14</text:p>
          </table:table-cell>
          <table:table-cell office:value-type="float" office:value="0.67">
            <text:p>0.67</text:p>
          </table:table-cell>
          <table:table-cell office:value-type="float" office:value="5.83">
            <text:p>5.83</text:p>
          </table:table-cell>
          <table:table-cell office:value-type="float" office:value="1">
            <text:p>1</text:p>
          </table:table-cell>
          <table:table-cell table:formula="of:=IF([.N201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Byzantium'</text:p>
          </table:table-cell>
          <table:table-cell office:value-type="string">
            <text:p><text:s/>'Alexander_the_Great'</text:p>
          </table:table-cell>
          <table:table-cell office:value-type="float" office:value="59">
            <text:p>59</text:p>
          </table:table-cell>
          <table:table-cell office:value-type="float" office:value="26902.54">
            <text:p>26902.54</text:p>
          </table:table-cell>
          <table:table-cell office:value-type="float" office:value="113391.33">
            <text:p>113391.33</text:p>
          </table:table-cell>
          <table:table-cell office:value-type="float" office:value="86488.79">
            <text:p>86488.79</text:p>
          </table:table-cell>
          <table:table-cell office:value-type="float" office:value="140293.87">
            <text:p>140293.87</text:p>
          </table:table-cell>
          <table:table-cell office:value-type="float" office:value="0.45">
            <text:p>0.45</text:p>
          </table:table-cell>
          <table:table-cell office:value-type="float" office:value="0.12">
            <text:p>0.12</text:p>
          </table:table-cell>
          <table:table-cell office:value-type="float" office:value="0.33">
            <text:p>0.33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  <table:table-cell table:formula="of:=IF([.N202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Alexander_I_of_Macedon'</text:p>
          </table:table-cell>
          <table:table-cell office:value-type="string">
            <text:p><text:s/>'Alexander_the_Great'</text:p>
          </table:table-cell>
          <table:table-cell office:value-type="float" office:value="86">
            <text:p>86</text:p>
          </table:table-cell>
          <table:table-cell office:value-type="float" office:value="1241.33">
            <text:p>1241.33</text:p>
          </table:table-cell>
          <table:table-cell office:value-type="float" office:value="113391.33">
            <text:p>113391.33</text:p>
          </table:table-cell>
          <table:table-cell office:value-type="float" office:value="112150">
            <text:p>112150</text:p>
          </table:table-cell>
          <table:table-cell office:value-type="float" office:value="114632.66">
            <text:p>114632.66</text:p>
          </table:table-cell>
          <table:table-cell office:value-type="float" office:value="0.54">
            <text:p>0.54</text:p>
          </table:table-cell>
          <table:table-cell office:value-type="float" office:value="0.49">
            <text:p>0.49</text:p>
          </table:table-cell>
          <table:table-cell office:value-type="float" office:value="0.37">
            <text:p>0.37</text:p>
          </table:table-cell>
          <table:table-cell office:value-type="float" office:value="0.63">
            <text:p>0.63</text:p>
          </table:table-cell>
          <table:table-cell office:value-type="float" office:value="0">
            <text:p>0</text:p>
          </table:table-cell>
          <table:table-cell table:formula="of:=IF([.N203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Apis_(deity)'</text:p>
          </table:table-cell>
          <table:table-cell office:value-type="string">
            <text:p><text:s/>'Alexander_the_Great'</text:p>
          </table:table-cell>
          <table:table-cell office:value-type="float" office:value="12">
            <text:p>12</text:p>
          </table:table-cell>
          <table:table-cell office:value-type="float" office:value="5848.72">
            <text:p>5848.72</text:p>
          </table:table-cell>
          <table:table-cell office:value-type="float" office:value="113391.33">
            <text:p>113391.33</text:p>
          </table:table-cell>
          <table:table-cell office:value-type="float" office:value="107542.61">
            <text:p>107542.61</text:p>
          </table:table-cell>
          <table:table-cell office:value-type="float" office:value="119240.05">
            <text:p>119240.05</text:p>
          </table:table-cell>
          <table:table-cell office:value-type="float" office:value="0.36">
            <text:p>0.36</text:p>
          </table:table-cell>
          <table:table-cell office:value-type="float" office:value="0.1">
            <text:p>0.1</text:p>
          </table:table-cell>
          <table:table-cell office:value-type="float" office:value="0.4">
            <text:p>0.4</text:p>
          </table:table-cell>
          <table:table-cell office:value-type="float" office:value="9.59">
            <text:p>9.59</text:p>
          </table:table-cell>
          <table:table-cell office:value-type="float" office:value="1">
            <text:p>1</text:p>
          </table:table-cell>
          <table:table-cell table:formula="of:=IF([.N204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Midas'</text:p>
          </table:table-cell>
          <table:table-cell office:value-type="string">
            <text:p><text:s/>'Alexander_the_Great'</text:p>
          </table:table-cell>
          <table:table-cell office:value-type="float" office:value="28">
            <text:p>28</text:p>
          </table:table-cell>
          <table:table-cell office:value-type="float" office:value="28834.51">
            <text:p>28834.51</text:p>
          </table:table-cell>
          <table:table-cell office:value-type="float" office:value="113391.33">
            <text:p>113391.33</text:p>
          </table:table-cell>
          <table:table-cell office:value-type="float" office:value="84556.82">
            <text:p>84556.82</text:p>
          </table:table-cell>
          <table:table-cell office:value-type="float" office:value="142225.84">
            <text:p>142225.84</text:p>
          </table:table-cell>
          <table:table-cell office:value-type="float" office:value="0.32">
            <text:p>0.32</text:p>
          </table:table-cell>
          <table:table-cell office:value-type="float" office:value="0.55">
            <text:p>0.55</text:p>
          </table:table-cell>
          <table:table-cell office:value-type="float" office:value="0.43">
            <text:p>0.43</text:p>
          </table:table-cell>
          <table:table-cell office:value-type="float" office:value="1.82">
            <text:p>1.82</text:p>
          </table:table-cell>
          <table:table-cell office:value-type="float" office:value="1">
            <text:p>1</text:p>
          </table:table-cell>
          <table:table-cell table:formula="of:=IF([.N205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Peloponnesian_War'</text:p>
          </table:table-cell>
          <table:table-cell office:value-type="string">
            <text:p><text:s/>'Alexander_the_Great'</text:p>
          </table:table-cell>
          <table:table-cell office:value-type="float" office:value="207">
            <text:p>207</text:p>
          </table:table-cell>
          <table:table-cell office:value-type="float" office:value="31375.67">
            <text:p>31375.67</text:p>
          </table:table-cell>
          <table:table-cell office:value-type="float" office:value="113391.33">
            <text:p>113391.33</text:p>
          </table:table-cell>
          <table:table-cell office:value-type="float" office:value="82015.66">
            <text:p>82015.66</text:p>
          </table:table-cell>
          <table:table-cell office:value-type="float" office:value="144767">
            <text:p>144767</text:p>
          </table:table-cell>
          <table:table-cell office:value-type="float" office:value="0.43">
            <text:p>0.4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2.37">
            <text:p>2.37</text:p>
          </table:table-cell>
          <table:table-cell office:value-type="float" office:value="0">
            <text:p>0</text:p>
          </table:table-cell>
          <table:table-cell table:formula="of:=IF([.N206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Ptolemaic_Kingdom'</text:p>
          </table:table-cell>
          <table:table-cell office:value-type="string">
            <text:p><text:s/>'Alexander_the_Great'</text:p>
          </table:table-cell>
          <table:table-cell office:value-type="float" office:value="408">
            <text:p>408</text:p>
          </table:table-cell>
          <table:table-cell office:value-type="float" office:value="11619.67">
            <text:p>11619.67</text:p>
          </table:table-cell>
          <table:table-cell office:value-type="float" office:value="113391.33">
            <text:p>113391.33</text:p>
          </table:table-cell>
          <table:table-cell office:value-type="float" office:value="101771.66">
            <text:p>101771.66</text:p>
          </table:table-cell>
          <table:table-cell office:value-type="float" office:value="125011">
            <text:p>125011</text:p>
          </table:table-cell>
          <table:table-cell office:value-type="float" office:value="0.52">
            <text:p>0.52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formula="of:=IF([.N207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banian_lek'</text:p>
          </table:table-cell>
          <table:table-cell office:value-type="string">
            <text:p><text:s/>'Alexander_the_Great'</text:p>
          </table:table-cell>
          <table:table-cell office:value-type="float" office:value="41">
            <text:p>41</text:p>
          </table:table-cell>
          <table:table-cell office:value-type="float" office:value="1938.33">
            <text:p>1938.33</text:p>
          </table:table-cell>
          <table:table-cell office:value-type="float" office:value="113391.33">
            <text:p>113391.33</text:p>
          </table:table-cell>
          <table:table-cell office:value-type="float" office:value="111453">
            <text:p>111453</text:p>
          </table:table-cell>
          <table:table-cell office:value-type="float" office:value="115329.66">
            <text:p>115329.6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53">
            <text:p>0.53</text:p>
          </table:table-cell>
          <table:table-cell office:value-type="float" office:value="14.06">
            <text:p>14.06</text:p>
          </table:table-cell>
          <table:table-cell office:value-type="float" office:value="0">
            <text:p>0</text:p>
          </table:table-cell>
          <table:table-cell table:formula="of:=IF([.N208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Battle_of_Chaeronea_(338_BC)'</text:p>
          </table:table-cell>
          <table:table-cell office:value-type="string">
            <text:p><text:s/>'Alexander_the_Great'</text:p>
          </table:table-cell>
          <table:table-cell office:value-type="float" office:value="187">
            <text:p>187</text:p>
          </table:table-cell>
          <table:table-cell office:value-type="float" office:value="2282.67">
            <text:p>2282.67</text:p>
          </table:table-cell>
          <table:table-cell office:value-type="float" office:value="113391.33">
            <text:p>113391.33</text:p>
          </table:table-cell>
          <table:table-cell office:value-type="float" office:value="111108.66">
            <text:p>111108.66</text:p>
          </table:table-cell>
          <table:table-cell office:value-type="float" office:value="115674">
            <text:p>115674</text:p>
          </table:table-cell>
          <table:table-cell office:value-type="float" office:value="0.47">
            <text:p>0.47</text:p>
          </table:table-cell>
          <table:table-cell office:value-type="float" office:value="0.1">
            <text:p>0.1</text:p>
          </table:table-cell>
          <table:table-cell office:value-type="float" office:value="0.29">
            <text:p>0.29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table:formula="of:=IF([.N209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Parmenion'</text:p>
          </table:table-cell>
          <table:table-cell office:value-type="string">
            <text:p><text:s/>'Alexander_the_Great'</text:p>
          </table:table-cell>
          <table:table-cell office:value-type="float" office:value="94">
            <text:p>94</text:p>
          </table:table-cell>
          <table:table-cell office:value-type="float" office:value="1837.37">
            <text:p>1837.37</text:p>
          </table:table-cell>
          <table:table-cell office:value-type="float" office:value="113391.33">
            <text:p>113391.33</text:p>
          </table:table-cell>
          <table:table-cell office:value-type="float" office:value="111553.96">
            <text:p>111553.96</text:p>
          </table:table-cell>
          <table:table-cell office:value-type="float" office:value="115228.7">
            <text:p>115228.7</text:p>
          </table:table-cell>
          <table:table-cell office:value-type="float" office:value="0.51">
            <text:p>0.51</text:p>
          </table:table-cell>
          <table:table-cell office:value-type="float" office:value="0.58">
            <text:p>0.58</text:p>
          </table:table-cell>
          <table:table-cell office:value-type="float" office:value="0.26">
            <text:p>0.26</text:p>
          </table:table-cell>
          <table:table-cell office:value-type="float" office:value="2.8">
            <text:p>2.8</text:p>
          </table:table-cell>
          <table:table-cell office:value-type="float" office:value="1">
            <text:p>1</text:p>
          </table:table-cell>
          <table:table-cell table:formula="of:=IF([.N210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Epaminondas'</text:p>
          </table:table-cell>
          <table:table-cell office:value-type="string">
            <text:p><text:s/>'Alexander_the_Great'</text:p>
          </table:table-cell>
          <table:table-cell office:value-type="float" office:value="26">
            <text:p>26</text:p>
          </table:table-cell>
          <table:table-cell office:value-type="float" office:value="2902.31">
            <text:p>2902.31</text:p>
          </table:table-cell>
          <table:table-cell office:value-type="float" office:value="113391.33">
            <text:p>113391.33</text:p>
          </table:table-cell>
          <table:table-cell office:value-type="float" office:value="110489.02">
            <text:p>110489.02</text:p>
          </table:table-cell>
          <table:table-cell office:value-type="float" office:value="116293.64">
            <text:p>116293.64</text:p>
          </table:table-cell>
          <table:table-cell office:value-type="float" office:value="0.42">
            <text:p>0.42</text:p>
          </table:table-cell>
          <table:table-cell office:value-type="float" office:value="0.58">
            <text:p>0.58</text:p>
          </table:table-cell>
          <table:table-cell office:value-type="float" office:value="0.33">
            <text:p>0.33</text:p>
          </table:table-cell>
          <table:table-cell office:value-type="float" office:value="1.42">
            <text:p>1.42</text:p>
          </table:table-cell>
          <table:table-cell office:value-type="float" office:value="1">
            <text:p>1</text:p>
          </table:table-cell>
          <table:table-cell table:formula="of:=IF([.N21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Red_Sea'</text:p>
          </table:table-cell>
          <table:table-cell office:value-type="string">
            <text:p><text:s/>'Alexander_the_Great'</text:p>
          </table:table-cell>
          <table:table-cell office:value-type="float" office:value="34">
            <text:p>34</text:p>
          </table:table-cell>
          <table:table-cell office:value-type="float" office:value="17695.33">
            <text:p>17695.33</text:p>
          </table:table-cell>
          <table:table-cell office:value-type="float" office:value="113391.33">
            <text:p>113391.33</text:p>
          </table:table-cell>
          <table:table-cell office:value-type="float" office:value="95696">
            <text:p>95696</text:p>
          </table:table-cell>
          <table:table-cell office:value-type="float" office:value="131086.66">
            <text:p>131086.66</text:p>
          </table:table-cell>
          <table:table-cell office:value-type="float" office:value="0.35">
            <text:p>0.35</text:p>
          </table:table-cell>
          <table:table-cell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6.53">
            <text:p>6.53</text:p>
          </table:table-cell>
          <table:table-cell office:value-type="float" office:value="1">
            <text:p>1</text:p>
          </table:table-cell>
          <table:table-cell table:formula="of:=IF([.N212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Diodorus_Siculus'</text:p>
          </table:table-cell>
          <table:table-cell office:value-type="string">
            <text:p><text:s/>'Alexander_the_Great'</text:p>
          </table:table-cell>
          <table:table-cell office:value-type="float" office:value="40">
            <text:p>40</text:p>
          </table:table-cell>
          <table:table-cell office:value-type="float" office:value="3057.33">
            <text:p>3057.33</text:p>
          </table:table-cell>
          <table:table-cell office:value-type="float" office:value="113391.33">
            <text:p>113391.33</text:p>
          </table:table-cell>
          <table:table-cell office:value-type="float" office:value="110334">
            <text:p>110334</text:p>
          </table:table-cell>
          <table:table-cell office:value-type="float" office:value="116448.66">
            <text:p>116448.66</text:p>
          </table:table-cell>
          <table:table-cell office:value-type="float" office:value="0.35">
            <text:p>0.35</text:p>
          </table:table-cell>
          <table:table-cell office:value-type="float" office:value="0.36">
            <text:p>0.36</text:p>
          </table:table-cell>
          <table:table-cell office:value-type="float" office:value="0.29">
            <text:p>0.29</text:p>
          </table:table-cell>
          <table:table-cell office:value-type="float" office:value="0.78">
            <text:p>0.78</text:p>
          </table:table-cell>
          <table:table-cell office:value-type="float" office:value="0">
            <text:p>0</text:p>
          </table:table-cell>
          <table:table-cell table:formula="of:=IF([.N213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Somatophylakes'</text:p>
          </table:table-cell>
          <table:table-cell office:value-type="string">
            <text:p><text:s/>'Alexander_the_Great'</text:p>
          </table:table-cell>
          <table:table-cell office:value-type="float" office:value="83">
            <text:p>83</text:p>
          </table:table-cell>
          <table:table-cell office:value-type="float" office:value="1078.95">
            <text:p>1078.95</text:p>
          </table:table-cell>
          <table:table-cell office:value-type="float" office:value="113391.33">
            <text:p>113391.33</text:p>
          </table:table-cell>
          <table:table-cell office:value-type="float" office:value="112312.38">
            <text:p>112312.38</text:p>
          </table:table-cell>
          <table:table-cell office:value-type="float" office:value="114470.28">
            <text:p>114470.28</text:p>
          </table:table-cell>
          <table:table-cell office:value-type="float" office:value="0.28">
            <text:p>0.28</text:p>
          </table:table-cell>
          <table:table-cell office:value-type="float" office:value="0.11">
            <text:p>0.11</text:p>
          </table:table-cell>
          <table:table-cell office:value-type="float" office:value="0.34">
            <text:p>0.34</text:p>
          </table:table-cell>
          <table:table-cell office:value-type="float" office:value="5.65">
            <text:p>5.65</text:p>
          </table:table-cell>
          <table:table-cell office:value-type="float" office:value="1">
            <text:p>1</text:p>
          </table:table-cell>
          <table:table-cell table:formula="of:=IF([.N214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Heterochromia_iridum'</text:p>
          </table:table-cell>
          <table:table-cell office:value-type="string">
            <text:p><text:s/>'Alexander_the_Great'</text:p>
          </table:table-cell>
          <table:table-cell office:value-type="float" office:value="29">
            <text:p>29</text:p>
          </table:table-cell>
          <table:table-cell office:value-type="float" office:value="18575">
            <text:p>18575</text:p>
          </table:table-cell>
          <table:table-cell office:value-type="float" office:value="113391.33">
            <text:p>113391.33</text:p>
          </table:table-cell>
          <table:table-cell office:value-type="float" office:value="94816.33">
            <text:p>94816.33</text:p>
          </table:table-cell>
          <table:table-cell office:value-type="float" office:value="131966.33">
            <text:p>131966.33</text:p>
          </table:table-cell>
          <table:table-cell office:value-type="float" office:value="0.21">
            <text:p>0.21</text:p>
          </table:table-cell>
          <table:table-cell office:value-type="float" office:value="0.09">
            <text:p>0.09</text:p>
          </table:table-cell>
          <table:table-cell office:value-type="float" office:value="0.56">
            <text:p>0.56</text:p>
          </table:table-cell>
          <table:table-cell office:value-type="float" office:value="13.51">
            <text:p>13.51</text:p>
          </table:table-cell>
          <table:table-cell office:value-type="float" office:value="1">
            <text:p>1</text:p>
          </table:table-cell>
          <table:table-cell table:formula="of:=IF([.N215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Western_culture'</text:p>
          </table:table-cell>
          <table:table-cell office:value-type="string">
            <text:p><text:s/>'Alexander_the_Great'</text:p>
          </table:table-cell>
          <table:table-cell office:value-type="float" office:value="30">
            <text:p>30</text:p>
          </table:table-cell>
          <table:table-cell office:value-type="float" office:value="15527.67">
            <text:p>15527.67</text:p>
          </table:table-cell>
          <table:table-cell office:value-type="float" office:value="113391.33">
            <text:p>113391.33</text:p>
          </table:table-cell>
          <table:table-cell office:value-type="float" office:value="97863.66">
            <text:p>97863.66</text:p>
          </table:table-cell>
          <table:table-cell office:value-type="float" office:value="128919">
            <text:p>128919</text:p>
          </table:table-cell>
          <table:table-cell office:value-type="float" office:value="0.58">
            <text:p>0.58</text:p>
          </table:table-cell>
          <table:table-cell office:value-type="float" office:value="0.12">
            <text:p>0.12</text:p>
          </table:table-cell>
          <table:table-cell office:value-type="float" office:value="0.42">
            <text:p>0.42</text:p>
          </table:table-cell>
          <table:table-cell office:value-type="float" office:value="3.57">
            <text:p>3.57</text:p>
          </table:table-cell>
          <table:table-cell office:value-type="float" office:value="0">
            <text:p>0</text:p>
          </table:table-cell>
          <table:table-cell table:formula="of:=IF([.N216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Siwa_Oasis'</text:p>
          </table:table-cell>
          <table:table-cell office:value-type="string">
            <text:p><text:s/>'Alexander_the_Great'</text:p>
          </table:table-cell>
          <table:table-cell office:value-type="float" office:value="39">
            <text:p>39</text:p>
          </table:table-cell>
          <table:table-cell office:value-type="float" office:value="13781">
            <text:p>13781</text:p>
          </table:table-cell>
          <table:table-cell office:value-type="float" office:value="113391.33">
            <text:p>113391.33</text:p>
          </table:table-cell>
          <table:table-cell office:value-type="float" office:value="99610.33">
            <text:p>99610.33</text:p>
          </table:table-cell>
          <table:table-cell office:value-type="float" office:value="127172.33">
            <text:p>127172.33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39">
            <text:p>0.39</text:p>
          </table:table-cell>
          <table:table-cell office:value-type="float" office:value="6.52">
            <text:p>6.52</text:p>
          </table:table-cell>
          <table:table-cell office:value-type="float" office:value="1">
            <text:p>1</text:p>
          </table:table-cell>
          <table:table-cell table:formula="of:=IF([.N217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Genghis_Khan'</text:p>
          </table:table-cell>
          <table:table-cell office:value-type="string">
            <text:p><text:s/>'Alexander_the_Great'</text:p>
          </table:table-cell>
          <table:table-cell office:value-type="float" office:value="104">
            <text:p>104</text:p>
          </table:table-cell>
          <table:table-cell office:value-type="float" office:value="101913.33">
            <text:p>101913.33</text:p>
          </table:table-cell>
          <table:table-cell office:value-type="float" office:value="113391.33">
            <text:p>113391.33</text:p>
          </table:table-cell>
          <table:table-cell office:value-type="float" office:value="11478">
            <text:p>11478</text:p>
          </table:table-cell>
          <table:table-cell office:value-type="float" office:value="215304.66">
            <text:p>215304.66</text:p>
          </table:table-cell>
          <table:table-cell office:value-type="float" office:value="0.35">
            <text:p>0.35</text:p>
          </table:table-cell>
          <table:table-cell office:value-type="float" office:value="0.83">
            <text:p>0.83</text:p>
          </table:table-cell>
          <table:table-cell office:value-type="float" office:value="0.39">
            <text:p>0.39</text:p>
          </table:table-cell>
          <table:table-cell office:value-type="float" office:value="1.23">
            <text:p>1.23</text:p>
          </table:table-cell>
          <table:table-cell office:value-type="float" office:value="1">
            <text:p>1</text:p>
          </table:table-cell>
          <table:table-cell table:formula="of:=IF([.N21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The_Suicide_of_Saul'</text:p>
          </table:table-cell>
          <table:table-cell office:value-type="string">
            <text:p><text:s/>'Alexander_the_Great'</text:p>
          </table:table-cell>
          <table:table-cell office:value-type="float" office:value="13">
            <text:p>13</text:p>
          </table:table-cell>
          <table:table-cell office:value-type="float" office:value="311">
            <text:p>311</text:p>
          </table:table-cell>
          <table:table-cell office:value-type="float" office:value="113391.33">
            <text:p>113391.33</text:p>
          </table:table-cell>
          <table:table-cell office:value-type="float" office:value="113080.33">
            <text:p>113080.33</text:p>
          </table:table-cell>
          <table:table-cell office:value-type="float" office:value="113702.33">
            <text:p>113702.33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0.62">
            <text:p>0.62</text:p>
          </table:table-cell>
          <table:table-cell office:value-type="float" office:value="15.03">
            <text:p>15.03</text:p>
          </table:table-cell>
          <table:table-cell office:value-type="float" office:value="1">
            <text:p>1</text:p>
          </table:table-cell>
          <table:table-cell table:formula="of:=IF([.N219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Pericles'</text:p>
          </table:table-cell>
          <table:table-cell office:value-type="string">
            <text:p><text:s/>'Alexander_the_Great'</text:p>
          </table:table-cell>
          <table:table-cell office:value-type="float" office:value="48">
            <text:p>48</text:p>
          </table:table-cell>
          <table:table-cell office:value-type="float" office:value="43939.1">
            <text:p>43939.1</text:p>
          </table:table-cell>
          <table:table-cell office:value-type="float" office:value="113391.33">
            <text:p>113391.33</text:p>
          </table:table-cell>
          <table:table-cell office:value-type="float" office:value="69452.23">
            <text:p>69452.23</text:p>
          </table:table-cell>
          <table:table-cell office:value-type="float" office:value="157330.43">
            <text:p>157330.43</text:p>
          </table:table-cell>
          <table:table-cell office:value-type="float" office:value="0.36">
            <text:p>0.36</text:p>
          </table:table-cell>
          <table:table-cell office:value-type="float" office:value="0.52">
            <text:p>0.52</text:p>
          </table:table-cell>
          <table:table-cell office:value-type="float" office:value="0.34">
            <text:p>0.34</text:p>
          </table:table-cell>
          <table:table-cell table:number-columns-repeated="2" office:value-type="float" office:value="0">
            <text:p>0</text:p>
          </table:table-cell>
          <table:table-cell table:formula="of:=IF([.N220] &gt; 0.79; 1; 0)" office:value-type="float" office:value="1">
            <text:p>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Scythians'</text:p>
          </table:table-cell>
          <table:table-cell office:value-type="string">
            <text:p><text:s/>'Alexander_the_Great'</text:p>
          </table:table-cell>
          <table:table-cell office:value-type="float" office:value="18">
            <text:p>18</text:p>
          </table:table-cell>
          <table:table-cell office:value-type="float" office:value="33211.68">
            <text:p>33211.68</text:p>
          </table:table-cell>
          <table:table-cell office:value-type="float" office:value="113391.33">
            <text:p>113391.33</text:p>
          </table:table-cell>
          <table:table-cell office:value-type="float" office:value="80179.65">
            <text:p>80179.65</text:p>
          </table:table-cell>
          <table:table-cell office:value-type="float" office:value="146603.01">
            <text:p>146603.01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0.3">
            <text:p>0.3</text:p>
          </table:table-cell>
          <table:table-cell office:value-type="float" office:value="6.11">
            <text:p>6.11</text:p>
          </table:table-cell>
          <table:table-cell office:value-type="float" office:value="1">
            <text:p>1</text:p>
          </table:table-cell>
          <table:table-cell table:formula="of:=IF([.N221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ssander'</text:p>
          </table:table-cell>
          <table:table-cell office:value-type="float" office:value="217">
            <text:p>217</text:p>
          </table:table-cell>
          <table:table-cell office:value-type="float" office:value="113391.33">
            <text:p>113391.33</text:p>
          </table:table-cell>
          <table:table-cell office:value-type="float" office:value="5914.45">
            <text:p>5914.45</text:p>
          </table:table-cell>
          <table:table-cell office:value-type="float" office:value="107476.88">
            <text:p>107476.88</text:p>
          </table:table-cell>
          <table:table-cell office:value-type="float" office:value="119305.78">
            <text:p>119305.78</text:p>
          </table:table-cell>
          <table:table-cell office:value-type="float" office:value="0.5">
            <text:p>0.5</text:p>
          </table:table-cell>
          <table:table-cell office:value-type="float" office:value="0.92">
            <text:p>0.92</text:p>
          </table:table-cell>
          <table:table-cell office:value-type="float" office:value="0.25">
            <text:p>0.25</text:p>
          </table:table-cell>
          <table:table-cell office:value-type="float" office:value="4.04">
            <text:p>4.04</text:p>
          </table:table-cell>
          <table:table-cell office:value-type="float" office:value="1">
            <text:p>1</text:p>
          </table:table-cell>
          <table:table-cell table:formula="of:=IF([.N222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Leonidas_of_Epirus'</text:p>
          </table:table-cell>
          <table:table-cell office:value-type="float" office:value="488">
            <text:p>488</text:p>
          </table:table-cell>
          <table:table-cell office:value-type="float" office:value="113391.33">
            <text:p>113391.33</text:p>
          </table:table-cell>
          <table:table-cell office:value-type="float" office:value="406">
            <text:p>406</text:p>
          </table:table-cell>
          <table:table-cell office:value-type="float" office:value="112985.33">
            <text:p>112985.33</text:p>
          </table:table-cell>
          <table:table-cell office:value-type="float" office:value="113797.33">
            <text:p>113797.33</text:p>
          </table:table-cell>
          <table:table-cell office:value-type="float" office:value="0.41">
            <text:p>0.41</text:p>
          </table:table-cell>
          <table:table-cell office:value-type="float" office:value="0.33">
            <text:p>0.33</text:p>
          </table:table-cell>
          <table:table-cell office:value-type="float" office:value="0.42">
            <text:p>0.42</text:p>
          </table:table-cell>
          <table:table-cell office:value-type="float" office:value="1.69">
            <text:p>1.69</text:p>
          </table:table-cell>
          <table:table-cell office:value-type="float" office:value="1">
            <text:p>1</text:p>
          </table:table-cell>
          <table:table-cell table:formula="of:=IF([.N223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isidia'</text:p>
          </table:table-cell>
          <table:table-cell office:value-type="float" office:value="18">
            <text:p>18</text:p>
          </table:table-cell>
          <table:table-cell office:value-type="float" office:value="113391.33">
            <text:p>113391.33</text:p>
          </table:table-cell>
          <table:table-cell office:value-type="float" office:value="774.87">
            <text:p>774.87</text:p>
          </table:table-cell>
          <table:table-cell office:value-type="float" office:value="112616.46">
            <text:p>112616.46</text:p>
          </table:table-cell>
          <table:table-cell office:value-type="float" office:value="114166.2">
            <text:p>114166.2</text:p>
          </table:table-cell>
          <table:table-cell office:value-type="float" office:value="0.29">
            <text:p>0.29</text:p>
          </table:table-cell>
          <table:table-cell office:value-type="float" office:value="0.15">
            <text:p>0.15</text:p>
          </table:table-cell>
          <table:table-cell office:value-type="float" office:value="0.37">
            <text:p>0.37</text:p>
          </table:table-cell>
          <table:table-cell office:value-type="float" office:value="8.06">
            <text:p>8.06</text:p>
          </table:table-cell>
          <table:table-cell office:value-type="float" office:value="1">
            <text:p>1</text:p>
          </table:table-cell>
          <table:table-cell table:formula="of:=IF([.N224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cropolis_of_Athens'</text:p>
          </table:table-cell>
          <table:table-cell office:value-type="float" office:value="27">
            <text:p>27</text:p>
          </table:table-cell>
          <table:table-cell office:value-type="float" office:value="113391.33">
            <text:p>113391.33</text:p>
          </table:table-cell>
          <table:table-cell office:value-type="float" office:value="19874">
            <text:p>19874</text:p>
          </table:table-cell>
          <table:table-cell office:value-type="float" office:value="93517.33">
            <text:p>93517.33</text:p>
          </table:table-cell>
          <table:table-cell office:value-type="float" office:value="133265.33">
            <text:p>133265.33</text:p>
          </table:table-cell>
          <table:table-cell office:value-type="float" office:value="0.34">
            <text:p>0.34</text:p>
          </table:table-cell>
          <table:table-cell office:value-type="float" office:value="0.14">
            <text:p>0.14</text:p>
          </table:table-cell>
          <table:table-cell office:value-type="float" office:value="0.42">
            <text:p>0.42</text:p>
          </table:table-cell>
          <table:table-cell office:value-type="float" office:value="7.2">
            <text:p>7.2</text:p>
          </table:table-cell>
          <table:table-cell office:value-type="float" office:value="0">
            <text:p>0</text:p>
          </table:table-cell>
          <table:table-cell table:formula="of:=IF([.N225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ates_of_Alexander'</text:p>
          </table:table-cell>
          <table:table-cell office:value-type="float" office:value="88">
            <text:p>88</text:p>
          </table:table-cell>
          <table:table-cell office:value-type="float" office:value="113391.33">
            <text:p>113391.33</text:p>
          </table:table-cell>
          <table:table-cell office:value-type="float" office:value="1799.67">
            <text:p>1799.67</text:p>
          </table:table-cell>
          <table:table-cell office:value-type="float" office:value="111591.66">
            <text:p>111591.66</text:p>
          </table:table-cell>
          <table:table-cell office:value-type="float" office:value="115191">
            <text:p>115191</text:p>
          </table:table-cell>
          <table:table-cell office:value-type="float" office:value="0.45">
            <text:p>0.45</text:p>
          </table:table-cell>
          <table:table-cell office:value-type="float" office:value="0.09">
            <text:p>0.09</text:p>
          </table:table-cell>
          <table:table-cell office:value-type="float" office:value="0.39">
            <text:p>0.39</text:p>
          </table:table-cell>
          <table:table-cell office:value-type="float" office:value="4.09">
            <text:p>4.09</text:p>
          </table:table-cell>
          <table:table-cell office:value-type="float" office:value="1">
            <text:p>1</text:p>
          </table:table-cell>
          <table:table-cell table:formula="of:=IF([.N226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eleucid_Empire'</text:p>
          </table:table-cell>
          <table:table-cell office:value-type="float" office:value="402">
            <text:p>402</text:p>
          </table:table-cell>
          <table:table-cell office:value-type="float" office:value="113391.33">
            <text:p>113391.33</text:p>
          </table:table-cell>
          <table:table-cell office:value-type="float" office:value="14381.67">
            <text:p>14381.67</text:p>
          </table:table-cell>
          <table:table-cell office:value-type="float" office:value="99009.66">
            <text:p>99009.66</text:p>
          </table:table-cell>
          <table:table-cell office:value-type="float" office:value="127773">
            <text:p>127773</text:p>
          </table:table-cell>
          <table:table-cell office:value-type="float" office:value="0.48">
            <text:p>0.48</text:p>
          </table:table-cell>
          <table:table-cell office:value-type="float" office:value="0.14">
            <text:p>0.14</text:p>
          </table:table-cell>
          <table:table-cell office:value-type="float" office:value="0.2">
            <text:p>0.2</text:p>
          </table:table-cell>
          <table:table-cell office:value-type="float" office:value="0.17">
            <text:p>0.17</text:p>
          </table:table-cell>
          <table:table-cell office:value-type="float" office:value="0">
            <text:p>0</text:p>
          </table:table-cell>
          <table:table-cell table:formula="of:=IF([.N227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Rome'</text:p>
          </table:table-cell>
          <table:table-cell office:value-type="float" office:value="20">
            <text:p>20</text:p>
          </table:table-cell>
          <table:table-cell office:value-type="float" office:value="113391.33">
            <text:p>113391.33</text:p>
          </table:table-cell>
          <table:table-cell office:value-type="float" office:value="129003.51">
            <text:p>129003.51</text:p>
          </table:table-cell>
          <table:table-cell office:value-type="float" office:value="15612.18">
            <text:p>15612.18</text:p>
          </table:table-cell>
          <table:table-cell office:value-type="float" office:value="242394.84">
            <text:p>242394.84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68">
            <text:p>0.68</text:p>
          </table:table-cell>
          <table:table-cell office:value-type="float" office:value="9.38">
            <text:p>9.38</text:p>
          </table:table-cell>
          <table:table-cell office:value-type="float" office:value="1">
            <text:p>1</text:p>
          </table:table-cell>
          <table:table-cell table:formula="of:=IF([.N228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Elateia'</text:p>
          </table:table-cell>
          <table:table-cell office:value-type="float" office:value="14">
            <text:p>14</text:p>
          </table:table-cell>
          <table:table-cell office:value-type="float" office:value="113391.33">
            <text:p>113391.33</text:p>
          </table:table-cell>
          <table:table-cell office:value-type="float" office:value="191.04">
            <text:p>191.04</text:p>
          </table:table-cell>
          <table:table-cell office:value-type="float" office:value="113200.29">
            <text:p>113200.29</text:p>
          </table:table-cell>
          <table:table-cell office:value-type="float" office:value="113582.37">
            <text:p>113582.37</text:p>
          </table:table-cell>
          <table:table-cell office:value-type="float" office:value="0.27">
            <text:p>0.27</text:p>
          </table:table-cell>
          <table:table-cell office:value-type="float" office:value="0.13">
            <text:p>0.13</text:p>
          </table:table-cell>
          <table:table-cell office:value-type="float" office:value="0.41">
            <text:p>0.41</text:p>
          </table:table-cell>
          <table:table-cell office:value-type="float" office:value="10.89">
            <text:p>10.89</text:p>
          </table:table-cell>
          <table:table-cell office:value-type="float" office:value="1">
            <text:p>1</text:p>
          </table:table-cell>
          <table:table-cell table:formula="of:=IF([.N229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iege_of_Cyropolis'</text:p>
          </table:table-cell>
          <table:table-cell office:value-type="float" office:value="96">
            <text:p>96</text:p>
          </table:table-cell>
          <table:table-cell office:value-type="float" office:value="113391.33">
            <text:p>113391.33</text:p>
          </table:table-cell>
          <table:table-cell office:value-type="float" office:value="144">
            <text:p>144</text:p>
          </table:table-cell>
          <table:table-cell office:value-type="float" office:value="113247.33">
            <text:p>113247.33</text:p>
          </table:table-cell>
          <table:table-cell office:value-type="float" office:value="113535.33">
            <text:p>113535.33</text:p>
          </table:table-cell>
          <table:table-cell office:value-type="float" office:value="0.39">
            <text:p>0.39</text:p>
          </table:table-cell>
          <table:table-cell office:value-type="float" office:value="0.09">
            <text:p>0.09</text:p>
          </table:table-cell>
          <table:table-cell office:value-type="float" office:value="0.25">
            <text:p>0.25</text:p>
          </table:table-cell>
          <table:table-cell office:value-type="float" office:value="2.54">
            <text:p>2.54</text:p>
          </table:table-cell>
          <table:table-cell office:value-type="float" office:value="0">
            <text:p>0</text:p>
          </table:table-cell>
          <table:table-cell table:formula="of:=IF([.N230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Eratosthenes'</text:p>
          </table:table-cell>
          <table:table-cell office:value-type="float" office:value="37">
            <text:p>37</text:p>
          </table:table-cell>
          <table:table-cell office:value-type="float" office:value="113391.33">
            <text:p>113391.33</text:p>
          </table:table-cell>
          <table:table-cell office:value-type="float" office:value="24476.87">
            <text:p>24476.87</text:p>
          </table:table-cell>
          <table:table-cell office:value-type="float" office:value="88914.46">
            <text:p>88914.46</text:p>
          </table:table-cell>
          <table:table-cell office:value-type="float" office:value="137868.2">
            <text:p>137868.2</text:p>
          </table:table-cell>
          <table:table-cell office:value-type="float" office:value="0.35">
            <text:p>0.35</text:p>
          </table:table-cell>
          <table:table-cell office:value-type="float" office:value="0.29">
            <text:p>0.29</text:p>
          </table:table-cell>
          <table:table-cell office:value-type="float" office:value="0.36">
            <text:p>0.36</text:p>
          </table:table-cell>
          <table:table-cell office:value-type="float" office:value="3.09">
            <text:p>3.09</text:p>
          </table:table-cell>
          <table:table-cell office:value-type="float" office:value="1">
            <text:p>1</text:p>
          </table:table-cell>
          <table:table-cell table:formula="of:=IF([.N231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ttle_of_Issus'</text:p>
          </table:table-cell>
          <table:table-cell office:value-type="float" office:value="927">
            <text:p>927</text:p>
          </table:table-cell>
          <table:table-cell office:value-type="float" office:value="113391.33">
            <text:p>113391.33</text:p>
          </table:table-cell>
          <table:table-cell office:value-type="float" office:value="3329.33">
            <text:p>3329.33</text:p>
          </table:table-cell>
          <table:table-cell office:value-type="float" office:value="110062">
            <text:p>110062</text:p>
          </table:table-cell>
          <table:table-cell office:value-type="float" office:value="116720.66">
            <text:p>116720.66</text:p>
          </table:table-cell>
          <table:table-cell office:value-type="float" office:value="0.59">
            <text:p>0.59</text:p>
          </table:table-cell>
          <table:table-cell office:value-type="float" office:value="0.1">
            <text:p>0.1</text:p>
          </table:table-cell>
          <table:table-cell office:value-type="float" office:value="0.21">
            <text:p>0.21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table:formula="of:=IF([.N232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Josephus'</text:p>
          </table:table-cell>
          <table:table-cell office:value-type="float" office:value="17">
            <text:p>17</text:p>
          </table:table-cell>
          <table:table-cell office:value-type="float" office:value="113391.33">
            <text:p>113391.33</text:p>
          </table:table-cell>
          <table:table-cell office:value-type="float" office:value="17907.43">
            <text:p>17907.43</text:p>
          </table:table-cell>
          <table:table-cell office:value-type="float" office:value="95483.9">
            <text:p>95483.9</text:p>
          </table:table-cell>
          <table:table-cell office:value-type="float" office:value="131298.76">
            <text:p>131298.76</text:p>
          </table:table-cell>
          <table:table-cell office:value-type="float" office:value="0.31">
            <text:p>0.31</text:p>
          </table:table-cell>
          <table:table-cell office:value-type="float" office:value="0.34">
            <text:p>0.34</text:p>
          </table:table-cell>
          <table:table-cell office:value-type="float" office:value="0.35">
            <text:p>0.35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 table:formula="of:=IF([.N233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alicarnassus'</text:p>
          </table:table-cell>
          <table:table-cell office:value-type="float" office:value="48">
            <text:p>48</text:p>
          </table:table-cell>
          <table:table-cell office:value-type="float" office:value="113391.33">
            <text:p>113391.33</text:p>
          </table:table-cell>
          <table:table-cell office:value-type="float" office:value="4468.95">
            <text:p>4468.95</text:p>
          </table:table-cell>
          <table:table-cell office:value-type="float" office:value="108922.38">
            <text:p>108922.38</text:p>
          </table:table-cell>
          <table:table-cell office:value-type="float" office:value="117860.28">
            <text:p>117860.28</text:p>
          </table:table-cell>
          <table:table-cell office:value-type="float" office:value="0.39">
            <text:p>0.39</text:p>
          </table:table-cell>
          <table:table-cell office:value-type="float" office:value="0.12">
            <text:p>0.12</text:p>
          </table:table-cell>
          <table:table-cell office:value-type="float" office:value="0.32">
            <text:p>0.32</text:p>
          </table:table-cell>
          <table:table-cell office:value-type="float" office:value="3.96">
            <text:p>3.96</text:p>
          </table:table-cell>
          <table:table-cell office:value-type="float" office:value="1">
            <text:p>1</text:p>
          </table:table-cell>
          <table:table-cell table:formula="of:=IF([.N234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riene'</text:p>
          </table:table-cell>
          <table:table-cell office:value-type="float" office:value="16">
            <text:p>16</text:p>
          </table:table-cell>
          <table:table-cell office:value-type="float" office:value="113391.33">
            <text:p>113391.33</text:p>
          </table:table-cell>
          <table:table-cell office:value-type="float" office:value="1171.96">
            <text:p>1171.96</text:p>
          </table:table-cell>
          <table:table-cell office:value-type="float" office:value="112219.37">
            <text:p>112219.37</text:p>
          </table:table-cell>
          <table:table-cell office:value-type="float" office:value="114563.29">
            <text:p>114563.29</text:p>
          </table:table-cell>
          <table:table-cell office:value-type="float" office:value="0.36">
            <text:p>0.36</text:p>
          </table:table-cell>
          <table:table-cell office:value-type="float" office:value="0.12">
            <text:p>0.12</text:p>
          </table:table-cell>
          <table:table-cell office:value-type="float" office:value="0.36">
            <text:p>0.36</text:p>
          </table:table-cell>
          <table:table-cell office:value-type="float" office:value="7.2">
            <text:p>7.2</text:p>
          </table:table-cell>
          <table:table-cell office:value-type="float" office:value="1">
            <text:p>1</text:p>
          </table:table-cell>
          <table:table-cell table:formula="of:=IF([.N235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abylon'</text:p>
          </table:table-cell>
          <table:table-cell office:value-type="float" office:value="4385">
            <text:p>4385</text:p>
          </table:table-cell>
          <table:table-cell office:value-type="float" office:value="113391.33">
            <text:p>113391.33</text:p>
          </table:table-cell>
          <table:table-cell office:value-type="float" office:value="127920.35">
            <text:p>127920.35</text:p>
          </table:table-cell>
          <table:table-cell office:value-type="float" office:value="14529.02">
            <text:p>14529.02</text:p>
          </table:table-cell>
          <table:table-cell office:value-type="float" office:value="241311.68">
            <text:p>241311.68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.23">
            <text:p>0.23</text:p>
          </table:table-cell>
          <table:table-cell office:value-type="float" office:value="0.67">
            <text:p>0.67</text:p>
          </table:table-cell>
          <table:table-cell office:value-type="float" office:value="0">
            <text:p>0</text:p>
          </table:table-cell>
          <table:table-cell table:formula="of:=IF([.N236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parta'</text:p>
          </table:table-cell>
          <table:table-cell office:value-type="float" office:value="105">
            <text:p>105</text:p>
          </table:table-cell>
          <table:table-cell office:value-type="float" office:value="113391.33">
            <text:p>113391.33</text:p>
          </table:table-cell>
          <table:table-cell office:value-type="float" office:value="41844">
            <text:p>41844</text:p>
          </table:table-cell>
          <table:table-cell office:value-type="float" office:value="71547.33">
            <text:p>71547.33</text:p>
          </table:table-cell>
          <table:table-cell office:value-type="float" office:value="155235.33">
            <text:p>155235.33</text:p>
          </table:table-cell>
          <table:table-cell office:value-type="float" office:value="0.47">
            <text:p>0.47</text:p>
          </table:table-cell>
          <table:table-cell office:value-type="float" office:value="0.12">
            <text:p>0.12</text:p>
          </table:table-cell>
          <table:table-cell office:value-type="float" office:value="0.27">
            <text:p>0.27</text:p>
          </table:table-cell>
          <table:table-cell office:value-type="float" office:value="1.49">
            <text:p>1.49</text:p>
          </table:table-cell>
          <table:table-cell office:value-type="float" office:value="0">
            <text:p>0</text:p>
          </table:table-cell>
          <table:table-cell table:formula="of:=IF([.N237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oeotia'</text:p>
          </table:table-cell>
          <table:table-cell office:value-type="float" office:value="11">
            <text:p>11</text:p>
          </table:table-cell>
          <table:table-cell office:value-type="float" office:value="113391.33">
            <text:p>113391.33</text:p>
          </table:table-cell>
          <table:table-cell office:value-type="float" office:value="6172.57">
            <text:p>6172.57</text:p>
          </table:table-cell>
          <table:table-cell office:value-type="float" office:value="107218.76">
            <text:p>107218.76</text:p>
          </table:table-cell>
          <table:table-cell office:value-type="float" office:value="119563.9">
            <text:p>119563.9</text:p>
          </table:table-cell>
          <table:table-cell office:value-type="float" office:value="0.41">
            <text:p>0.41</text:p>
          </table:table-cell>
          <table:table-cell office:value-type="float" office:value="0.16">
            <text:p>0.16</text:p>
          </table:table-cell>
          <table:table-cell office:value-type="float" office:value="0.33">
            <text:p>0.33</text:p>
          </table:table-cell>
          <table:table-cell office:value-type="float" office:value="5.27">
            <text:p>5.27</text:p>
          </table:table-cell>
          <table:table-cell office:value-type="float" office:value="1">
            <text:p>1</text:p>
          </table:table-cell>
          <table:table-cell table:formula="of:=IF([.N238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eleucia'</text:p>
          </table:table-cell>
          <table:table-cell office:value-type="float" office:value="16">
            <text:p>16</text:p>
          </table:table-cell>
          <table:table-cell office:value-type="float" office:value="113391.33">
            <text:p>113391.33</text:p>
          </table:table-cell>
          <table:table-cell office:value-type="float" office:value="3819.83">
            <text:p>3819.83</text:p>
          </table:table-cell>
          <table:table-cell office:value-type="float" office:value="109571.5">
            <text:p>109571.5</text:p>
          </table:table-cell>
          <table:table-cell office:value-type="float" office:value="117211.16">
            <text:p>117211.16</text:p>
          </table:table-cell>
          <table:table-cell office:value-type="float" office:value="0.34">
            <text:p>0.34</text:p>
          </table:table-cell>
          <table:table-cell office:value-type="float" office:value="0.13">
            <text:p>0.13</text:p>
          </table:table-cell>
          <table:table-cell office:value-type="float" office:value="0.35">
            <text:p>0.35</text:p>
          </table:table-cell>
          <table:table-cell office:value-type="float" office:value="7.19">
            <text:p>7.19</text:p>
          </table:table-cell>
          <table:table-cell office:value-type="float" office:value="0">
            <text:p>0</text:p>
          </table:table-cell>
          <table:table-cell table:formula="of:=IF([.N239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thenaeus'</text:p>
          </table:table-cell>
          <table:table-cell office:value-type="float" office:value="17">
            <text:p>17</text:p>
          </table:table-cell>
          <table:table-cell office:value-type="float" office:value="113391.33">
            <text:p>113391.33</text:p>
          </table:table-cell>
          <table:table-cell office:value-type="float" office:value="1792.42">
            <text:p>1792.42</text:p>
          </table:table-cell>
          <table:table-cell office:value-type="float" office:value="111598.91">
            <text:p>111598.91</text:p>
          </table:table-cell>
          <table:table-cell office:value-type="float" office:value="115183.75">
            <text:p>115183.75</text:p>
          </table:table-cell>
          <table:table-cell office:value-type="float" office:value="0.28">
            <text:p>0.28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5.5">
            <text:p>5.5</text:p>
          </table:table-cell>
          <table:table-cell office:value-type="float" office:value="1">
            <text:p>1</text:p>
          </table:table-cell>
          <table:table-cell table:formula="of:=IF([.N240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iege_of_Gaza'</text:p>
          </table:table-cell>
          <table:table-cell office:value-type="float" office:value="567">
            <text:p>567</text:p>
          </table:table-cell>
          <table:table-cell office:value-type="float" office:value="113391.33">
            <text:p>113391.33</text:p>
          </table:table-cell>
          <table:table-cell office:value-type="float" office:value="438.33">
            <text:p>438.33</text:p>
          </table:table-cell>
          <table:table-cell office:value-type="float" office:value="112953">
            <text:p>112953</text:p>
          </table:table-cell>
          <table:table-cell office:value-type="float" office:value="113829.66">
            <text:p>113829.66</text:p>
          </table:table-cell>
          <table:table-cell office:value-type="float" office:value="0.48">
            <text:p>0.48</text:p>
          </table:table-cell>
          <table:table-cell office:value-type="float" office:value="0.09">
            <text:p>0.09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table:formula="of:=IF([.N241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olossians'</text:p>
          </table:table-cell>
          <table:table-cell office:value-type="float" office:value="35">
            <text:p>35</text:p>
          </table:table-cell>
          <table:table-cell office:value-type="float" office:value="113391.33">
            <text:p>113391.33</text:p>
          </table:table-cell>
          <table:table-cell office:value-type="float" office:value="1776.84">
            <text:p>1776.84</text:p>
          </table:table-cell>
          <table:table-cell office:value-type="float" office:value="111614.49">
            <text:p>111614.49</text:p>
          </table:table-cell>
          <table:table-cell office:value-type="float" office:value="115168.17">
            <text:p>115168.17</text:p>
          </table:table-cell>
          <table:table-cell office:value-type="float" office:value="0.47">
            <text:p>0.47</text:p>
          </table:table-cell>
          <table:table-cell office:value-type="float" office:value="0.13">
            <text:p>0.13</text:p>
          </table:table-cell>
          <table:table-cell office:value-type="float" office:value="0.32">
            <text:p>0.32</text:p>
          </table:table-cell>
          <table:table-cell office:value-type="float" office:value="2.91">
            <text:p>2.91</text:p>
          </table:table-cell>
          <table:table-cell office:value-type="float" office:value="0">
            <text:p>0</text:p>
          </table:table-cell>
          <table:table-cell table:formula="of:=IF([.N242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aza_City'</text:p>
          </table:table-cell>
          <table:table-cell office:value-type="float" office:value="152">
            <text:p>152</text:p>
          </table:table-cell>
          <table:table-cell office:value-type="float" office:value="113391.33">
            <text:p>113391.33</text:p>
          </table:table-cell>
          <table:table-cell office:value-type="float" office:value="6224.33">
            <text:p>6224.33</text:p>
          </table:table-cell>
          <table:table-cell office:value-type="float" office:value="107167">
            <text:p>107167</text:p>
          </table:table-cell>
          <table:table-cell office:value-type="float" office:value="119615.66">
            <text:p>119615.66</text:p>
          </table:table-cell>
          <table:table-cell office:value-type="float" office:value="0.33">
            <text:p>0.33</text:p>
          </table:table-cell>
          <table:table-cell office:value-type="float" office:value="0.13">
            <text:p>0.13</text:p>
          </table:table-cell>
          <table:table-cell office:value-type="float" office:value="0.33">
            <text:p>0.33</text:p>
          </table:table-cell>
          <table:table-cell office:value-type="float" office:value="3.82">
            <text:p>3.82</text:p>
          </table:table-cell>
          <table:table-cell office:value-type="float" office:value="1">
            <text:p>1</text:p>
          </table:table-cell>
          <table:table-cell table:formula="of:=IF([.N243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fghanistan'</text:p>
          </table:table-cell>
          <table:table-cell office:value-type="float" office:value="11">
            <text:p>11</text:p>
          </table:table-cell>
          <table:table-cell office:value-type="float" office:value="113391.33">
            <text:p>113391.33</text:p>
          </table:table-cell>
          <table:table-cell office:value-type="float" office:value="191101.79">
            <text:p>191101.79</text:p>
          </table:table-cell>
          <table:table-cell office:value-type="float" office:value="77710.46">
            <text:p>77710.46</text:p>
          </table:table-cell>
          <table:table-cell office:value-type="float" office:value="304493.12">
            <text:p>304493.12</text:p>
          </table:table-cell>
          <table:table-cell office:value-type="float" office:value="0.42">
            <text:p>0.42</text:p>
          </table:table-cell>
          <table:table-cell office:value-type="float" office:value="0.16">
            <text:p>0.16</text:p>
          </table:table-cell>
          <table:table-cell office:value-type="float" office:value="0.5">
            <text:p>0.5</text:p>
          </table:table-cell>
          <table:table-cell office:value-type="float" office:value="9.67">
            <text:p>9.67</text:p>
          </table:table-cell>
          <table:table-cell office:value-type="float" office:value="1">
            <text:p>1</text:p>
          </table:table-cell>
          <table:table-cell table:formula="of:=IF([.N244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appadocian_Greeks'</text:p>
          </table:table-cell>
          <table:table-cell office:value-type="float" office:value="131">
            <text:p>131</text:p>
          </table:table-cell>
          <table:table-cell office:value-type="float" office:value="113391.33">
            <text:p>113391.33</text:p>
          </table:table-cell>
          <table:table-cell office:value-type="float" office:value="1156.33">
            <text:p>1156.33</text:p>
          </table:table-cell>
          <table:table-cell office:value-type="float" office:value="112235">
            <text:p>112235</text:p>
          </table:table-cell>
          <table:table-cell office:value-type="float" office:value="114547.66">
            <text:p>114547.66</text:p>
          </table:table-cell>
          <table:table-cell office:value-type="float" office:value="0.43">
            <text:p>0.43</text:p>
          </table:table-cell>
          <table:table-cell office:value-type="float" office:value="0.14">
            <text:p>0.14</text:p>
          </table:table-cell>
          <table:table-cell office:value-type="float" office:value="0.38">
            <text:p>0.38</text:p>
          </table:table-cell>
          <table:table-cell office:value-type="float" office:value="3.28">
            <text:p>3.28</text:p>
          </table:table-cell>
          <table:table-cell office:value-type="float" office:value="0">
            <text:p>0</text:p>
          </table:table-cell>
          <table:table-cell table:formula="of:=IF([.N245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elim_I'</text:p>
          </table:table-cell>
          <table:table-cell office:value-type="float" office:value="12">
            <text:p>12</text:p>
          </table:table-cell>
          <table:table-cell office:value-type="float" office:value="113391.33">
            <text:p>113391.33</text:p>
          </table:table-cell>
          <table:table-cell office:value-type="float" office:value="6498.67">
            <text:p>6498.67</text:p>
          </table:table-cell>
          <table:table-cell office:value-type="float" office:value="106892.66">
            <text:p>106892.66</text:p>
          </table:table-cell>
          <table:table-cell office:value-type="float" office:value="119890">
            <text:p>119890</text:p>
          </table:table-cell>
          <table:table-cell office:value-type="float" office:value="0.32">
            <text:p>0.32</text:p>
          </table:table-cell>
          <table:table-cell office:value-type="float" office:value="0.92">
            <text:p>0.92</text:p>
          </table:table-cell>
          <table:table-cell office:value-type="float" office:value="0.45">
            <text:p>0.45</text:p>
          </table:table-cell>
          <table:table-cell office:value-type="float" office:value="1.48">
            <text:p>1.48</text:p>
          </table:table-cell>
          <table:table-cell office:value-type="float" office:value="1">
            <text:p>1</text:p>
          </table:table-cell>
          <table:table-cell table:formula="of:=IF([.N246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licheamicin'</text:p>
          </table:table-cell>
          <table:table-cell office:value-type="float" office:value="194">
            <text:p>194</text:p>
          </table:table-cell>
          <table:table-cell office:value-type="float" office:value="113391.33">
            <text:p>113391.33</text:p>
          </table:table-cell>
          <table:table-cell office:value-type="float" office:value="797.37">
            <text:p>797.37</text:p>
          </table:table-cell>
          <table:table-cell office:value-type="float" office:value="112593.96">
            <text:p>112593.96</text:p>
          </table:table-cell>
          <table:table-cell office:value-type="float" office:value="114188.7">
            <text:p>114188.7</text:p>
          </table:table-cell>
          <table:table-cell office:value-type="float" office:value="0.28">
            <text:p>0.28</text:p>
          </table:table-cell>
          <table:table-cell office:value-type="float" office:value="0.1">
            <text:p>0.1</text:p>
          </table:table-cell>
          <table:table-cell office:value-type="float" office:value="0.63">
            <text:p>0.63</text:p>
          </table:table-cell>
          <table:table-cell office:value-type="float" office:value="7.84">
            <text:p>7.84</text:p>
          </table:table-cell>
          <table:table-cell office:value-type="float" office:value="1">
            <text:p>1</text:p>
          </table:table-cell>
          <table:table-cell table:formula="of:=IF([.N247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omatophylakes'</text:p>
          </table:table-cell>
          <table:table-cell office:value-type="float" office:value="22">
            <text:p>22</text:p>
          </table:table-cell>
          <table:table-cell office:value-type="float" office:value="113391.33">
            <text:p>113391.33</text:p>
          </table:table-cell>
          <table:table-cell office:value-type="float" office:value="1078.95">
            <text:p>1078.95</text:p>
          </table:table-cell>
          <table:table-cell office:value-type="float" office:value="112312.38">
            <text:p>112312.38</text:p>
          </table:table-cell>
          <table:table-cell office:value-type="float" office:value="114470.28">
            <text:p>114470.28</text:p>
          </table:table-cell>
          <table:table-cell office:value-type="float" office:value="0.28">
            <text:p>0.28</text:p>
          </table:table-cell>
          <table:table-cell office:value-type="float" office:value="0.11">
            <text:p>0.11</text:p>
          </table:table-cell>
          <table:table-cell office:value-type="float" office:value="0.34">
            <text:p>0.34</text:p>
          </table:table-cell>
          <table:table-cell office:value-type="float" office:value="8.08">
            <text:p>8.08</text:p>
          </table:table-cell>
          <table:table-cell office:value-type="float" office:value="1">
            <text:p>1</text:p>
          </table:table-cell>
          <table:table-cell table:formula="of:=IF([.N248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enghis_Khan'</text:p>
          </table:table-cell>
          <table:table-cell office:value-type="float" office:value="112">
            <text:p>112</text:p>
          </table:table-cell>
          <table:table-cell office:value-type="float" office:value="113391.33">
            <text:p>113391.33</text:p>
          </table:table-cell>
          <table:table-cell office:value-type="float" office:value="101913.33">
            <text:p>101913.33</text:p>
          </table:table-cell>
          <table:table-cell office:value-type="float" office:value="11478">
            <text:p>11478</text:p>
          </table:table-cell>
          <table:table-cell office:value-type="float" office:value="215304.66">
            <text:p>215304.66</text:p>
          </table:table-cell>
          <table:table-cell office:value-type="float" office:value="0.35">
            <text:p>0.35</text:p>
          </table:table-cell>
          <table:table-cell office:value-type="float" office:value="0.83">
            <text:p>0.83</text:p>
          </table:table-cell>
          <table:table-cell office:value-type="float" office:value="0.39">
            <text:p>0.39</text:p>
          </table:table-cell>
          <table:table-cell office:value-type="float" office:value="1.21">
            <text:p>1.21</text:p>
          </table:table-cell>
          <table:table-cell office:value-type="float" office:value="1">
            <text:p>1</text:p>
          </table:table-cell>
          <table:table-cell table:formula="of:=IF([.N249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Fire_from_Heaven'</text:p>
          </table:table-cell>
          <table:table-cell office:value-type="float" office:value="34">
            <text:p>34</text:p>
          </table:table-cell>
          <table:table-cell office:value-type="float" office:value="113391.33">
            <text:p>113391.33</text:p>
          </table:table-cell>
          <table:table-cell office:value-type="float" office:value="323.67">
            <text:p>323.67</text:p>
          </table:table-cell>
          <table:table-cell office:value-type="float" office:value="113067.66">
            <text:p>113067.66</text:p>
          </table:table-cell>
          <table:table-cell office:value-type="float" office:value="113715">
            <text:p>113715</text:p>
          </table:table-cell>
          <table:table-cell office:value-type="float" office:value="0.7">
            <text:p>0.7</text:p>
          </table:table-cell>
          <table:table-cell office:value-type="float" office:value="0.09">
            <text:p>0.09</text:p>
          </table:table-cell>
          <table:table-cell office:value-type="float" office:value="0.31">
            <text:p>0.31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table:formula="of:=IF([.N250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axila'</text:p>
          </table:table-cell>
          <table:table-cell office:value-type="float" office:value="52">
            <text:p>52</text:p>
          </table:table-cell>
          <table:table-cell office:value-type="float" office:value="113391.33">
            <text:p>113391.33</text:p>
          </table:table-cell>
          <table:table-cell office:value-type="float" office:value="21426.67">
            <text:p>21426.67</text:p>
          </table:table-cell>
          <table:table-cell office:value-type="float" office:value="91964.66">
            <text:p>91964.66</text:p>
          </table:table-cell>
          <table:table-cell office:value-type="float" office:value="134818">
            <text:p>13481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33">
            <text:p>0.33</text:p>
          </table:table-cell>
          <table:table-cell office:value-type="float" office:value="5.03">
            <text:p>5.03</text:p>
          </table:table-cell>
          <table:table-cell office:value-type="float" office:value="1">
            <text:p>1</text:p>
          </table:table-cell>
          <table:table-cell table:formula="of:=IF([.N251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rtemis'</text:p>
          </table:table-cell>
          <table:table-cell office:value-type="float" office:value="63">
            <text:p>63</text:p>
          </table:table-cell>
          <table:table-cell office:value-type="float" office:value="113391.33">
            <text:p>113391.33</text:p>
          </table:table-cell>
          <table:table-cell office:value-type="float" office:value="74770.43">
            <text:p>74770.43</text:p>
          </table:table-cell>
          <table:table-cell office:value-type="float" office:value="38620.9">
            <text:p>38620.9</text:p>
          </table:table-cell>
          <table:table-cell office:value-type="float" office:value="188161.76">
            <text:p>188161.76</text:p>
          </table:table-cell>
          <table:table-cell office:value-type="float" office:value="0.37">
            <text:p>0.37</text:p>
          </table:table-cell>
          <table:table-cell office:value-type="float" office:value="0.09">
            <text:p>0.09</text:p>
          </table:table-cell>
          <table:table-cell office:value-type="float" office:value="0.33">
            <text:p>0.33</text:p>
          </table:table-cell>
          <table:table-cell office:value-type="float" office:value="4.64">
            <text:p>4.64</text:p>
          </table:table-cell>
          <table:table-cell office:value-type="float" office:value="1">
            <text:p>1</text:p>
          </table:table-cell>
          <table:table-cell table:formula="of:=IF([.N252] &gt; 0.79; 1; 0)" office:value-type="float" office:value="1">
            <text:p>1</text:p>
          </table:table-cell>
          <table:table-cell office:value-type="float" office:value="0.92">
            <text:p>0.9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arpalus'</text:p>
          </table:table-cell>
          <table:table-cell office:value-type="float" office:value="41">
            <text:p>41</text:p>
          </table:table-cell>
          <table:table-cell office:value-type="float" office:value="113391.33">
            <text:p>113391.33</text:p>
          </table:table-cell>
          <table:table-cell office:value-type="float" office:value="514.17">
            <text:p>514.17</text:p>
          </table:table-cell>
          <table:table-cell office:value-type="float" office:value="112877.16">
            <text:p>112877.16</text:p>
          </table:table-cell>
          <table:table-cell office:value-type="float" office:value="113905.5">
            <text:p>113905.5</text:p>
          </table:table-cell>
          <table:table-cell table:number-columns-repeated="3" office:value-type="float" office:value="0.37">
            <text:p>0.37</text:p>
          </table:table-cell>
          <table:table-cell office:value-type="float" office:value="1.98">
            <text:p>1.98</text:p>
          </table:table-cell>
          <table:table-cell office:value-type="float" office:value="1">
            <text:p>1</text:p>
          </table:table-cell>
          <table:table-cell table:formula="of:=IF([.N253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Illyria'</text:p>
          </table:table-cell>
          <table:table-cell office:value-type="float" office:value="523">
            <text:p>523</text:p>
          </table:table-cell>
          <table:table-cell office:value-type="float" office:value="113391.33">
            <text:p>113391.33</text:p>
          </table:table-cell>
          <table:table-cell office:value-type="float" office:value="11653.78">
            <text:p>11653.78</text:p>
          </table:table-cell>
          <table:table-cell office:value-type="float" office:value="101737.55">
            <text:p>101737.55</text:p>
          </table:table-cell>
          <table:table-cell office:value-type="float" office:value="125045.11">
            <text:p>125045.11</text:p>
          </table:table-cell>
          <table:table-cell office:value-type="float" office:value="0.31">
            <text:p>0.31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3.2">
            <text:p>3.2</text:p>
          </table:table-cell>
          <table:table-cell office:value-type="float" office:value="0">
            <text:p>0</text:p>
          </table:table-cell>
          <table:table-cell table:formula="of:=IF([.N254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mphipolis'</text:p>
          </table:table-cell>
          <table:table-cell office:value-type="float" office:value="74">
            <text:p>74</text:p>
          </table:table-cell>
          <table:table-cell office:value-type="float" office:value="113391.33">
            <text:p>113391.33</text:p>
          </table:table-cell>
          <table:table-cell office:value-type="float" office:value="2820.11">
            <text:p>2820.11</text:p>
          </table:table-cell>
          <table:table-cell office:value-type="float" office:value="110571.22">
            <text:p>110571.22</text:p>
          </table:table-cell>
          <table:table-cell office:value-type="float" office:value="116211.44">
            <text:p>116211.44</text:p>
          </table:table-cell>
          <table:table-cell office:value-type="float" office:value="0.42">
            <text:p>0.42</text:p>
          </table:table-cell>
          <table:table-cell office:value-type="float" office:value="0.12">
            <text:p>0.12</text:p>
          </table:table-cell>
          <table:table-cell office:value-type="float" office:value="0.31">
            <text:p>0.31</text:p>
          </table:table-cell>
          <table:table-cell office:value-type="float" office:value="2.98">
            <text:p>2.98</text:p>
          </table:table-cell>
          <table:table-cell office:value-type="float" office:value="1">
            <text:p>1</text:p>
          </table:table-cell>
          <table:table-cell table:formula="of:=IF([.N255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Hamilton'</text:p>
          </table:table-cell>
          <table:table-cell office:value-type="float" office:value="20">
            <text:p>20</text:p>
          </table:table-cell>
          <table:table-cell office:value-type="float" office:value="113391.33">
            <text:p>113391.33</text:p>
          </table:table-cell>
          <table:table-cell office:value-type="float" office:value="159505.67">
            <text:p>159505.67</text:p>
          </table:table-cell>
          <table:table-cell office:value-type="float" office:value="46114.34">
            <text:p>46114.34</text:p>
          </table:table-cell>
          <table:table-cell office:value-type="float" office:value="272897">
            <text:p>272897</text:p>
          </table:table-cell>
          <table:table-cell office:value-type="float" office:value="0.53">
            <text:p>0.53</text:p>
          </table:table-cell>
          <table:table-cell office:value-type="float" office:value="0.4">
            <text:p>0.4</text:p>
          </table:table-cell>
          <table:table-cell office:value-type="float" office:value="0.71">
            <text:p>0.71</text:p>
          </table:table-cell>
          <table:table-cell office:value-type="float" office:value="5.83">
            <text:p>5.83</text:p>
          </table:table-cell>
          <table:table-cell office:value-type="float" office:value="1">
            <text:p>1</text:p>
          </table:table-cell>
          <table:table-cell table:formula="of:=IF([.N256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akran'</text:p>
          </table:table-cell>
          <table:table-cell office:value-type="float" office:value="28">
            <text:p>28</text:p>
          </table:table-cell>
          <table:table-cell office:value-type="float" office:value="113391.33">
            <text:p>113391.33</text:p>
          </table:table-cell>
          <table:table-cell office:value-type="float" office:value="2840.71">
            <text:p>2840.71</text:p>
          </table:table-cell>
          <table:table-cell office:value-type="float" office:value="110550.62">
            <text:p>110550.62</text:p>
          </table:table-cell>
          <table:table-cell office:value-type="float" office:value="116232.04">
            <text:p>116232.04</text:p>
          </table:table-cell>
          <table:table-cell office:value-type="float" office:value="0.33">
            <text:p>0.33</text:p>
          </table:table-cell>
          <table:table-cell office:value-type="float" office:value="0.16">
            <text:p>0.16</text:p>
          </table:table-cell>
          <table:table-cell office:value-type="float" office:value="0.41">
            <text:p>0.41</text:p>
          </table:table-cell>
          <table:table-cell office:value-type="float" office:value="6.75">
            <text:p>6.75</text:p>
          </table:table-cell>
          <table:table-cell office:value-type="float" office:value="1">
            <text:p>1</text:p>
          </table:table-cell>
          <table:table-cell table:formula="of:=IF([.N257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Delos'</text:p>
          </table:table-cell>
          <table:table-cell office:value-type="float" office:value="13">
            <text:p>13</text:p>
          </table:table-cell>
          <table:table-cell office:value-type="float" office:value="113391.33">
            <text:p>113391.33</text:p>
          </table:table-cell>
          <table:table-cell office:value-type="float" office:value="7183.53">
            <text:p>7183.53</text:p>
          </table:table-cell>
          <table:table-cell office:value-type="float" office:value="106207.8">
            <text:p>106207.8</text:p>
          </table:table-cell>
          <table:table-cell office:value-type="float" office:value="120574.86">
            <text:p>120574.86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0.36">
            <text:p>0.36</text:p>
          </table:table-cell>
          <table:table-cell office:value-type="float" office:value="7.06">
            <text:p>7.06</text:p>
          </table:table-cell>
          <table:table-cell office:value-type="float" office:value="1">
            <text:p>1</text:p>
          </table:table-cell>
          <table:table-cell table:formula="of:=IF([.N258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Lysimachus'</text:p>
          </table:table-cell>
          <table:table-cell office:value-type="float" office:value="110">
            <text:p>110</text:p>
          </table:table-cell>
          <table:table-cell office:value-type="float" office:value="113391.33">
            <text:p>113391.33</text:p>
          </table:table-cell>
          <table:table-cell office:value-type="float" office:value="4133.6">
            <text:p>4133.6</text:p>
          </table:table-cell>
          <table:table-cell office:value-type="float" office:value="109257.73">
            <text:p>109257.73</text:p>
          </table:table-cell>
          <table:table-cell office:value-type="float" office:value="117524.93">
            <text:p>117524.93</text:p>
          </table:table-cell>
          <table:table-cell office:value-type="float" office:value="0.38">
            <text:p>0.38</text:p>
          </table:table-cell>
          <table:table-cell office:value-type="float" office:value="0.71">
            <text:p>0.71</text:p>
          </table:table-cell>
          <table:table-cell office:value-type="float" office:value="0.25">
            <text:p>0.25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table:formula="of:=IF([.N259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racalla'</text:p>
          </table:table-cell>
          <table:table-cell office:value-type="float" office:value="88">
            <text:p>88</text:p>
          </table:table-cell>
          <table:table-cell office:value-type="float" office:value="113391.33">
            <text:p>113391.33</text:p>
          </table:table-cell>
          <table:table-cell office:value-type="float" office:value="12766.86">
            <text:p>12766.86</text:p>
          </table:table-cell>
          <table:table-cell office:value-type="float" office:value="100624.47">
            <text:p>100624.47</text:p>
          </table:table-cell>
          <table:table-cell office:value-type="float" office:value="126158.19">
            <text:p>126158.19</text:p>
          </table:table-cell>
          <table:table-cell office:value-type="float" office:value="0.34">
            <text:p>0.34</text:p>
          </table:table-cell>
          <table:table-cell office:value-type="float" office:value="0.59">
            <text:p>0.59</text:p>
          </table:table-cell>
          <table:table-cell office:value-type="float" office:value="0.38">
            <text:p>0.38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table:formula="of:=IF([.N260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Iskandariya'</text:p>
          </table:table-cell>
          <table:table-cell office:value-type="float" office:value="53">
            <text:p>53</text:p>
          </table:table-cell>
          <table:table-cell office:value-type="float" office:value="113391.33">
            <text:p>113391.33</text:p>
          </table:table-cell>
          <table:table-cell office:value-type="float" office:value="361.58">
            <text:p>361.58</text:p>
          </table:table-cell>
          <table:table-cell office:value-type="float" office:value="113029.75">
            <text:p>113029.75</text:p>
          </table:table-cell>
          <table:table-cell office:value-type="float" office:value="113752.91">
            <text:p>113752.91</text:p>
          </table:table-cell>
          <table:table-cell office:value-type="float" office:value="0.27">
            <text:p>0.27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7.82">
            <text:p>7.82</text:p>
          </table:table-cell>
          <table:table-cell office:value-type="float" office:value="1">
            <text:p>1</text:p>
          </table:table-cell>
          <table:table-cell table:formula="of:=IF([.N261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Sarcophagus'</text:p>
          </table:table-cell>
          <table:table-cell office:value-type="float" office:value="744">
            <text:p>744</text:p>
          </table:table-cell>
          <table:table-cell office:value-type="float" office:value="113391.33">
            <text:p>113391.33</text:p>
          </table:table-cell>
          <table:table-cell office:value-type="float" office:value="1141">
            <text:p>1141</text:p>
          </table:table-cell>
          <table:table-cell office:value-type="float" office:value="112250.33">
            <text:p>112250.33</text:p>
          </table:table-cell>
          <table:table-cell office:value-type="float" office:value="114532.33">
            <text:p>114532.33</text:p>
          </table:table-cell>
          <table:table-cell office:value-type="float" office:value="0.51">
            <text:p>0.51</text:p>
          </table:table-cell>
          <table:table-cell office:value-type="float" office:value="0.13">
            <text:p>0.13</text:p>
          </table:table-cell>
          <table:table-cell office:value-type="float" office:value="0.36">
            <text:p>0.36</text:p>
          </table:table-cell>
          <table:table-cell office:value-type="float" office:value="1.68">
            <text:p>1.68</text:p>
          </table:table-cell>
          <table:table-cell office:value-type="float" office:value="0">
            <text:p>0</text:p>
          </table:table-cell>
          <table:table-cell table:formula="of:=IF([.N262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ompey'</text:p>
          </table:table-cell>
          <table:table-cell office:value-type="float" office:value="176">
            <text:p>176</text:p>
          </table:table-cell>
          <table:table-cell office:value-type="float" office:value="113391.33">
            <text:p>113391.33</text:p>
          </table:table-cell>
          <table:table-cell office:value-type="float" office:value="38253.72">
            <text:p>38253.72</text:p>
          </table:table-cell>
          <table:table-cell office:value-type="float" office:value="75137.61">
            <text:p>75137.61</text:p>
          </table:table-cell>
          <table:table-cell office:value-type="float" office:value="151645.05">
            <text:p>151645.05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office:value-type="float" office:value="0.23">
            <text:p>0.23</text:p>
          </table:table-cell>
          <table:table-cell office:value-type="float" office:value="0">
            <text:p>0</text:p>
          </table:table-cell>
          <table:table-cell table:formula="of:=IF([.N263] &gt; 0.79; 1; 0)"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naximenes_of_Lampsacus'</text:p>
          </table:table-cell>
          <table:table-cell office:value-type="float" office:value="58">
            <text:p>58</text:p>
          </table:table-cell>
          <table:table-cell office:value-type="float" office:value="113391.33">
            <text:p>113391.33</text:p>
          </table:table-cell>
          <table:table-cell office:value-type="float" office:value="127">
            <text:p>127</text:p>
          </table:table-cell>
          <table:table-cell office:value-type="float" office:value="113264.33">
            <text:p>113264.33</text:p>
          </table:table-cell>
          <table:table-cell office:value-type="float" office:value="113518.33">
            <text:p>113518.33</text:p>
          </table:table-cell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3.14">
            <text:p>3.14</text:p>
          </table:table-cell>
          <table:table-cell office:value-type="float" office:value="1">
            <text:p>1</text:p>
          </table:table-cell>
          <table:table-cell table:formula="of:=IF([.N264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hasos'</text:p>
          </table:table-cell>
          <table:table-cell office:value-type="float" office:value="14">
            <text:p>14</text:p>
          </table:table-cell>
          <table:table-cell office:value-type="float" office:value="113391.33">
            <text:p>113391.33</text:p>
          </table:table-cell>
          <table:table-cell office:value-type="float" office:value="2627.01">
            <text:p>2627.01</text:p>
          </table:table-cell>
          <table:table-cell office:value-type="float" office:value="110764.32">
            <text:p>110764.32</text:p>
          </table:table-cell>
          <table:table-cell office:value-type="float" office:value="116018.34">
            <text:p>116018.34</text:p>
          </table:table-cell>
          <table:table-cell office:value-type="float" office:value="0.35">
            <text:p>0.35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7.84">
            <text:p>7.84</text:p>
          </table:table-cell>
          <table:table-cell office:value-type="float" office:value="1">
            <text:p>1</text:p>
          </table:table-cell>
          <table:table-cell table:formula="of:=IF([.N265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onstantine_the_Great'</text:p>
          </table:table-cell>
          <table:table-cell office:value-type="float" office:value="22">
            <text:p>22</text:p>
          </table:table-cell>
          <table:table-cell office:value-type="float" office:value="113391.33">
            <text:p>113391.33</text:p>
          </table:table-cell>
          <table:table-cell office:value-type="float" office:value="33687.33">
            <text:p>33687.33</text:p>
          </table:table-cell>
          <table:table-cell office:value-type="float" office:value="79704">
            <text:p>79704</text:p>
          </table:table-cell>
          <table:table-cell office:value-type="float" office:value="147078.66">
            <text:p>147078.66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 office:value-type="float" office:value="0.38">
            <text:p>0.38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table:formula="of:=IF([.N266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llisthenes'</text:p>
          </table:table-cell>
          <table:table-cell office:value-type="float" office:value="30">
            <text:p>30</text:p>
          </table:table-cell>
          <table:table-cell office:value-type="float" office:value="113391.33">
            <text:p>113391.33</text:p>
          </table:table-cell>
          <table:table-cell office:value-type="float" office:value="820">
            <text:p>820</text:p>
          </table:table-cell>
          <table:table-cell office:value-type="float" office:value="112571.33">
            <text:p>112571.33</text:p>
          </table:table-cell>
          <table:table-cell office:value-type="float" office:value="114211.33">
            <text:p>114211.33</text:p>
          </table:table-cell>
          <table:table-cell office:value-type="float" office:value="0.44">
            <text:p>0.44</text:p>
          </table:table-cell>
          <table:table-cell office:value-type="float" office:value="0.36">
            <text:p>0.36</text:p>
          </table:table-cell>
          <table:table-cell office:value-type="float" office:value="0.34">
            <text:p>0.34</text:p>
          </table:table-cell>
          <table:table-cell office:value-type="float" office:value="0.86">
            <text:p>0.86</text:p>
          </table:table-cell>
          <table:table-cell office:value-type="float" office:value="0">
            <text:p>0</text:p>
          </table:table-cell>
          <table:table-cell table:formula="of:=IF([.N267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Equestrian_statue'</text:p>
          </table:table-cell>
          <table:table-cell office:value-type="float" office:value="14">
            <text:p>14</text:p>
          </table:table-cell>
          <table:table-cell office:value-type="float" office:value="113391.33">
            <text:p>113391.33</text:p>
          </table:table-cell>
          <table:table-cell office:value-type="float" office:value="2480">
            <text:p>2480</text:p>
          </table:table-cell>
          <table:table-cell office:value-type="float" office:value="110911.33">
            <text:p>110911.33</text:p>
          </table:table-cell>
          <table:table-cell office:value-type="float" office:value="115871.33">
            <text:p>115871.33</text:p>
          </table:table-cell>
          <table:table-cell office:value-type="float" office:value="0.33">
            <text:p>0.33</text:p>
          </table:table-cell>
          <table:table-cell office:value-type="float" office:value="0.14">
            <text:p>0.14</text:p>
          </table:table-cell>
          <table:table-cell office:value-type="float" office:value="0.54">
            <text:p>0.54</text:p>
          </table:table-cell>
          <table:table-cell office:value-type="float" office:value="11.65">
            <text:p>11.65</text:p>
          </table:table-cell>
          <table:table-cell office:value-type="float" office:value="0">
            <text:p>0</text:p>
          </table:table-cell>
          <table:table-cell table:formula="of:=IF([.N26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hilip_III_of_Macedon'</text:p>
          </table:table-cell>
          <table:table-cell office:value-type="float" office:value="2104">
            <text:p>2104</text:p>
          </table:table-cell>
          <table:table-cell office:value-type="float" office:value="113391.33">
            <text:p>113391.33</text:p>
          </table:table-cell>
          <table:table-cell office:value-type="float" office:value="2379.67">
            <text:p>2379.67</text:p>
          </table:table-cell>
          <table:table-cell office:value-type="float" office:value="111011.66">
            <text:p>111011.66</text:p>
          </table:table-cell>
          <table:table-cell office:value-type="float" office:value="115771">
            <text:p>115771</text:p>
          </table:table-cell>
          <table:table-cell office:value-type="float" office:value="0.53">
            <text:p>0.53</text:p>
          </table:table-cell>
          <table:table-cell office:value-type="float" office:value="0.91">
            <text:p>0.91</text:p>
          </table:table-cell>
          <table:table-cell office:value-type="float" office:value="0.25">
            <text:p>0.25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table:formula="of:=IF([.N269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oenus_(general)'</text:p>
          </table:table-cell>
          <table:table-cell office:value-type="float" office:value="49">
            <text:p>49</text:p>
          </table:table-cell>
          <table:table-cell office:value-type="float" office:value="113391.33">
            <text:p>113391.33</text:p>
          </table:table-cell>
          <table:table-cell office:value-type="float" office:value="536.28">
            <text:p>536.28</text:p>
          </table:table-cell>
          <table:table-cell office:value-type="float" office:value="112855.05">
            <text:p>112855.05</text:p>
          </table:table-cell>
          <table:table-cell office:value-type="float" office:value="113927.61">
            <text:p>113927.61</text:p>
          </table:table-cell>
          <table:table-cell office:value-type="float" office:value="0.34">
            <text:p>0.34</text:p>
          </table:table-cell>
          <table:table-cell office:value-type="float" office:value="0.58">
            <text:p>0.58</text:p>
          </table:table-cell>
          <table:table-cell office:value-type="float" office:value="0.31">
            <text:p>0.31</text:p>
          </table:table-cell>
          <table:table-cell office:value-type="float" office:value="0.91">
            <text:p>0.91</text:p>
          </table:table-cell>
          <table:table-cell office:value-type="float" office:value="0">
            <text:p>0</text:p>
          </table:table-cell>
          <table:table-cell table:formula="of:=IF([.N270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Serapis'</text:p>
          </table:table-cell>
          <table:table-cell office:value-type="float" office:value="13">
            <text:p>13</text:p>
          </table:table-cell>
          <table:table-cell office:value-type="float" office:value="113391.33">
            <text:p>113391.33</text:p>
          </table:table-cell>
          <table:table-cell office:value-type="float" office:value="8241.04">
            <text:p>8241.04</text:p>
          </table:table-cell>
          <table:table-cell office:value-type="float" office:value="105150.29">
            <text:p>105150.29</text:p>
          </table:table-cell>
          <table:table-cell office:value-type="float" office:value="121632.37">
            <text:p>121632.37</text:p>
          </table:table-cell>
          <table:table-cell office:value-type="float" office:value="0.28">
            <text:p>0.28</text:p>
          </table:table-cell>
          <table:table-cell office:value-type="float" office:value="0.1">
            <text:p>0.1</text:p>
          </table:table-cell>
          <table:table-cell office:value-type="float" office:value="0.36">
            <text:p>0.36</text:p>
          </table:table-cell>
          <table:table-cell office:value-type="float" office:value="10.58">
            <text:p>10.58</text:p>
          </table:table-cell>
          <table:table-cell office:value-type="float" office:value="1">
            <text:p>1</text:p>
          </table:table-cell>
          <table:table-cell table:formula="of:=IF([.N27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Olympias'</text:p>
          </table:table-cell>
          <table:table-cell office:value-type="float" office:value="3560">
            <text:p>3560</text:p>
          </table:table-cell>
          <table:table-cell office:value-type="float" office:value="113391.33">
            <text:p>113391.33</text:p>
          </table:table-cell>
          <table:table-cell office:value-type="float" office:value="11878.07">
            <text:p>11878.07</text:p>
          </table:table-cell>
          <table:table-cell office:value-type="float" office:value="101513.26">
            <text:p>101513.26</text:p>
          </table:table-cell>
          <table:table-cell office:value-type="float" office:value="125269.4">
            <text:p>125269.4</text:p>
          </table:table-cell>
          <table:table-cell office:value-type="float" office:value="0.47">
            <text:p>0.47</text:p>
          </table:table-cell>
          <table:table-cell office:value-type="float" office:value="0.35">
            <text:p>0.35</text:p>
          </table:table-cell>
          <table:table-cell office:value-type="float" office:value="0.24">
            <text:p>0.24</text:p>
          </table:table-cell>
          <table:table-cell office:value-type="float" office:value="0.7">
            <text:p>0.7</text:p>
          </table:table-cell>
          <table:table-cell office:value-type="float" office:value="1">
            <text:p>1</text:p>
          </table:table-cell>
          <table:table-cell table:formula="of:=IF([.N272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Mount_Olympus'</text:p>
          </table:table-cell>
          <table:table-cell office:value-type="float" office:value="67">
            <text:p>67</text:p>
          </table:table-cell>
          <table:table-cell office:value-type="float" office:value="113391.33">
            <text:p>113391.33</text:p>
          </table:table-cell>
          <table:table-cell office:value-type="float" office:value="20607.89">
            <text:p>20607.89</text:p>
          </table:table-cell>
          <table:table-cell office:value-type="float" office:value="92783.44">
            <text:p>92783.44</text:p>
          </table:table-cell>
          <table:table-cell office:value-type="float" office:value="133999.22">
            <text:p>133999.22</text:p>
          </table:table-cell>
          <table:table-cell office:value-type="float" office:value="0.36">
            <text:p>0.36</text:p>
          </table:table-cell>
          <table:table-cell office:value-type="float" office:value="0.16">
            <text:p>0.16</text:p>
          </table:table-cell>
          <table:table-cell office:value-type="float" office:value="0.4">
            <text:p>0.4</text:p>
          </table:table-cell>
          <table:table-cell office:value-type="float" office:value="4.77">
            <text:p>4.77</text:p>
          </table:table-cell>
          <table:table-cell office:value-type="float" office:value="1">
            <text:p>1</text:p>
          </table:table-cell>
          <table:table-cell table:formula="of:=IF([.N273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etaira'</text:p>
          </table:table-cell>
          <table:table-cell office:value-type="float" office:value="70">
            <text:p>70</text:p>
          </table:table-cell>
          <table:table-cell office:value-type="float" office:value="113391.33">
            <text:p>113391.33</text:p>
          </table:table-cell>
          <table:table-cell office:value-type="float" office:value="4306.84">
            <text:p>4306.84</text:p>
          </table:table-cell>
          <table:table-cell office:value-type="float" office:value="109084.49">
            <text:p>109084.49</text:p>
          </table:table-cell>
          <table:table-cell office:value-type="float" office:value="117698.17">
            <text:p>117698.17</text:p>
          </table:table-cell>
          <table:table-cell office:value-type="float" office:value="0.25">
            <text:p>0.25</text:p>
          </table:table-cell>
          <table:table-cell office:value-type="float" office:value="0.33">
            <text:p>0.33</text:p>
          </table:table-cell>
          <table:table-cell office:value-type="float" office:value="0.48">
            <text:p>0.48</text:p>
          </table:table-cell>
          <table:table-cell office:value-type="float" office:value="5.01">
            <text:p>5.01</text:p>
          </table:table-cell>
          <table:table-cell office:value-type="float" office:value="1">
            <text:p>1</text:p>
          </table:table-cell>
          <table:table-cell table:formula="of:=IF([.N274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eal_(emblem)'</text:p>
          </table:table-cell>
          <table:table-cell office:value-type="float" office:value="76">
            <text:p>76</text:p>
          </table:table-cell>
          <table:table-cell office:value-type="float" office:value="113391.33">
            <text:p>113391.33</text:p>
          </table:table-cell>
          <table:table-cell office:value-type="float" office:value="10472.32">
            <text:p>10472.32</text:p>
          </table:table-cell>
          <table:table-cell office:value-type="float" office:value="102919.01">
            <text:p>102919.01</text:p>
          </table:table-cell>
          <table:table-cell office:value-type="float" office:value="123863.65">
            <text:p>123863.65</text:p>
          </table:table-cell>
          <table:table-cell office:value-type="float" office:value="0.38">
            <text:p>0.38</text:p>
          </table:table-cell>
          <table:table-cell office:value-type="float" office:value="0.09">
            <text:p>0.09</text:p>
          </table:table-cell>
          <table:table-cell office:value-type="float" office:value="0.57">
            <text:p>0.57</text:p>
          </table:table-cell>
          <table:table-cell office:value-type="float" office:value="7.43">
            <text:p>7.43</text:p>
          </table:table-cell>
          <table:table-cell office:value-type="float" office:value="0">
            <text:p>0</text:p>
          </table:table-cell>
          <table:table-cell table:formula="of:=IF([.N275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agadha'</text:p>
          </table:table-cell>
          <table:table-cell office:value-type="float" office:value="17">
            <text:p>17</text:p>
          </table:table-cell>
          <table:table-cell office:value-type="float" office:value="113391.33">
            <text:p>113391.33</text:p>
          </table:table-cell>
          <table:table-cell office:value-type="float" office:value="18493.71">
            <text:p>18493.71</text:p>
          </table:table-cell>
          <table:table-cell office:value-type="float" office:value="94897.62">
            <text:p>94897.62</text:p>
          </table:table-cell>
          <table:table-cell office:value-type="float" office:value="131885.04">
            <text:p>131885.04</text:p>
          </table:table-cell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39">
            <text:p>0.39</text:p>
          </table:table-cell>
          <table:table-cell office:value-type="float" office:value="9.18">
            <text:p>9.18</text:p>
          </table:table-cell>
          <table:table-cell office:value-type="float" office:value="1">
            <text:p>1</text:p>
          </table:table-cell>
          <table:table-cell table:formula="of:=IF([.N276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ompey'</text:p>
          </table:table-cell>
          <table:table-cell office:value-type="float" office:value="176">
            <text:p>176</text:p>
          </table:table-cell>
          <table:table-cell office:value-type="float" office:value="113391.33">
            <text:p>113391.33</text:p>
          </table:table-cell>
          <table:table-cell office:value-type="float" office:value="38253.72">
            <text:p>38253.72</text:p>
          </table:table-cell>
          <table:table-cell office:value-type="float" office:value="75137.61">
            <text:p>75137.61</text:p>
          </table:table-cell>
          <table:table-cell office:value-type="float" office:value="151645.05">
            <text:p>151645.05</text:p>
          </table:table-cell>
          <table:table-cell office:value-type="float" office:value="0.41">
            <text:p>0.41</text:p>
          </table:table-cell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office:value-type="float" office:value="0.23">
            <text:p>0.23</text:p>
          </table:table-cell>
          <table:table-cell office:value-type="float" office:value="1">
            <text:p>1</text:p>
          </table:table-cell>
          <table:table-cell table:formula="of:=IF([.N277] &gt; 0.79; 1; 0)" office:value-type="float" office:value="1">
            <text:p>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Nebuchadnezzar_II'</text:p>
          </table:table-cell>
          <table:table-cell office:value-type="float" office:value="1552">
            <text:p>1552</text:p>
          </table:table-cell>
          <table:table-cell office:value-type="float" office:value="113391.33">
            <text:p>113391.33</text:p>
          </table:table-cell>
          <table:table-cell office:value-type="float" office:value="18293.33">
            <text:p>18293.33</text:p>
          </table:table-cell>
          <table:table-cell office:value-type="float" office:value="95098">
            <text:p>95098</text:p>
          </table:table-cell>
          <table:table-cell office:value-type="float" office:value="131684.66">
            <text:p>131684.66</text:p>
          </table:table-cell>
          <table:table-cell office:value-type="float" office:value="0.37">
            <text:p>0.37</text:p>
          </table:table-cell>
          <table:table-cell office:value-type="float" office:value="0.55">
            <text:p>0.55</text:p>
          </table:table-cell>
          <table:table-cell office:value-type="float" office:value="0.35">
            <text:p>0.35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table:formula="of:=IF([.N278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rrian'</text:p>
          </table:table-cell>
          <table:table-cell office:value-type="float" office:value="25">
            <text:p>25</text:p>
          </table:table-cell>
          <table:table-cell office:value-type="float" office:value="113391.33">
            <text:p>113391.33</text:p>
          </table:table-cell>
          <table:table-cell office:value-type="float" office:value="2946.84">
            <text:p>2946.84</text:p>
          </table:table-cell>
          <table:table-cell office:value-type="float" office:value="110444.49">
            <text:p>110444.49</text:p>
          </table:table-cell>
          <table:table-cell office:value-type="float" office:value="116338.17">
            <text:p>116338.17</text:p>
          </table:table-cell>
          <table:table-cell office:value-type="float" office:value="0.47">
            <text:p>0.47</text:p>
          </table:table-cell>
          <table:table-cell office:value-type="float" office:value="0.41">
            <text:p>0.41</text:p>
          </table:table-cell>
          <table:table-cell office:value-type="float" office:value="0.25">
            <text:p>0.25</text:p>
          </table:table-cell>
          <table:table-cell office:value-type="float" office:value="2.18">
            <text:p>2.18</text:p>
          </table:table-cell>
          <table:table-cell office:value-type="float" office:value="1">
            <text:p>1</text:p>
          </table:table-cell>
          <table:table-cell table:formula="of:=IF([.N279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onstantine_the_Great'</text:p>
          </table:table-cell>
          <table:table-cell office:value-type="float" office:value="22">
            <text:p>22</text:p>
          </table:table-cell>
          <table:table-cell office:value-type="float" office:value="113391.33">
            <text:p>113391.33</text:p>
          </table:table-cell>
          <table:table-cell office:value-type="float" office:value="33687.33">
            <text:p>33687.33</text:p>
          </table:table-cell>
          <table:table-cell office:value-type="float" office:value="79704">
            <text:p>79704</text:p>
          </table:table-cell>
          <table:table-cell office:value-type="float" office:value="147078.66">
            <text:p>147078.66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 office:value-type="float" office:value="0.38">
            <text:p>0.38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table:formula="of:=IF([.N280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Mental_health'</text:p>
          </table:table-cell>
          <table:table-cell office:value-type="float" office:value="11">
            <text:p>11</text:p>
          </table:table-cell>
          <table:table-cell office:value-type="float" office:value="113391.33">
            <text:p>113391.33</text:p>
          </table:table-cell>
          <table:table-cell office:value-type="float" office:value="19853">
            <text:p>19853</text:p>
          </table:table-cell>
          <table:table-cell office:value-type="float" office:value="93538.33">
            <text:p>93538.33</text:p>
          </table:table-cell>
          <table:table-cell office:value-type="float" office:value="133244.33">
            <text:p>133244.33</text:p>
          </table:table-cell>
          <table:table-cell office:value-type="float" office:value="0.28">
            <text:p>0.28</text:p>
          </table:table-cell>
          <table:table-cell office:value-type="float" office:value="0.13">
            <text:p>0.13</text:p>
          </table:table-cell>
          <table:table-cell office:value-type="float" office:value="0.79">
            <text:p>0.79</text:p>
          </table:table-cell>
          <table:table-cell office:value-type="float" office:value="18.8">
            <text:p>18.8</text:p>
          </table:table-cell>
          <table:table-cell office:value-type="float" office:value="1">
            <text:p>1</text:p>
          </table:table-cell>
          <table:table-cell table:formula="of:=IF([.N281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reco-Bactrian_Kingdom'</text:p>
          </table:table-cell>
          <table:table-cell office:value-type="float" office:value="25">
            <text:p>25</text:p>
          </table:table-cell>
          <table:table-cell office:value-type="float" office:value="113391.33">
            <text:p>113391.33</text:p>
          </table:table-cell>
          <table:table-cell office:value-type="float" office:value="8054.74">
            <text:p>8054.74</text:p>
          </table:table-cell>
          <table:table-cell office:value-type="float" office:value="105336.59">
            <text:p>105336.59</text:p>
          </table:table-cell>
          <table:table-cell office:value-type="float" office:value="121446.07">
            <text:p>121446.07</text:p>
          </table:table-cell>
          <table:table-cell office:value-type="float" office:value="0.54">
            <text:p>0.54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office:value-type="float" office:value="0.92">
            <text:p>0.92</text:p>
          </table:table-cell>
          <table:table-cell office:value-type="float" office:value="0">
            <text:p>0</text:p>
          </table:table-cell>
          <table:table-cell table:formula="of:=IF([.N282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Justin_(historian)'</text:p>
          </table:table-cell>
          <table:table-cell office:value-type="float" office:value="193">
            <text:p>193</text:p>
          </table:table-cell>
          <table:table-cell office:value-type="float" office:value="113391.33">
            <text:p>113391.33</text:p>
          </table:table-cell>
          <table:table-cell office:value-type="float" office:value="1685.96">
            <text:p>1685.96</text:p>
          </table:table-cell>
          <table:table-cell office:value-type="float" office:value="111705.37">
            <text:p>111705.37</text:p>
          </table:table-cell>
          <table:table-cell office:value-type="float" office:value="115077.29">
            <text:p>115077.29</text:p>
          </table:table-cell>
          <table:table-cell office:value-type="float" office:value="0.22">
            <text:p>0.22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2.74">
            <text:p>2.74</text:p>
          </table:table-cell>
          <table:table-cell office:value-type="float" office:value="1">
            <text:p>1</text:p>
          </table:table-cell>
          <table:table-cell table:formula="of:=IF([.N283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halanx'</text:p>
          </table:table-cell>
          <table:table-cell office:value-type="float" office:value="386">
            <text:p>386</text:p>
          </table:table-cell>
          <table:table-cell office:value-type="float" office:value="113391.33">
            <text:p>113391.33</text:p>
          </table:table-cell>
          <table:table-cell office:value-type="float" office:value="17000">
            <text:p>17000</text:p>
          </table:table-cell>
          <table:table-cell office:value-type="float" office:value="96391.33">
            <text:p>96391.33</text:p>
          </table:table-cell>
          <table:table-cell office:value-type="float" office:value="130391.33">
            <text:p>130391.33</text:p>
          </table:table-cell>
          <table:table-cell office:value-type="float" office:value="0.39">
            <text:p>0.39</text:p>
          </table:table-cell>
          <table:table-cell office:value-type="float" office:value="0.1">
            <text:p>0.1</text:p>
          </table:table-cell>
          <table:table-cell office:value-type="float" office:value="0.37">
            <text:p>0.37</text:p>
          </table:table-cell>
          <table:table-cell office:value-type="float" office:value="3.36">
            <text:p>3.36</text:p>
          </table:table-cell>
          <table:table-cell office:value-type="float" office:value="0">
            <text:p>0</text:p>
          </table:table-cell>
          <table:table-cell table:formula="of:=IF([.N284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Richard_Burton'</text:p>
          </table:table-cell>
          <table:table-cell office:value-type="float" office:value="16">
            <text:p>16</text:p>
          </table:table-cell>
          <table:table-cell office:value-type="float" office:value="113391.33">
            <text:p>113391.33</text:p>
          </table:table-cell>
          <table:table-cell office:value-type="float" office:value="28327.67">
            <text:p>28327.67</text:p>
          </table:table-cell>
          <table:table-cell office:value-type="float" office:value="85063.66">
            <text:p>85063.66</text:p>
          </table:table-cell>
          <table:table-cell office:value-type="float" office:value="141719">
            <text:p>141719</text:p>
          </table:table-cell>
          <table:table-cell office:value-type="float" office:value="0.35">
            <text:p>0.35</text:p>
          </table:table-cell>
          <table:table-cell office:value-type="float" office:value="0.32">
            <text:p>0.32</text:p>
          </table:table-cell>
          <table:table-cell office:value-type="float" office:value="0.53">
            <text:p>0.53</text:p>
          </table:table-cell>
          <table:table-cell office:value-type="float" office:value="6.99">
            <text:p>6.99</text:p>
          </table:table-cell>
          <table:table-cell office:value-type="float" office:value="1">
            <text:p>1</text:p>
          </table:table-cell>
          <table:table-cell table:formula="of:=IF([.N285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Veratrum_album'</text:p>
          </table:table-cell>
          <table:table-cell office:value-type="float" office:value="232">
            <text:p>232</text:p>
          </table:table-cell>
          <table:table-cell office:value-type="float" office:value="113391.33">
            <text:p>113391.33</text:p>
          </table:table-cell>
          <table:table-cell office:value-type="float" office:value="544.67">
            <text:p>544.67</text:p>
          </table:table-cell>
          <table:table-cell office:value-type="float" office:value="112846.66">
            <text:p>112846.66</text:p>
          </table:table-cell>
          <table:table-cell office:value-type="float" office:value="113936">
            <text:p>113936</text:p>
          </table:table-cell>
          <table:table-cell office:value-type="float" office:value="0.28">
            <text:p>0.28</text:p>
          </table:table-cell>
          <table:table-cell office:value-type="float" office:value="0.33">
            <text:p>0.33</text:p>
          </table:table-cell>
          <table:table-cell office:value-type="float" office:value="0.53">
            <text:p>0.53</text:p>
          </table:table-cell>
          <table:table-cell office:value-type="float" office:value="4.09">
            <text:p>4.09</text:p>
          </table:table-cell>
          <table:table-cell office:value-type="float" office:value="1">
            <text:p>1</text:p>
          </table:table-cell>
          <table:table-cell table:formula="of:=IF([.N286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ndia'</text:p>
          </table:table-cell>
          <table:table-cell office:value-type="float" office:value="22">
            <text:p>22</text:p>
          </table:table-cell>
          <table:table-cell office:value-type="float" office:value="113391.33">
            <text:p>113391.33</text:p>
          </table:table-cell>
          <table:table-cell office:value-type="float" office:value="843615.93">
            <text:p>843615.93</text:p>
          </table:table-cell>
          <table:table-cell office:value-type="float" office:value="730224.6">
            <text:p>730224.6</text:p>
          </table:table-cell>
          <table:table-cell office:value-type="float" office:value="957007.26">
            <text:p>957007.26</text:p>
          </table:table-cell>
          <table:table-cell office:value-type="float" office:value="0.38">
            <text:p>0.38</text:p>
          </table:table-cell>
          <table:table-cell office:value-type="float" office:value="0.16">
            <text:p>0.16</text:p>
          </table:table-cell>
          <table:table-cell office:value-type="float" office:value="0.82">
            <text:p>0.82</text:p>
          </table:table-cell>
          <table:table-cell office:value-type="float" office:value="14.01">
            <text:p>14.01</text:p>
          </table:table-cell>
          <table:table-cell office:value-type="float" office:value="1">
            <text:p>1</text:p>
          </table:table-cell>
          <table:table-cell table:formula="of:=IF([.N287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Tajikistan'</text:p>
          </table:table-cell>
          <table:table-cell office:value-type="float" office:value="13">
            <text:p>13</text:p>
          </table:table-cell>
          <table:table-cell office:value-type="float" office:value="113391.33">
            <text:p>113391.33</text:p>
          </table:table-cell>
          <table:table-cell office:value-type="float" office:value="71886.21">
            <text:p>71886.21</text:p>
          </table:table-cell>
          <table:table-cell office:value-type="float" office:value="41505.12">
            <text:p>41505.12</text:p>
          </table:table-cell>
          <table:table-cell office:value-type="float" office:value="185277.54">
            <text:p>185277.54</text:p>
          </table:table-cell>
          <table:table-cell office:value-type="float" office:value="0.34">
            <text:p>0.34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9.65">
            <text:p>9.65</text:p>
          </table:table-cell>
          <table:table-cell office:value-type="float" office:value="1">
            <text:p>1</text:p>
          </table:table-cell>
          <table:table-cell table:formula="of:=IF([.N28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allisthenes'</text:p>
          </table:table-cell>
          <table:table-cell office:value-type="float" office:value="30">
            <text:p>30</text:p>
          </table:table-cell>
          <table:table-cell office:value-type="float" office:value="113391.33">
            <text:p>113391.33</text:p>
          </table:table-cell>
          <table:table-cell office:value-type="float" office:value="820">
            <text:p>820</text:p>
          </table:table-cell>
          <table:table-cell office:value-type="float" office:value="112571.33">
            <text:p>112571.33</text:p>
          </table:table-cell>
          <table:table-cell office:value-type="float" office:value="114211.33">
            <text:p>114211.33</text:p>
          </table:table-cell>
          <table:table-cell office:value-type="float" office:value="0.44">
            <text:p>0.44</text:p>
          </table:table-cell>
          <table:table-cell office:value-type="float" office:value="0.36">
            <text:p>0.36</text:p>
          </table:table-cell>
          <table:table-cell office:value-type="float" office:value="0.34">
            <text:p>0.34</text:p>
          </table:table-cell>
          <table:table-cell office:value-type="float" office:value="0.86">
            <text:p>0.86</text:p>
          </table:table-cell>
          <table:table-cell office:value-type="float" office:value="1">
            <text:p>1</text:p>
          </table:table-cell>
          <table:table-cell table:formula="of:=IF([.N289] &gt; 0.79; 1; 0)" office:value-type="float" office:value="0">
            <text:p>0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tolemy'</text:p>
          </table:table-cell>
          <table:table-cell office:value-type="float" office:value="12">
            <text:p>12</text:p>
          </table:table-cell>
          <table:table-cell office:value-type="float" office:value="113391.33">
            <text:p>113391.33</text:p>
          </table:table-cell>
          <table:table-cell office:value-type="float" office:value="43671.68">
            <text:p>43671.68</text:p>
          </table:table-cell>
          <table:table-cell office:value-type="float" office:value="69719.65">
            <text:p>69719.65</text:p>
          </table:table-cell>
          <table:table-cell office:value-type="float" office:value="157063.01">
            <text:p>157063.01</text:p>
          </table:table-cell>
          <table:table-cell office:value-type="float" office:value="0.41">
            <text:p>0.41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3.64">
            <text:p>3.64</text:p>
          </table:table-cell>
          <table:table-cell office:value-type="float" office:value="1">
            <text:p>1</text:p>
          </table:table-cell>
          <table:table-cell table:formula="of:=IF([.N290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Rositsa_(river)'</text:p>
          </table:table-cell>
          <table:table-cell office:value-type="float" office:value="25">
            <text:p>25</text:p>
          </table:table-cell>
          <table:table-cell office:value-type="float" office:value="113391.33">
            <text:p>113391.33</text:p>
          </table:table-cell>
          <table:table-cell office:value-type="float" office:value="92.98">
            <text:p>92.98</text:p>
          </table:table-cell>
          <table:table-cell office:value-type="float" office:value="113298.35">
            <text:p>113298.35</text:p>
          </table:table-cell>
          <table:table-cell office:value-type="float" office:value="113484.31">
            <text:p>113484.31</text:p>
          </table:table-cell>
          <table:table-cell office:value-type="float" office:value="0.18">
            <text:p>0.18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float" office:value="12.44">
            <text:p>12.44</text:p>
          </table:table-cell>
          <table:table-cell office:value-type="float" office:value="1">
            <text:p>1</text:p>
          </table:table-cell>
          <table:table-cell table:formula="of:=IF([.N291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naximenes_of_Lampsacus'</text:p>
          </table:table-cell>
          <table:table-cell office:value-type="float" office:value="58">
            <text:p>58</text:p>
          </table:table-cell>
          <table:table-cell office:value-type="float" office:value="113391.33">
            <text:p>113391.33</text:p>
          </table:table-cell>
          <table:table-cell office:value-type="float" office:value="127">
            <text:p>127</text:p>
          </table:table-cell>
          <table:table-cell office:value-type="float" office:value="113264.33">
            <text:p>113264.33</text:p>
          </table:table-cell>
          <table:table-cell office:value-type="float" office:value="113518.33">
            <text:p>113518.33</text:p>
          </table:table-cell>
          <table:table-cell office:value-type="float" office:value="0.36">
            <text:p>0.36</text:p>
          </table:table-cell>
          <table:table-cell office:value-type="float" office:value="0.3">
            <text:p>0.3</text:p>
          </table:table-cell>
          <table:table-cell office:value-type="float" office:value="0.4">
            <text:p>0.4</text:p>
          </table:table-cell>
          <table:table-cell office:value-type="float" office:value="3.14">
            <text:p>3.14</text:p>
          </table:table-cell>
          <table:table-cell office:value-type="float" office:value="1">
            <text:p>1</text:p>
          </table:table-cell>
          <table:table-cell table:formula="of:=IF([.N292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even_Wonders_of_the_Ancient_World'</text:p>
          </table:table-cell>
          <table:table-cell office:value-type="float" office:value="217">
            <text:p>217</text:p>
          </table:table-cell>
          <table:table-cell office:value-type="float" office:value="113391.33">
            <text:p>113391.33</text:p>
          </table:table-cell>
          <table:table-cell office:value-type="float" office:value="39678.33">
            <text:p>39678.33</text:p>
          </table:table-cell>
          <table:table-cell office:value-type="float" office:value="73713">
            <text:p>73713</text:p>
          </table:table-cell>
          <table:table-cell office:value-type="float" office:value="153069.66">
            <text:p>153069.66</text:p>
          </table:table-cell>
          <table:table-cell office:value-type="float" office:value="0.38">
            <text:p>0.38</text:p>
          </table:table-cell>
          <table:table-cell office:value-type="float" office:value="0.21">
            <text:p>0.21</text:p>
          </table:table-cell>
          <table:table-cell office:value-type="float" office:value="0.35">
            <text:p>0.35</text:p>
          </table:table-cell>
          <table:table-cell office:value-type="float" office:value="2.41">
            <text:p>2.41</text:p>
          </table:table-cell>
          <table:table-cell office:value-type="float" office:value="1">
            <text:p>1</text:p>
          </table:table-cell>
          <table:table-cell table:formula="of:=IF([.N293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emenus'</text:p>
          </table:table-cell>
          <table:table-cell office:value-type="float" office:value="11">
            <text:p>11</text:p>
          </table:table-cell>
          <table:table-cell office:value-type="float" office:value="113391.33">
            <text:p>113391.33</text:p>
          </table:table-cell>
          <table:table-cell office:value-type="float" office:value="451.05">
            <text:p>451.05</text:p>
          </table:table-cell>
          <table:table-cell office:value-type="float" office:value="112940.28">
            <text:p>112940.28</text:p>
          </table:table-cell>
          <table:table-cell office:value-type="float" office:value="113842.38">
            <text:p>113842.38</text:p>
          </table:table-cell>
          <table:table-cell office:value-type="float" office:value="0.32">
            <text:p>0.32</text:p>
          </table:table-cell>
          <table:table-cell office:value-type="float" office:value="0.55">
            <text:p>0.55</text:p>
          </table:table-cell>
          <table:table-cell office:value-type="float" office:value="0.4">
            <text:p>0.4</text:p>
          </table:table-cell>
          <table:table-cell office:value-type="float" office:value="1.78">
            <text:p>1.78</text:p>
          </table:table-cell>
          <table:table-cell office:value-type="float" office:value="1">
            <text:p>1</text:p>
          </table:table-cell>
          <table:table-cell table:formula="of:=IF([.N294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handragupta_Maurya'</text:p>
          </table:table-cell>
          <table:table-cell office:value-type="float" office:value="90">
            <text:p>90</text:p>
          </table:table-cell>
          <table:table-cell office:value-type="float" office:value="113391.33">
            <text:p>113391.33</text:p>
          </table:table-cell>
          <table:table-cell office:value-type="float" office:value="65626">
            <text:p>65626</text:p>
          </table:table-cell>
          <table:table-cell office:value-type="float" office:value="47765.33">
            <text:p>47765.33</text:p>
          </table:table-cell>
          <table:table-cell office:value-type="float" office:value="179017.33">
            <text:p>179017.33</text:p>
          </table:table-cell>
          <table:table-cell office:value-type="float" office:value="0.31">
            <text:p>0.31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float" office:value="0.88">
            <text:p>0.88</text:p>
          </table:table-cell>
          <table:table-cell office:value-type="float" office:value="1">
            <text:p>1</text:p>
          </table:table-cell>
          <table:table-cell table:formula="of:=IF([.N295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rysatis_II'</text:p>
          </table:table-cell>
          <table:table-cell office:value-type="float" office:value="3814">
            <text:p>3814</text:p>
          </table:table-cell>
          <table:table-cell office:value-type="float" office:value="113391.33">
            <text:p>113391.33</text:p>
          </table:table-cell>
          <table:table-cell office:value-type="float" office:value="1376.33">
            <text:p>1376.33</text:p>
          </table:table-cell>
          <table:table-cell office:value-type="float" office:value="112015">
            <text:p>112015</text:p>
          </table:table-cell>
          <table:table-cell office:value-type="float" office:value="114767.66">
            <text:p>114767.66</text:p>
          </table:table-cell>
          <table:table-cell office:value-type="float" office:value="0.44">
            <text:p>0.44</text:p>
          </table:table-cell>
          <table:table-cell office:value-type="float" office:value="0.6">
            <text:p>0.6</text:p>
          </table:table-cell>
          <table:table-cell office:value-type="float" office:value="0.34">
            <text:p>0.34</text:p>
          </table:table-cell>
          <table:table-cell office:value-type="float" office:value="0.62">
            <text:p>0.62</text:p>
          </table:table-cell>
          <table:table-cell office:value-type="float" office:value="1">
            <text:p>1</text:p>
          </table:table-cell>
          <table:table-cell table:formula="of:=IF([.N296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ephaestion'</text:p>
          </table:table-cell>
          <table:table-cell office:value-type="float" office:value="2166">
            <text:p>2166</text:p>
          </table:table-cell>
          <table:table-cell office:value-type="float" office:value="113391.33">
            <text:p>113391.33</text:p>
          </table:table-cell>
          <table:table-cell office:value-type="float" office:value="13039.39">
            <text:p>13039.39</text:p>
          </table:table-cell>
          <table:table-cell office:value-type="float" office:value="100351.94">
            <text:p>100351.94</text:p>
          </table:table-cell>
          <table:table-cell office:value-type="float" office:value="126430.72">
            <text:p>126430.72</text:p>
          </table:table-cell>
          <table:table-cell table:number-columns-repeated="2" office:value-type="float" office:value="0.61">
            <text:p>0.61</text:p>
          </table:table-cell>
          <table:table-cell office:value-type="float" office:value="0.2">
            <text:p>0.2</text:p>
          </table:table-cell>
          <table:table-cell office:value-type="float" office:value="2.84">
            <text:p>2.84</text:p>
          </table:table-cell>
          <table:table-cell office:value-type="float" office:value="1">
            <text:p>1</text:p>
          </table:table-cell>
          <table:table-cell table:formula="of:=IF([.N297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cient_Rome'</text:p>
          </table:table-cell>
          <table:table-cell office:value-type="float" office:value="10">
            <text:p>10</text:p>
          </table:table-cell>
          <table:table-cell office:value-type="float" office:value="113391.33">
            <text:p>113391.33</text:p>
          </table:table-cell>
          <table:table-cell office:value-type="float" office:value="30030">
            <text:p>30030</text:p>
          </table:table-cell>
          <table:table-cell office:value-type="float" office:value="83361.33">
            <text:p>83361.33</text:p>
          </table:table-cell>
          <table:table-cell office:value-type="float" office:value="143421.33">
            <text:p>143421.33</text:p>
          </table:table-cell>
          <table:table-cell office:value-type="float" office:value="0.59">
            <text:p>0.59</text:p>
          </table:table-cell>
          <table:table-cell office:value-type="float" office:value="0.16">
            <text:p>0.16</text:p>
          </table:table-cell>
          <table:table-cell office:value-type="float" office:value="0.37">
            <text:p>0.37</text:p>
          </table:table-cell>
          <table:table-cell office:value-type="float" office:value="3.01">
            <text:p>3.01</text:p>
          </table:table-cell>
          <table:table-cell office:value-type="float" office:value="0">
            <text:p>0</text:p>
          </table:table-cell>
          <table:table-cell table:formula="of:=IF([.N29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halkidiki'</text:p>
          </table:table-cell>
          <table:table-cell office:value-type="float" office:value="60">
            <text:p>60</text:p>
          </table:table-cell>
          <table:table-cell office:value-type="float" office:value="113391.33">
            <text:p>113391.33</text:p>
          </table:table-cell>
          <table:table-cell office:value-type="float" office:value="2707.89">
            <text:p>2707.89</text:p>
          </table:table-cell>
          <table:table-cell office:value-type="float" office:value="110683.44">
            <text:p>110683.44</text:p>
          </table:table-cell>
          <table:table-cell office:value-type="float" office:value="116099.22">
            <text:p>116099.22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0.4">
            <text:p>0.4</text:p>
          </table:table-cell>
          <table:table-cell office:value-type="float" office:value="5.82">
            <text:p>5.82</text:p>
          </table:table-cell>
          <table:table-cell office:value-type="float" office:value="0">
            <text:p>0</text:p>
          </table:table-cell>
          <table:table-cell table:formula="of:=IF([.N299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hilip_III_of_Macedon'</text:p>
          </table:table-cell>
          <table:table-cell office:value-type="float" office:value="2104">
            <text:p>2104</text:p>
          </table:table-cell>
          <table:table-cell office:value-type="float" office:value="113391.33">
            <text:p>113391.33</text:p>
          </table:table-cell>
          <table:table-cell office:value-type="float" office:value="2379.67">
            <text:p>2379.67</text:p>
          </table:table-cell>
          <table:table-cell office:value-type="float" office:value="111011.66">
            <text:p>111011.66</text:p>
          </table:table-cell>
          <table:table-cell office:value-type="float" office:value="115771">
            <text:p>115771</text:p>
          </table:table-cell>
          <table:table-cell office:value-type="float" office:value="0.53">
            <text:p>0.53</text:p>
          </table:table-cell>
          <table:table-cell office:value-type="float" office:value="0.91">
            <text:p>0.91</text:p>
          </table:table-cell>
          <table:table-cell office:value-type="float" office:value="0.25">
            <text:p>0.25</text:p>
          </table:table-cell>
          <table:table-cell office:value-type="float" office:value="2.89">
            <text:p>2.89</text:p>
          </table:table-cell>
          <table:table-cell office:value-type="float" office:value="0">
            <text:p>0</text:p>
          </table:table-cell>
          <table:table-cell table:formula="of:=IF([.N300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Mary_Renault'</text:p>
          </table:table-cell>
          <table:table-cell office:value-type="float" office:value="12">
            <text:p>12</text:p>
          </table:table-cell>
          <table:table-cell office:value-type="float" office:value="113391.33">
            <text:p>113391.33</text:p>
          </table:table-cell>
          <table:table-cell office:value-type="float" office:value="1125">
            <text:p>1125</text:p>
          </table:table-cell>
          <table:table-cell office:value-type="float" office:value="112266.33">
            <text:p>112266.33</text:p>
          </table:table-cell>
          <table:table-cell office:value-type="float" office:value="114516.33">
            <text:p>114516.33</text:p>
          </table:table-cell>
          <table:table-cell office:value-type="float" office:value="0.35">
            <text:p>0.35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4.21">
            <text:p>4.21</text:p>
          </table:table-cell>
          <table:table-cell office:value-type="float" office:value="1">
            <text:p>1</text:p>
          </table:table-cell>
          <table:table-cell table:formula="of:=IF([.N301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Leonnatus'</text:p>
          </table:table-cell>
          <table:table-cell office:value-type="float" office:value="48">
            <text:p>48</text:p>
          </table:table-cell>
          <table:table-cell office:value-type="float" office:value="113391.33">
            <text:p>113391.33</text:p>
          </table:table-cell>
          <table:table-cell office:value-type="float" office:value="440.53">
            <text:p>440.53</text:p>
          </table:table-cell>
          <table:table-cell office:value-type="float" office:value="112950.8">
            <text:p>112950.8</text:p>
          </table:table-cell>
          <table:table-cell office:value-type="float" office:value="113831.86">
            <text:p>113831.86</text:p>
          </table:table-cell>
          <table:table-cell office:value-type="float" office:value="0.43">
            <text:p>0.43</text:p>
          </table:table-cell>
          <table:table-cell office:value-type="float" office:value="0.58">
            <text:p>0.58</text:p>
          </table:table-cell>
          <table:table-cell office:value-type="float" office:value="0.32">
            <text:p>0.32</text:p>
          </table:table-cell>
          <table:table-cell office:value-type="float" office:value="1.46">
            <text:p>1.46</text:p>
          </table:table-cell>
          <table:table-cell office:value-type="float" office:value="1">
            <text:p>1</text:p>
          </table:table-cell>
          <table:table-cell table:formula="of:=IF([.N302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ngaion_Hills'</text:p>
          </table:table-cell>
          <table:table-cell office:value-type="float" office:value="13">
            <text:p>13</text:p>
          </table:table-cell>
          <table:table-cell office:value-type="float" office:value="113391.33">
            <text:p>113391.33</text:p>
          </table:table-cell>
          <table:table-cell office:value-type="float" office:value="161.33">
            <text:p>161.33</text:p>
          </table:table-cell>
          <table:table-cell office:value-type="float" office:value="113230">
            <text:p>113230</text:p>
          </table:table-cell>
          <table:table-cell office:value-type="float" office:value="113552.66">
            <text:p>113552.66</text:p>
          </table:table-cell>
          <table:table-cell table:number-columns-repeated="2"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13.15">
            <text:p>13.15</text:p>
          </table:table-cell>
          <table:table-cell office:value-type="float" office:value="1">
            <text:p>1</text:p>
          </table:table-cell>
          <table:table-cell table:formula="of:=IF([.N303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West_Nile_virus'</text:p>
          </table:table-cell>
          <table:table-cell office:value-type="float" office:value="46">
            <text:p>46</text:p>
          </table:table-cell>
          <table:table-cell office:value-type="float" office:value="113391.33">
            <text:p>113391.33</text:p>
          </table:table-cell>
          <table:table-cell office:value-type="float" office:value="3783.67">
            <text:p>3783.67</text:p>
          </table:table-cell>
          <table:table-cell office:value-type="float" office:value="109607.66">
            <text:p>109607.66</text:p>
          </table:table-cell>
          <table:table-cell office:value-type="float" office:value="117175">
            <text:p>117175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0.84">
            <text:p>0.84</text:p>
          </table:table-cell>
          <table:table-cell office:value-type="float" office:value="12.82">
            <text:p>12.82</text:p>
          </table:table-cell>
          <table:table-cell office:value-type="float" office:value="1">
            <text:p>1</text:p>
          </table:table-cell>
          <table:table-cell table:formula="of:=IF([.N304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chaemenid_Assyria'</text:p>
          </table:table-cell>
          <table:table-cell office:value-type="float" office:value="28">
            <text:p>28</text:p>
          </table:table-cell>
          <table:table-cell office:value-type="float" office:value="113391.33">
            <text:p>113391.33</text:p>
          </table:table-cell>
          <table:table-cell office:value-type="float" office:value="636.33">
            <text:p>636.33</text:p>
          </table:table-cell>
          <table:table-cell office:value-type="float" office:value="112755">
            <text:p>112755</text:p>
          </table:table-cell>
          <table:table-cell office:value-type="float" office:value="114027.66">
            <text:p>114027.66</text:p>
          </table:table-cell>
          <table:table-cell office:value-type="float" office:value="0.46">
            <text:p>0.46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3.53">
            <text:p>3.53</text:p>
          </table:table-cell>
          <table:table-cell office:value-type="float" office:value="0">
            <text:p>0</text:p>
          </table:table-cell>
          <table:table-cell table:formula="of:=IF([.N305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Tigris'</text:p>
          </table:table-cell>
          <table:table-cell office:value-type="float" office:value="22">
            <text:p>22</text:p>
          </table:table-cell>
          <table:table-cell office:value-type="float" office:value="113391.33">
            <text:p>113391.33</text:p>
          </table:table-cell>
          <table:table-cell office:value-type="float" office:value="14208.33">
            <text:p>14208.33</text:p>
          </table:table-cell>
          <table:table-cell office:value-type="float" office:value="99183">
            <text:p>99183</text:p>
          </table:table-cell>
          <table:table-cell office:value-type="float" office:value="127599.66">
            <text:p>127599.66</text:p>
          </table:table-cell>
          <table:table-cell office:value-type="float" office:value="0.27">
            <text:p>0.27</text:p>
          </table:table-cell>
          <table:table-cell office:value-type="float" office:value="0.15">
            <text:p>0.15</text:p>
          </table:table-cell>
          <table:table-cell office:value-type="float" office:value="0.37">
            <text:p>0.37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IF([.N306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eas_River'</text:p>
          </table:table-cell>
          <table:table-cell office:value-type="float" office:value="710">
            <text:p>710</text:p>
          </table:table-cell>
          <table:table-cell office:value-type="float" office:value="113391.33">
            <text:p>113391.33</text:p>
          </table:table-cell>
          <table:table-cell office:value-type="float" office:value="3067">
            <text:p>3067</text:p>
          </table:table-cell>
          <table:table-cell office:value-type="float" office:value="110324.33">
            <text:p>110324.33</text:p>
          </table:table-cell>
          <table:table-cell office:value-type="float" office:value="116458.33">
            <text:p>116458.33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38">
            <text:p>0.38</text:p>
          </table:table-cell>
          <table:table-cell office:value-type="float" office:value="4.09">
            <text:p>4.09</text:p>
          </table:table-cell>
          <table:table-cell office:value-type="float" office:value="1">
            <text:p>1</text:p>
          </table:table-cell>
          <table:table-cell table:formula="of:=IF([.N307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hasos'</text:p>
          </table:table-cell>
          <table:table-cell office:value-type="float" office:value="14">
            <text:p>14</text:p>
          </table:table-cell>
          <table:table-cell office:value-type="float" office:value="113391.33">
            <text:p>113391.33</text:p>
          </table:table-cell>
          <table:table-cell office:value-type="float" office:value="2627.01">
            <text:p>2627.01</text:p>
          </table:table-cell>
          <table:table-cell office:value-type="float" office:value="110764.32">
            <text:p>110764.32</text:p>
          </table:table-cell>
          <table:table-cell office:value-type="float" office:value="116018.34">
            <text:p>116018.34</text:p>
          </table:table-cell>
          <table:table-cell office:value-type="float" office:value="0.35">
            <text:p>0.35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7.84">
            <text:p>7.84</text:p>
          </table:table-cell>
          <table:table-cell office:value-type="float" office:value="1">
            <text:p>1</text:p>
          </table:table-cell>
          <table:table-cell table:formula="of:=IF([.N308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mazons'</text:p>
          </table:table-cell>
          <table:table-cell office:value-type="float" office:value="12">
            <text:p>12</text:p>
          </table:table-cell>
          <table:table-cell office:value-type="float" office:value="113391.33">
            <text:p>113391.33</text:p>
          </table:table-cell>
          <table:table-cell office:value-type="float" office:value="41365.87">
            <text:p>41365.87</text:p>
          </table:table-cell>
          <table:table-cell office:value-type="float" office:value="72025.46">
            <text:p>72025.46</text:p>
          </table:table-cell>
          <table:table-cell office:value-type="float" office:value="154757.2">
            <text:p>154757.2</text:p>
          </table:table-cell>
          <table:table-cell office:value-type="float" office:value="0.41">
            <text:p>0.41</text:p>
          </table:table-cell>
          <table:table-cell office:value-type="float" office:value="0.14">
            <text:p>0.14</text:p>
          </table:table-cell>
          <table:table-cell office:value-type="float" office:value="0.37">
            <text:p>0.37</text:p>
          </table:table-cell>
          <table:table-cell office:value-type="float" office:value="6.62">
            <text:p>6.62</text:p>
          </table:table-cell>
          <table:table-cell office:value-type="float" office:value="1">
            <text:p>1</text:p>
          </table:table-cell>
          <table:table-cell table:formula="of:=IF([.N309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ria_(disambiguation)'</text:p>
          </table:table-cell>
          <table:table-cell office:value-type="float" office:value="66">
            <text:p>66</text:p>
          </table:table-cell>
          <table:table-cell office:value-type="float" office:value="113391.33">
            <text:p>113391.33</text:p>
          </table:table-cell>
          <table:table-cell office:value-type="float" office:value="1374.74">
            <text:p>1374.74</text:p>
          </table:table-cell>
          <table:table-cell office:value-type="float" office:value="112016.59">
            <text:p>112016.59</text:p>
          </table:table-cell>
          <table:table-cell office:value-type="float" office:value="114766.07">
            <text:p>114766.07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3">
            <text:p>0.43</text:p>
          </table:table-cell>
          <table:table-cell office:value-type="float" office:value="9.75">
            <text:p>9.75</text:p>
          </table:table-cell>
          <table:table-cell office:value-type="float" office:value="1">
            <text:p>1</text:p>
          </table:table-cell>
          <table:table-cell table:formula="of:=IF([.N310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Dodona'</text:p>
          </table:table-cell>
          <table:table-cell office:value-type="float" office:value="36">
            <text:p>36</text:p>
          </table:table-cell>
          <table:table-cell office:value-type="float" office:value="113391.33">
            <text:p>113391.33</text:p>
          </table:table-cell>
          <table:table-cell office:value-type="float" office:value="3466.9">
            <text:p>3466.9</text:p>
          </table:table-cell>
          <table:table-cell office:value-type="float" office:value="109924.43">
            <text:p>109924.43</text:p>
          </table:table-cell>
          <table:table-cell office:value-type="float" office:value="116858.23">
            <text:p>116858.23</text:p>
          </table:table-cell>
          <table:table-cell office:value-type="float" office:value="0.35">
            <text:p>0.35</text:p>
          </table:table-cell>
          <table:table-cell office:value-type="float" office:value="0.12">
            <text:p>0.12</text:p>
          </table:table-cell>
          <table:table-cell office:value-type="float" office:value="0.36">
            <text:p>0.36</text:p>
          </table:table-cell>
          <table:table-cell office:value-type="float" office:value="5.75">
            <text:p>5.75</text:p>
          </table:table-cell>
          <table:table-cell office:value-type="float" office:value="1">
            <text:p>1</text:p>
          </table:table-cell>
          <table:table-cell table:formula="of:=IF([.N311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thena'</text:p>
          </table:table-cell>
          <table:table-cell office:value-type="float" office:value="46">
            <text:p>46</text:p>
          </table:table-cell>
          <table:table-cell office:value-type="float" office:value="113391.33">
            <text:p>113391.33</text:p>
          </table:table-cell>
          <table:table-cell office:value-type="float" office:value="90291.15">
            <text:p>90291.15</text:p>
          </table:table-cell>
          <table:table-cell office:value-type="float" office:value="23100.18">
            <text:p>23100.18</text:p>
          </table:table-cell>
          <table:table-cell office:value-type="float" office:value="203682.48">
            <text:p>203682.48</text:p>
          </table:table-cell>
          <table:table-cell office:value-type="float" office:value="0.34">
            <text:p>0.34</text:p>
          </table:table-cell>
          <table:table-cell office:value-type="float" office:value="0.08">
            <text:p>0.08</text:p>
          </table:table-cell>
          <table:table-cell office:value-type="float" office:value="0.34">
            <text:p>0.34</text:p>
          </table:table-cell>
          <table:table-cell office:value-type="float" office:value="5.93">
            <text:p>5.93</text:p>
          </table:table-cell>
          <table:table-cell office:value-type="float" office:value="1">
            <text:p>1</text:p>
          </table:table-cell>
          <table:table-cell table:formula="of:=IF([.N312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olybius'</text:p>
          </table:table-cell>
          <table:table-cell office:value-type="float" office:value="16">
            <text:p>16</text:p>
          </table:table-cell>
          <table:table-cell office:value-type="float" office:value="113391.33">
            <text:p>113391.33</text:p>
          </table:table-cell>
          <table:table-cell office:value-type="float" office:value="11199.19">
            <text:p>11199.19</text:p>
          </table:table-cell>
          <table:table-cell office:value-type="float" office:value="102192.14">
            <text:p>102192.14</text:p>
          </table:table-cell>
          <table:table-cell office:value-type="float" office:value="124590.52">
            <text:p>124590.52</text:p>
          </table:table-cell>
          <table:table-cell office:value-type="float" office:value="0.34">
            <text:p>0.34</text:p>
          </table:table-cell>
          <table:table-cell office:value-type="float" office:value="0.4">
            <text:p>0.4</text:p>
          </table:table-cell>
          <table:table-cell office:value-type="float" office:value="0.34">
            <text:p>0.34</text:p>
          </table:table-cell>
          <table:table-cell office:value-type="float" office:value="1.92">
            <text:p>1.92</text:p>
          </table:table-cell>
          <table:table-cell office:value-type="float" office:value="0">
            <text:p>0</text:p>
          </table:table-cell>
          <table:table-cell table:formula="of:=IF([.N313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Jhelum_River'</text:p>
          </table:table-cell>
          <table:table-cell office:value-type="float" office:value="54">
            <text:p>54</text:p>
          </table:table-cell>
          <table:table-cell office:value-type="float" office:value="113391.33">
            <text:p>113391.33</text:p>
          </table:table-cell>
          <table:table-cell office:value-type="float" office:value="3568">
            <text:p>3568</text:p>
          </table:table-cell>
          <table:table-cell office:value-type="float" office:value="109823.33">
            <text:p>109823.33</text:p>
          </table:table-cell>
          <table:table-cell office:value-type="float" office:value="116959.33">
            <text:p>116959.33</text:p>
          </table:table-cell>
          <table:table-cell office:value-type="float" office:value="0.24">
            <text:p>0.24</text:p>
          </table:table-cell>
          <table:table-cell office:value-type="float" office:value="0.15">
            <text:p>0.15</text:p>
          </table:table-cell>
          <table:table-cell office:value-type="float" office:value="0.29">
            <text:p>0.29</text:p>
          </table:table-cell>
          <table:table-cell office:value-type="float" office:value="5.33">
            <text:p>5.33</text:p>
          </table:table-cell>
          <table:table-cell office:value-type="float" office:value="1">
            <text:p>1</text:p>
          </table:table-cell>
          <table:table-cell table:formula="of:=IF([.N314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ttic_talent'</text:p>
          </table:table-cell>
          <table:table-cell office:value-type="float" office:value="209">
            <text:p>209</text:p>
          </table:table-cell>
          <table:table-cell office:value-type="float" office:value="113391.33">
            <text:p>113391.33</text:p>
          </table:table-cell>
          <table:table-cell office:value-type="float" office:value="507.67">
            <text:p>507.67</text:p>
          </table:table-cell>
          <table:table-cell office:value-type="float" office:value="112883.66">
            <text:p>112883.66</text:p>
          </table:table-cell>
          <table:table-cell office:value-type="float" office:value="113899">
            <text:p>113899</text:p>
          </table:table-cell>
          <table:table-cell office:value-type="float" office:value="0.32">
            <text:p>0.32</text:p>
          </table:table-cell>
          <table:table-cell office:value-type="float" office:value="0.09">
            <text:p>0.09</text:p>
          </table:table-cell>
          <table:table-cell office:value-type="float" office:value="0.41">
            <text:p>0.41</text:p>
          </table:table-cell>
          <table:table-cell office:value-type="float" office:value="5.24">
            <text:p>5.24</text:p>
          </table:table-cell>
          <table:table-cell office:value-type="float" office:value="1">
            <text:p>1</text:p>
          </table:table-cell>
          <table:table-cell table:formula="of:=IF([.N315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haeronea'</text:p>
          </table:table-cell>
          <table:table-cell office:value-type="float" office:value="24">
            <text:p>24</text:p>
          </table:table-cell>
          <table:table-cell office:value-type="float" office:value="113391.33">
            <text:p>113391.33</text:p>
          </table:table-cell>
          <table:table-cell office:value-type="float" office:value="1105.93">
            <text:p>1105.93</text:p>
          </table:table-cell>
          <table:table-cell office:value-type="float" office:value="112285.4">
            <text:p>112285.4</text:p>
          </table:table-cell>
          <table:table-cell office:value-type="float" office:value="114497.26">
            <text:p>114497.26</text:p>
          </table:table-cell>
          <table:table-cell office:value-type="float" office:value="0.28">
            <text:p>0.28</text:p>
          </table:table-cell>
          <table:table-cell office:value-type="float" office:value="0.13">
            <text:p>0.13</text:p>
          </table:table-cell>
          <table:table-cell office:value-type="float" office:value="0.36">
            <text:p>0.36</text:p>
          </table:table-cell>
          <table:table-cell office:value-type="float" office:value="7.81">
            <text:p>7.81</text:p>
          </table:table-cell>
          <table:table-cell office:value-type="float" office:value="1">
            <text:p>1</text:p>
          </table:table-cell>
          <table:table-cell table:formula="of:=IF([.N316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njkora_River'</text:p>
          </table:table-cell>
          <table:table-cell office:value-type="float" office:value="20">
            <text:p>20</text:p>
          </table:table-cell>
          <table:table-cell office:value-type="float" office:value="113391.33">
            <text:p>113391.33</text:p>
          </table:table-cell>
          <table:table-cell office:value-type="float" office:value="104">
            <text:p>104</text:p>
          </table:table-cell>
          <table:table-cell office:value-type="float" office:value="113287.33">
            <text:p>113287.33</text:p>
          </table:table-cell>
          <table:table-cell office:value-type="float" office:value="113495.33">
            <text:p>113495.33</text:p>
          </table:table-cell>
          <table:table-cell office:value-type="float" office:value="0.19">
            <text:p>0.19</text:p>
          </table:table-cell>
          <table:table-cell office:value-type="float" office:value="0.15">
            <text:p>0.15</text:p>
          </table:table-cell>
          <table:table-cell office:value-type="float" office:value="0.45">
            <text:p>0.45</text:p>
          </table:table-cell>
          <table:table-cell office:value-type="float" office:value="12.03">
            <text:p>12.03</text:p>
          </table:table-cell>
          <table:table-cell office:value-type="float" office:value="1">
            <text:p>1</text:p>
          </table:table-cell>
          <table:table-cell table:formula="of:=IF([.N317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bdalonymus'</text:p>
          </table:table-cell>
          <table:table-cell office:value-type="float" office:value="31">
            <text:p>31</text:p>
          </table:table-cell>
          <table:table-cell office:value-type="float" office:value="113391.33">
            <text:p>113391.33</text:p>
          </table:table-cell>
          <table:table-cell office:value-type="float" office:value="252.11">
            <text:p>252.11</text:p>
          </table:table-cell>
          <table:table-cell office:value-type="float" office:value="113139.22">
            <text:p>113139.22</text:p>
          </table:table-cell>
          <table:table-cell office:value-type="float" office:value="113643.44">
            <text:p>113643.44</text:p>
          </table:table-cell>
          <table:table-cell office:value-type="float" office:value="0.38">
            <text:p>0.38</text:p>
          </table:table-cell>
          <table:table-cell office:value-type="float" office:value="0.51">
            <text:p>0.51</text:p>
          </table:table-cell>
          <table:table-cell office:value-type="float" office:value="0.4">
            <text:p>0.4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table:formula="of:=IF([.N318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rtition_of_Triparadisus'</text:p>
          </table:table-cell>
          <table:table-cell office:value-type="float" office:value="14">
            <text:p>14</text:p>
          </table:table-cell>
          <table:table-cell office:value-type="float" office:value="113391.33">
            <text:p>113391.33</text:p>
          </table:table-cell>
          <table:table-cell office:value-type="float" office:value="371.33">
            <text:p>371.33</text:p>
          </table:table-cell>
          <table:table-cell office:value-type="float" office:value="113020">
            <text:p>113020</text:p>
          </table:table-cell>
          <table:table-cell office:value-type="float" office:value="113762.66">
            <text:p>113762.66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32">
            <text:p>0.32</text:p>
          </table:table-cell>
          <table:table-cell office:value-type="float" office:value="3.72">
            <text:p>3.72</text:p>
          </table:table-cell>
          <table:table-cell office:value-type="float" office:value="1">
            <text:p>1</text:p>
          </table:table-cell>
          <table:table-cell table:formula="of:=IF([.N319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atolia'</text:p>
          </table:table-cell>
          <table:table-cell office:value-type="float" office:value="629">
            <text:p>629</text:p>
          </table:table-cell>
          <table:table-cell office:value-type="float" office:value="113391.33">
            <text:p>113391.33</text:p>
          </table:table-cell>
          <table:table-cell office:value-type="float" office:value="52805.83">
            <text:p>52805.83</text:p>
          </table:table-cell>
          <table:table-cell office:value-type="float" office:value="60585.5">
            <text:p>60585.5</text:p>
          </table:table-cell>
          <table:table-cell office:value-type="float" office:value="166197.16">
            <text:p>166197.16</text:p>
          </table:table-cell>
          <table:table-cell office:value-type="float" office:value="0.4">
            <text:p>0.4</text:p>
          </table:table-cell>
          <table:table-cell office:value-type="float" office:value="0.17">
            <text:p>0.17</text:p>
          </table:table-cell>
          <table:table-cell office:value-type="float" office:value="0.28">
            <text:p>0.28</text:p>
          </table:table-cell>
          <table:table-cell office:value-type="float" office:value="1.37">
            <text:p>1.37</text:p>
          </table:table-cell>
          <table:table-cell office:value-type="float" office:value="0">
            <text:p>0</text:p>
          </table:table-cell>
          <table:table-cell table:formula="of:=IF([.N320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stanbul_Archaeology_Museums'</text:p>
          </table:table-cell>
          <table:table-cell office:value-type="float" office:value="28">
            <text:p>28</text:p>
          </table:table-cell>
          <table:table-cell office:value-type="float" office:value="113391.33">
            <text:p>113391.33</text:p>
          </table:table-cell>
          <table:table-cell office:value-type="float" office:value="268.67">
            <text:p>268.67</text:p>
          </table:table-cell>
          <table:table-cell office:value-type="float" office:value="113122.66">
            <text:p>113122.66</text:p>
          </table:table-cell>
          <table:table-cell office:value-type="float" office:value="113660">
            <text:p>113660</text:p>
          </table:table-cell>
          <table:table-cell office:value-type="float" office:value="0.36">
            <text:p>0.36</text:p>
          </table:table-cell>
          <table:table-cell office:value-type="float" office:value="0.2">
            <text:p>0.2</text:p>
          </table:table-cell>
          <table:table-cell office:value-type="float" office:value="0.41">
            <text:p>0.41</text:p>
          </table:table-cell>
          <table:table-cell office:value-type="float" office:value="5.52">
            <text:p>5.52</text:p>
          </table:table-cell>
          <table:table-cell office:value-type="float" office:value="1">
            <text:p>1</text:p>
          </table:table-cell>
          <table:table-cell table:formula="of:=IF([.N321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eonia_(kingdom)'</text:p>
          </table:table-cell>
          <table:table-cell office:value-type="float" office:value="43">
            <text:p>43</text:p>
          </table:table-cell>
          <table:table-cell office:value-type="float" office:value="113391.33">
            <text:p>113391.33</text:p>
          </table:table-cell>
          <table:table-cell office:value-type="float" office:value="1169.33">
            <text:p>1169.33</text:p>
          </table:table-cell>
          <table:table-cell office:value-type="float" office:value="112222">
            <text:p>112222</text:p>
          </table:table-cell>
          <table:table-cell office:value-type="float" office:value="114560.66">
            <text:p>114560.66</text:p>
          </table:table-cell>
          <table:table-cell office:value-type="float" office:value="0.45">
            <text:p>0.45</text:p>
          </table:table-cell>
          <table:table-cell office:value-type="float" office:value="0.15">
            <text:p>0.15</text:p>
          </table:table-cell>
          <table:table-cell office:value-type="float" office:value="0.35">
            <text:p>0.35</text:p>
          </table:table-cell>
          <table:table-cell office:value-type="float" office:value="3.31">
            <text:p>3.31</text:p>
          </table:table-cell>
          <table:table-cell office:value-type="float" office:value="1">
            <text:p>1</text:p>
          </table:table-cell>
          <table:table-cell table:formula="of:=IF([.N322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ttle_of_Gaugamela'</text:p>
          </table:table-cell>
          <table:table-cell office:value-type="float" office:value="1598">
            <text:p>1598</text:p>
          </table:table-cell>
          <table:table-cell office:value-type="float" office:value="113391.33">
            <text:p>113391.33</text:p>
          </table:table-cell>
          <table:table-cell office:value-type="float" office:value="5842.33">
            <text:p>5842.33</text:p>
          </table:table-cell>
          <table:table-cell office:value-type="float" office:value="107549">
            <text:p>107549</text:p>
          </table:table-cell>
          <table:table-cell office:value-type="float" office:value="119233.66">
            <text:p>119233.66</text:p>
          </table:table-cell>
          <table:table-cell office:value-type="float" office:value="0.67">
            <text:p>0.67</text:p>
          </table:table-cell>
          <table:table-cell office:value-type="float" office:value="0.1">
            <text:p>0.1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  <table:table-cell table:formula="of:=IF([.N323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Quintus_Curtius_Rufus'</text:p>
          </table:table-cell>
          <table:table-cell office:value-type="float" office:value="25">
            <text:p>25</text:p>
          </table:table-cell>
          <table:table-cell office:value-type="float" office:value="113391.33">
            <text:p>113391.33</text:p>
          </table:table-cell>
          <table:table-cell office:value-type="float" office:value="805">
            <text:p>805</text:p>
          </table:table-cell>
          <table:table-cell office:value-type="float" office:value="112586.33">
            <text:p>112586.33</text:p>
          </table:table-cell>
          <table:table-cell office:value-type="float" office:value="114196.33">
            <text:p>114196.33</text:p>
          </table:table-cell>
          <table:table-cell office:value-type="float" office:value="0.37">
            <text:p>0.37</text:p>
          </table:table-cell>
          <table:table-cell office:value-type="float" office:value="0.34">
            <text:p>0.34</text:p>
          </table:table-cell>
          <table:table-cell office:value-type="float" office:value="0.3">
            <text:p>0.3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table:formula="of:=IF([.N324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Hellenistic_Judaism'</text:p>
          </table:table-cell>
          <table:table-cell office:value-type="float" office:value="729">
            <text:p>729</text:p>
          </table:table-cell>
          <table:table-cell office:value-type="float" office:value="113391.33">
            <text:p>113391.33</text:p>
          </table:table-cell>
          <table:table-cell office:value-type="float" office:value="3978.67">
            <text:p>3978.67</text:p>
          </table:table-cell>
          <table:table-cell office:value-type="float" office:value="109412.66">
            <text:p>109412.66</text:p>
          </table:table-cell>
          <table:table-cell office:value-type="float" office:value="117370">
            <text:p>117370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0.35">
            <text:p>0.35</text:p>
          </table:table-cell>
          <table:table-cell office:value-type="float" office:value="2.21">
            <text:p>2.21</text:p>
          </table:table-cell>
          <table:table-cell office:value-type="float" office:value="1">
            <text:p>1</text:p>
          </table:table-cell>
          <table:table-cell table:formula="of:=IF([.N325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eter_Green_(historian)'</text:p>
          </table:table-cell>
          <table:table-cell office:value-type="float" office:value="10">
            <text:p>10</text:p>
          </table:table-cell>
          <table:table-cell office:value-type="float" office:value="113391.33">
            <text:p>113391.33</text:p>
          </table:table-cell>
          <table:table-cell office:value-type="float" office:value="778.07">
            <text:p>778.07</text:p>
          </table:table-cell>
          <table:table-cell office:value-type="float" office:value="112613.26">
            <text:p>112613.26</text:p>
          </table:table-cell>
          <table:table-cell office:value-type="float" office:value="114169.4">
            <text:p>114169.4</text:p>
          </table:table-cell>
          <table:table-cell office:value-type="float" office:value="0.47">
            <text:p>0.47</text:p>
          </table:table-cell>
          <table:table-cell office:value-type="float" office:value="0.32">
            <text:p>0.32</text:p>
          </table:table-cell>
          <table:table-cell office:value-type="float" office:value="0.44">
            <text:p>0.44</text:p>
          </table:table-cell>
          <table:table-cell office:value-type="float" office:value="4.17">
            <text:p>4.17</text:p>
          </table:table-cell>
          <table:table-cell office:value-type="float" office:value="1">
            <text:p>1</text:p>
          </table:table-cell>
          <table:table-cell table:formula="of:=IF([.N326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thens'</text:p>
          </table:table-cell>
          <table:table-cell office:value-type="float" office:value="42">
            <text:p>42</text:p>
          </table:table-cell>
          <table:table-cell office:value-type="float" office:value="113391.33">
            <text:p>113391.33</text:p>
          </table:table-cell>
          <table:table-cell office:value-type="float" office:value="82684.21">
            <text:p>82684.21</text:p>
          </table:table-cell>
          <table:table-cell office:value-type="float" office:value="30707.12">
            <text:p>30707.12</text:p>
          </table:table-cell>
          <table:table-cell office:value-type="float" office:value="196075.54">
            <text:p>196075.54</text:p>
          </table:table-cell>
          <table:table-cell office:value-type="float" office:value="0.38">
            <text:p>0.38</text:p>
          </table:table-cell>
          <table:table-cell office:value-type="float" office:value="0.12">
            <text:p>0.12</text:p>
          </table:table-cell>
          <table:table-cell office:value-type="float" office:value="0.5">
            <text:p>0.5</text:p>
          </table:table-cell>
          <table:table-cell office:value-type="float" office:value="7.19">
            <text:p>7.19</text:p>
          </table:table-cell>
          <table:table-cell office:value-type="float" office:value="0">
            <text:p>0</text:p>
          </table:table-cell>
          <table:table-cell table:formula="of:=IF([.N327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edrosia'</text:p>
          </table:table-cell>
          <table:table-cell office:value-type="float" office:value="98">
            <text:p>98</text:p>
          </table:table-cell>
          <table:table-cell office:value-type="float" office:value="113391.33">
            <text:p>113391.33</text:p>
          </table:table-cell>
          <table:table-cell office:value-type="float" office:value="1331.58">
            <text:p>1331.58</text:p>
          </table:table-cell>
          <table:table-cell office:value-type="float" office:value="112059.75">
            <text:p>112059.75</text:p>
          </table:table-cell>
          <table:table-cell office:value-type="float" office:value="114722.91">
            <text:p>114722.91</text:p>
          </table:table-cell>
          <table:table-cell office:value-type="float" office:value="0.4">
            <text:p>0.4</text:p>
          </table:table-cell>
          <table:table-cell office:value-type="float" office:value="0.22">
            <text:p>0.22</text:p>
          </table:table-cell>
          <table:table-cell office:value-type="float" office:value="0.33">
            <text:p>0.33</text:p>
          </table:table-cell>
          <table:table-cell office:value-type="float" office:value="2.19">
            <text:p>2.19</text:p>
          </table:table-cell>
          <table:table-cell office:value-type="float" office:value="1">
            <text:p>1</text:p>
          </table:table-cell>
          <table:table-cell table:formula="of:=IF([.N328] &gt; 0.79; 1; 0)" office:value-type="float" office:value="1">
            <text:p>1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rchelaus_of_Cappadocia'</text:p>
          </table:table-cell>
          <table:table-cell office:value-type="float" office:value="23">
            <text:p>23</text:p>
          </table:table-cell>
          <table:table-cell office:value-type="float" office:value="113391.33">
            <text:p>113391.33</text:p>
          </table:table-cell>
          <table:table-cell office:value-type="float" office:value="218">
            <text:p>218</text:p>
          </table:table-cell>
          <table:table-cell office:value-type="float" office:value="113173.33">
            <text:p>113173.33</text:p>
          </table:table-cell>
          <table:table-cell office:value-type="float" office:value="113609.33">
            <text:p>113609.33</text:p>
          </table:table-cell>
          <table:table-cell office:value-type="float" office:value="0.26">
            <text:p>0.26</text:p>
          </table:table-cell>
          <table:table-cell office:value-type="float" office:value="0.85">
            <text:p>0.85</text:p>
          </table:table-cell>
          <table:table-cell office:value-type="float" office:value="0.43">
            <text:p>0.43</text:p>
          </table:table-cell>
          <table:table-cell office:value-type="float" office:value="0.45">
            <text:p>0.45</text:p>
          </table:table-cell>
          <table:table-cell office:value-type="float" office:value="1">
            <text:p>1</text:p>
          </table:table-cell>
          <table:table-cell table:formula="of:=IF([.N329] &gt; 0.79; 1; 0)" office:value-type="float" office:value="0">
            <text:p>0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Lanike'</text:p>
          </table:table-cell>
          <table:table-cell office:value-type="float" office:value="140">
            <text:p>140</text:p>
          </table:table-cell>
          <table:table-cell office:value-type="float" office:value="113391.33">
            <text:p>113391.33</text:p>
          </table:table-cell>
          <table:table-cell office:value-type="float" office:value="214.21">
            <text:p>214.21</text:p>
          </table:table-cell>
          <table:table-cell office:value-type="float" office:value="113177.12">
            <text:p>113177.12</text:p>
          </table:table-cell>
          <table:table-cell office:value-type="float" office:value="113605.54">
            <text:p>113605.54</text:p>
          </table:table-cell>
          <table:table-cell office:value-type="float" office:value="0.43">
            <text:p>0.43</text:p>
          </table:table-cell>
          <table:table-cell office:value-type="float" office:value="0.33">
            <text:p>0.33</text:p>
          </table:table-cell>
          <table:table-cell office:value-type="float" office:value="0.34">
            <text:p>0.34</text:p>
          </table:table-cell>
          <table:table-cell office:value-type="float" office:value="0.91">
            <text:p>0.91</text:p>
          </table:table-cell>
          <table:table-cell office:value-type="float" office:value="1">
            <text:p>1</text:p>
          </table:table-cell>
          <table:table-cell table:formula="of:=IF([.N330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iae'</text:p>
          </table:table-cell>
          <table:table-cell office:value-type="float" office:value="10">
            <text:p>10</text:p>
          </table:table-cell>
          <table:table-cell office:value-type="float" office:value="113391.33">
            <text:p>113391.33</text:p>
          </table:table-cell>
          <table:table-cell office:value-type="float" office:value="2933.68">
            <text:p>2933.68</text:p>
          </table:table-cell>
          <table:table-cell office:value-type="float" office:value="110457.65">
            <text:p>110457.65</text:p>
          </table:table-cell>
          <table:table-cell office:value-type="float" office:value="116325.01">
            <text:p>116325.01</text:p>
          </table:table-cell>
          <table:table-cell office:value-type="float" office:value="0.4">
            <text:p>0.4</text:p>
          </table:table-cell>
          <table:table-cell office:value-type="float" office:value="0.13">
            <text:p>0.13</text:p>
          </table:table-cell>
          <table:table-cell office:value-type="float" office:value="0.46">
            <text:p>0.46</text:p>
          </table:table-cell>
          <table:table-cell office:value-type="float" office:value="9.97">
            <text:p>9.97</text:p>
          </table:table-cell>
          <table:table-cell office:value-type="float" office:value="1">
            <text:p>1</text:p>
          </table:table-cell>
          <table:table-cell table:formula="of:=IF([.N331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harlemagne'</text:p>
          </table:table-cell>
          <table:table-cell office:value-type="float" office:value="28">
            <text:p>28</text:p>
          </table:table-cell>
          <table:table-cell office:value-type="float" office:value="113391.33">
            <text:p>113391.33</text:p>
          </table:table-cell>
          <table:table-cell office:value-type="float" office:value="149675">
            <text:p>149675</text:p>
          </table:table-cell>
          <table:table-cell office:value-type="float" office:value="36283.67">
            <text:p>36283.67</text:p>
          </table:table-cell>
          <table:table-cell office:value-type="float" office:value="263066.33">
            <text:p>263066.33</text:p>
          </table:table-cell>
          <table:table-cell office:value-type="float" office:value="0.47">
            <text:p>0.47</text:p>
          </table:table-cell>
          <table:table-cell office:value-type="float" office:value="0.52">
            <text:p>0.52</text:p>
          </table:table-cell>
          <table:table-cell office:value-type="float" office:value="0.47">
            <text:p>0.47</text:p>
          </table:table-cell>
          <table:table-cell office:value-type="float" office:value="1.33">
            <text:p>1.33</text:p>
          </table:table-cell>
          <table:table-cell office:value-type="float" office:value="1">
            <text:p>1</text:p>
          </table:table-cell>
          <table:table-cell table:formula="of:=IF([.N332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Taurus_Mountains'</text:p>
          </table:table-cell>
          <table:table-cell office:value-type="float" office:value="23">
            <text:p>23</text:p>
          </table:table-cell>
          <table:table-cell office:value-type="float" office:value="113391.33">
            <text:p>113391.33</text:p>
          </table:table-cell>
          <table:table-cell office:value-type="float" office:value="2571.67">
            <text:p>2571.67</text:p>
          </table:table-cell>
          <table:table-cell office:value-type="float" office:value="110819.66">
            <text:p>110819.66</text:p>
          </table:table-cell>
          <table:table-cell office:value-type="float" office:value="115963">
            <text:p>115963</text:p>
          </table:table-cell>
          <table:table-cell office:value-type="float" office:value="0.23">
            <text:p>0.23</text:p>
          </table:table-cell>
          <table:table-cell office:value-type="float" office:value="0.17">
            <text:p>0.17</text:p>
          </table:table-cell>
          <table:table-cell office:value-type="float" office:value="0.4">
            <text:p>0.4</text:p>
          </table:table-cell>
          <table:table-cell office:value-type="float" office:value="8.97">
            <text:p>8.97</text:p>
          </table:table-cell>
          <table:table-cell office:value-type="float" office:value="1">
            <text:p>1</text:p>
          </table:table-cell>
          <table:table-cell table:formula="of:=IF([.N333] &gt; 0.79; 1; 0)" office:value-type="float" office:value="1">
            <text:p>1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res'</text:p>
          </table:table-cell>
          <table:table-cell office:value-type="float" office:value="22">
            <text:p>22</text:p>
          </table:table-cell>
          <table:table-cell office:value-type="float" office:value="113391.33">
            <text:p>113391.33</text:p>
          </table:table-cell>
          <table:table-cell office:value-type="float" office:value="61797.37">
            <text:p>61797.37</text:p>
          </table:table-cell>
          <table:table-cell office:value-type="float" office:value="51593.96">
            <text:p>51593.96</text:p>
          </table:table-cell>
          <table:table-cell office:value-type="float" office:value="175188.7">
            <text:p>175188.7</text:p>
          </table:table-cell>
          <table:table-cell office:value-type="float" office:value="0.41">
            <text:p>0.41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6.47">
            <text:p>6.47</text:p>
          </table:table-cell>
          <table:table-cell office:value-type="float" office:value="1">
            <text:p>1</text:p>
          </table:table-cell>
          <table:table-cell table:formula="of:=IF([.N334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driatic_Sea'</text:p>
          </table:table-cell>
          <table:table-cell office:value-type="float" office:value="139">
            <text:p>139</text:p>
          </table:table-cell>
          <table:table-cell office:value-type="float" office:value="113391.33">
            <text:p>113391.33</text:p>
          </table:table-cell>
          <table:table-cell office:value-type="float" office:value="9450.67">
            <text:p>9450.67</text:p>
          </table:table-cell>
          <table:table-cell office:value-type="float" office:value="103940.66">
            <text:p>103940.66</text:p>
          </table:table-cell>
          <table:table-cell office:value-type="float" office:value="122842">
            <text:p>122842</text:p>
          </table:table-cell>
          <table:table-cell office:value-type="float" office:value="0.39">
            <text:p>0.39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4.42">
            <text:p>4.42</text:p>
          </table:table-cell>
          <table:table-cell office:value-type="float" office:value="1">
            <text:p>1</text:p>
          </table:table-cell>
          <table:table-cell table:formula="of:=IF([.N335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chilles'</text:p>
          </table:table-cell>
          <table:table-cell office:value-type="float" office:value="726">
            <text:p>726</text:p>
          </table:table-cell>
          <table:table-cell office:value-type="float" office:value="113391.33">
            <text:p>113391.33</text:p>
          </table:table-cell>
          <table:table-cell office:value-type="float" office:value="112957.39">
            <text:p>112957.39</text:p>
          </table:table-cell>
          <table:table-cell office:value-type="float" office:value="433.94">
            <text:p>433.94</text:p>
          </table:table-cell>
          <table:table-cell office:value-type="float" office:value="226348.72">
            <text:p>226348.72</text:p>
          </table:table-cell>
          <table:table-cell office:value-type="float" office:value="0.35">
            <text:p>0.35</text:p>
          </table:table-cell>
          <table:table-cell office:value-type="float" office:value="0.53">
            <text:p>0.53</text:p>
          </table:table-cell>
          <table:table-cell office:value-type="float" office:value="0.36">
            <text:p>0.36</text:p>
          </table:table-cell>
          <table:table-cell office:value-type="float" office:value="0.21">
            <text:p>0.21</text:p>
          </table:table-cell>
          <table:table-cell office:value-type="float" office:value="1">
            <text:p>1</text:p>
          </table:table-cell>
          <table:table-cell table:formula="of:=IF([.N336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reco-Buddhism'</text:p>
          </table:table-cell>
          <table:table-cell office:value-type="float" office:value="921">
            <text:p>921</text:p>
          </table:table-cell>
          <table:table-cell office:value-type="float" office:value="113391.33">
            <text:p>113391.33</text:p>
          </table:table-cell>
          <table:table-cell office:value-type="float" office:value="5264.74">
            <text:p>5264.74</text:p>
          </table:table-cell>
          <table:table-cell office:value-type="float" office:value="108126.59">
            <text:p>108126.59</text:p>
          </table:table-cell>
          <table:table-cell office:value-type="float" office:value="118656.07">
            <text:p>118656.07</text:p>
          </table:table-cell>
          <table:table-cell office:value-type="float" office:value="0.55">
            <text:p>0.55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0.93">
            <text:p>0.93</text:p>
          </table:table-cell>
          <table:table-cell office:value-type="float" office:value="1">
            <text:p>1</text:p>
          </table:table-cell>
          <table:table-cell table:formula="of:=IF([.N337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pelles'</text:p>
          </table:table-cell>
          <table:table-cell office:value-type="float" office:value="44">
            <text:p>44</text:p>
          </table:table-cell>
          <table:table-cell office:value-type="float" office:value="113391.33">
            <text:p>113391.33</text:p>
          </table:table-cell>
          <table:table-cell office:value-type="float" office:value="1761.63">
            <text:p>1761.63</text:p>
          </table:table-cell>
          <table:table-cell office:value-type="float" office:value="111629.7">
            <text:p>111629.7</text:p>
          </table:table-cell>
          <table:table-cell office:value-type="float" office:value="115152.96">
            <text:p>115152.96</text:p>
          </table:table-cell>
          <table:table-cell office:value-type="float" office:value="0.34">
            <text:p>0.34</text:p>
          </table:table-cell>
          <table:table-cell office:value-type="float" office:value="0.42">
            <text:p>0.42</text:p>
          </table:table-cell>
          <table:table-cell office:value-type="float" office:value="0.38">
            <text:p>0.38</text:p>
          </table:table-cell>
          <table:table-cell office:value-type="float" office:value="1.9">
            <text:p>1.9</text:p>
          </table:table-cell>
          <table:table-cell office:value-type="float" office:value="1">
            <text:p>1</text:p>
          </table:table-cell>
          <table:table-cell table:formula="of:=IF([.N338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Egypt'</text:p>
          </table:table-cell>
          <table:table-cell office:value-type="float" office:value="23">
            <text:p>23</text:p>
          </table:table-cell>
          <table:table-cell office:value-type="float" office:value="113391.33">
            <text:p>113391.33</text:p>
          </table:table-cell>
          <table:table-cell office:value-type="float" office:value="220427.43">
            <text:p>220427.43</text:p>
          </table:table-cell>
          <table:table-cell office:value-type="float" office:value="107036.1">
            <text:p>107036.1</text:p>
          </table:table-cell>
          <table:table-cell office:value-type="float" office:value="333818.76">
            <text:p>333818.76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0.53">
            <text:p>0.53</text:p>
          </table:table-cell>
          <table:table-cell office:value-type="float" office:value="7.8">
            <text:p>7.8</text:p>
          </table:table-cell>
          <table:table-cell office:value-type="float" office:value="1">
            <text:p>1</text:p>
          </table:table-cell>
          <table:table-cell table:formula="of:=IF([.N339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ompeii'</text:p>
          </table:table-cell>
          <table:table-cell office:value-type="float" office:value="25">
            <text:p>25</text:p>
          </table:table-cell>
          <table:table-cell office:value-type="float" office:value="113391.33">
            <text:p>113391.33</text:p>
          </table:table-cell>
          <table:table-cell office:value-type="float" office:value="94945.45">
            <text:p>94945.45</text:p>
          </table:table-cell>
          <table:table-cell office:value-type="float" office:value="18445.88">
            <text:p>18445.88</text:p>
          </table:table-cell>
          <table:table-cell office:value-type="float" office:value="208336.78">
            <text:p>208336.78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0.43">
            <text:p>0.43</text:p>
          </table:table-cell>
          <table:table-cell office:value-type="float" office:value="7.17">
            <text:p>7.17</text:p>
          </table:table-cell>
          <table:table-cell office:value-type="float" office:value="1">
            <text:p>1</text:p>
          </table:table-cell>
          <table:table-cell table:formula="of:=IF([.N340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(2004_film)'</text:p>
          </table:table-cell>
          <table:table-cell office:value-type="float" office:value="529">
            <text:p>529</text:p>
          </table:table-cell>
          <table:table-cell office:value-type="float" office:value="113391.33">
            <text:p>113391.33</text:p>
          </table:table-cell>
          <table:table-cell office:value-type="float" office:value="11083.33">
            <text:p>11083.33</text:p>
          </table:table-cell>
          <table:table-cell office:value-type="float" office:value="102308">
            <text:p>102308</text:p>
          </table:table-cell>
          <table:table-cell office:value-type="float" office:value="124474.66">
            <text:p>124474.66</text:p>
          </table:table-cell>
          <table:table-cell office:value-type="float" office:value="0.6">
            <text:p>0.6</text:p>
          </table:table-cell>
          <table:table-cell office:value-type="float" office:value="0.11">
            <text:p>0.11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 office:value-type="float" office:value="0">
            <text:p>0</text:p>
          </table:table-cell>
          <table:table-cell table:formula="of:=IF([.N341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leopatra'</text:p>
          </table:table-cell>
          <table:table-cell office:value-type="float" office:value="131">
            <text:p>131</text:p>
          </table:table-cell>
          <table:table-cell office:value-type="float" office:value="113391.33">
            <text:p>113391.33</text:p>
          </table:table-cell>
          <table:table-cell office:value-type="float" office:value="189619.3">
            <text:p>189619.3</text:p>
          </table:table-cell>
          <table:table-cell office:value-type="float" office:value="76227.97">
            <text:p>76227.97</text:p>
          </table:table-cell>
          <table:table-cell office:value-type="float" office:value="303010.63">
            <text:p>303010.63</text:p>
          </table:table-cell>
          <table:table-cell office:value-type="float" office:value="0.33">
            <text:p>0.33</text:p>
          </table:table-cell>
          <table:table-cell office:value-type="float" office:value="0.78">
            <text:p>0.78</text:p>
          </table:table-cell>
          <table:table-cell office:value-type="float" office:value="0.33">
            <text:p>0.33</text:p>
          </table:table-cell>
          <table:table-cell office:value-type="float" office:value="1.67">
            <text:p>1.67</text:p>
          </table:table-cell>
          <table:table-cell office:value-type="float" office:value="1">
            <text:p>1</text:p>
          </table:table-cell>
          <table:table-cell table:formula="of:=IF([.N342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Hercules'</text:p>
          </table:table-cell>
          <table:table-cell office:value-type="float" office:value="12">
            <text:p>12</text:p>
          </table:table-cell>
          <table:table-cell office:value-type="float" office:value="113391.33">
            <text:p>113391.33</text:p>
          </table:table-cell>
          <table:table-cell office:value-type="float" office:value="24803">
            <text:p>24803</text:p>
          </table:table-cell>
          <table:table-cell office:value-type="float" office:value="88588.33">
            <text:p>88588.33</text:p>
          </table:table-cell>
          <table:table-cell office:value-type="float" office:value="138194.33">
            <text:p>138194.33</text:p>
          </table:table-cell>
          <table:table-cell office:value-type="float" office:value="0.26">
            <text:p>0.26</text:p>
          </table:table-cell>
          <table:table-cell office:value-type="float" office:value="0.13">
            <text:p>0.13</text:p>
          </table:table-cell>
          <table:table-cell office:value-type="float" office:value="0.44">
            <text:p>0.44</text:p>
          </table:table-cell>
          <table:table-cell office:value-type="float" office:value="12.58">
            <text:p>12.58</text:p>
          </table:table-cell>
          <table:table-cell office:value-type="float" office:value="1">
            <text:p>1</text:p>
          </table:table-cell>
          <table:table-cell table:formula="of:=IF([.N343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ithridatic_Wars'</text:p>
          </table:table-cell>
          <table:table-cell office:value-type="float" office:value="11">
            <text:p>11</text:p>
          </table:table-cell>
          <table:table-cell office:value-type="float" office:value="113391.33">
            <text:p>113391.33</text:p>
          </table:table-cell>
          <table:table-cell office:value-type="float" office:value="1011">
            <text:p>1011</text:p>
          </table:table-cell>
          <table:table-cell office:value-type="float" office:value="112380.33">
            <text:p>112380.33</text:p>
          </table:table-cell>
          <table:table-cell office:value-type="float" office:value="114402.33">
            <text:p>114402.33</text:p>
          </table:table-cell>
          <table:table-cell office:value-type="float" office:value="0.36">
            <text:p>0.36</text:p>
          </table:table-cell>
          <table:table-cell office:value-type="float" office:value="0.09">
            <text:p>0.09</text:p>
          </table:table-cell>
          <table:table-cell office:value-type="float" office:value="0.41">
            <text:p>0.41</text:p>
          </table:table-cell>
          <table:table-cell office:value-type="float" office:value="10.48">
            <text:p>10.48</text:p>
          </table:table-cell>
          <table:table-cell office:value-type="float" office:value="1">
            <text:p>1</text:p>
          </table:table-cell>
          <table:table-cell table:formula="of:=IF([.N344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latanus'</text:p>
          </table:table-cell>
          <table:table-cell office:value-type="float" office:value="12">
            <text:p>12</text:p>
          </table:table-cell>
          <table:table-cell office:value-type="float" office:value="113391.33">
            <text:p>113391.33</text:p>
          </table:table-cell>
          <table:table-cell office:value-type="float" office:value="6318.97">
            <text:p>6318.97</text:p>
          </table:table-cell>
          <table:table-cell office:value-type="float" office:value="107072.36">
            <text:p>107072.36</text:p>
          </table:table-cell>
          <table:table-cell office:value-type="float" office:value="119710.3">
            <text:p>119710.3</text:p>
          </table:table-cell>
          <table:table-cell office:value-type="float" office:value="0.21">
            <text:p>0.21</text:p>
          </table:table-cell>
          <table:table-cell office:value-type="float" office:value="0.31">
            <text:p>0.31</text:p>
          </table:table-cell>
          <table:table-cell office:value-type="float" office:value="0.54">
            <text:p>0.54</text:p>
          </table:table-cell>
          <table:table-cell office:value-type="float" office:value="11.13">
            <text:p>11.13</text:p>
          </table:table-cell>
          <table:table-cell office:value-type="float" office:value="1">
            <text:p>1</text:p>
          </table:table-cell>
          <table:table-cell table:formula="of:=IF([.N345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ugustus'</text:p>
          </table:table-cell>
          <table:table-cell office:value-type="float" office:value="175">
            <text:p>175</text:p>
          </table:table-cell>
          <table:table-cell office:value-type="float" office:value="113391.33">
            <text:p>113391.33</text:p>
          </table:table-cell>
          <table:table-cell office:value-type="float" office:value="137211.97">
            <text:p>137211.97</text:p>
          </table:table-cell>
          <table:table-cell office:value-type="float" office:value="23820.64">
            <text:p>23820.64</text:p>
          </table:table-cell>
          <table:table-cell office:value-type="float" office:value="250603.3">
            <text:p>250603.3</text:p>
          </table:table-cell>
          <table:table-cell office:value-type="float" office:value="0.41">
            <text:p>0.41</text:p>
          </table:table-cell>
          <table:table-cell office:value-type="float" office:value="0.38">
            <text:p>0.38</text:p>
          </table:table-cell>
          <table:table-cell office:value-type="float" office:value="0.32">
            <text:p>0.32</text:p>
          </table:table-cell>
          <table:table-cell office:value-type="float" office:value="0.37">
            <text:p>0.37</text:p>
          </table:table-cell>
          <table:table-cell office:value-type="float" office:value="0">
            <text:p>0</text:p>
          </table:table-cell>
          <table:table-cell table:formula="of:=IF([.N346] &gt; 0.79; 1; 0)" office:value-type="float" office:value="0">
            <text:p>0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ndian_campaign_of_Alexander_the_Great'</text:p>
          </table:table-cell>
          <table:table-cell office:value-type="float" office:value="1187">
            <text:p>1187</text:p>
          </table:table-cell>
          <table:table-cell office:value-type="float" office:value="113391.33">
            <text:p>113391.33</text:p>
          </table:table-cell>
          <table:table-cell office:value-type="float" office:value="7870.67">
            <text:p>7870.67</text:p>
          </table:table-cell>
          <table:table-cell office:value-type="float" office:value="105520.66">
            <text:p>105520.66</text:p>
          </table:table-cell>
          <table:table-cell office:value-type="float" office:value="121262">
            <text:p>121262</text:p>
          </table:table-cell>
          <table:table-cell office:value-type="float" office:value="0.74">
            <text:p>0.74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62">
            <text:p>0.62</text:p>
          </table:table-cell>
          <table:table-cell office:value-type="float" office:value="0">
            <text:p>0</text:p>
          </table:table-cell>
          <table:table-cell table:formula="of:=IF([.N347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andhara'</text:p>
          </table:table-cell>
          <table:table-cell office:value-type="float" office:value="90">
            <text:p>90</text:p>
          </table:table-cell>
          <table:table-cell office:value-type="float" office:value="113391.33">
            <text:p>113391.33</text:p>
          </table:table-cell>
          <table:table-cell office:value-type="float" office:value="17948.74">
            <text:p>17948.74</text:p>
          </table:table-cell>
          <table:table-cell office:value-type="float" office:value="95442.59">
            <text:p>95442.59</text:p>
          </table:table-cell>
          <table:table-cell office:value-type="float" office:value="131340.07">
            <text:p>131340.07</text:p>
          </table:table-cell>
          <table:table-cell office:value-type="float" office:value="0.47">
            <text:p>0.47</text:p>
          </table:table-cell>
          <table:table-cell office:value-type="float" office:value="0.14">
            <text:p>0.14</text:p>
          </table:table-cell>
          <table:table-cell office:value-type="float" office:value="0.29">
            <text:p>0.29</text:p>
          </table:table-cell>
          <table:table-cell office:value-type="float" office:value="1.68">
            <text:p>1.68</text:p>
          </table:table-cell>
          <table:table-cell office:value-type="float" office:value="1">
            <text:p>1</text:p>
          </table:table-cell>
          <table:table-cell table:formula="of:=IF([.N348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mfissa'</text:p>
          </table:table-cell>
          <table:table-cell office:value-type="float" office:value="10">
            <text:p>10</text:p>
          </table:table-cell>
          <table:table-cell office:value-type="float" office:value="113391.33">
            <text:p>113391.33</text:p>
          </table:table-cell>
          <table:table-cell office:value-type="float" office:value="463.68">
            <text:p>463.68</text:p>
          </table:table-cell>
          <table:table-cell office:value-type="float" office:value="112927.65">
            <text:p>112927.65</text:p>
          </table:table-cell>
          <table:table-cell office:value-type="float" office:value="113855.01">
            <text:p>113855.01</text:p>
          </table:table-cell>
          <table:table-cell office:value-type="float" office:value="0.3">
            <text:p>0.3</text:p>
          </table:table-cell>
          <table:table-cell office:value-type="float" office:value="0.12">
            <text:p>0.12</text:p>
          </table:table-cell>
          <table:table-cell office:value-type="float" office:value="0.37">
            <text:p>0.37</text:p>
          </table:table-cell>
          <table:table-cell office:value-type="float" office:value="10.74">
            <text:p>10.74</text:p>
          </table:table-cell>
          <table:table-cell office:value-type="float" office:value="1">
            <text:p>1</text:p>
          </table:table-cell>
          <table:table-cell table:formula="of:=IF([.N349] &gt; 0.79; 1; 0)" office:value-type="float" office:value="1">
            <text:p>1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ixodarus'</text:p>
          </table:table-cell>
          <table:table-cell office:value-type="float" office:value="14">
            <text:p>14</text:p>
          </table:table-cell>
          <table:table-cell office:value-type="float" office:value="113391.33">
            <text:p>113391.33</text:p>
          </table:table-cell>
          <table:table-cell office:value-type="float" office:value="109.47">
            <text:p>109.47</text:p>
          </table:table-cell>
          <table:table-cell office:value-type="float" office:value="113281.86">
            <text:p>113281.86</text:p>
          </table:table-cell>
          <table:table-cell office:value-type="float" office:value="113500.8">
            <text:p>113500.8</text:p>
          </table:table-cell>
          <table:table-cell office:value-type="float" office:value="0.24">
            <text:p>0.24</text:p>
          </table:table-cell>
          <table:table-cell office:value-type="float" office:value="0.45">
            <text:p>0.45</text:p>
          </table:table-cell>
          <table:table-cell office:value-type="float" office:value="0.35">
            <text:p>0.35</text:p>
          </table:table-cell>
          <table:table-cell office:value-type="float" office:value="3.09">
            <text:p>3.09</text:p>
          </table:table-cell>
          <table:table-cell office:value-type="float" office:value="1">
            <text:p>1</text:p>
          </table:table-cell>
          <table:table-cell table:formula="of:=IF([.N350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Chronology_of_European_exploration_of_Asia'</text:p>
          </table:table-cell>
          <table:table-cell office:value-type="float" office:value="37">
            <text:p>37</text:p>
          </table:table-cell>
          <table:table-cell office:value-type="float" office:value="113391.33">
            <text:p>113391.33</text:p>
          </table:table-cell>
          <table:table-cell office:value-type="float" office:value="1701.33">
            <text:p>1701.33</text:p>
          </table:table-cell>
          <table:table-cell office:value-type="float" office:value="111690">
            <text:p>111690</text:p>
          </table:table-cell>
          <table:table-cell office:value-type="float" office:value="115092.66">
            <text:p>115092.66</text:p>
          </table:table-cell>
          <table:table-cell table:number-columns-repeated="2" office:value-type="float" office:value="0.43">
            <text:p>0.43</text:p>
          </table:table-cell>
          <table:table-cell office:value-type="float" office:value="0.41">
            <text:p>0.41</text:p>
          </table:table-cell>
          <table:table-cell office:value-type="float" office:value="1.45">
            <text:p>1.45</text:p>
          </table:table-cell>
          <table:table-cell office:value-type="float" office:value="0">
            <text:p>0</text:p>
          </table:table-cell>
          <table:table-cell table:formula="of:=IF([.N351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socrates'</text:p>
          </table:table-cell>
          <table:table-cell office:value-type="float" office:value="103">
            <text:p>103</text:p>
          </table:table-cell>
          <table:table-cell office:value-type="float" office:value="113391.33">
            <text:p>113391.33</text:p>
          </table:table-cell>
          <table:table-cell office:value-type="float" office:value="2485.79">
            <text:p>2485.79</text:p>
          </table:table-cell>
          <table:table-cell office:value-type="float" office:value="110905.54">
            <text:p>110905.54</text:p>
          </table:table-cell>
          <table:table-cell office:value-type="float" office:value="115877.12">
            <text:p>115877.12</text:p>
          </table:table-cell>
          <table:table-cell office:value-type="float" office:value="0.24">
            <text:p>0.24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95">
            <text:p>3.95</text:p>
          </table:table-cell>
          <table:table-cell office:value-type="float" office:value="1">
            <text:p>1</text:p>
          </table:table-cell>
          <table:table-cell table:formula="of:=IF([.N352] &gt; 0.79; 1; 0)" office:value-type="float" office:value="1">
            <text:p>1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Kadifekale'</text:p>
          </table:table-cell>
          <table:table-cell office:value-type="float" office:value="12">
            <text:p>12</text:p>
          </table:table-cell>
          <table:table-cell office:value-type="float" office:value="113391.33">
            <text:p>113391.33</text:p>
          </table:table-cell>
          <table:table-cell office:value-type="float" office:value="282.11">
            <text:p>282.11</text:p>
          </table:table-cell>
          <table:table-cell office:value-type="float" office:value="113109.22">
            <text:p>113109.22</text:p>
          </table:table-cell>
          <table:table-cell office:value-type="float" office:value="113673.44">
            <text:p>113673.44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10.31">
            <text:p>10.31</text:p>
          </table:table-cell>
          <table:table-cell office:value-type="float" office:value="1">
            <text:p>1</text:p>
          </table:table-cell>
          <table:table-cell table:formula="of:=IF([.N353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Ecbatana'</text:p>
          </table:table-cell>
          <table:table-cell office:value-type="float" office:value="25">
            <text:p>25</text:p>
          </table:table-cell>
          <table:table-cell office:value-type="float" office:value="113391.33">
            <text:p>113391.33</text:p>
          </table:table-cell>
          <table:table-cell office:value-type="float" office:value="2636.32">
            <text:p>2636.32</text:p>
          </table:table-cell>
          <table:table-cell office:value-type="float" office:value="110755.01">
            <text:p>110755.01</text:p>
          </table:table-cell>
          <table:table-cell office:value-type="float" office:value="116027.65">
            <text:p>116027.65</text:p>
          </table:table-cell>
          <table:table-cell office:value-type="float" office:value="0.38">
            <text:p>0.38</text:p>
          </table:table-cell>
          <table:table-cell office:value-type="float" office:value="0.13">
            <text:p>0.13</text:p>
          </table:table-cell>
          <table:table-cell office:value-type="float" office:value="0.35">
            <text:p>0.35</text:p>
          </table:table-cell>
          <table:table-cell office:value-type="float" office:value="5.42">
            <text:p>5.42</text:p>
          </table:table-cell>
          <table:table-cell office:value-type="float" office:value="1">
            <text:p>1</text:p>
          </table:table-cell>
          <table:table-cell table:formula="of:=IF([.N354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attle_of_Megalopolis'</text:p>
          </table:table-cell>
          <table:table-cell office:value-type="float" office:value="81">
            <text:p>81</text:p>
          </table:table-cell>
          <table:table-cell office:value-type="float" office:value="113391.33">
            <text:p>113391.33</text:p>
          </table:table-cell>
          <table:table-cell office:value-type="float" office:value="410.33">
            <text:p>410.33</text:p>
          </table:table-cell>
          <table:table-cell office:value-type="float" office:value="112981">
            <text:p>112981</text:p>
          </table:table-cell>
          <table:table-cell office:value-type="float" office:value="113801.66">
            <text:p>113801.66</text:p>
          </table:table-cell>
          <table:table-cell office:value-type="float" office:value="0.39">
            <text:p>0.39</text:p>
          </table:table-cell>
          <table:table-cell office:value-type="float" office:value="0.1">
            <text:p>0.1</text:p>
          </table:table-cell>
          <table:table-cell office:value-type="float" office:value="0.35">
            <text:p>0.35</text:p>
          </table:table-cell>
          <table:table-cell office:value-type="float" office:value="4.25">
            <text:p>4.25</text:p>
          </table:table-cell>
          <table:table-cell office:value-type="float" office:value="0">
            <text:p>0</text:p>
          </table:table-cell>
          <table:table-cell table:formula="of:=IF([.N355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Demaratus_(hetairos)'</text:p>
          </table:table-cell>
          <table:table-cell office:value-type="float" office:value="28">
            <text:p>28</text:p>
          </table:table-cell>
          <table:table-cell office:value-type="float" office:value="113391.33">
            <text:p>113391.33</text:p>
          </table:table-cell>
          <table:table-cell office:value-type="float" office:value="103.16">
            <text:p>103.16</text:p>
          </table:table-cell>
          <table:table-cell office:value-type="float" office:value="113288.17">
            <text:p>113288.17</text:p>
          </table:table-cell>
          <table:table-cell office:value-type="float" office:value="113494.49">
            <text:p>113494.49</text:p>
          </table:table-cell>
          <table:table-cell office:value-type="float" office:value="0.32">
            <text:p>0.32</text:p>
          </table:table-cell>
          <table:table-cell office:value-type="float" office:value="0.53">
            <text:p>0.53</text:p>
          </table:table-cell>
          <table:table-cell office:value-type="float" office:value="0.4">
            <text:p>0.4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IF([.N356] &gt; 0.79; 1; 0)" office:value-type="float" office:value="0">
            <text:p>0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Frederick_the_Great'</text:p>
          </table:table-cell>
          <table:table-cell office:value-type="float" office:value="12">
            <text:p>12</text:p>
          </table:table-cell>
          <table:table-cell office:value-type="float" office:value="113391.33">
            <text:p>113391.33</text:p>
          </table:table-cell>
          <table:table-cell office:value-type="float" office:value="23079.67">
            <text:p>23079.67</text:p>
          </table:table-cell>
          <table:table-cell office:value-type="float" office:value="90311.66">
            <text:p>90311.66</text:p>
          </table:table-cell>
          <table:table-cell office:value-type="float" office:value="136471">
            <text:p>136471</text:p>
          </table:table-cell>
          <table:table-cell office:value-type="float" office:value="0.44">
            <text:p>0.44</text:p>
          </table:table-cell>
          <table:table-cell office:value-type="float" office:value="0.3">
            <text:p>0.3</text:p>
          </table:table-cell>
          <table:table-cell office:value-type="float" office:value="0.58">
            <text:p>0.58</text:p>
          </table:table-cell>
          <table:table-cell office:value-type="float" office:value="7.52">
            <text:p>7.52</text:p>
          </table:table-cell>
          <table:table-cell office:value-type="float" office:value="1">
            <text:p>1</text:p>
          </table:table-cell>
          <table:table-cell table:formula="of:=IF([.N357] &gt; 0.79; 1; 0)" office:value-type="float" office:value="0">
            <text:p>0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artition_of_Babylon'</text:p>
          </table:table-cell>
          <table:table-cell office:value-type="float" office:value="179">
            <text:p>179</text:p>
          </table:table-cell>
          <table:table-cell office:value-type="float" office:value="113391.33">
            <text:p>113391.33</text:p>
          </table:table-cell>
          <table:table-cell office:value-type="float" office:value="746.33">
            <text:p>746.33</text:p>
          </table:table-cell>
          <table:table-cell office:value-type="float" office:value="112645">
            <text:p>112645</text:p>
          </table:table-cell>
          <table:table-cell office:value-type="float" office:value="114137.66">
            <text:p>114137.66</text:p>
          </table:table-cell>
          <table:table-cell office:value-type="float" office:value="0.55">
            <text:p>0.55</text:p>
          </table:table-cell>
          <table:table-cell office:value-type="float" office:value="0.09">
            <text:p>0.09</text:p>
          </table:table-cell>
          <table:table-cell office:value-type="float" office:value="0.29">
            <text:p>0.29</text:p>
          </table:table-cell>
          <table:table-cell office:value-type="float" office:value="1.17">
            <text:p>1.17</text:p>
          </table:table-cell>
          <table:table-cell office:value-type="float" office:value="1">
            <text:p>1</text:p>
          </table:table-cell>
          <table:table-cell table:formula="of:=IF([.N358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Oliver_Stone'</text:p>
          </table:table-cell>
          <table:table-cell office:value-type="float" office:value="19">
            <text:p>19</text:p>
          </table:table-cell>
          <table:table-cell office:value-type="float" office:value="113391.33">
            <text:p>113391.33</text:p>
          </table:table-cell>
          <table:table-cell office:value-type="float" office:value="19427">
            <text:p>19427</text:p>
          </table:table-cell>
          <table:table-cell office:value-type="float" office:value="93964.33">
            <text:p>93964.33</text:p>
          </table:table-cell>
          <table:table-cell office:value-type="float" office:value="132818.33">
            <text:p>132818.33</text:p>
          </table:table-cell>
          <table:table-cell office:value-type="float" office:value="0.35">
            <text:p>0.35</text:p>
          </table:table-cell>
          <table:table-cell office:value-type="float" office:value="0.34">
            <text:p>0.34</text:p>
          </table:table-cell>
          <table:table-cell office:value-type="float" office:value="0.5">
            <text:p>0.5</text:p>
          </table:table-cell>
          <table:table-cell office:value-type="float" office:value="5.77">
            <text:p>5.77</text:p>
          </table:table-cell>
          <table:table-cell office:value-type="float" office:value="1">
            <text:p>1</text:p>
          </table:table-cell>
          <table:table-cell table:formula="of:=IF([.N359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Indo-Greek_Kingdom'</text:p>
          </table:table-cell>
          <table:table-cell office:value-type="float" office:value="50">
            <text:p>50</text:p>
          </table:table-cell>
          <table:table-cell office:value-type="float" office:value="113391.33">
            <text:p>113391.33</text:p>
          </table:table-cell>
          <table:table-cell office:value-type="float" office:value="6086.67">
            <text:p>6086.67</text:p>
          </table:table-cell>
          <table:table-cell office:value-type="float" office:value="107304.66">
            <text:p>107304.66</text:p>
          </table:table-cell>
          <table:table-cell office:value-type="float" office:value="119478">
            <text:p>119478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0.28">
            <text:p>0.28</text:p>
          </table:table-cell>
          <table:table-cell office:value-type="float" office:value="0.53">
            <text:p>0.53</text:p>
          </table:table-cell>
          <table:table-cell office:value-type="float" office:value="0">
            <text:p>0</text:p>
          </table:table-cell>
          <table:table-cell table:formula="of:=IF([.N360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Getae'</text:p>
          </table:table-cell>
          <table:table-cell office:value-type="float" office:value="40">
            <text:p>40</text:p>
          </table:table-cell>
          <table:table-cell office:value-type="float" office:value="113391.33">
            <text:p>113391.33</text:p>
          </table:table-cell>
          <table:table-cell office:value-type="float" office:value="2793.14">
            <text:p>2793.14</text:p>
          </table:table-cell>
          <table:table-cell office:value-type="float" office:value="110598.19">
            <text:p>110598.19</text:p>
          </table:table-cell>
          <table:table-cell office:value-type="float" office:value="116184.47">
            <text:p>116184.47</text:p>
          </table:table-cell>
          <table:table-cell office:value-type="float" office:value="0.37">
            <text:p>0.37</text:p>
          </table:table-cell>
          <table:table-cell office:value-type="float" office:value="0.13">
            <text:p>0.13</text:p>
          </table:table-cell>
          <table:table-cell office:value-type="float" office:value="0.37">
            <text:p>0.37</text:p>
          </table:table-cell>
          <table:table-cell office:value-type="float" office:value="5.25">
            <text:p>5.25</text:p>
          </table:table-cell>
          <table:table-cell office:value-type="float" office:value="1">
            <text:p>1</text:p>
          </table:table-cell>
          <table:table-cell table:formula="of:=IF([.N361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cient_Olympic_Games'</text:p>
          </table:table-cell>
          <table:table-cell office:value-type="float" office:value="95">
            <text:p>95</text:p>
          </table:table-cell>
          <table:table-cell office:value-type="float" office:value="113391.33">
            <text:p>113391.33</text:p>
          </table:table-cell>
          <table:table-cell office:value-type="float" office:value="9932">
            <text:p>9932</text:p>
          </table:table-cell>
          <table:table-cell office:value-type="float" office:value="103459.33">
            <text:p>103459.33</text:p>
          </table:table-cell>
          <table:table-cell office:value-type="float" office:value="123323.33">
            <text:p>123323.33</text:p>
          </table:table-cell>
          <table:table-cell office:value-type="float" office:value="0.5">
            <text:p>0.5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3.14">
            <text:p>3.14</text:p>
          </table:table-cell>
          <table:table-cell office:value-type="float" office:value="1">
            <text:p>1</text:p>
          </table:table-cell>
          <table:table-cell table:formula="of:=IF([.N362] &gt; 0.79; 1; 0)" office:value-type="float" office:value="1">
            <text:p>1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Thalestris'</text:p>
          </table:table-cell>
          <table:table-cell office:value-type="float" office:value="33">
            <text:p>33</text:p>
          </table:table-cell>
          <table:table-cell office:value-type="float" office:value="113391.33">
            <text:p>113391.33</text:p>
          </table:table-cell>
          <table:table-cell office:value-type="float" office:value="351.05">
            <text:p>351.05</text:p>
          </table:table-cell>
          <table:table-cell office:value-type="float" office:value="113040.28">
            <text:p>113040.28</text:p>
          </table:table-cell>
          <table:table-cell office:value-type="float" office:value="113742.38">
            <text:p>113742.38</text:p>
          </table:table-cell>
          <table:table-cell office:value-type="float" office:value="0.48">
            <text:p>0.48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0.83">
            <text:p>0.83</text:p>
          </table:table-cell>
          <table:table-cell office:value-type="float" office:value="1">
            <text:p>1</text:p>
          </table:table-cell>
          <table:table-cell table:formula="of:=IF([.N363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ella'</text:p>
          </table:table-cell>
          <table:table-cell office:value-type="float" office:value="4781">
            <text:p>4781</text:p>
          </table:table-cell>
          <table:table-cell office:value-type="float" office:value="113391.33">
            <text:p>113391.33</text:p>
          </table:table-cell>
          <table:table-cell office:value-type="float" office:value="9234.26">
            <text:p>9234.26</text:p>
          </table:table-cell>
          <table:table-cell office:value-type="float" office:value="104157.07">
            <text:p>104157.07</text:p>
          </table:table-cell>
          <table:table-cell office:value-type="float" office:value="122625.59">
            <text:p>122625.59</text:p>
          </table:table-cell>
          <table:table-cell office:value-type="float" office:value="0.47">
            <text:p>0.47</text:p>
          </table:table-cell>
          <table:table-cell office:value-type="float" office:value="0.12">
            <text:p>0.12</text:p>
          </table:table-cell>
          <table:table-cell office:value-type="float" office:value="0.26">
            <text:p>0.26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table:formula="of:=IF([.N364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IV_of_Macedon'</text:p>
          </table:table-cell>
          <table:table-cell office:value-type="float" office:value="8044">
            <text:p>8044</text:p>
          </table:table-cell>
          <table:table-cell office:value-type="float" office:value="113391.33">
            <text:p>113391.33</text:p>
          </table:table-cell>
          <table:table-cell office:value-type="float" office:value="5390">
            <text:p>5390</text:p>
          </table:table-cell>
          <table:table-cell office:value-type="float" office:value="108001.33">
            <text:p>108001.33</text:p>
          </table:table-cell>
          <table:table-cell office:value-type="float" office:value="118781.33">
            <text:p>118781.33</text:p>
          </table:table-cell>
          <table:table-cell office:value-type="float" office:value="0.55">
            <text:p>0.55</text:p>
          </table:table-cell>
          <table:table-cell office:value-type="float" office:value="0.88">
            <text:p>0.88</text:p>
          </table:table-cell>
          <table:table-cell office:value-type="float" office:value="0.25">
            <text:p>0.25</text:p>
          </table:table-cell>
          <table:table-cell office:value-type="float" office:value="2.44">
            <text:p>2.44</text:p>
          </table:table-cell>
          <table:table-cell office:value-type="float" office:value="0">
            <text:p>0</text:p>
          </table:table-cell>
          <table:table-cell table:formula="of:=IF([.N365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lexander_of_Lyncestis'</text:p>
          </table:table-cell>
          <table:table-cell office:value-type="float" office:value="89">
            <text:p>89</text:p>
          </table:table-cell>
          <table:table-cell office:value-type="float" office:value="113391.33">
            <text:p>113391.33</text:p>
          </table:table-cell>
          <table:table-cell office:value-type="float" office:value="53">
            <text:p>53</text:p>
          </table:table-cell>
          <table:table-cell office:value-type="float" office:value="113338.33">
            <text:p>113338.33</text:p>
          </table:table-cell>
          <table:table-cell office:value-type="float" office:value="113444.33">
            <text:p>113444.33</text:p>
          </table:table-cell>
          <table:table-cell office:value-type="float" office:value="0.64">
            <text:p>0.64</text:p>
          </table:table-cell>
          <table:table-cell office:value-type="float" office:value="0.58">
            <text:p>0.58</text:p>
          </table:table-cell>
          <table:table-cell office:value-type="float" office:value="0.38">
            <text:p>0.38</text:p>
          </table:table-cell>
          <table:table-cell office:value-type="float" office:value="1.64">
            <text:p>1.64</text:p>
          </table:table-cell>
          <table:table-cell office:value-type="float" office:value="1">
            <text:p>1</text:p>
          </table:table-cell>
          <table:table-cell table:formula="of:=IF([.N366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rabian_Peninsula'</text:p>
          </table:table-cell>
          <table:table-cell office:value-type="float" office:value="282">
            <text:p>282</text:p>
          </table:table-cell>
          <table:table-cell office:value-type="float" office:value="113391.33">
            <text:p>113391.33</text:p>
          </table:table-cell>
          <table:table-cell office:value-type="float" office:value="16289.33">
            <text:p>16289.33</text:p>
          </table:table-cell>
          <table:table-cell office:value-type="float" office:value="97102">
            <text:p>97102</text:p>
          </table:table-cell>
          <table:table-cell office:value-type="float" office:value="129680.66">
            <text:p>129680.66</text:p>
          </table:table-cell>
          <table:table-cell office:value-type="float" office:value="0.42">
            <text:p>0.42</text:p>
          </table:table-cell>
          <table:table-cell office:value-type="float" office:value="0.18">
            <text:p>0.18</text:p>
          </table:table-cell>
          <table:table-cell office:value-type="float" office:value="0.41">
            <text:p>0.41</text:p>
          </table:table-cell>
          <table:table-cell office:value-type="float" office:value="2.89">
            <text:p>2.89</text:p>
          </table:table-cell>
          <table:table-cell office:value-type="float" office:value="1">
            <text:p>1</text:p>
          </table:table-cell>
          <table:table-cell table:formula="of:=IF([.N367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cythia'</text:p>
          </table:table-cell>
          <table:table-cell office:value-type="float" office:value="46">
            <text:p>46</text:p>
          </table:table-cell>
          <table:table-cell office:value-type="float" office:value="113391.33">
            <text:p>113391.33</text:p>
          </table:table-cell>
          <table:table-cell office:value-type="float" office:value="15276.69">
            <text:p>15276.69</text:p>
          </table:table-cell>
          <table:table-cell office:value-type="float" office:value="98114.64">
            <text:p>98114.64</text:p>
          </table:table-cell>
          <table:table-cell office:value-type="float" office:value="128668.02">
            <text:p>128668.02</text:p>
          </table:table-cell>
          <table:table-cell office:value-type="float" office:value="0.3">
            <text:p>0.3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 office:value-type="float" office:value="5.74">
            <text:p>5.74</text:p>
          </table:table-cell>
          <table:table-cell office:value-type="float" office:value="1">
            <text:p>1</text:p>
          </table:table-cell>
          <table:table-cell table:formula="of:=IF([.N368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astrointestinal_perforation'</text:p>
          </table:table-cell>
          <table:table-cell office:value-type="float" office:value="125">
            <text:p>125</text:p>
          </table:table-cell>
          <table:table-cell office:value-type="float" office:value="113391.33">
            <text:p>113391.33</text:p>
          </table:table-cell>
          <table:table-cell office:value-type="float" office:value="6495">
            <text:p>6495</text:p>
          </table:table-cell>
          <table:table-cell office:value-type="float" office:value="106896.33">
            <text:p>106896.33</text:p>
          </table:table-cell>
          <table:table-cell office:value-type="float" office:value="119886.33">
            <text:p>119886.33</text:p>
          </table:table-cell>
          <table:table-cell office:value-type="float" office:value="0.25">
            <text:p>0.25</text:p>
          </table:table-cell>
          <table:table-cell office:value-type="float" office:value="0.08">
            <text:p>0.08</text:p>
          </table:table-cell>
          <table:table-cell office:value-type="float" office:value="0.78">
            <text:p>0.78</text:p>
          </table:table-cell>
          <table:table-cell office:value-type="float" office:value="10.64">
            <text:p>10.64</text:p>
          </table:table-cell>
          <table:table-cell office:value-type="float" office:value="1">
            <text:p>1</text:p>
          </table:table-cell>
          <table:table-cell table:formula="of:=IF([.N369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eloponnesian_War'</text:p>
          </table:table-cell>
          <table:table-cell office:value-type="float" office:value="17">
            <text:p>17</text:p>
          </table:table-cell>
          <table:table-cell office:value-type="float" office:value="113391.33">
            <text:p>113391.33</text:p>
          </table:table-cell>
          <table:table-cell office:value-type="float" office:value="31375.67">
            <text:p>31375.67</text:p>
          </table:table-cell>
          <table:table-cell office:value-type="float" office:value="82015.66">
            <text:p>82015.66</text:p>
          </table:table-cell>
          <table:table-cell office:value-type="float" office:value="144767">
            <text:p>144767</text:p>
          </table:table-cell>
          <table:table-cell office:value-type="float" office:value="0.43">
            <text:p>0.43</text:p>
          </table:table-cell>
          <table:table-cell office:value-type="float" office:value="0.1">
            <text:p>0.1</text:p>
          </table:table-cell>
          <table:table-cell office:value-type="float" office:value="0.3">
            <text:p>0.3</text:p>
          </table:table-cell>
          <table:table-cell office:value-type="float" office:value="4.46">
            <text:p>4.46</text:p>
          </table:table-cell>
          <table:table-cell office:value-type="float" office:value="0">
            <text:p>0</text:p>
          </table:table-cell>
          <table:table-cell table:formula="of:=IF([.N370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Craterus'</text:p>
          </table:table-cell>
          <table:table-cell office:value-type="float" office:value="126">
            <text:p>126</text:p>
          </table:table-cell>
          <table:table-cell office:value-type="float" office:value="113391.33">
            <text:p>113391.33</text:p>
          </table:table-cell>
          <table:table-cell office:value-type="float" office:value="1291.81">
            <text:p>1291.81</text:p>
          </table:table-cell>
          <table:table-cell office:value-type="float" office:value="112099.52">
            <text:p>112099.52</text:p>
          </table:table-cell>
          <table:table-cell office:value-type="float" office:value="114683.14">
            <text:p>114683.14</text:p>
          </table:table-cell>
          <table:table-cell office:value-type="float" office:value="0.35">
            <text:p>0.35</text:p>
          </table:table-cell>
          <table:table-cell office:value-type="float" office:value="0.56">
            <text:p>0.56</text:p>
          </table:table-cell>
          <table:table-cell office:value-type="float" office:value="0.26">
            <text:p>0.26</text:p>
          </table:table-cell>
          <table:table-cell office:value-type="float" office:value="1.49">
            <text:p>1.49</text:p>
          </table:table-cell>
          <table:table-cell office:value-type="float" office:value="1">
            <text:p>1</text:p>
          </table:table-cell>
          <table:table-cell table:formula="of:=IF([.N371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tolemaic_Kingdom'</text:p>
          </table:table-cell>
          <table:table-cell office:value-type="float" office:value="323">
            <text:p>323</text:p>
          </table:table-cell>
          <table:table-cell office:value-type="float" office:value="113391.33">
            <text:p>113391.33</text:p>
          </table:table-cell>
          <table:table-cell office:value-type="float" office:value="11619.67">
            <text:p>11619.67</text:p>
          </table:table-cell>
          <table:table-cell office:value-type="float" office:value="101771.66">
            <text:p>101771.66</text:p>
          </table:table-cell>
          <table:table-cell office:value-type="float" office:value="125011">
            <text:p>125011</text:p>
          </table:table-cell>
          <table:table-cell office:value-type="float" office:value="0.52">
            <text:p>0.52</text:p>
          </table:table-cell>
          <table:table-cell office:value-type="float" office:value="0.16">
            <text:p>0.16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table:formula="of:=IF([.N372] &gt; 0.79; 1; 0)" office:value-type="float" office:value="0">
            <text:p>0</text:p>
          </table:table-cell>
          <table:table-cell office:value-type="float" office:value="0.74">
            <text:p>0.74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Amyntas_IV_of_Macedon'</text:p>
          </table:table-cell>
          <table:table-cell office:value-type="float" office:value="145">
            <text:p>145</text:p>
          </table:table-cell>
          <table:table-cell office:value-type="float" office:value="113391.33">
            <text:p>113391.33</text:p>
          </table:table-cell>
          <table:table-cell office:value-type="float" office:value="315">
            <text:p>315</text:p>
          </table:table-cell>
          <table:table-cell office:value-type="float" office:value="113076.33">
            <text:p>113076.33</text:p>
          </table:table-cell>
          <table:table-cell office:value-type="float" office:value="113706.33">
            <text:p>113706.33</text:p>
          </table:table-cell>
          <table:table-cell office:value-type="float" office:value="0.33">
            <text:p>0.33</text:p>
          </table:table-cell>
          <table:table-cell office:value-type="float" office:value="0.5">
            <text:p>0.5</text:p>
          </table:table-cell>
          <table:table-cell office:value-type="float" office:value="0.33">
            <text:p>0.33</text:p>
          </table:table-cell>
          <table:table-cell office:value-type="float" office:value="0.22">
            <text:p>0.22</text:p>
          </table:table-cell>
          <table:table-cell office:value-type="float" office:value="0">
            <text:p>0</text:p>
          </table:table-cell>
          <table:table-cell table:formula="of:=IF([.N373] &gt; 0.79; 1; 0)" office:value-type="float" office:value="0">
            <text:p>0</text:p>
          </table:table-cell>
          <table:table-cell office:value-type="float" office:value="0.67">
            <text:p>0.6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aedi'</text:p>
          </table:table-cell>
          <table:table-cell office:value-type="float" office:value="34">
            <text:p>34</text:p>
          </table:table-cell>
          <table:table-cell office:value-type="float" office:value="113391.33">
            <text:p>113391.33</text:p>
          </table:table-cell>
          <table:table-cell office:value-type="float" office:value="713.68">
            <text:p>713.68</text:p>
          </table:table-cell>
          <table:table-cell office:value-type="float" office:value="112677.65">
            <text:p>112677.65</text:p>
          </table:table-cell>
          <table:table-cell office:value-type="float" office:value="114105.01">
            <text:p>114105.01</text:p>
          </table:table-cell>
          <table:table-cell office:value-type="float" office:value="0.36">
            <text:p>0.36</text:p>
          </table:table-cell>
          <table:table-cell office:value-type="float" office:value="0.13">
            <text:p>0.13</text:p>
          </table:table-cell>
          <table:table-cell office:value-type="float" office:value="0.41">
            <text:p>0.41</text:p>
          </table:table-cell>
          <table:table-cell office:value-type="float" office:value="6.38">
            <text:p>6.38</text:p>
          </table:table-cell>
          <table:table-cell office:value-type="float" office:value="1">
            <text:p>1</text:p>
          </table:table-cell>
          <table:table-cell table:formula="of:=IF([.N374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Relief'</text:p>
          </table:table-cell>
          <table:table-cell office:value-type="float" office:value="29">
            <text:p>29</text:p>
          </table:table-cell>
          <table:table-cell office:value-type="float" office:value="113391.33">
            <text:p>113391.33</text:p>
          </table:table-cell>
          <table:table-cell office:value-type="float" office:value="13644">
            <text:p>13644</text:p>
          </table:table-cell>
          <table:table-cell office:value-type="float" office:value="99747.33">
            <text:p>99747.33</text:p>
          </table:table-cell>
          <table:table-cell office:value-type="float" office:value="127035.33">
            <text:p>127035.33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7.56">
            <text:p>7.56</text:p>
          </table:table-cell>
          <table:table-cell office:value-type="float" office:value="1">
            <text:p>1</text:p>
          </table:table-cell>
          <table:table-cell table:formula="of:=IF([.N375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ranian_studies'</text:p>
          </table:table-cell>
          <table:table-cell office:value-type="float" office:value="10">
            <text:p>10</text:p>
          </table:table-cell>
          <table:table-cell office:value-type="float" office:value="113391.33">
            <text:p>113391.33</text:p>
          </table:table-cell>
          <table:table-cell office:value-type="float" office:value="334.33">
            <text:p>334.33</text:p>
          </table:table-cell>
          <table:table-cell office:value-type="float" office:value="113057">
            <text:p>113057</text:p>
          </table:table-cell>
          <table:table-cell office:value-type="float" office:value="113725.66">
            <text:p>113725.66</text:p>
          </table:table-cell>
          <table:table-cell office:value-type="float" office:value="0.26">
            <text:p>0.26</text:p>
          </table:table-cell>
          <table:table-cell office:value-type="float" office:value="0.16">
            <text:p>0.16</text:p>
          </table:table-cell>
          <table:table-cell office:value-type="float" office:value="0.53">
            <text:p>0.53</text:p>
          </table:table-cell>
          <table:table-cell office:value-type="float" office:value="14.65">
            <text:p>14.65</text:p>
          </table:table-cell>
          <table:table-cell office:value-type="float" office:value="1">
            <text:p>1</text:p>
          </table:table-cell>
          <table:table-cell table:formula="of:=IF([.N376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emnon_of_Rhodes'</text:p>
          </table:table-cell>
          <table:table-cell office:value-type="float" office:value="107">
            <text:p>107</text:p>
          </table:table-cell>
          <table:table-cell office:value-type="float" office:value="113391.33">
            <text:p>113391.33</text:p>
          </table:table-cell>
          <table:table-cell office:value-type="float" office:value="543">
            <text:p>543</text:p>
          </table:table-cell>
          <table:table-cell office:value-type="float" office:value="112848.33">
            <text:p>112848.33</text:p>
          </table:table-cell>
          <table:table-cell office:value-type="float" office:value="113934.33">
            <text:p>113934.33</text:p>
          </table:table-cell>
          <table:table-cell office:value-type="float" office:value="0.44">
            <text:p>0.44</text:p>
          </table:table-cell>
          <table:table-cell office:value-type="float" office:value="0.54">
            <text:p>0.54</text:p>
          </table:table-cell>
          <table:table-cell office:value-type="float" office:value="0.29">
            <text:p>0.29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  <table:table-cell table:formula="of:=IF([.N377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siatic_lion'</text:p>
          </table:table-cell>
          <table:table-cell office:value-type="float" office:value="51">
            <text:p>51</text:p>
          </table:table-cell>
          <table:table-cell office:value-type="float" office:value="113391.33">
            <text:p>113391.33</text:p>
          </table:table-cell>
          <table:table-cell office:value-type="float" office:value="11599">
            <text:p>11599</text:p>
          </table:table-cell>
          <table:table-cell office:value-type="float" office:value="101792.33">
            <text:p>101792.33</text:p>
          </table:table-cell>
          <table:table-cell office:value-type="float" office:value="124990.33">
            <text:p>124990.33</text:p>
          </table:table-cell>
          <table:table-cell office:value-type="float" office:value="0.35">
            <text:p>0.35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5.71">
            <text:p>5.71</text:p>
          </table:table-cell>
          <table:table-cell office:value-type="float" office:value="1">
            <text:p>1</text:p>
          </table:table-cell>
          <table:table-cell table:formula="of:=IF([.N378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onia'</text:p>
          </table:table-cell>
          <table:table-cell office:value-type="float" office:value="24">
            <text:p>24</text:p>
          </table:table-cell>
          <table:table-cell office:value-type="float" office:value="113391.33">
            <text:p>113391.33</text:p>
          </table:table-cell>
          <table:table-cell office:value-type="float" office:value="11376.79">
            <text:p>11376.79</text:p>
          </table:table-cell>
          <table:table-cell office:value-type="float" office:value="102014.54">
            <text:p>102014.54</text:p>
          </table:table-cell>
          <table:table-cell office:value-type="float" office:value="124768.12">
            <text:p>124768.12</text:p>
          </table:table-cell>
          <table:table-cell office:value-type="float" office:value="0.39">
            <text:p>0.39</text:p>
          </table:table-cell>
          <table:table-cell office:value-type="float" office:value="0.15">
            <text:p>0.15</text:p>
          </table:table-cell>
          <table:table-cell office:value-type="float" office:value="0.28">
            <text:p>0.28</text:p>
          </table:table-cell>
          <table:table-cell office:value-type="float" office:value="3.3">
            <text:p>3.3</text:p>
          </table:table-cell>
          <table:table-cell office:value-type="float" office:value="1">
            <text:p>1</text:p>
          </table:table-cell>
          <table:table-cell table:formula="of:=IF([.N379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cient_Carthage'</text:p>
          </table:table-cell>
          <table:table-cell office:value-type="float" office:value="63">
            <text:p>63</text:p>
          </table:table-cell>
          <table:table-cell office:value-type="float" office:value="113391.33">
            <text:p>113391.33</text:p>
          </table:table-cell>
          <table:table-cell office:value-type="float" office:value="14619.33">
            <text:p>14619.33</text:p>
          </table:table-cell>
          <table:table-cell office:value-type="float" office:value="98772">
            <text:p>98772</text:p>
          </table:table-cell>
          <table:table-cell office:value-type="float" office:value="128010.66">
            <text:p>128010.66</text:p>
          </table:table-cell>
          <table:table-cell office:value-type="float" office:value="0.47">
            <text:p>0.47</text:p>
          </table:table-cell>
          <table:table-cell office:value-type="float" office:value="0.14">
            <text:p>0.14</text:p>
          </table:table-cell>
          <table:table-cell office:value-type="float" office:value="0.37">
            <text:p>0.37</text:p>
          </table:table-cell>
          <table:table-cell office:value-type="float" office:value="3.2">
            <text:p>3.2</text:p>
          </table:table-cell>
          <table:table-cell office:value-type="float" office:value="1">
            <text:p>1</text:p>
          </table:table-cell>
          <table:table-cell table:formula="of:=IF([.N380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abylonian_astronomical_diaries'</text:p>
          </table:table-cell>
          <table:table-cell office:value-type="float" office:value="153">
            <text:p>153</text:p>
          </table:table-cell>
          <table:table-cell office:value-type="float" office:value="113391.33">
            <text:p>113391.33</text:p>
          </table:table-cell>
          <table:table-cell office:value-type="float" office:value="190">
            <text:p>190</text:p>
          </table:table-cell>
          <table:table-cell office:value-type="float" office:value="113201.33">
            <text:p>113201.33</text:p>
          </table:table-cell>
          <table:table-cell office:value-type="float" office:value="113581.33">
            <text:p>113581.33</text:p>
          </table:table-cell>
          <table:table-cell office:value-type="float" office:value="0.24">
            <text:p>0.24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float" office:value="6.12">
            <text:p>6.12</text:p>
          </table:table-cell>
          <table:table-cell office:value-type="float" office:value="1">
            <text:p>1</text:p>
          </table:table-cell>
          <table:table-cell table:formula="of:=IF([.N381] &gt; 0.79; 1; 0)" office:value-type="float" office:value="0">
            <text:p>0</text:p>
          </table:table-cell>
          <table:table-cell office:value-type="float" office:value="0.62">
            <text:p>0.6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Zagros_Mountains'</text:p>
          </table:table-cell>
          <table:table-cell office:value-type="float" office:value="22">
            <text:p>22</text:p>
          </table:table-cell>
          <table:table-cell office:value-type="float" office:value="113391.33">
            <text:p>113391.33</text:p>
          </table:table-cell>
          <table:table-cell office:value-type="float" office:value="4102.67">
            <text:p>4102.67</text:p>
          </table:table-cell>
          <table:table-cell office:value-type="float" office:value="109288.66">
            <text:p>109288.66</text:p>
          </table:table-cell>
          <table:table-cell office:value-type="float" office:value="117494">
            <text:p>117494</text:p>
          </table:table-cell>
          <table:table-cell office:value-type="float" office:value="0.29">
            <text:p>0.29</text:p>
          </table:table-cell>
          <table:table-cell office:value-type="float" office:value="0.17">
            <text:p>0.17</text:p>
          </table:table-cell>
          <table:table-cell office:value-type="float" office:value="0.39">
            <text:p>0.39</text:p>
          </table:table-cell>
          <table:table-cell office:value-type="float" office:value="7.51">
            <text:p>7.51</text:p>
          </table:table-cell>
          <table:table-cell office:value-type="float" office:value="1">
            <text:p>1</text:p>
          </table:table-cell>
          <table:table-cell table:formula="of:=IF([.N382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tolemy_I_Soter'</text:p>
          </table:table-cell>
          <table:table-cell office:value-type="float" office:value="337">
            <text:p>337</text:p>
          </table:table-cell>
          <table:table-cell office:value-type="float" office:value="113391.33">
            <text:p>113391.33</text:p>
          </table:table-cell>
          <table:table-cell office:value-type="float" office:value="11266">
            <text:p>11266</text:p>
          </table:table-cell>
          <table:table-cell office:value-type="float" office:value="102125.33">
            <text:p>102125.33</text:p>
          </table:table-cell>
          <table:table-cell office:value-type="float" office:value="124657.33">
            <text:p>124657.33</text:p>
          </table:table-cell>
          <table:table-cell office:value-type="float" office:value="0.44">
            <text:p>0.44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3.05">
            <text:p>3.05</text:p>
          </table:table-cell>
          <table:table-cell office:value-type="float" office:value="1">
            <text:p>1</text:p>
          </table:table-cell>
          <table:table-cell table:formula="of:=IF([.N383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olomon'</text:p>
          </table:table-cell>
          <table:table-cell office:value-type="float" office:value="10">
            <text:p>10</text:p>
          </table:table-cell>
          <table:table-cell office:value-type="float" office:value="113391.33">
            <text:p>113391.33</text:p>
          </table:table-cell>
          <table:table-cell office:value-type="float" office:value="93274.56">
            <text:p>93274.56</text:p>
          </table:table-cell>
          <table:table-cell office:value-type="float" office:value="20116.77">
            <text:p>20116.77</text:p>
          </table:table-cell>
          <table:table-cell office:value-type="float" office:value="206665.89">
            <text:p>206665.89</text:p>
          </table:table-cell>
          <table:table-cell office:value-type="float" office:value="0.41">
            <text:p>0.41</text:p>
          </table:table-cell>
          <table:table-cell office:value-type="float" office:value="0.33">
            <text:p>0.33</text:p>
          </table:table-cell>
          <table:table-cell office:value-type="float" office:value="0.43">
            <text:p>0.43</text:p>
          </table:table-cell>
          <table:table-cell office:value-type="float" office:value="4.79">
            <text:p>4.79</text:p>
          </table:table-cell>
          <table:table-cell office:value-type="float" office:value="1">
            <text:p>1</text:p>
          </table:table-cell>
          <table:table-cell table:formula="of:=IF([.N384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pollo'</text:p>
          </table:table-cell>
          <table:table-cell office:value-type="float" office:value="22">
            <text:p>22</text:p>
          </table:table-cell>
          <table:table-cell office:value-type="float" office:value="113391.33">
            <text:p>113391.33</text:p>
          </table:table-cell>
          <table:table-cell office:value-type="float" office:value="117113.39">
            <text:p>117113.39</text:p>
          </table:table-cell>
          <table:table-cell office:value-type="float" office:value="3722.06">
            <text:p>3722.06</text:p>
          </table:table-cell>
          <table:table-cell office:value-type="float" office:value="230504.72">
            <text:p>230504.72</text:p>
          </table:table-cell>
          <table:table-cell office:value-type="float" office:value="0.44">
            <text:p>0.44</text:p>
          </table:table-cell>
          <table:table-cell office:value-type="float" office:value="0.09">
            <text:p>0.09</text:p>
          </table:table-cell>
          <table:table-cell office:value-type="float" office:value="0.3">
            <text:p>0.3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  <table:table-cell table:formula="of:=IF([.N385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Roxana'</text:p>
          </table:table-cell>
          <table:table-cell office:value-type="float" office:value="7120">
            <text:p>7120</text:p>
          </table:table-cell>
          <table:table-cell office:value-type="float" office:value="113391.33">
            <text:p>113391.33</text:p>
          </table:table-cell>
          <table:table-cell office:value-type="float" office:value="14588.98">
            <text:p>14588.98</text:p>
          </table:table-cell>
          <table:table-cell office:value-type="float" office:value="98802.35">
            <text:p>98802.35</text:p>
          </table:table-cell>
          <table:table-cell office:value-type="float" office:value="127980.31">
            <text:p>127980.31</text:p>
          </table:table-cell>
          <table:table-cell office:value-type="float" office:value="0.59">
            <text:p>0.59</text:p>
          </table:table-cell>
          <table:table-cell office:value-type="float" office:value="0.33">
            <text:p>0.33</text:p>
          </table:table-cell>
          <table:table-cell office:value-type="float" office:value="0.26">
            <text:p>0.26</text:p>
          </table:table-cell>
          <table:table-cell office:value-type="float" office:value="0.85">
            <text:p>0.85</text:p>
          </table:table-cell>
          <table:table-cell office:value-type="float" office:value="1">
            <text:p>1</text:p>
          </table:table-cell>
          <table:table-cell table:formula="of:=IF([.N386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Vergina_Sun'</text:p>
          </table:table-cell>
          <table:table-cell office:value-type="float" office:value="21">
            <text:p>21</text:p>
          </table:table-cell>
          <table:table-cell office:value-type="float" office:value="113391.33">
            <text:p>113391.33</text:p>
          </table:table-cell>
          <table:table-cell office:value-type="float" office:value="1763">
            <text:p>1763</text:p>
          </table:table-cell>
          <table:table-cell office:value-type="float" office:value="111628.33">
            <text:p>111628.33</text:p>
          </table:table-cell>
          <table:table-cell office:value-type="float" office:value="115154.33">
            <text:p>115154.33</text:p>
          </table:table-cell>
          <table:table-cell office:value-type="float" office:value="0.34">
            <text:p>0.34</text:p>
          </table:table-cell>
          <table:table-cell office:value-type="float" office:value="0.13">
            <text:p>0.13</text:p>
          </table:table-cell>
          <table:table-cell office:value-type="float" office:value="0.36">
            <text:p>0.36</text:p>
          </table:table-cell>
          <table:table-cell office:value-type="float" office:value="6.77">
            <text:p>6.77</text:p>
          </table:table-cell>
          <table:table-cell office:value-type="float" office:value="1">
            <text:p>1</text:p>
          </table:table-cell>
          <table:table-cell table:formula="of:=IF([.N387] &gt; 0.79; 1; 0)" office:value-type="float" office:value="1">
            <text:p>1</text:p>
          </table:table-cell>
          <table:table-cell office:value-type="float" office:value="0.85">
            <text:p>0.85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Hamadan'</text:p>
          </table:table-cell>
          <table:table-cell office:value-type="float" office:value="24">
            <text:p>24</text:p>
          </table:table-cell>
          <table:table-cell office:value-type="float" office:value="113391.33">
            <text:p>113391.33</text:p>
          </table:table-cell>
          <table:table-cell office:value-type="float" office:value="4091.34">
            <text:p>4091.34</text:p>
          </table:table-cell>
          <table:table-cell office:value-type="float" office:value="109299.99">
            <text:p>109299.99</text:p>
          </table:table-cell>
          <table:table-cell office:value-type="float" office:value="117482.67">
            <text:p>117482.67</text:p>
          </table:table-cell>
          <table:table-cell office:value-type="float" office:value="0.26">
            <text:p>0.26</text:p>
          </table:table-cell>
          <table:table-cell office:value-type="float" office:value="0.12">
            <text:p>0.12</text:p>
          </table:table-cell>
          <table:table-cell office:value-type="float" office:value="0.48">
            <text:p>0.48</text:p>
          </table:table-cell>
          <table:table-cell office:value-type="float" office:value="10.78">
            <text:p>10.78</text:p>
          </table:table-cell>
          <table:table-cell office:value-type="float" office:value="1">
            <text:p>1</text:p>
          </table:table-cell>
          <table:table-cell table:formula="of:=IF([.N388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dolf_Hitler'</text:p>
          </table:table-cell>
          <table:table-cell office:value-type="float" office:value="25">
            <text:p>25</text:p>
          </table:table-cell>
          <table:table-cell office:value-type="float" office:value="113391.33">
            <text:p>113391.33</text:p>
          </table:table-cell>
          <table:table-cell office:value-type="float" office:value="247531.33">
            <text:p>247531.33</text:p>
          </table:table-cell>
          <table:table-cell office:value-type="float" office:value="134140">
            <text:p>134140</text:p>
          </table:table-cell>
          <table:table-cell office:value-type="float" office:value="360922.66">
            <text:p>360922.66</text:p>
          </table:table-cell>
          <table:table-cell office:value-type="float" office:value="0.38">
            <text:p>0.38</text:p>
          </table:table-cell>
          <table:table-cell office:value-type="float" office:value="0.28">
            <text:p>0.28</text:p>
          </table:table-cell>
          <table:table-cell office:value-type="float" office:value="0.68">
            <text:p>0.68</text:p>
          </table:table-cell>
          <table:table-cell office:value-type="float" office:value="8.68">
            <text:p>8.68</text:p>
          </table:table-cell>
          <table:table-cell office:value-type="float" office:value="1">
            <text:p>1</text:p>
          </table:table-cell>
          <table:table-cell table:formula="of:=IF([.N389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Lycia'</text:p>
          </table:table-cell>
          <table:table-cell office:value-type="float" office:value="17">
            <text:p>17</text:p>
          </table:table-cell>
          <table:table-cell office:value-type="float" office:value="113391.33">
            <text:p>113391.33</text:p>
          </table:table-cell>
          <table:table-cell office:value-type="float" office:value="6867.13">
            <text:p>6867.13</text:p>
          </table:table-cell>
          <table:table-cell office:value-type="float" office:value="106524.2">
            <text:p>106524.2</text:p>
          </table:table-cell>
          <table:table-cell office:value-type="float" office:value="120258.46">
            <text:p>120258.46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32">
            <text:p>0.32</text:p>
          </table:table-cell>
          <table:table-cell office:value-type="float" office:value="4.39">
            <text:p>4.39</text:p>
          </table:table-cell>
          <table:table-cell office:value-type="float" office:value="1">
            <text:p>1</text:p>
          </table:table-cell>
          <table:table-cell table:formula="of:=IF([.N390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Muhammad'</text:p>
          </table:table-cell>
          <table:table-cell office:value-type="float" office:value="14">
            <text:p>14</text:p>
          </table:table-cell>
          <table:table-cell office:value-type="float" office:value="113391.33">
            <text:p>113391.33</text:p>
          </table:table-cell>
          <table:table-cell office:value-type="float" office:value="323084.03">
            <text:p>323084.03</text:p>
          </table:table-cell>
          <table:table-cell office:value-type="float" office:value="209692.7">
            <text:p>209692.7</text:p>
          </table:table-cell>
          <table:table-cell office:value-type="float" office:value="436475.36">
            <text:p>436475.36</text:p>
          </table:table-cell>
          <table:table-cell office:value-type="float" office:value="0.43">
            <text:p>0.43</text:p>
          </table:table-cell>
          <table:table-cell office:value-type="float" office:value="0.33">
            <text:p>0.33</text:p>
          </table:table-cell>
          <table:table-cell office:value-type="float" office:value="0.44">
            <text:p>0.44</text:p>
          </table:table-cell>
          <table:table-cell office:value-type="float" office:value="4.41">
            <text:p>4.41</text:p>
          </table:table-cell>
          <table:table-cell office:value-type="float" office:value="1">
            <text:p>1</text:p>
          </table:table-cell>
          <table:table-cell table:formula="of:=IF([.N391] &gt; 0.79; 1; 0)" office:value-type="float" office:value="0">
            <text:p>0</text:p>
          </table:table-cell>
          <table:table-cell office:value-type="float" office:value="0.78">
            <text:p>0.7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Kausia'</text:p>
          </table:table-cell>
          <table:table-cell office:value-type="float" office:value="35">
            <text:p>35</text:p>
          </table:table-cell>
          <table:table-cell office:value-type="float" office:value="113391.33">
            <text:p>113391.33</text:p>
          </table:table-cell>
          <table:table-cell office:value-type="float" office:value="763.16">
            <text:p>763.16</text:p>
          </table:table-cell>
          <table:table-cell office:value-type="float" office:value="112628.17">
            <text:p>112628.17</text:p>
          </table:table-cell>
          <table:table-cell office:value-type="float" office:value="114154.49">
            <text:p>114154.49</text:p>
          </table:table-cell>
          <table:table-cell office:value-type="float" office:value="0.3">
            <text:p>0.3</text:p>
          </table:table-cell>
          <table:table-cell office:value-type="float" office:value="0.14">
            <text:p>0.14</text:p>
          </table:table-cell>
          <table:table-cell office:value-type="float" office:value="0.43">
            <text:p>0.43</text:p>
          </table:table-cell>
          <table:table-cell office:value-type="float" office:value="7.59">
            <text:p>7.59</text:p>
          </table:table-cell>
          <table:table-cell office:value-type="float" office:value="1">
            <text:p>1</text:p>
          </table:table-cell>
          <table:table-cell table:formula="of:=IF([.N392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Dardanelles'</text:p>
          </table:table-cell>
          <table:table-cell office:value-type="float" office:value="128">
            <text:p>128</text:p>
          </table:table-cell>
          <table:table-cell office:value-type="float" office:value="113391.33">
            <text:p>113391.33</text:p>
          </table:table-cell>
          <table:table-cell office:value-type="float" office:value="18547.06">
            <text:p>18547.06</text:p>
          </table:table-cell>
          <table:table-cell office:value-type="float" office:value="94844.27">
            <text:p>94844.27</text:p>
          </table:table-cell>
          <table:table-cell office:value-type="float" office:value="131938.39">
            <text:p>131938.39</text:p>
          </table:table-cell>
          <table:table-cell office:value-type="float" office:value="0.32">
            <text:p>0.32</text:p>
          </table:table-cell>
          <table:table-cell office:value-type="float" office:value="0.18">
            <text:p>0.18</text:p>
          </table:table-cell>
          <table:table-cell office:value-type="float" office:value="0.45">
            <text:p>0.45</text:p>
          </table:table-cell>
          <table:table-cell office:value-type="float" office:value="4.99">
            <text:p>4.99</text:p>
          </table:table-cell>
          <table:table-cell office:value-type="float" office:value="0">
            <text:p>0</text:p>
          </table:table-cell>
          <table:table-cell table:formula="of:=IF([.N393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rsine'</text:p>
          </table:table-cell>
          <table:table-cell office:value-type="float" office:value="448">
            <text:p>448</text:p>
          </table:table-cell>
          <table:table-cell office:value-type="float" office:value="113391.33">
            <text:p>113391.33</text:p>
          </table:table-cell>
          <table:table-cell office:value-type="float" office:value="791.91">
            <text:p>791.91</text:p>
          </table:table-cell>
          <table:table-cell office:value-type="float" office:value="112599.42">
            <text:p>112599.42</text:p>
          </table:table-cell>
          <table:table-cell office:value-type="float" office:value="114183.24">
            <text:p>114183.24</text:p>
          </table:table-cell>
          <table:table-cell office:value-type="float" office:value="0.4">
            <text:p>0.4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1.14">
            <text:p>1.14</text:p>
          </table:table-cell>
          <table:table-cell office:value-type="float" office:value="1">
            <text:p>1</text:p>
          </table:table-cell>
          <table:table-cell table:formula="of:=IF([.N394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ordian_Knot'</text:p>
          </table:table-cell>
          <table:table-cell office:value-type="float" office:value="710">
            <text:p>710</text:p>
          </table:table-cell>
          <table:table-cell office:value-type="float" office:value="113391.33">
            <text:p>113391.33</text:p>
          </table:table-cell>
          <table:table-cell office:value-type="float" office:value="11994.67">
            <text:p>11994.67</text:p>
          </table:table-cell>
          <table:table-cell office:value-type="float" office:value="101396.66">
            <text:p>101396.66</text:p>
          </table:table-cell>
          <table:table-cell office:value-type="float" office:value="125386">
            <text:p>125386</text:p>
          </table:table-cell>
          <table:table-cell office:value-type="float" office:value="0.47">
            <text:p>0.47</text:p>
          </table:table-cell>
          <table:table-cell office:value-type="float" office:value="0.09">
            <text:p>0.09</text:p>
          </table:table-cell>
          <table:table-cell office:value-type="float" office:value="0.39">
            <text:p>0.39</text:p>
          </table:table-cell>
          <table:table-cell office:value-type="float" office:value="2.62">
            <text:p>2.62</text:p>
          </table:table-cell>
          <table:table-cell office:value-type="float" office:value="1">
            <text:p>1</text:p>
          </table:table-cell>
          <table:table-cell table:formula="of:=IF([.N395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Menander_I'</text:p>
          </table:table-cell>
          <table:table-cell office:value-type="float" office:value="14">
            <text:p>14</text:p>
          </table:table-cell>
          <table:table-cell office:value-type="float" office:value="113391.33">
            <text:p>113391.33</text:p>
          </table:table-cell>
          <table:table-cell office:value-type="float" office:value="1947.67">
            <text:p>1947.67</text:p>
          </table:table-cell>
          <table:table-cell office:value-type="float" office:value="111443.66">
            <text:p>111443.66</text:p>
          </table:table-cell>
          <table:table-cell office:value-type="float" office:value="115339">
            <text:p>115339</text:p>
          </table:table-cell>
          <table:table-cell office:value-type="float" office:value="0.37">
            <text:p>0.37</text:p>
          </table:table-cell>
          <table:table-cell office:value-type="float" office:value="0.54">
            <text:p>0.54</text:p>
          </table:table-cell>
          <table:table-cell office:value-type="float" office:value="0.34">
            <text:p>0.34</text:p>
          </table:table-cell>
          <table:table-cell office:value-type="float" office:value="0.39">
            <text:p>0.39</text:p>
          </table:table-cell>
          <table:table-cell office:value-type="float" office:value="0">
            <text:p>0</text:p>
          </table:table-cell>
          <table:table-cell table:formula="of:=IF([.N396] &gt; 0.79; 1; 0)" office:value-type="float" office:value="1">
            <text:p>1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Iran'</text:p>
          </table:table-cell>
          <table:table-cell office:value-type="float" office:value="20">
            <text:p>20</text:p>
          </table:table-cell>
          <table:table-cell office:value-type="float" office:value="113391.33">
            <text:p>113391.33</text:p>
          </table:table-cell>
          <table:table-cell office:value-type="float" office:value="241967.26">
            <text:p>241967.26</text:p>
          </table:table-cell>
          <table:table-cell office:value-type="float" office:value="128575.93">
            <text:p>128575.93</text:p>
          </table:table-cell>
          <table:table-cell office:value-type="float" office:value="355358.59">
            <text:p>355358.59</text:p>
          </table:table-cell>
          <table:table-cell office:value-type="float" office:value="0.48">
            <text:p>0.48</text:p>
          </table:table-cell>
          <table:table-cell office:value-type="float" office:value="0.16">
            <text:p>0.16</text:p>
          </table:table-cell>
          <table:table-cell office:value-type="float" office:value="0.76">
            <text:p>0.76</text:p>
          </table:table-cell>
          <table:table-cell office:value-type="float" office:value="10.71">
            <text:p>10.71</text:p>
          </table:table-cell>
          <table:table-cell office:value-type="float" office:value="1">
            <text:p>1</text:p>
          </table:table-cell>
          <table:table-cell table:formula="of:=IF([.N397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Second_Persian_invasion_of_Greece'</text:p>
          </table:table-cell>
          <table:table-cell office:value-type="float" office:value="55">
            <text:p>55</text:p>
          </table:table-cell>
          <table:table-cell office:value-type="float" office:value="113391.33">
            <text:p>113391.33</text:p>
          </table:table-cell>
          <table:table-cell office:value-type="float" office:value="5305.33">
            <text:p>5305.33</text:p>
          </table:table-cell>
          <table:table-cell office:value-type="float" office:value="108086">
            <text:p>108086</text:p>
          </table:table-cell>
          <table:table-cell office:value-type="float" office:value="118696.66">
            <text:p>118696.66</text:p>
          </table:table-cell>
          <table:table-cell office:value-type="float" office:value="0.33">
            <text:p>0.33</text:p>
          </table:table-cell>
          <table:table-cell office:value-type="float" office:value="0.09">
            <text:p>0.09</text:p>
          </table:table-cell>
          <table:table-cell office:value-type="float" office:value="0.29">
            <text:p>0.29</text:p>
          </table:table-cell>
          <table:table-cell office:value-type="float" office:value="4.74">
            <text:p>4.74</text:p>
          </table:table-cell>
          <table:table-cell office:value-type="float" office:value="0">
            <text:p>0</text:p>
          </table:table-cell>
          <table:table-cell table:formula="of:=IF([.N398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reek_Anthology'</text:p>
          </table:table-cell>
          <table:table-cell office:value-type="float" office:value="13">
            <text:p>13</text:p>
          </table:table-cell>
          <table:table-cell office:value-type="float" office:value="113391.33">
            <text:p>113391.33</text:p>
          </table:table-cell>
          <table:table-cell office:value-type="float" office:value="529.67">
            <text:p>529.67</text:p>
          </table:table-cell>
          <table:table-cell office:value-type="float" office:value="112861.66">
            <text:p>112861.66</text:p>
          </table:table-cell>
          <table:table-cell office:value-type="float" office:value="113921">
            <text:p>113921</text:p>
          </table:table-cell>
          <table:table-cell office:value-type="float" office:value="0.39">
            <text:p>0.39</text:p>
          </table:table-cell>
          <table:table-cell office:value-type="float" office:value="0.13">
            <text:p>0.13</text:p>
          </table:table-cell>
          <table:table-cell office:value-type="float" office:value="0.47">
            <text:p>0.47</text:p>
          </table:table-cell>
          <table:table-cell office:value-type="float" office:value="9.39">
            <text:p>9.39</text:p>
          </table:table-cell>
          <table:table-cell office:value-type="float" office:value="0">
            <text:p>0</text:p>
          </table:table-cell>
          <table:table-cell table:formula="of:=IF([.N399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lexander_I_of_Epirus'</text:p>
          </table:table-cell>
          <table:table-cell office:value-type="float" office:value="36">
            <text:p>36</text:p>
          </table:table-cell>
          <table:table-cell office:value-type="float" office:value="113391.33">
            <text:p>113391.33</text:p>
          </table:table-cell>
          <table:table-cell office:value-type="float" office:value="455.33">
            <text:p>455.33</text:p>
          </table:table-cell>
          <table:table-cell office:value-type="float" office:value="112936">
            <text:p>112936</text:p>
          </table:table-cell>
          <table:table-cell office:value-type="float" office:value="113846.66">
            <text:p>113846.66</text:p>
          </table:table-cell>
          <table:table-cell office:value-type="float" office:value="0.45">
            <text:p>0.45</text:p>
          </table:table-cell>
          <table:table-cell office:value-type="float" office:value="0.53">
            <text:p>0.53</text:p>
          </table:table-cell>
          <table:table-cell office:value-type="float" office:value="0.32">
            <text:p>0.32</text:p>
          </table:table-cell>
          <table:table-cell office:value-type="float" office:value="1.32">
            <text:p>1.32</text:p>
          </table:table-cell>
          <table:table-cell office:value-type="float" office:value="0">
            <text:p>0</text:p>
          </table:table-cell>
          <table:table-cell table:formula="of:=IF([.N400] &gt; 0.79; 1; 0)" office:value-type="float" office:value="1">
            <text:p>1</text:p>
          </table:table-cell>
          <table:table-cell office:value-type="float" office:value="0.85">
            <text:p>0.85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League_of_Corinth'</text:p>
          </table:table-cell>
          <table:table-cell office:value-type="float" office:value="1322">
            <text:p>1322</text:p>
          </table:table-cell>
          <table:table-cell office:value-type="float" office:value="113391.33">
            <text:p>113391.33</text:p>
          </table:table-cell>
          <table:table-cell office:value-type="float" office:value="1823.67">
            <text:p>1823.67</text:p>
          </table:table-cell>
          <table:table-cell office:value-type="float" office:value="111567.66">
            <text:p>111567.66</text:p>
          </table:table-cell>
          <table:table-cell office:value-type="float" office:value="115215">
            <text:p>115215</text:p>
          </table:table-cell>
          <table:table-cell office:value-type="float" office:value="0.3">
            <text:p>0.3</text:p>
          </table:table-cell>
          <table:table-cell office:value-type="float" office:value="0.09">
            <text:p>0.09</text:p>
          </table:table-cell>
          <table:table-cell office:value-type="float" office:value="0.23">
            <text:p>0.23</text:p>
          </table:table-cell>
          <table:table-cell office:value-type="float" office:value="2.25">
            <text:p>2.25</text:p>
          </table:table-cell>
          <table:table-cell office:value-type="float" office:value="0">
            <text:p>0</text:p>
          </table:table-cell>
          <table:table-cell table:formula="of:=IF([.N401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Gilgamesh'</text:p>
          </table:table-cell>
          <table:table-cell office:value-type="float" office:value="11">
            <text:p>11</text:p>
          </table:table-cell>
          <table:table-cell office:value-type="float" office:value="113391.33">
            <text:p>113391.33</text:p>
          </table:table-cell>
          <table:table-cell office:value-type="float" office:value="53362.5">
            <text:p>53362.5</text:p>
          </table:table-cell>
          <table:table-cell office:value-type="float" office:value="60028.83">
            <text:p>60028.83</text:p>
          </table:table-cell>
          <table:table-cell office:value-type="float" office:value="166753.83">
            <text:p>166753.83</text:p>
          </table:table-cell>
          <table:table-cell office:value-type="float" office:value="0.25">
            <text:p>0.25</text:p>
          </table:table-cell>
          <table:table-cell office:value-type="float" office:value="0.49">
            <text:p>0.49</text:p>
          </table:table-cell>
          <table:table-cell office:value-type="float" office:value="0.46">
            <text:p>0.46</text:p>
          </table:table-cell>
          <table:table-cell office:value-type="float" office:value="5.31">
            <text:p>5.31</text:p>
          </table:table-cell>
          <table:table-cell office:value-type="float" office:value="1">
            <text:p>1</text:p>
          </table:table-cell>
          <table:table-cell table:formula="of:=IF([.N402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Nectanebo_II'</text:p>
          </table:table-cell>
          <table:table-cell office:value-type="float" office:value="16">
            <text:p>16</text:p>
          </table:table-cell>
          <table:table-cell office:value-type="float" office:value="113391.33">
            <text:p>113391.33</text:p>
          </table:table-cell>
          <table:table-cell office:value-type="float" office:value="1223">
            <text:p>1223</text:p>
          </table:table-cell>
          <table:table-cell office:value-type="float" office:value="112168.33">
            <text:p>112168.33</text:p>
          </table:table-cell>
          <table:table-cell office:value-type="float" office:value="114614.33">
            <text:p>114614.33</text:p>
          </table:table-cell>
          <table:table-cell office:value-type="float" office:value="0.32">
            <text:p>0.32</text:p>
          </table:table-cell>
          <table:table-cell office:value-type="float" office:value="0.81">
            <text:p>0.81</text:p>
          </table:table-cell>
          <table:table-cell office:value-type="float" office:value="0.35">
            <text:p>0.35</text:p>
          </table:table-cell>
          <table:table-cell office:value-type="float" office:value="2.52">
            <text:p>2.52</text:p>
          </table:table-cell>
          <table:table-cell office:value-type="float" office:value="1">
            <text:p>1</text:p>
          </table:table-cell>
          <table:table-cell table:formula="of:=IF([.N403] &gt; 0.79; 1; 0)" office:value-type="float" office:value="1">
            <text:p>1</text:p>
          </table:table-cell>
          <table:table-cell office:value-type="float" office:value="0.83">
            <text:p>0.83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otidaea'</text:p>
          </table:table-cell>
          <table:table-cell office:value-type="float" office:value="72">
            <text:p>72</text:p>
          </table:table-cell>
          <table:table-cell office:value-type="float" office:value="113391.33">
            <text:p>113391.33</text:p>
          </table:table-cell>
          <table:table-cell office:value-type="float" office:value="870.93">
            <text:p>870.93</text:p>
          </table:table-cell>
          <table:table-cell office:value-type="float" office:value="112520.4">
            <text:p>112520.4</text:p>
          </table:table-cell>
          <table:table-cell office:value-type="float" office:value="114262.26">
            <text:p>114262.26</text:p>
          </table:table-cell>
          <table:table-cell office:value-type="float" office:value="0.31">
            <text:p>0.31</text:p>
          </table:table-cell>
          <table:table-cell office:value-type="float" office:value="0.12">
            <text:p>0.12</text:p>
          </table:table-cell>
          <table:table-cell office:value-type="float" office:value="0.39">
            <text:p>0.39</text:p>
          </table:table-cell>
          <table:table-cell office:value-type="float" office:value="5.91">
            <text:p>5.91</text:p>
          </table:table-cell>
          <table:table-cell office:value-type="float" office:value="1">
            <text:p>1</text:p>
          </table:table-cell>
          <table:table-cell table:formula="of:=IF([.N404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Koine_Greek'</text:p>
          </table:table-cell>
          <table:table-cell office:value-type="float" office:value="24">
            <text:p>24</text:p>
          </table:table-cell>
          <table:table-cell office:value-type="float" office:value="113391.33">
            <text:p>113391.33</text:p>
          </table:table-cell>
          <table:table-cell office:value-type="float" office:value="7660.33">
            <text:p>7660.33</text:p>
          </table:table-cell>
          <table:table-cell office:value-type="float" office:value="105731">
            <text:p>105731</text:p>
          </table:table-cell>
          <table:table-cell office:value-type="float" office:value="121051.66">
            <text:p>121051.66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0.35">
            <text:p>0.35</text:p>
          </table:table-cell>
          <table:table-cell office:value-type="float" office:value="5.49">
            <text:p>5.49</text:p>
          </table:table-cell>
          <table:table-cell office:value-type="float" office:value="0">
            <text:p>0</text:p>
          </table:table-cell>
          <table:table-cell table:formula="of:=IF([.N405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riene_Inscription'</text:p>
          </table:table-cell>
          <table:table-cell office:value-type="float" office:value="11">
            <text:p>11</text:p>
          </table:table-cell>
          <table:table-cell office:value-type="float" office:value="113391.33">
            <text:p>113391.33</text:p>
          </table:table-cell>
          <table:table-cell office:value-type="float" office:value="118.33">
            <text:p>118.33</text:p>
          </table:table-cell>
          <table:table-cell office:value-type="float" office:value="113273">
            <text:p>113273</text:p>
          </table:table-cell>
          <table:table-cell office:value-type="float" office:value="113509.66">
            <text:p>113509.66</text:p>
          </table:table-cell>
          <table:table-cell office:value-type="float" office:value="0.31">
            <text:p>0.31</text:p>
          </table:table-cell>
          <table:table-cell office:value-type="float" office:value="0.23">
            <text:p>0.23</text:p>
          </table:table-cell>
          <table:table-cell office:value-type="float" office:value="0.4">
            <text:p>0.4</text:p>
          </table:table-cell>
          <table:table-cell office:value-type="float" office:value="7.89">
            <text:p>7.89</text:p>
          </table:table-cell>
          <table:table-cell office:value-type="float" office:value="1">
            <text:p>1</text:p>
          </table:table-cell>
          <table:table-cell table:formula="of:=IF([.N406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Nearchus'</text:p>
          </table:table-cell>
          <table:table-cell office:value-type="float" office:value="385">
            <text:p>385</text:p>
          </table:table-cell>
          <table:table-cell office:value-type="float" office:value="113391.33">
            <text:p>113391.33</text:p>
          </table:table-cell>
          <table:table-cell office:value-type="float" office:value="878.42">
            <text:p>878.42</text:p>
          </table:table-cell>
          <table:table-cell office:value-type="float" office:value="112512.91">
            <text:p>112512.91</text:p>
          </table:table-cell>
          <table:table-cell office:value-type="float" office:value="114269.75">
            <text:p>114269.75</text:p>
          </table:table-cell>
          <table:table-cell office:value-type="float" office:value="0.44">
            <text:p>0.44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formula="of:=IF([.N407] &gt; 0.79; 1; 0)" office:value-type="float" office:value="1">
            <text:p>1</text:p>
          </table:table-cell>
          <table:table-cell office:value-type="float" office:value="0.82">
            <text:p>0.82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Antioch'</text:p>
          </table:table-cell>
          <table:table-cell office:value-type="float" office:value="16">
            <text:p>16</text:p>
          </table:table-cell>
          <table:table-cell office:value-type="float" office:value="113391.33">
            <text:p>113391.33</text:p>
          </table:table-cell>
          <table:table-cell office:value-type="float" office:value="31288.5">
            <text:p>31288.5</text:p>
          </table:table-cell>
          <table:table-cell office:value-type="float" office:value="82102.83">
            <text:p>82102.83</text:p>
          </table:table-cell>
          <table:table-cell office:value-type="float" office:value="144679.83">
            <text:p>144679.83</text:p>
          </table:table-cell>
          <table:table-cell office:value-type="float" office:value="0.42">
            <text:p>0.42</text:p>
          </table:table-cell>
          <table:table-cell office:value-type="float" office:value="0.13">
            <text:p>0.13</text:p>
          </table:table-cell>
          <table:table-cell office:value-type="float" office:value="0.33">
            <text:p>0.33</text:p>
          </table:table-cell>
          <table:table-cell office:value-type="float" office:value="4.95">
            <text:p>4.95</text:p>
          </table:table-cell>
          <table:table-cell office:value-type="float" office:value="0">
            <text:p>0</text:p>
          </table:table-cell>
          <table:table-cell table:formula="of:=IF([.N408] &gt; 0.79; 1; 0)" office:value-type="float" office:value="1">
            <text:p>1</text:p>
          </table:table-cell>
          <table:table-cell office:value-type="float" office:value="0.88">
            <text:p>0.88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Pillars_of_Hercules'</text:p>
          </table:table-cell>
          <table:table-cell office:value-type="float" office:value="153">
            <text:p>153</text:p>
          </table:table-cell>
          <table:table-cell office:value-type="float" office:value="113391.33">
            <text:p>113391.33</text:p>
          </table:table-cell>
          <table:table-cell office:value-type="float" office:value="5438.67">
            <text:p>5438.67</text:p>
          </table:table-cell>
          <table:table-cell office:value-type="float" office:value="107952.66">
            <text:p>107952.66</text:p>
          </table:table-cell>
          <table:table-cell office:value-type="float" office:value="118830">
            <text:p>118830</text:p>
          </table:table-cell>
          <table:table-cell office:value-type="float" office:value="0.3">
            <text:p>0.3</text:p>
          </table:table-cell>
          <table:table-cell office:value-type="float" office:value="0.19">
            <text:p>0.19</text:p>
          </table:table-cell>
          <table:table-cell office:value-type="float" office:value="0.48">
            <text:p>0.48</text:p>
          </table:table-cell>
          <table:table-cell office:value-type="float" office:value="5.26">
            <text:p>5.26</text:p>
          </table:table-cell>
          <table:table-cell office:value-type="float" office:value="1">
            <text:p>1</text:p>
          </table:table-cell>
          <table:table-cell table:formula="of:=IF([.N409] &gt; 0.79; 1; 0)" office:value-type="float" office:value="1">
            <text:p>1</text:p>
          </table:table-cell>
          <table:table-cell office:value-type="float" office:value="0.86">
            <text:p>0.8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hilostratus_of_Lemnos'</text:p>
          </table:table-cell>
          <table:table-cell office:value-type="float" office:value="10">
            <text:p>10</text:p>
          </table:table-cell>
          <table:table-cell office:value-type="float" office:value="113391.33">
            <text:p>113391.33</text:p>
          </table:table-cell>
          <table:table-cell office:value-type="float" office:value="107.33">
            <text:p>107.33</text:p>
          </table:table-cell>
          <table:table-cell office:value-type="float" office:value="113284">
            <text:p>113284</text:p>
          </table:table-cell>
          <table:table-cell office:value-type="float" office:value="113498.66">
            <text:p>113498.66</text:p>
          </table:table-cell>
          <table:table-cell office:value-type="float" office:value="0.2">
            <text:p>0.2</text:p>
          </table:table-cell>
          <table:table-cell office:value-type="float" office:value="0.31">
            <text:p>0.31</text:p>
          </table:table-cell>
          <table:table-cell office:value-type="float" office:value="0.51">
            <text:p>0.51</text:p>
          </table:table-cell>
          <table:table-cell office:value-type="float" office:value="11.63">
            <text:p>11.63</text:p>
          </table:table-cell>
          <table:table-cell office:value-type="float" office:value="1">
            <text:p>1</text:p>
          </table:table-cell>
          <table:table-cell table:formula="of:=IF([.N410] &gt; 0.79; 1; 0)" office:value-type="float" office:value="0">
            <text:p>0</text:p>
          </table:table-cell>
          <table:table-cell office:value-type="float" office:value="0.66">
            <text:p>0.6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Pausanias_of_Orestis'</text:p>
          </table:table-cell>
          <table:table-cell office:value-type="float" office:value="372">
            <text:p>372</text:p>
          </table:table-cell>
          <table:table-cell office:value-type="float" office:value="113391.33">
            <text:p>113391.33</text:p>
          </table:table-cell>
          <table:table-cell office:value-type="float" office:value="1176">
            <text:p>1176</text:p>
          </table:table-cell>
          <table:table-cell office:value-type="float" office:value="112215.33">
            <text:p>112215.33</text:p>
          </table:table-cell>
          <table:table-cell office:value-type="float" office:value="114567.33">
            <text:p>114567.33</text:p>
          </table:table-cell>
          <table:table-cell office:value-type="float" office:value="0.35">
            <text:p>0.35</text:p>
          </table:table-cell>
          <table:table-cell office:value-type="float" office:value="0.33">
            <text:p>0.33</text:p>
          </table:table-cell>
          <table:table-cell office:value-type="float" office:value="0.32">
            <text:p>0.32</text:p>
          </table:table-cell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formula="of:=IF([.N411] &gt; 0.79; 1; 0)" office:value-type="float" office:value="0">
            <text:p>0</text:p>
          </table:table-cell>
          <table:table-cell office:value-type="float" office:value="0.66">
            <text:p>0.66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Kaaba'</text:p>
          </table:table-cell>
          <table:table-cell office:value-type="float" office:value="29">
            <text:p>29</text:p>
          </table:table-cell>
          <table:table-cell office:value-type="float" office:value="113391.33">
            <text:p>113391.33</text:p>
          </table:table-cell>
          <table:table-cell office:value-type="float" office:value="53085.26">
            <text:p>53085.26</text:p>
          </table:table-cell>
          <table:table-cell office:value-type="float" office:value="60306.07">
            <text:p>60306.07</text:p>
          </table:table-cell>
          <table:table-cell office:value-type="float" office:value="166476.59">
            <text:p>166476.59</text:p>
          </table:table-cell>
          <table:table-cell office:value-type="float" office:value="0.36">
            <text:p>0.36</text:p>
          </table:table-cell>
          <table:table-cell office:value-type="float" office:value="0.15">
            <text:p>0.15</text:p>
          </table:table-cell>
          <table:table-cell office:value-type="float" office:value="0.51">
            <text:p>0.51</text:p>
          </table:table-cell>
          <table:table-cell office:value-type="float" office:value="7.95">
            <text:p>7.95</text:p>
          </table:table-cell>
          <table:table-cell office:value-type="float" office:value="1">
            <text:p>1</text:p>
          </table:table-cell>
          <table:table-cell table:formula="of:=IF([.N412] &gt; 0.79; 1; 0)" office:value-type="float" office:value="0">
            <text:p>0</text:p>
          </table:table-cell>
          <table:table-cell office:value-type="float" office:value="0.79">
            <text:p>0.79</text:p>
          </table:table-cell>
        </table:table-row>
        <table:table-row table:style-name="ro2">
          <table:table-cell office:value-type="string">
            <text:p>Alexander_the_Great'</text:p>
          </table:table-cell>
          <table:table-cell office:value-type="string">
            <text:p><text:s/>'Battle_of_the_Uxian_Defile'</text:p>
          </table:table-cell>
          <table:table-cell office:value-type="float" office:value="84">
            <text:p>84</text:p>
          </table:table-cell>
          <table:table-cell office:value-type="float" office:value="113391.33">
            <text:p>113391.33</text:p>
          </table:table-cell>
          <table:table-cell office:value-type="float" office:value="166.33">
            <text:p>166.33</text:p>
          </table:table-cell>
          <table:table-cell office:value-type="float" office:value="113225">
            <text:p>113225</text:p>
          </table:table-cell>
          <table:table-cell office:value-type="float" office:value="113557.66">
            <text:p>113557.66</text:p>
          </table:table-cell>
          <table:table-cell office:value-type="float" office:value="0.5">
            <text:p>0.5</text:p>
          </table:table-cell>
          <table:table-cell office:value-type="float" office:value="0.1">
            <text:p>0.1</text:p>
          </table:table-cell>
          <table:table-cell office:value-type="float" office:value="0.24">
            <text:p>0.24</text:p>
          </table:table-cell>
          <table:table-cell office:value-type="float" office:value="0.87">
            <text:p>0.87</text:p>
          </table:table-cell>
          <table:table-cell office:value-type="float" office:value="0">
            <text:p>0</text:p>
          </table:table-cell>
          <table:table-cell table:formula="of:=IF([.N413] &gt; 0.79; 1; 0)" office:value-type="float" office:value="0">
            <text:p>0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Alexander_the_Great'</text:p>
          </table:table-cell>
          <table:table-cell office:value-type="string">
            <text:p><text:s/>'Battle_of_Thebes'</text:p>
          </table:table-cell>
          <table:table-cell office:value-type="float" office:value="967">
            <text:p>967</text:p>
          </table:table-cell>
          <table:table-cell office:value-type="float" office:value="113391.33">
            <text:p>113391.33</text:p>
          </table:table-cell>
          <table:table-cell office:value-type="float" office:value="722">
            <text:p>722</text:p>
          </table:table-cell>
          <table:table-cell office:value-type="float" office:value="112669.33">
            <text:p>112669.33</text:p>
          </table:table-cell>
          <table:table-cell office:value-type="float" office:value="114113.33">
            <text:p>114113.33</text:p>
          </table:table-cell>
          <table:table-cell office:value-type="float" office:value="0.53">
            <text:p>0.53</text:p>
          </table:table-cell>
          <table:table-cell office:value-type="float" office:value="0.1">
            <text:p>0.1</text:p>
          </table:table-cell>
          <table:table-cell office:value-type="float" office:value="0.31">
            <text:p>0.31</text:p>
          </table:table-cell>
          <table:table-cell office:value-type="float" office:value="1.18">
            <text:p>1.18</text:p>
          </table:table-cell>
          <table:table-cell office:value-type="float" office:value="0">
            <text:p>0</text:p>
          </table:table-cell>
          <table:table-cell table:formula="of:=IF([.N414] &gt; 0.79; 1; 0)" office:value-type="float" office:value="1">
            <text:p>1</text:p>
          </table:table-cell>
          <table:table-cell office:value-type="float" office:value="0.8">
            <text:p>0.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9">29/04/2024</text:date>, <text:time>12:49: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4-29T12:49:07.63</dc:date>
    <meta:document-statistic meta:table-count="1" meta:cell-count="5796" meta:object-count="0"/>
    <meta:generator>OpenOffice/4.1.7$Win32 OpenOffice.org_project/417m1$Build-9800</meta:generator>
  </office:meta>
</office:document-meta>
</file>